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8465in"/>
    </style:style>
    <style:style style:name="co2" style:family="table-column">
      <style:table-column-properties fo:break-before="auto" style:column-width="14.7736in"/>
    </style:style>
    <style:style style:name="co3" style:family="table-column">
      <style:table-column-properties fo:break-before="auto" style:column-width="4.3244in"/>
    </style:style>
    <style:style style:name="co4" style:family="table-column">
      <style:table-column-properties fo:break-before="auto" style:column-width="6.8866in"/>
    </style:style>
    <style:style style:name="co5" style:family="table-column">
      <style:table-column-properties fo:break-before="auto" style:column-width="9.1382in"/>
    </style:style>
    <style:style style:name="co6" style:family="table-column">
      <style:table-column-properties fo:break-before="auto" style:column-width="8.9882in"/>
    </style:style>
    <style:style style:name="co7" style:family="table-column">
      <style:table-column-properties fo:break-before="auto" style:column-width="10.3173in"/>
    </style:style>
    <style:style style:name="co8" style:family="table-column">
      <style:table-column-properties fo:break-before="auto" style:column-width="0.7in"/>
    </style:style>
    <style:style style:name="co9" style:family="table-column">
      <style:table-column-properties fo:break-before="auto" style:column-width="0.5181in"/>
    </style:style>
    <style:style style:name="co10" style:family="table-column">
      <style:table-column-properties fo:break-before="auto" style:column-width="1.0862in"/>
    </style:style>
    <style:style style:name="co11" style:family="table-column">
      <style:table-column-properties fo:break-before="auto" style:column-width="0.7102in"/>
    </style:style>
    <style:style style:name="co12" style:family="table-column">
      <style:table-column-properties fo:break-before="auto" style:column-width="1.1717in"/>
    </style:style>
    <style:style style:name="co1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eaqua_maurus_30sim_alltim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3"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calcext:value-type="string">
            <text:p>Original Sentence</text:p>
          </table:table-cell>
          <table:table-cell office:value-type="string" calcext:value-type="string">
            <text:p>Reference</text:p>
          </table:table-cell>
          <table:table-cell office:value-type="string" calcext:value-type="string">
            <text:p>Original Author</text:p>
          </table:table-cell>
          <table:table-cell office:value-type="string" calcext:value-type="string">
            <text:p>Original Publication</text:p>
          </table:table-cell>
          <table:table-cell office:value-type="string" calcext:value-type="string">
            <text:p>Original DC</text:p>
          </table:table-cell>
          <table:table-cell office:value-type="string" calcext:value-type="string">
            <text:p>Author</text:p>
          </table:table-cell>
          <table:table-cell office:value-type="string" calcext:value-type="string">
            <text:p>Publication</text:p>
          </table:table-cell>
          <table:table-cell office:value-type="string" calcext:value-type="string">
            <text:p>DC</text:p>
          </table:table-cell>
          <table:table-cell office:value-type="string" calcext:value-type="string">
            <text:p>Similarity</text:p>
          </table:table-cell>
          <table:table-cell office:value-type="string" calcext:value-type="string">
            <text:p>Dating</text:p>
          </table:table-cell>
          <table:table-cell office:value-type="string" calcext:value-type="string">
            <text:p>Author Name</text:p>
          </table:table-cell>
          <table:table-cell office:value-type="string" calcext:value-type="string">
            <text:p>Author Epiteths</text:p>
          </table:table-cell>
          <table:table-cell office:value-type="string" calcext:value-type="string">
            <text:p>Author ID</text:p>
          </table:table-cell>
          <table:table-cell office:value-type="string" calcext:value-type="string">
            <text:p>AuthorID-WorkID</text:p>
          </table:table-cell>
        </table:table-row>
        <table:table-row table:style-name="ro1">
          <table:table-cell office:value-type="string" calcext:value-type="string">
            <text:p>talia iactabam et furiata mente ferebar,cum mihi se non ante alias' titulus est Aeneis, derivativum nomen ab Aenea, ut a Theseo Theseis.</text:p>
          </table:table-cell>
          <table:table-cell office:value-type="string" calcext:value-type="string">
            <text:p>' talia iactabam et furiata mente ferebar,] 'hinc Pelopis gentes Maleae que sonantia saxaCircumstant, pariter que undae terrae que minanturPulsamur saevis et circumsistimur und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p. 3/lin. 21/ to vol. 1/lib. 1/praef./p. 4/lin. 1 (Schema:)</text:p>
          </table:table-cell>
          <table:table-cell office:value-type="string" calcext:value-type="string">
            <text:p>Uergilius (pseudo) (Publius Uergilius Maro [pseudo])</text:p>
          </table:table-cell>
          <table:table-cell office:value-type="string" calcext:value-type="string">
            <text:p>Aeneidos uersus a commentatoribus tantum seruati (LLA 224 - TLL PS. VERG. Aen.)</text:p>
          </table:table-cell>
          <table:table-cell office:value-type="string" calcext:value-type="string">
            <text:p>lib. 2/vers. 583 (p. 309)/ to versus post vers. 204 libri 3 positi (p. 337, appar. critic.)/vers. 588 (p. 309)/ (Schema:)</text:p>
          </table:table-cell>
          <table:table-cell office:value-type="float" office:value="41" calcext:value-type="float">
            <text:p>41</text:p>
          </table:table-cell>
          <table:table-cell office:value-type="string" calcext:value-type="string">
            <text:p>349.5</text:p>
          </table:table-cell>
          <table:table-cell office:value-type="string" calcext:value-type="string">
            <text:p>Uergilius (pseudo) (Publius Uergilius Maro [pseudo])</text:p>
          </table:table-cell>
          <table:table-cell/>
          <table:table-cell office:value-type="float" office:value="410" calcext:value-type="float">
            <text:p>410</text:p>
          </table:table-cell>
          <table:table-cell office:value-type="string" calcext:value-type="string">
            <text:p>410-PVER9TAEN9_</text:p>
          </table:table-cell>
        </table:table-row>
        <table:table-row table:style-name="ro1">
          <table:table-cell office:value-type="string" calcext:value-type="string">
            <text:p>[[non nulli autem hyperbaton putant, ut sit sensus talis 'arma virum que cano, genus unde Latinum Albani que patres atque altae moenia Romae', mox illa revoces 'Troiae qui primus ab oris'</text:p>
          </table:table-cell>
          <table:table-cell office:value-type="string" calcext:value-type="string">
            <text:p>nam Albani que patres atque altae moenia Romae non scrips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p. 6/lin. 8 ("Seruius auctus") to vol. 1/lib. 1/comm. ad uers. 1/p. 6/lin. 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0/lin. 19/lin. 4 to vol. 1/lib. 1/p. 10/lin. 19/lin. 4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on nulli autem hyperbaton putant, ut sit sensus talis 'arma virum que cano, genus unde Latinum Albani que patres atque altae moenia Romae', mox illa revoces 'Troiae qui primus ab oris'</text:p>
          </table:table-cell>
          <table:table-cell office:value-type="string" calcext:value-type="string">
            <text:p>concludit mire thema ipsum et omnem adversus Iunonem invidiam conpetenter exaggerat dicendo multa quoque et bello passus, dum conderet urbem inferret que deos Latio, genus unde Latinum Albani que patres atque altae moenia Romae, ut etiam tunc bello Aenean adpetisset, cum civitatem in Italia conderet, cum inferret deos Romano imperio et statui publico profuturos, contra quae si obtinuisset Iuno, nec Latinum genus nec Albanos principes neque ipsam Romam emersuram fuisse perinde que nec ipsum Caesarem Romani imperii culmen habitur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p. 6/lin. 8 ("Seruius auctus") to vol. 1/lib. 1/comm. ad uers. 1/p. 6/lin. 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9/lin. 32/lin. 4 to vol. 1/lib. 1/p. 9/lin. 32/lin. 4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professivum quattuor modis sumpsit: a duce 'arma virum que cano', ab itinere 'Troiae qui primus ab oris', a bello 'multa quoque et bello passus', a generis successu 'genus unde Latinum']].</text:p>
          </table:table-cell>
          <table:table-cell office:value-type="string" calcext:value-type="string">
            <text:p>ergo quod ait Troiae qui primus ab oris Italiam fato profugus Lavinia que venit litora, fatorum id ratione contigisse non dubium es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p. 6/lin. 14 ("Seruius auctus") to vol. 1/lib. 1/comm. ad uers. 1/p. 6/lin. 1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8/lin. 17/lin. 4 to vol. 1/lib. 1/p. 8/lin. 17/lin. 4 (Schema:)</text:p>
          </table:table-cell>
          <table:table-cell office:value-type="float" office:value="41" calcext:value-type="float">
            <text:p>4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professivum quattuor modis sumpsit: a duce 'arma virum que cano', ab itinere 'Troiae qui primus ab oris', a bello 'multa quoque et bello passus', a generis successu 'genus unde Latinum']].</text:p>
          </table:table-cell>
          <table:table-cell office:value-type="string" calcext:value-type="string">
            <text:p>Quod tamen ex isto remanebit commate, tale est,'arma virum que cano Troiae qui primus ab oris','multa quoque et bello passus dum conderet urbem','inde toro pater Aeneas sic orsus ab alto':comma ad posterius versus si do pariambum,ipsum et rursus comma loco ac sic expleo versum,fiet ionicon hoc απο μειζονος, ut modo cerne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p. 6/lin. 14 ("Seruius auctus") to vol. 1/lib. 1/comm. ad uers. 1/p. 6/lin. 14 ("Seruius auctus") (Schema:)</text:p>
          </table:table-cell>
          <table:table-cell office:value-type="string" calcext:value-type="string">
            <text:p>Terentianus Maurus</text:p>
          </table:table-cell>
          <table:table-cell office:value-type="string" calcext:value-type="string">
            <text:p>De metris (LLA 493.4 - TLL TER. MAVR. vers. 1300 - TER. MAVR. vers. 2981)</text:p>
          </table:table-cell>
          <table:table-cell office:value-type="string" calcext:value-type="string">
            <text:p>p. 385/vers. 2005/ to p. 385/vers. 2005/ (Schema:)</text:p>
          </table:table-cell>
          <table:table-cell office:value-type="float" office:value="37" calcext:value-type="float">
            <text:p>37</text:p>
          </table:table-cell>
          <table:table-cell office:value-type="float" office:value="200" calcext:value-type="float">
            <text:p>200</text:p>
          </table:table-cell>
          <table:table-cell office:value-type="string" calcext:value-type="string">
            <text:p>Terentianus Maurus</text:p>
          </table:table-cell>
          <table:table-cell/>
          <table:table-cell office:value-type="float" office:value="404" calcext:value-type="float">
            <text:p>404</text:p>
          </table:table-cell>
          <table:table-cell office:value-type="string" calcext:value-type="string">
            <text:p>404-PTEMAMETR_</text:p>
          </table:table-cell>
        </table:table-row>
        <table:table-row table:style-name="ro1">
          <table:table-cell office:value-type="string" calcext:value-type="string">
            <text:p>namque ait Vergilius silvis te, Tyrrhene, feras agitare putasti pro in silvis.</text:p>
          </table:table-cell>
          <table:table-cell office:value-type="string" calcext:value-type="string">
            <text:p>ergo animi sui commotionem Camilla et iracundiam pectoris his vocibus fudit: silvis te, Tyrrhene, feras agitare putasti? nesciens Camilla quod Ornutus diceretur gentis eum nomine arguit, in quo grave voluit esse convici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p. 7/lin. 23 to vol. 1/lib. 1/comm. ad uers. 2/p. 7/lin. 2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519/lin. 11/lin. 1 to vol. 2/lib. 11/p. 519/lin. 13/lin. 1 (Schema:)</text:p>
          </table:table-cell>
          <table:table-cell office:value-type="float" office:value="41" calcext:value-type="float">
            <text:p>4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c alio loco nunc dextra ingeminans ictus, nunc ille sinistra.</text:p>
          </table:table-cell>
          <table:table-cell office:value-type="string" calcext:value-type="string">
            <text:p>agebat autem istum nunc dextra ingeminans ictus, nunc ille sinistr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p. 9/lin. 16 to vol. 1/lib. 1/comm. ad uers. 3/p. 9/lin. 1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75/lin. 8/lin. 1 to vol. 1/lib. 5/p. 475/lin. 8/lin. 1 (Schema:)</text:p>
          </table:table-cell>
          <table:table-cell office:value-type="float" office:value="81" calcext:value-type="float">
            <text:p>8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ut enim Troiam dicit, quam ut primum in Italiam venit, fecit Aeneas, de qua ait castrorum in morem pinnis atque aggere cingit et alio loco Mercurius nec te Troia capit Troiam autem dici quam primum fecit Aeneas, et Livius in primo et Cato in originibus testantur dum enim haec fieret, ab agrestibus propter vulneratum cervum regium mota sunt bella: aut Laurolavinium, et significat 'dum' donec</text:p>
          </table:table-cell>
          <table:table-cell office:value-type="string" calcext:value-type="string">
            <text:p>Molitur que locum, hoc est disponit, primas que in litore sedes castrorum in morem pinnis atque aggere cingit: in auspiciis constituendorum moenium tale genus operis conlocavit quod defensionem sponderet conditoribus su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5/p. 11/lin. 11 to vol. 1/lib. 1/comm. ad uers. 5/p. 11/lin. 1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24/lin. 28/lin. 1 to vol. 2/lib. 7/p. 24/lin. 28/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od et hoc loco fecit et in quinto libro, ut priscos docuit celebrare Latinos et deinde Albani docuere suos, nunc maxima porro accepit Roma et patrium servavit honorem.</text:p>
          </table:table-cell>
          <table:table-cell office:value-type="string" calcext:value-type="string">
            <text:p>Albani docuere suos, hinc maxima porro accepit Roma et patrium servavit honorem, Troia que nunc, pueri Troianum dicitur agmen: tantum certamen illud habuit gratiae, ut ad posteros quoque et per Romanum genus mitti meruer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7/p. 13/lin. 21 to vol. 1/lib. 1/comm. ad uers. 7/p. 13/lin. 2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90/lin. 26/lin. 1 to vol. 1/lib. 5/p. 490/lin. 26/lin. 1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tem in septimo libro mos erat Hesperio in Latio quem protinus urbes Albanae coluere sacrum, nunc maxima rerum Roma colit.</text:p>
          </table:table-cell>
          <table:table-cell office:value-type="string" calcext:value-type="string">
            <text:p>Mos erat Hesperio in Latio, quem protinus urbes Albanae coluere sacrum, nunc maxima rerum Roma colit: observationes omnes aut legibus principum aut hominum adsensibus constitutae servan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7/p. 13/lin. 24 to vol. 1/lib. 1/comm. ad uers. 7/p. 13/lin. 2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90/lin. 8/lin. 1 to vol. 2/lib. 7/p. 90/lin. 8/lin. 1 (Schema:)</text:p>
          </table:table-cell>
          <table:table-cell office:value-type="float" office:value="64" calcext:value-type="float">
            <text:p>6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QVA 'qua' vacat et est ornatus causa positum, ut 'que' 'tandem' 'gentium' 'locorum' et reliqua, ut dixit que et proelia voce diremit.</text:p>
          </table:table-cell>
          <table:table-cell office:value-type="string" calcext:value-type="string">
            <text:p>BALSAMA QVE 'que' vacat, ut dixit que et proelia voce direm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8/p. 19/lin. 8 to vol. 1/lib. 1/comm. ad uers. 18/p. 19/lin. 8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119/p. 230/lin. 4/ to lib. 2/comm. ad vers. 119/p. 230/lin. 4/ (Schema:)</text:p>
          </table:table-cell>
          <table:table-cell office:value-type="float" office:value="54" calcext:value-type="float">
            <text:p>54</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denique ne ipse quidem Apollo sua sponte divinat, ut est quae Phoebo pater omnipotens, mihi Phoebus Apollo praedixit.</text:p>
          </table:table-cell>
          <table:table-cell office:value-type="string" calcext:value-type="string">
            <text:p>ait ergo quae Phoebo pater omnipotens, mihi Phoebus Apollo praedixit: praedixit bis accipitur, ut sit quae Phoebo pater omnipotens praedixit, mihi Phoebus Apollo praedix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0/p. 19/lin. 18 to vol. 1/lib. 1/comm. ad uers. 20/p. 19/lin. 1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99/lin. 24/lin. 1 to vol. 1/lib. 3/p. 299/lin. 24/lin. 1 (Schema:)</text:p>
          </table:table-cell>
          <table:table-cell office:value-type="float" office:value="45" calcext:value-type="float">
            <text:p>4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tria tempora significat: praeteritum, ut olim arbos, nunc artificis manus aere decoro inclusit patribus que dedit gestare Latinis</text:p>
          </table:table-cell>
          <table:table-cell office:value-type="string" calcext:value-type="string">
            <text:p>ut sceptrum hoc (dextra sceptrum nam forte gerebat): aliud inpossibile coeperat dicere et ait ut sceptrum hoc et interposuit poeta dextra sceptrum nam forte gerebat, dehinc quod diviserat reddit numquam fronde levi fundet virgulta nec umbras, cum semel e silvis imo, de stirpe, recisum matre caret posuit que comas et bracchia ferro, olim arbos, nunc artificis manus aere decoro inclusit patribus que dedit gestare Latinis: magnum inpossibile etiam hic posu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0/p. 20/lin. 2 to vol. 1/lib. 1/comm. ad uers. 20/p. 20/lin. 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578/lin. 12/lin. 1 to vol. 2/lib. 12/p. 578/lin. 12/lin. 1 (Schema:)</text:p>
          </table:table-cell>
          <table:table-cell office:value-type="float" office:value="41" calcext:value-type="float">
            <text:p>4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est de utroque exemplum conveniunt quibus aut odium crudele tyranni aut metus acer erat.</text:p>
          </table:table-cell>
          <table:table-cell office:value-type="string" calcext:value-type="string">
            <text:p>nam et de Pygmalione sic dixit quibus aut odium crudele tyranni aut metus acer er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3/p. 21/lin. 6 to vol. 1/lib. 1/comm. ad uers. 23/p. 21/lin. 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43/lin. 21/lin. 1 to vol. 2/lib. 7/p. 43/lin. 21/lin. 1 (Schema:)</text:p>
          </table:table-cell>
          <table:table-cell office:value-type="float" office:value="76" calcext:value-type="float">
            <text:p>7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relliquias' autem 'Danaum' dupliciter et a Troianis et a Graecis dici possunt, ut et nostro sequitur de vulnere sanguis]].</text:p>
          </table:table-cell>
          <table:table-cell office:value-type="string" calcext:value-type="string">
            <text:p>incipit alterius lateris inferre tractatum: et nos tela, pater, ferrum que haut debile dextra spargimus, et nostro sequitur de vulnere sanguis: non solius hostis, inquit, acutum est ferrum nec solus ille novit ferire congress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0/p. 24/lin. 15 ("Seruius auctus") to vol. 1/lib. 1/comm. ad uers. 30/p. 24/lin. 1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558/lin. 1/lin. 1 to vol. 2/lib. 12/p. 558/lin. 1/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cum bellum meditatur, belli exemplum adfert Mars perdere gentem inmanem Lapithum valuit.</text:p>
          </table:table-cell>
          <table:table-cell office:value-type="string" calcext:value-type="string">
            <text:p>ILLE FVRENTES CENTAVROS L(ETO) D(OMVIT) atqui in Aeneide ait Mars perdere gentem inmanem Lapithum valu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9/p. 28/lin. 10 ("Seruius auctus") to vol. 1/lib. 1/comm. ad uers. 39/p. 28/lin. 10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455/p. 261/lin. 5/ to lib. 2/comm. ad vers. 455/p. 261/lin. 5/ (Schema:)</text:p>
          </table:table-cell>
          <table:table-cell office:value-type="float" office:value="59" calcext:value-type="float">
            <text:p>59</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non numquam 'fremere' velle significat, ut arma amens fremit, arma toro tectis que requirit]].</text:p>
          </table:table-cell>
          <table:table-cell office:value-type="string" calcext:value-type="string">
            <text:p>dehinc ille, qui spreverat cunctos auditus, arma amens fremit, arma toro tectis que requirit, saevit amor ferri et scelerata insania belli: contraria salutis suae omnia requirebat, quod est familiare his qui non suo, sed dominantis trahuntur arbitri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56/p. 35/lin. 16 ("Seruius auctus") to vol. 1/lib. 1/comm. ad uers. 56/p. 35/lin. 1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69/lin. 6/lin. 1 to vol. 2/lib. 7/p. 69/lin. 6/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alibi de Aristaeo et te crudelem nomine dicit.</text:p>
          </table:table-cell>
          <table:table-cell office:value-type="string" calcext:value-type="string">
            <text:p>MATER CYRENE MATER invidiosum est nomine parentes vocare, unde est paulo post et te crudelem nomine dicit: sic in duodecimo in desperatione ait ruit que inplorans nomine Turn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76/p. 42/lin. 23 to vol. 1/lib. 1/comm. ad uers. 76/p. 42/lin. 23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321/p. 345/lin. 3/ to lib. 4/comm. ad vers. 321/p. 345/lin. 3/ (Schema:)</text:p>
          </table:table-cell>
          <table:table-cell office:value-type="float" office:value="36" calcext:value-type="float">
            <text:p>36</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MIHI IVSSA CAPESSERE FAS EST hoc secundum ea quae aliter dicuntur, aliter audiuntur dictum est.</text:p>
          </table:table-cell>
          <table:table-cell office:value-type="string" calcext:value-type="string">
            <text:p>hoc autem secundum ea, quae aliter dicuntur, aliter audiuntur, dictum es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77/p. 43/lin. 9 ("Seruius auctus") to vol. 1/lib. 1/comm. ad uers. 77/p. 43/lin. 9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263/p. 191/lin. 25 ("Seruius auctus")/ to lib. 1/comm. ad vers. 263/p. 191/lin. 25 ("Seruius auctus")/ (Schema:)</text:p>
          </table:table-cell>
          <table:table-cell office:value-type="float" office:value="77" calcext:value-type="float">
            <text:p>77</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quis enim potest ventos, id est rem inanem tenere? [[TV MIHI Q(UODCUMQUE) H(OC) R(EGNI) hoc ad illud respondet 'namque tibi divum pater atque hominum rex' QVODCVMQVE H(OC) R(EGNI) quia ipse rex sub alieno imperio est.</text:p>
          </table:table-cell>
          <table:table-cell office:value-type="string" calcext:value-type="string">
            <text:p>illic enim, ubi se cum locuta est, si specialiter hoc posuit nullo audiente, adrogans iudicari non potuit, hic vero cum dicit namque tibi divum pater atque hominum rex, intellegi potius voluit quam dic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78/p. 43/lin. 18 to vol. 1/lib. 1/comm. ad uers. 78/p. 43/lin. 20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25/lin. 23/lin. 4 to vol. 1/lib. 1/p. 25/lin. 23/lin. 4 (Schema:)</text:p>
          </table:table-cell>
          <table:table-cell office:value-type="float" office:value="41" calcext:value-type="float">
            <text:p>4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is enim potest ventos, id est rem inanem tenere? [[TV MIHI Q(UODCUMQUE) H(OC) R(EGNI) hoc ad illud respondet 'namque tibi divum pater atque hominum rex' QVODCVMQVE H(OC) R(EGNI) quia ipse rex sub alieno imperio est.</text:p>
          </table:table-cell>
          <table:table-cell office:value-type="string" calcext:value-type="string">
            <text:p>item intellegi etiam sic potest contra, quia illa dixit namque tibi divum pater atque hominum rex et mulcere dedit fluctus et tollere vento, item dixit victos que penate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78/p. 43/lin. 18 to vol. 1/lib. 1/comm. ad uers. 78/p. 43/lin. 20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29/lin. 24/lin. 4 to vol. 1/lib. 1/p. 29/lin. 24/lin. 4 (Schema:)</text:p>
          </table:table-cell>
          <table:table-cell office:value-type="float" office:value="41" calcext:value-type="float">
            <text:p>4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is enim potest ventos, id est rem inanem tenere? [[TV MIHI Q(UODCUMQUE) H(OC) R(EGNI) hoc ad illud respondet 'namque tibi divum pater atque hominum rex' QVODCVMQVE H(OC) R(EGNI) quia ipse rex sub alieno imperio est.</text:p>
          </table:table-cell>
          <table:table-cell office:value-type="string" calcext:value-type="string">
            <text:p>fecit ergo secundum artis praecepta benivolum: facit attentum, cum dicit namque tibi divum pater atque hominum rex et mulcere dedit fluctus et tollere vent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78/p. 43/lin. 18 to vol. 1/lib. 1/comm. ad uers. 78/p. 43/lin. 20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25/lin. 14/lin. 4 to vol. 1/lib. 1/p. 25/lin. 14/lin. 4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is enim potest ventos, id est rem inanem tenere? [[TV MIHI Q(UODCUMQUE) H(OC) R(EGNI) hoc ad illud respondet 'namque tibi divum pater atque hominum rex' QVODCVMQVE H(OC) R(EGNI) quia ipse rex sub alieno imperio est.</text:p>
          </table:table-cell>
          <table:table-cell office:value-type="string" calcext:value-type="string">
            <text:p>namque tibi divum pater atque hominum rex et mulcere dedit fluctus et tollere vent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78/p. 43/lin. 18 to vol. 1/lib. 1/comm. ad uers. 78/p. 43/lin. 20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27/lin. 5/lin. 4 to vol. 1/lib. 1/p. 27/lin. 5/lin. 4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is enim potest ventos, id est rem inanem tenere? [[TV MIHI Q(UODCUMQUE) H(OC) R(EGNI) hoc ad illud respondet 'namque tibi divum pater atque hominum rex' QVODCVMQVE H(OC) R(EGNI) quia ipse rex sub alieno imperio est.</text:p>
          </table:table-cell>
          <table:table-cell office:value-type="string" calcext:value-type="string">
            <text:p>supplicem ergo intellegendum, quod ipsa ad eum venit et locuta est haec: Aeole, namque tibi divum pater atque hominum rex et mulcere dedit fluctus et tollere vento: hunc locum si quis attentius diligentius que discutiat, nihil quod non miretur inveni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78/p. 43/lin. 18 to vol. 1/lib. 1/comm. ad uers. 78/p. 43/lin. 20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25/lin. 3/lin. 4 to vol. 1/lib. 1/p. 25/lin. 3/lin. 4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olim sedentes vescebantur, sicut ipse meminit gramineo que viros locat ipse sedili et perpetuis soliti patres considere mensis.</text:p>
          </table:table-cell>
          <table:table-cell office:value-type="string" calcext:value-type="string">
            <text:p>Haec ubi dicta, dapes iubet et sublata reponi pocula gramineo que viros locat ipse sedili: iubet et reponi non semel accipienda sunt: iubet dapes reponi, iubet reponi pocula sublat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79/p. 44/lin. 6 ("Seruius auctus") to vol. 1/lib. 1/comm. ad uers. 79/p. 44/lin. 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40/lin. 26/lin. 1 to vol. 2/lib. 8/p. 140/lin. 26/lin. 1 (Schema:)</text:p>
          </table:table-cell>
          <table:table-cell office:value-type="float" office:value="46" calcext:value-type="float">
            <text:p>4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alibi in latus in que feri curvam compagibus alvum contorsit.</text:p>
          </table:table-cell>
          <table:table-cell office:value-type="string" calcext:value-type="string">
            <text:p>atque ut auctor esset temptandi equi et non tantum verbis verum etiam facto ad audendum ceteros provocaret, sic fatus validis ingentem viribus hastam in latus in que feri curvam compagibus alvum contorsit, stetit illa tremens utero que recusso insonuere cavae gemitum que dedere caverna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81/p. 44/lin. 16 to vol. 1/lib. 1/comm. ad uers. 81/p. 44/lin. 1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53/lin. 30/lin. 1 to vol. 1/lib. 2/p. 153/lin. 30/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VA DATA et in undecimo coeant in foedera dextrae qua datur.</text:p>
          </table:table-cell>
          <table:table-cell office:value-type="string" calcext:value-type="string">
            <text:p>concludit persuasionem suam dicendo coeant in foedera dextrae, qua datur, ast armis concurrant arma cavete: quaerite, inquit, quibuscumque artibus et remediis pacem, vitate periculum bell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83/p. 44/lin. 25 ("Seruius auctus") to vol. 1/lib. 1/comm. ad uers. 83/p. 44/lin. 2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54/lin. 25/lin. 1 to vol. 2/lib. 11/p. 454/lin. 25/lin. 1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solvuntur frigore membra' longe aliud est, quam λυτο γουνατα: et 'duplices tendens ad sidera palmas talia voce refert' molle, cum illud magis altum et heroicae personae προς ὁν μεγαλητορα θυμον.</text:p>
          </table:table-cell>
          <table:table-cell office:value-type="string" calcext:value-type="string">
            <text:p>ait enim extemplo Aeneae solvuntur frigore membra, &lt;ingemit et duplicis tendens ad sidera palmas talia voce refert&gt;: alii frigus pro timore intellegunt positum, quod contra es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92/p. 47/lin. 6 ("Seruius auctus") to vol. 1/lib. 1/comm. ad uers. 92/p. 47/lin. 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32/lin. 8/lin. 4 to vol. 1/lib. 1/p. 32/lin. 8/lin. 4 (Schema:)</text:p>
          </table:table-cell>
          <table:table-cell office:value-type="float" office:value="49" calcext:value-type="float">
            <text:p>4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tem Sallustius cum de duobus loqueretur hi utrique ad urbem imperatores erant.</text:p>
          </table:table-cell>
          <table:table-cell office:value-type="string" calcext:value-type="string">
            <text:p>etenim 'ad forum venio' est ad forum accedo, 'in forum venio' forum ingredior, ut sit illud prius propinquantis ad locum, hoc autem locum ipsum tenentis, sicut videtur locutus esse Salustius dicendo 'hi utrique ad urbem imperatores erant inpediti ne triumpharent calumnia paucor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93/p. 47/lin. 19 to vol. 1/lib. 1/comm. ad uers. 93/p. 47/lin. 19 (Schema:)</text:p>
          </table:table-cell>
          <table:table-cell office:value-type="string" calcext:value-type="string">
            <text:p>Seruius grammaticus (Maurus Seruius Honoratus)</text:p>
          </table:table-cell>
          <table:table-cell office:value-type="string" calcext:value-type="string">
            <text:p>Commentarius in artem Donati (LLA 612 - TLL SERV. gramm. IV 405 - SERV. gramm. IV 448)</text:p>
          </table:table-cell>
          <table:table-cell office:value-type="string" calcext:value-type="string">
            <text:p>p. 419/lin. 10/ to p. 419/lin. 10/ (Schema:)</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Seruius grammaticus (Maurus Seruius Honoratus)</text:p>
          </table:table-cell>
          <table:table-cell/>
          <table:table-cell office:value-type="float" office:value="401" calcext:value-type="float">
            <text:p>401</text:p>
          </table:table-cell>
          <table:table-cell office:value-type="string" calcext:value-type="string">
            <text:p>401-PSERVCAMI_</text:p>
          </table:table-cell>
        </table:table-row>
        <table:table-row table:style-name="ro1">
          <table:table-cell office:value-type="string" calcext:value-type="string">
            <text:p>ab eo enim quod est 'a qui' in 'bus' mittit, ab eo quod est 'a quo' in 'is' mittit, sed a tertia declinatione in usu sunt dativus et ablativus plurales, licet antiqui omnibus usi sint casibus.</text:p>
          </table:table-cell>
          <table:table-cell office:value-type="string" calcext:value-type="string">
            <text:p>multa post conpositionem admissa sunt, cum simplicia non essent recepta, ut facior cum minime dicatur (ab eo enim quod est facio passivum non facior venit, sed fio fis fit), tamen adficior reficior conficior optime dicitur, et cum grego latinum non sit, segrego congrego adgrego suavissime dici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95/p. 48/lin. 2 to vol. 1/lib. 1/comm. ad uers. 95/p. 48/lin. 2 (Schema:)</text:p>
          </table:table-cell>
          <table:table-cell office:value-type="string" calcext:value-type="string">
            <text:p>Anonymus Bobiensis</text:p>
          </table:table-cell>
          <table:table-cell office:value-type="string" calcext:value-type="string">
            <text:p>De uerbo (olim: Macrobii excerpta Bobiensia, pars III: de uerbo) (LLA 636 - TLL MACR. exc. gramm.)</text:p>
          </table:table-cell>
          <table:table-cell office:value-type="string" calcext:value-type="string">
            <text:p>p. 636/lin. 30/ to p. 636/lin. 30/ (Schema:)</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Anonymus Bobiensis</text:p>
          </table:table-cell>
          <table:table-cell/>
          <table:table-cell office:value-type="float" office:value="412" calcext:value-type="float">
            <text:p>412</text:p>
          </table:table-cell>
          <table:table-cell office:value-type="string" calcext:value-type="string">
            <text:p>412-PZBOBVEMA_</text:p>
          </table:table-cell>
        </table:table-row>
        <table:table-row table:style-name="ro1">
          <table:table-cell office:value-type="string" calcext:value-type="string">
            <text:p>[[vel fortis, vel bellicosus, ut est et saevum Aenean agnovit Turnus in armis.</text:p>
          </table:table-cell>
          <table:table-cell office:value-type="string" calcext:value-type="string">
            <text:p>ac simul Aeneas fumantis pulvere campos prospexit longe Laurentia que agmina vidit et saevum Aenean agnovit Turnus in armis adventus que virum flatus que audivit equorum: hoc est quod dixit non longis passib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99/p. 49/lin. 16 ("Seruius auctus") to vol. 1/lib. 1/comm. ad uers. 99/p. 49/lin. 1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543/lin. 18/lin. 1 to vol. 2/lib. 11/p. 543/lin. 18/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ane bene fecisse videtur Simoentis mentionem, ut ibi videatur pati se optavisse, ubi genitus est, ut alibi tu ne ille Aeneas, quem Dardanio Anchisae alma Venus Phrygii genuit Simoentis ad undam?]] SVB VNDIS et 'sub undis' legimus, et 'sub undas'.</text:p>
          </table:table-cell>
          <table:table-cell office:value-type="string" calcext:value-type="string">
            <text:p>tu ne ille Aeneas quem Dardanio Anchisae alma Venus Phrygii genuit Simoentis ad undam? ecce et locorum tetigit et Aeneae ipsius nomen et personam parentum ostendit que se miseratione commoveri, cum dicit per tanta pericula quis te casus insequitur natum ex dea? miratur eam quae debuit potentia numinis sui tueri filium contra omnia incommoda nec tamen fac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00/p. 50/lin. 12 ("Seruius auctus") to vol. 1/lib. 1/comm. ad uers. 100/p. 50/lin. 1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21/lin. 17/lin. 4 to vol. 1/lib. 1/p. 121/lin. 21/lin. 4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libi regit et frenat, ut cuncta tuo qui bella pater sub numine torques.</text:p>
          </table:table-cell>
          <table:table-cell office:value-type="string" calcext:value-type="string">
            <text:p>tu que, inclute Mavors, cuncta tuo qui bella, pater, sub numine torques: nec illum praetermisit quem propter praesentem necessitatem debuit habere propitium et quod omne bellorum genus haberet in potestat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08/p. 52/lin. 20 ("Seruius auctus") to vol. 1/lib. 1/comm. ad uers. 108/p. 52/lin. 20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575/lin. 16/lin. 1 to vol. 2/lib. 12/p. 575/lin. 16/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 VERTICE aut a puppi, quae vertex navis est, aut ab Aquilone, qui flat a mundi vertice, hoc est a septentrione, ut ipse alibi hic vertex nobis semper sublimis.</text:p>
          </table:table-cell>
          <table:table-cell office:value-type="string" calcext:value-type="string">
            <text:p>A VERTICE ab aquilone, ut hic vertex nobis semper sublim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14/p. 53/lin. 26 to vol. 1/lib. 1/comm. ad uers. 114/p. 53/lin. 26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310/p. 245/lin. 20/ to lib. 2/comm. ad vers. 310/p. 245/lin. 20/ (Schema:)</text:p>
          </table:table-cell>
          <table:table-cell office:value-type="float" office:value="53" calcext:value-type="float">
            <text:p>53</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MAGISTER Leucaspis, ut in sexto libro Leucaspim et Lyciae ductorem classis Orontem.</text:p>
          </table:table-cell>
          <table:table-cell office:value-type="string" calcext:value-type="string">
            <text:p>cernit ibi maestos et mortis honore carentis Leucaspim et Lyciae ductorem classis Orontem: adsertioni huiusmodi non defuerunt probament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15/p. 54/lin. 2 to vol. 1/lib. 1/comm. ad uers. 115/p. 54/lin. 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52/lin. 20/lin. 1 to vol. 1/lib. 6/p. 552/lin. 20/lin. 1 (Schema:)</text:p>
          </table:table-cell>
          <table:table-cell office:value-type="float" office:value="52" calcext:value-type="float">
            <text:p>5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VERTEX vertex dicitur circumacta in se unda et quae quasi sorbere videatur: quod de Charybdi legitur atque imo barathri ter gurgite vastos sorbet in abruptum fluctus, de qua ait Sallustius Charybdis, mare verticosum]].</text:p>
          </table:table-cell>
          <table:table-cell office:value-type="string" calcext:value-type="string">
            <text:p>vitium ergo Charybdis fuit tale: imo barathri ter gurgite vastos sorbet in abruptum fluctus rursus que sub auras erigit alternos et sidera verberat und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17/p. 54/lin. 14 ("Seruius auctus") to vol. 1/lib. 1/comm. ad uers. 117/p. 54/lin. 1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22/lin. 28/lin. 1 to vol. 1/lib. 3/p. 322/lin. 28/lin. 1 (Schema:)</text:p>
          </table:table-cell>
          <table:table-cell office:value-type="float" office:value="52" calcext:value-type="float">
            <text:p>5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od fit et a superioribus et a medio, plerumque et ad utrumque respondet, ut Troiugena, interpres divum, qui numina Phoebi, qui tripodas, Clarii laurus, qui sidera sentis et volucrum linguas et praepetis omina pinnae.</text:p>
          </table:table-cell>
          <table:table-cell office:value-type="string" calcext:value-type="string">
            <text:p>Troiugena, interpres divum, qui numina Phoebi, qui tripodas Clarii, hoc est Apollinis, laurus, qui sidera sentis, hoc est qui lauros et sidera sentis, et volucrum linguas et praepetis omina pinnae: inter omnia quae fuerunt in illo viro laudanda primo Troiugenam dixit, ut plurimum daret ei hominum generi ex quo fuit etiam ipse qui laudab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20/p. 55/lin. 23 to vol. 1/lib. 1/comm. ad uers. 120/p. 55/lin. 2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15/lin. 30/lin. 1 to vol. 1/lib. 3/p. 315/lin. 30/lin. 1 (Schema:)</text:p>
          </table:table-cell>
          <table:table-cell office:value-type="float" office:value="50" calcext:value-type="float">
            <text:p>5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MBREM imber dicitur umor omnis, ut Lucretius ex igni terra atque anima nascuntur et imbri, id est umore.</text:p>
          </table:table-cell>
          <table:table-cell office:value-type="string" calcext:value-type="string">
            <text:p>alii ex quattuor elementis, ut Empedocles, secundum quem ait Lucretius ex imbri, terra atque anima nascuntur et ign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23/p. 56/lin. 25 to vol. 1/lib. 1/comm. ad uers. 123/p. 56/lin. 25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6/vers. 31/p. 69/lin. 13/ to Comm. in Buc. 6/vers. 31/p. 69/lin. 13/ (Schema:)</text:p>
          </table:table-cell>
          <table:table-cell office:value-type="float" office:value="60" calcext:value-type="float">
            <text:p>60</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aut age diversas et dissice corpora ponto' 'disiectam Aeneae toto videt aequore classem'.</text:p>
          </table:table-cell>
          <table:table-cell office:value-type="string" calcext:value-type="string">
            <text:p>Ut autem non plene obtineret factum secundum mandatum Iunonis, Neptuno datur occasio, qui non tantum iniuriam suam removeret verum etiam Troianis pereuntibus subveniret, ibi que describitur conplesse Aeolum quae Iuno mandaverat, cum dicit disiectam Aeneae toto videt aequore classem, fluctibus oppressos Troas caeli que ruin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28/p. 57/lin. 27 ("Seruius auctus") to vol. 1/lib. 1/comm. ad uers. 128/p. 57/lin. 2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35/lin. 13/lin. 4 to vol. 1/lib. 1/p. 35/lin. 13/lin. 4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aec enim pro adfectu possidentis intellegenda sunt, ut alibi cum de rure loqueretur post aliquot mea regna videns mirabor aristas.</text:p>
          </table:table-cell>
          <table:table-cell office:value-type="string" calcext:value-type="string">
            <text:p>hinc est, quod annos a fructibus computat, ut post aliquot mea regna videns mirabor aristas, hinc etiam illae comparationes sunt nam neque me tantum venientis sibilus austri nec percussa iuvant fluctu tam litora nec quae saxosas inter d(ecurrunt) f(lumina) valle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41/p. 61/lin. 7 to vol. 1/lib. 1/comm. ad uers. 141/p. 61/lin. 7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Prooem./p. 4/lin. 13/ to Prooem./p. 4/lin. 13/ (Schema:)</text:p>
          </table:table-cell>
          <table:table-cell office:value-type="float" office:value="34" calcext:value-type="float">
            <text:p>34</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SOLEM QUE REDUCIT per solem serenitas intellegenda, quia superius dixerat eripiunt subito nubes caelum que diem que.</text:p>
          </table:table-cell>
          <table:table-cell office:value-type="string" calcext:value-type="string">
            <text:p>hoc positum est, quia meminerat se Vergilius dixisse eripiunt subito nubes caelum que diem qu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43/p. 61/lin. 20 ("Seruius auctus") to vol. 1/lib. 1/comm. ad uers. 143/p. 61/lin. 20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38/lin. 2/lin. 4 to vol. 1/lib. 1/p. 38/lin. 2/lin. 4 (Schema:)</text:p>
          </table:table-cell>
          <table:table-cell office:value-type="float" office:value="63" calcext:value-type="float">
            <text:p>6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OLEM QUE REDUCIT per solem serenitas intellegenda, quia superius dixerat eripiunt subito nubes caelum que diem que.</text:p>
          </table:table-cell>
          <table:table-cell office:value-type="string" calcext:value-type="string">
            <text:p>dixit quippe eripiunt subito nubes caelum que diem que Teucrorum ex oculis, ponto nox incubat atr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43/p. 61/lin. 20 ("Seruius auctus") to vol. 1/lib. 1/comm. ad uers. 143/p. 61/lin. 20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31/lin. 20/lin. 4 to vol. 1/lib. 1/p. 31/lin. 20/lin. 4 (Schema:)</text:p>
          </table:table-cell>
          <table:table-cell office:value-type="float" office:value="47" calcext:value-type="float">
            <text:p>4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tem in secundo libro quoniam inminet periculum uno versu ait quo res summa loco Panthu? quam prendimus arcem? [[LEVAT laxat, ut atque arta levari vincla iubet Priamus.</text:p>
          </table:table-cell>
          <table:table-cell office:value-type="string" calcext:value-type="string">
            <text:p>quo res summa loco, Panthu? quam prendimus arcem? interrogatio brevis pro ratione temporis sumpta, quaesita etiam pro persona fugientis, qui se ac deos et nepotem hostili violentiae subtrahere cupiebat, pro eius quoque persona qui adversa licet mature volebat audi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45/p. 62/lin. 19 to vol. 1/lib. 1/comm. ad uers. 145/p. 62/lin. 20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91/lin. 8/lin. 1 to vol. 1/lib. 2/p. 191/lin. 9/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ed Cornutus verendum, ait, ne praeposterum sit faces velle, et sic saxa, cum alibi maturius et ex ordine dictum sit 'arma velit poscat que simul rapiat que iuventus']].</text:p>
          </table:table-cell>
          <table:table-cell office:value-type="string" calcext:value-type="string">
            <text:p>inducitur haec pars, ut illi instructioni respondeatur qua dictum est arma velit poscat que simul rapiat que iuvent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50/p. 64/lin. 10 ("Seruius auctus") to vol. 1/lib. 1/comm. ad uers. 150/p. 64/lin. 10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69/lin. 16/lin. 1 to vol. 2/lib. 7/p. 69/lin. 16/lin. 1 (Schema:)</text:p>
          </table:table-cell>
          <table:table-cell office:value-type="float" office:value="53" calcext:value-type="float">
            <text:p>5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ed Cornutus verendum, ait, ne praeposterum sit faces velle, et sic saxa, cum alibi maturius et ex ordine dictum sit 'arma velit poscat que simul rapiat que iuventus']].</text:p>
          </table:table-cell>
          <table:table-cell office:value-type="string" calcext:value-type="string">
            <text:p>dissice, inquit, conpositam pacem, sere crimina belli, arma velit poscat que simul rapiat que iuventus: magna ordinatio consilior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50/p. 64/lin. 10 ("Seruius auctus") to vol. 1/lib. 1/comm. ad uers. 150/p. 64/lin. 10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54/lin. 29/lin. 1 to vol. 2/lib. 7/p. 54/lin. 29/lin. 1 (Schema:)</text:p>
          </table:table-cell>
          <table:table-cell office:value-type="float" office:value="48" calcext:value-type="float">
            <text:p>4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nde ergo est curru que abscisa duorum suspendit capita et libra die, ne, si 'diei' fecisset, maior esset nominativo plurali.</text:p>
          </table:table-cell>
          <table:table-cell office:value-type="string" calcext:value-type="string">
            <text:p>hinc est et illud curru que abscisa duorum suspendit capit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56/p. 65/lin. 8 to vol. 1/lib. 1/comm. ad uers. 156/p. 65/lin. 8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208/p. 180/lin. 6/ to lib. 1/comm. ad vers. 208/p. 180/lin. 6/ (Schema:)</text:p>
          </table:table-cell>
          <table:table-cell office:value-type="float" office:value="53" calcext:value-type="float">
            <text:p>53</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inde ergo est curru que abscisa duorum suspendit capita et libra die, ne, si 'diei' fecisset, maior esset nominativo plurali.</text:p>
          </table:table-cell>
          <table:table-cell office:value-type="string" calcext:value-type="string">
            <text:p>Turnus equo deiectum Amycum fratrem que Dioren congressus pedes hunc venientem cuspide longa, hunc mucrone ferit curru que abscisa duorum suspendit capita et rorantia sanguine portat: multa hic semel dicta sunt, sed non semel accipiend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56/p. 65/lin. 8 to vol. 1/lib. 1/comm. ad uers. 156/p. 65/lin. 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612/lin. 5/lin. 1 to vol. 2/lib. 12/p. 612/lin. 5/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ane his versibus 'tum Cererem corruptam undis' et 'torrere parant flammis et frangere saxo' ius pontificum latenter attingit.</text:p>
          </table:table-cell>
          <table:table-cell office:value-type="string" calcext:value-type="string">
            <text:p>hic conici potest ab ipso Aceste datum esse etiam frumentum, quoniam supra dixit tum Cererem corruptam undis et torrere parant flammis et frangere sax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79/p. 72/lin. 1 ("Seruius auctus") to vol. 1/lib. 1/comm. ad uers. 179/p. 72/lin. 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44/lin. 20/lin. 4 to vol. 1/lib. 1/p. 44/lin. 20/lin. 4 (Schema:)</text:p>
          </table:table-cell>
          <table:table-cell office:value-type="float" office:value="56" calcext:value-type="float">
            <text:p>5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ut certe 'quem' vacat, ut superius diximus istas frequenter vacare particulas, ut ipse Vergilius Rhebe diu, res si qua diu mortalibus ulla est.</text:p>
          </table:table-cell>
          <table:table-cell office:value-type="string" calcext:value-type="string">
            <text:p>adloquitur maerentem, quasi mala domini etiam ipse sentiret, et talibus infit, et hunc talibus verbis adfatur: Rhaebe, diu, res si qua diu mortalibus ulla est, viximus: qui videbatur tristis sentiebatur posse dominum audire loquent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81/p. 73/lin. 2 to vol. 1/lib. 1/comm. ad uers. 181/p. 73/lin. 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97/lin. 23/lin. 1 to vol. 2/lib. 10/p. 397/lin. 23/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BIREMIS naves habentes remorum ordinem geminum, ut alibi triplici pubes quam Dardana versu inpellunt.</text:p>
          </table:table-cell>
          <table:table-cell office:value-type="string" calcext:value-type="string">
            <text:p>IN VERSVM in ordinem, ut triplici pubes quam Dardana versu inpellu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82/p. 73/lin. 14 to vol. 1/lib. 1/comm. ad uers. 182/p. 73/lin. 14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144/p. 331/lin. 6/ to lib. 4/comm. ad vers. 144/p. 331/lin. 6/ (Schema:)</text:p>
          </table:table-cell>
          <table:table-cell office:value-type="float" office:value="73" calcext:value-type="float">
            <text:p>73</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ERRANTES pascentes, ut alibi mille meae Siculis errant in montibus agnae</text:p>
          </table:table-cell>
          <table:table-cell office:value-type="string" calcext:value-type="string">
            <text:p>ERRARE pasci, ut mille meae Siculis errant in montibus agna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85/p. 74/lin. 11 to vol. 1/lib. 1/comm. ad uers. 185/p. 74/lin. 11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1/vers. 9/p. 6/lin. 14/ to Comm. in Buc. 1/vers. 9/p. 6/lin. 14/ (Schema:)</text:p>
          </table:table-cell>
          <table:table-cell office:value-type="float" office:value="87" calcext:value-type="float">
            <text:p>87</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CORNIBVS ARBOREIS aut subaudi 'cum', ut illo loco atque Ixionii vento rota constitit orbis, id est cum vento</text:p>
          </table:table-cell>
          <table:table-cell office:value-type="string" calcext:value-type="string">
            <text:p>si autem 'averso' legerimus, 'cum' subaudiamus necesse est, ut atque Ixionii vento rota constitit orbis, id est cum vento: ut sit sensus, quo tempore etiam canis cedens occidit cum averso astro, id est cum Argo, quae et ipsa media est, sicut taurus, et a puppi oritur: cui canem constat esse coniunct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190/p. 75/lin. 17 to vol. 1/lib. 1/comm. ad uers. 190/p. 75/lin. 17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218/p. 182/lin. 15/ to lib. 1/comm. ad vers. 218/p. 182/lin. 15/ (Schema:)</text:p>
          </table:table-cell>
          <table:table-cell office:value-type="float" office:value="37" calcext:value-type="float">
            <text:p>37</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SPEM laetitiam, [[ut spem fronte serenat:]] et est crebra apud Vergilium figura, quae fit quotiens significatur ab eo quod praecedit id quod sequitur, nam spem laetitia sequitur: spes vero in vultu non videtur, sed laetitia.</text:p>
          </table:table-cell>
          <table:table-cell office:value-type="string" calcext:value-type="string">
            <text:p>IGNEA V(ENIS) O(MNIBVS) A(CTA) SITIS fervidus calor: ab eo quod praecedit id quod sequi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09/p. 81/lin. 3 ("Seruius auctus") to vol. 1/lib. 1/comm. ad uers. 209/p. 81/lin. 3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3/comm. ad vers. 483/p. 314/lin. 11/ to lib. 3/comm. ad vers. 483/p. 314/lin. 11/ (Schema:)</text:p>
          </table:table-cell>
          <table:table-cell office:value-type="float" office:value="32" calcext:value-type="float">
            <text:p>32</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SPEM laetitiam, [[ut spem fronte serenat:]] et est crebra apud Vergilium figura, quae fit quotiens significatur ab eo quod praecedit id quod sequitur, nam spem laetitia sequitur: spes vero in vultu non videtur, sed laetitia.</text:p>
          </table:table-cell>
          <table:table-cell office:value-type="string" calcext:value-type="string">
            <text:p>INFIDOS AGITANS DISCORDIA FRATRES discordiam posuit pro avaritia: ab eo, quod praecedit, id quod sequi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09/p. 81/lin. 3 ("Seruius auctus") to vol. 1/lib. 1/comm. ad uers. 209/p. 81/lin. 3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496/p. 266/lin. 18/ to lib. 2/comm. ad vers. 496/p. 266/lin. 18/ (Schema:)</text:p>
          </table:table-cell>
          <table:table-cell office:value-type="float" office:value="30" calcext:value-type="float">
            <text:p>30</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haec autem figura et versa vice fit, ut intellegamus ab eo quod sequitur id quod praecedit, ut meritae que expectent praemia palmae palmam pro virtute posuit, quae praemium meretur et palmam.</text:p>
          </table:table-cell>
          <table:table-cell office:value-type="string" calcext:value-type="string">
            <text:p>enumeratis spectaculorum generibus ait cuncti adsint meritae que expectent praemia palmae: adsint omnes qui haec subire voluerint sperantes digna pro suis virtutibus praemia et probaturi verum iudicium palma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09/p. 81/lin. 6 to vol. 1/lib. 1/comm. ad uers. 209/p. 81/lin. 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34/lin. 14/lin. 1 to vol. 1/lib. 5/p. 434/lin. 14/lin. 1 (Schema:)</text:p>
          </table:table-cell>
          <table:table-cell office:value-type="float" office:value="47" calcext:value-type="float">
            <text:p>4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ane veteres prope omnes quadrupedes feras dicebant, ut in que feri curvam conpagibus alvum contorsit et armentalis equae mammis et lacte ferino]].</text:p>
          </table:table-cell>
          <table:table-cell office:value-type="string" calcext:value-type="string">
            <text:p>venit iam ad personae rationem, ut demonstraret quemadmodum in tam dura vastitate regionum puella nutrita esset: armentalis, inquit, equae mammis et lacte ferino nutribat, alebat filiam non humano lacte, quia deerat, sed ferin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15/p. 83/lin. 10 ("Seruius auctus") to vol. 1/lib. 1/comm. ad uers. 215/p. 83/lin. 10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503/lin. 23/lin. 1 to vol. 2/lib. 11/p. 503/lin. 23/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ane aliquando inducit luxuriosas epulas postquam prima quies epulis mensae que remotae]].</text:p>
          </table:table-cell>
          <table:table-cell office:value-type="string" calcext:value-type="string">
            <text:p>Postquam prima quies epulis mensae que remotae, crateras magnos statuunt et vina coronant: mos prolixi et publici convivii describi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16/p. 83/lin. 19 ("Seruius auctus") to vol. 1/lib. 1/comm. ad uers. 216/p. 83/lin. 1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40/lin. 14/lin. 4 to vol. 1/lib. 1/p. 140/lin. 14/lin. 4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ideo subiunxit 'seu vivere credant, sive extrema pati'.</text:p>
          </table:table-cell>
          <table:table-cell office:value-type="string" calcext:value-type="string">
            <text:p>positum est quippe postquam exempta fames epulis mensae que remotae, amissos longo socios sermone requirunt spem que metum que inter dubii, seu vivere credant sive extrema pati nec iam exaudire vocato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18/p. 83/lin. 22 ("Seruius auctus") to vol. 1/lib. 1/comm. ad uers. 218/p. 83/lin. 2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50/lin. 12/lin. 4 to vol. 1/lib. 1/p. 50/lin. 12/lin. 4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quidam commodius distingui putant 'spem que metum que inter' et sic subiungunt 'dubii seu vivere credant sive extrema pati']].</text:p>
          </table:table-cell>
          <table:table-cell office:value-type="string" calcext:value-type="string">
            <text:p>positum est quippe postquam exempta fames epulis mensae que remotae, amissos longo socios sermone requirunt spem que metum que inter dubii, seu vivere credant sive extrema pati nec iam exaudire vocato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18/p. 83/lin. 24 ("Seruius auctus") to vol. 1/lib. 1/comm. ad uers. 218/p. 83/lin. 2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50/lin. 12/lin. 4 to vol. 1/lib. 1/p. 50/lin. 12/lin. 4 (Schema:)</text:p>
          </table:table-cell>
          <table:table-cell office:value-type="float" office:value="55" calcext:value-type="float">
            <text:p>5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est figura ab eo quod praecedit id quod sequitur, quia post facta sepulcra manes vocantur, [[ut in tertio animam que sepulcro condimus et magna supremum voce ciemus</text:p>
          </table:table-cell>
          <table:table-cell office:value-type="string" calcext:value-type="string">
            <text:p>IGNEA V(ENIS) O(MNIBVS) A(CTA) SITIS fervidus calor: ab eo quod praecedit id quod sequi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19/p. 84/lin. 7 ("Seruius auctus") to vol. 1/lib. 1/comm. ad uers. 219/p. 84/lin. 7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3/comm. ad vers. 483/p. 314/lin. 11/ to lib. 3/comm. ad vers. 483/p. 314/lin. 11/ (Schema:)</text:p>
          </table:table-cell>
          <table:table-cell office:value-type="float" office:value="34" calcext:value-type="float">
            <text:p>34</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et est figura ab eo quod praecedit id quod sequitur, quia post facta sepulcra manes vocantur, [[ut in tertio animam que sepulcro condimus et magna supremum voce ciemus</text:p>
          </table:table-cell>
          <table:table-cell office:value-type="string" calcext:value-type="string">
            <text:p>INFIDOS AGITANS DISCORDIA FRATRES discordiam posuit pro avaritia: ab eo, quod praecedit, id quod sequi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19/p. 84/lin. 7 ("Seruius auctus") to vol. 1/lib. 1/comm. ad uers. 219/p. 84/lin. 7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496/p. 266/lin. 18/ to lib. 2/comm. ad vers. 496/p. 266/lin. 18/ (Schema:)</text:p>
          </table:table-cell>
          <table:table-cell office:value-type="float" office:value="31" calcext:value-type="float">
            <text:p>31</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est autem poetica callopistia non omnia exprimere: unde ait Horatius in arte poetica nec verbum verbo curabis reddere fidus interpres</text:p>
          </table:table-cell>
          <table:table-cell office:value-type="string" calcext:value-type="string">
            <text:p>Hoc tetigit ac docuit Horatius, cum ait in Arte poetica: nec verbum verbo curabis reddere fidusinterpre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23/p. 84/lin. 27 to vol. 1/lib. 1/comm. ad uers. 223/p. 84/lin. 27 (Schema:)</text:p>
          </table:table-cell>
          <table:table-cell office:value-type="string" calcext:value-type="string">
            <text:p>Haloinus (Georgius Haloinus)</text:p>
          </table:table-cell>
          <table:table-cell office:value-type="string" calcext:value-type="string">
            <text:p>De restauratione linguae latinae libri III</text:p>
          </table:table-cell>
          <table:table-cell office:value-type="string" calcext:value-type="string">
            <text:p>lib. 2/cap. 5/§ 5/p. 103/lin. 8 to lib. 2/cap. 5/§ 5/p. 103/lin. 8 (Schema:)</text:p>
          </table:table-cell>
          <table:table-cell office:value-type="float" office:value="66" calcext:value-type="float">
            <text:p>66</text:p>
          </table:table-cell>
          <table:table-cell office:value-type="float" office:value="0" calcext:value-type="float">
            <text:p>0</text:p>
          </table:table-cell>
          <table:table-cell office:value-type="string" calcext:value-type="string">
            <text:p>Haloinus (Georgius Haloinus)</text:p>
          </table:table-cell>
          <table:table-cell/>
          <table:table-cell office:value-type="float" office:value="427" calcext:value-type="float">
            <text:p>427</text:p>
          </table:table-cell>
          <table:table-cell office:value-type="string" calcext:value-type="string">
            <text:p>427-RHALORLAT_</text:p>
          </table:table-cell>
        </table:table-row>
        <table:table-row table:style-name="ro1">
          <table:table-cell office:value-type="string" calcext:value-type="string">
            <text:p>est autem poetica callopistia non omnia exprimere: unde ait Horatius in arte poetica nec verbum verbo curabis reddere fidus interpres</text:p>
          </table:table-cell>
          <table:table-cell office:value-type="string" calcext:value-type="string">
            <text:p>ideo dixit Horatius: nec verbum verbo curabis reddere fidusinterpre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23/p. 84/lin. 27 to vol. 1/lib. 1/comm. ad uers. 223/p. 84/lin. 27 (Schema:)</text:p>
          </table:table-cell>
          <table:table-cell office:value-type="string" calcext:value-type="string">
            <text:p>Haloinus (Georgius Haloinus)</text:p>
          </table:table-cell>
          <table:table-cell office:value-type="string" calcext:value-type="string">
            <text:p>De restauratione linguae latinae libri III</text:p>
          </table:table-cell>
          <table:table-cell office:value-type="string" calcext:value-type="string">
            <text:p>lib. 1/cap. 12/§ 3/p. 76/lin. 7 to lib. 1/cap. 12/§ 3/p. 76/lin. 7 (Schema:)</text:p>
          </table:table-cell>
          <table:table-cell office:value-type="float" office:value="62" calcext:value-type="float">
            <text:p>62</text:p>
          </table:table-cell>
          <table:table-cell office:value-type="float" office:value="0" calcext:value-type="float">
            <text:p>0</text:p>
          </table:table-cell>
          <table:table-cell office:value-type="string" calcext:value-type="string">
            <text:p>Haloinus (Georgius Haloinus)</text:p>
          </table:table-cell>
          <table:table-cell/>
          <table:table-cell office:value-type="float" office:value="427" calcext:value-type="float">
            <text:p>427</text:p>
          </table:table-cell>
          <table:table-cell office:value-type="string" calcext:value-type="string">
            <text:p>427-RHALORLAT_</text:p>
          </table:table-cell>
        </table:table-row>
        <table:table-row table:style-name="ro1">
          <table:table-cell office:value-type="string" calcext:value-type="string">
            <text:p>est autem poetica callopistia non omnia exprimere: unde ait Horatius in arte poetica nec verbum verbo curabis reddere fidus interpres</text:p>
          </table:table-cell>
          <table:table-cell office:value-type="string" calcext:value-type="string">
            <text:p>ideo ait Horatius in Arte poetica: multa renascentur quae iam cecidere cadent quequae nunc sunt in honore vocabula, si volet us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23/p. 84/lin. 27 to vol. 1/lib. 1/comm. ad uers. 223/p. 84/lin. 27 (Schema:)</text:p>
          </table:table-cell>
          <table:table-cell office:value-type="string" calcext:value-type="string">
            <text:p>Haloinus (Georgius Haloinus)</text:p>
          </table:table-cell>
          <table:table-cell office:value-type="string" calcext:value-type="string">
            <text:p>De restauratione linguae latinae libri III</text:p>
          </table:table-cell>
          <table:table-cell office:value-type="string" calcext:value-type="string">
            <text:p>lib. 1/epistula prooemialis/§ 7/p. 7/lin. 2 to lib. 1/epistula prooemialis/§ 7/p. 7/lin. 2 (Schema:)</text:p>
          </table:table-cell>
          <table:table-cell office:value-type="float" office:value="38" calcext:value-type="float">
            <text:p>38</text:p>
          </table:table-cell>
          <table:table-cell office:value-type="float" office:value="0" calcext:value-type="float">
            <text:p>0</text:p>
          </table:table-cell>
          <table:table-cell office:value-type="string" calcext:value-type="string">
            <text:p>Haloinus (Georgius Haloinus)</text:p>
          </table:table-cell>
          <table:table-cell/>
          <table:table-cell office:value-type="float" office:value="427" calcext:value-type="float">
            <text:p>427</text:p>
          </table:table-cell>
          <table:table-cell office:value-type="string" calcext:value-type="string">
            <text:p>427-RHALORLAT_</text:p>
          </table:table-cell>
        </table:table-row>
        <table:table-row table:style-name="ro1">
          <table:table-cell office:value-type="string" calcext:value-type="string">
            <text:p>est quod puniat, ut vel pater omnipotens adigat me fulmine ad umbras: peremptorii autem fulminis late patet significatio: est quod praesaget, ut de caelo tactas memini praedicere quercus.</text:p>
          </table:table-cell>
          <table:table-cell office:value-type="string" calcext:value-type="string">
            <text:p>alibi autem in malo ponit cum dicit saepe malum hoc nobis, si mens non laeva fuisset, de caelo tactas memini praedicere querc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30/p. 87/lin. 17 to vol. 1/lib. 1/comm. ad uers. 230/p. 87/lin. 17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7/p. 321/lin. 7 ("Seruius auctus")/ to lib. 4/comm. ad vers. 7/p. 321/lin. 7 ("Seruius auctus")/ (Schema:)</text:p>
          </table:table-cell>
          <table:table-cell office:value-type="float" office:value="43" calcext:value-type="float">
            <text:p>43</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A SANGVINE TEVCRI Teucrum pro Dardano posuit: Dardanus enim de Italia profectus est, Teucer de Creta: quia solent poetae nomina de vicinis provinciis vel personis usurpare, ut domitus Pollucis habenis Cyllarus, cum Castor equorum domitor fuerit</text:p>
          </table:table-cell>
          <table:table-cell office:value-type="string" calcext:value-type="string">
            <text:p>modo ergo Vergilius aut poetarum more miscuit fabulas et nomen posuit pro nomine, ut diceret 'Scyllam Nisi' pro 'Phorci' sicut alibi domitus Pollucis habenis Cyllarus, cum Castor equorum domitor fuer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35/p. 89/lin. 7 to vol. 1/lib. 1/comm. ad uers. 235/p. 89/lin. 7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6/vers. 74/p. 79/lin. 23/ to Comm. in Buc. 6/vers. 74/p. 79/lin. 23/ (Schema:)</text:p>
          </table:table-cell>
          <table:table-cell office:value-type="float" office:value="48" calcext:value-type="float">
            <text:p>48</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hi enim duo Troiam prodidisse dicuntur secundum Livium, quod et Vergilius per transitum tangit, ubi ait se quoque principibus permixtum agnovit Achivis, et excusat Horatius dicens ardentem sine fraude Troiam, hoc est sine proditione: quae quidem excusatio non vacat</text:p>
          </table:table-cell>
          <table:table-cell office:value-type="string" calcext:value-type="string">
            <text:p>se quoque principibus permixtum agnovit Achivis: ad illam propositionem pertinet qua dixit sunt hic etiam sua praemia laud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42/p. 90/lin. 18 to vol. 1/lib. 1/comm. ad uers. 242/p. 90/lin. 1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97/lin. 27/lin. 4 to vol. 1/lib. 1/p. 97/lin. 27/lin. 4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ut certe 'nomen' nobilitatem vel dignitatem, ut et nos aliquod nomen que decus que gessimus]].</text:p>
          </table:table-cell>
          <table:table-cell office:value-type="string" calcext:value-type="string">
            <text:p>SVA NOMINA propriam generositatem, ut et nos aliquod nomen que decus que gessim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48/p. 92/lin. 28 ("Seruius auctus") to vol. 1/lib. 1/comm. ad uers. 248/p. 92/lin. 28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240/p. 241/lin. 7/ to lib. 2/comm. ad vers. 240/p. 241/lin. 7/ (Schema:)</text:p>
          </table:table-cell>
          <table:table-cell office:value-type="float" office:value="68" calcext:value-type="float">
            <text:p>68</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quod autem dixit 'tua progenies', epexegesis est, ut ast ego quae divum incedo regina.</text:p>
          </table:table-cell>
          <table:table-cell office:value-type="string" calcext:value-type="string">
            <text:p>non dixit frater meus et maritus meus, ut supra posuit ast ego, quae divum incedo regina Iovis que et soror et coniunx.</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50/p. 93/lin. 10 to vol. 1/lib. 1/comm. ad uers. 250/p. 93/lin. 1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25/lin. 21/lin. 4 to vol. 1/lib. 1/p. 25/lin. 21/lin. 4 (Schema:)</text:p>
          </table:table-cell>
          <table:table-cell office:value-type="float" office:value="50" calcext:value-type="float">
            <text:p>5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od autem dixit 'tua progenies', epexegesis est, ut ast ego quae divum incedo regina.</text:p>
          </table:table-cell>
          <table:table-cell office:value-type="string" calcext:value-type="string">
            <text:p>in ordine autem hoc servandum est, quod sunt aliquae quae semper praeponuntur, ut at ast dicimus enim 'ast ego quae divum incedo regina', non 'ego as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50/p. 93/lin. 10 to vol. 1/lib. 1/comm. ad uers. 250/p. 93/lin. 10 (Schema:)</text:p>
          </table:table-cell>
          <table:table-cell office:value-type="string" calcext:value-type="string">
            <text:p>Seruius grammaticus (Maurus Seruius Honoratus)</text:p>
          </table:table-cell>
          <table:table-cell office:value-type="string" calcext:value-type="string">
            <text:p>Commentarius in artem Donati (LLA 612 - TLL SERV. gramm. IV 405 - SERV. gramm. IV 448)</text:p>
          </table:table-cell>
          <table:table-cell office:value-type="string" calcext:value-type="string">
            <text:p>p. 418/lin. 23/ to p. 418/lin. 23/ (Schema:)</text:p>
          </table:table-cell>
          <table:table-cell office:value-type="float" office:value="44" calcext:value-type="float">
            <text:p>44</text:p>
          </table:table-cell>
          <table:table-cell office:value-type="float" office:value="0" calcext:value-type="float">
            <text:p>0</text:p>
          </table:table-cell>
          <table:table-cell office:value-type="string" calcext:value-type="string">
            <text:p>Seruius grammaticus (Maurus Seruius Honoratus)</text:p>
          </table:table-cell>
          <table:table-cell/>
          <table:table-cell office:value-type="float" office:value="401" calcext:value-type="float">
            <text:p>401</text:p>
          </table:table-cell>
          <table:table-cell office:value-type="string" calcext:value-type="string">
            <text:p>401-PSERVCAMI_</text:p>
          </table:table-cell>
        </table:table-row>
        <table:table-row table:style-name="ro1">
          <table:table-cell office:value-type="string" calcext:value-type="string">
            <text:p>alias tamen 'olli' illi significat, ut olli dura quies oculos et ferreus urget somnus.</text:p>
          </table:table-cell>
          <table:table-cell office:value-type="string" calcext:value-type="string">
            <text:p>olli dura quies oculos et ferreus urget somnus, in aeternam conduntur lumina noct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54/p. 94/lin. 21 to vol. 1/lib. 1/comm. ad uers. 254/p. 94/lin. 2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589/lin. 20/lin. 1 to vol. 2/lib. 12/p. 589/lin. 20/lin. 1 (Schema:)</text:p>
          </table:table-cell>
          <table:table-cell office:value-type="float" office:value="54" calcext:value-type="float">
            <text:p>5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EQVE ME S(ENTENTIA) V(ERTIT) ad illud 'quae te, genitor, sententia vertit']].</text:p>
          </table:table-cell>
          <table:table-cell office:value-type="string" calcext:value-type="string">
            <text:p>ipso verbo usa est et in primo libro dicens quae te genitor sententia vertit? quod enim habet aliquid et vertitur, totum perdit et nullae in eo reliquiae remane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60/p. 97/lin. 8 ("Seruius auctus") to vol. 1/lib. 1/comm. ad uers. 260/p. 97/lin. 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296/lin. 1/lin. 1 to vol. 2/lib. 10/p. 296/lin. 2/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ordo autem est longissimus, nam aliter non procedit, 'sublimem que feres ad sidera caeli magnanimum Aeneam, tertia dum Latio regnantem viderit aestas'.</text:p>
          </table:table-cell>
          <table:table-cell office:value-type="string" calcext:value-type="string">
            <text:p>ecce dicit et quanto tempore regnaturus tertia dum Latio regnantem viderit aestas terna que transierint Rutulis hiberna subactis: haec procul dubio ad Aeneae, non ad provinciae personam pertine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65/p. 98/lin. 1 to vol. 1/lib. 1/comm. ad uers. 265/p. 98/lin. 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291/lin. 11/lin. 1 to vol. 2/lib. 10/p. 291/lin. 11/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ordo autem est longissimus, nam aliter non procedit, 'sublimem que feres ad sidera caeli magnanimum Aeneam, tertia dum Latio regnantem viderit aestas'.</text:p>
          </table:table-cell>
          <table:table-cell office:value-type="string" calcext:value-type="string">
            <text:p>pronuntiat futuram quidem ingentis belli curam, sed bona proventura posterius iterum ponit dicens tertia dum Latio regnantem viderit aestas: id est modico tempore regnaturum Aenean, hoc est triennio, cum que hoc dicit, ostendit procul dubio moriturum, sed quod fuit triste praetermissum es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65/p. 98/lin. 1 to vol. 1/lib. 1/comm. ad uers. 265/p. 98/lin. 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61/lin. 15/lin. 4 to vol. 1/lib. 1/p. 61/lin. 15/lin. 4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ERRAS CAELVM QVE FATIGAT alibi absumptae in Teucros vires caeli que maris que.</text:p>
          </table:table-cell>
          <table:table-cell office:value-type="string" calcext:value-type="string">
            <text:p>absumptae in Teucros vires caeli que maris que: quicquid in Troianorum necem mitti de caeli partibus potuit, quicquid de fluctibus procurari factum est totum totum que frustrat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80/p. 104/lin. 1 to vol. 1/lib. 1/comm. ad uers. 280/p. 104/lin. 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48/lin. 32/lin. 1 to vol. 2/lib. 7/p. 48/lin. 32/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mare' autem 't(erras que) c(aelum) q(ue) f(atigat)' alibi ostendit dicendo absumptae in Teucros vires caeli que maris que.</text:p>
          </table:table-cell>
          <table:table-cell office:value-type="string" calcext:value-type="string">
            <text:p>absumptae in Teucros vires caeli que maris que: quicquid in Troianorum necem mitti de caeli partibus potuit, quicquid de fluctibus procurari factum est totum totum que frustrat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80/p. 104/lin. 5 ("Seruius auctus") to vol. 1/lib. 1/comm. ad uers. 280/p. 104/lin. 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48/lin. 32/lin. 1 to vol. 2/lib. 7/p. 48/lin. 32/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ETAS iuxta veteres aetas hic pro tempore posita est, alibi pro modo annorum, ut est ubi iam firmata virum te fecerit aetas et aetas Lucinam iustos que pati hymenaeos]].</text:p>
          </table:table-cell>
          <table:table-cell office:value-type="string" calcext:value-type="string">
            <text:p>TE FECERIT AETAS 'aetas' hoc loco modum annorum significat, ut aetas Lucinam iustos que pati hymenaeos, nam subdidit desinit ante decem, post quattuor incipit anno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83/p. 104/lin. 25 ("Seruius auctus") to vol. 1/lib. 1/comm. ad uers. 283/p. 104/lin. 25 ("Seruius auctus")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4/vers. 37/p. 50/lin. 15 ("Seruius auctus")/ to Comm. in Buc. 4/vers. 37/p. 50/lin. 15 ("Seruius auctus")/ (Schema:)</text:p>
          </table:table-cell>
          <table:table-cell office:value-type="float" office:value="44" calcext:value-type="float">
            <text:p>44</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sic enim contra cum dicitur 'clausa omnia' bellum significatur, ut ipse quae moenia clausis ferrum acuant portis HOSPITIO ad hospitium.</text:p>
          </table:table-cell>
          <table:table-cell office:value-type="string" calcext:value-type="string">
            <text:p>aspice qui coeant populi, quae moenia clausis ferrum acuant portis in me excidium que meorum: epilogica dictio, quam idcirco ad finem distulit, ut melius partis miserationis inpler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298/p. 110/lin. 21 ("Seruius auctus") to vol. 1/lib. 1/comm. ad uers. 299/p. 110/lin. 2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71/lin. 14/lin. 1 to vol. 2/lib. 8/p. 171/lin. 14/lin. 1 (Schema:)</text:p>
          </table:table-cell>
          <table:table-cell office:value-type="float" office:value="42" calcext:value-type="float">
            <text:p>4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cum ait 'at pius Aeneas, per noctem plurima volvens, ut primum lux alma data est, exire locos que explorare novos, quas vento accesserit oras, qui teneant, nam inculta videt, homines ne ferae ne' manifeste longius ab urbe intellegitur</text:p>
          </table:table-cell>
          <table:table-cell office:value-type="string" calcext:value-type="string">
            <text:p>ait igitur at pius Aeneas per noctem plurima volvens, &lt;ut primum lux alma data est, exire locos que explorare novos, quas vento accesserit oras, qui teneant (nam inculta videt), homines ne ferae ne, quaerere constituit sociis que exacta referre&g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05/p. 111/lin. 23 ("Seruius auctus") to vol. 1/lib. 1/comm. ad uers. 305/p. 111/lin. 2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67/lin. 3/lin. 4 to vol. 1/lib. 1/p. 67/lin. 3/lin. 4 (Schema:)</text:p>
          </table:table-cell>
          <table:table-cell office:value-type="float" office:value="81" calcext:value-type="float">
            <text:p>8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udo autem capite ibi fuisse ostenditur, ubi ait restitit Aeneas clara que in luce refulsit, os umeros que deo similis</text:p>
          </table:table-cell>
          <table:table-cell office:value-type="string" calcext:value-type="string">
            <text:p>os, inquit, umeros que deo simil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05/p. 112/lin. 8 ("Seruius auctus") to vol. 1/lib. 1/comm. ad uers. 305/p. 112/lin. 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15/lin. 24/lin. 4 to vol. 1/lib. 1/p. 115/lin. 24/lin. 4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udo autem capite ibi fuisse ostenditur, ubi ait restitit Aeneas clara que in luce refulsit, os umeros que deo similis</text:p>
          </table:table-cell>
          <table:table-cell office:value-type="string" calcext:value-type="string">
            <text:p>restitit Aeneas clara que in luce refulsit: quantum gratiae dedit Aeneae, cum illum dicit splendore suo lucem diei tribuisse melior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05/p. 112/lin. 8 ("Seruius auctus") to vol. 1/lib. 1/comm. ad uers. 305/p. 112/lin. 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15/lin. 21/lin. 4 to vol. 1/lib. 1/p. 115/lin. 21/lin. 4 (Schema:)</text:p>
          </table:table-cell>
          <table:table-cell office:value-type="float" office:value="43" calcext:value-type="float">
            <text:p>4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que ipsa decoram caesariem nato genetrix lumen que iuventae purpureum et laetos oculis adflarat honores</text:p>
          </table:table-cell>
          <table:table-cell office:value-type="string" calcext:value-type="string">
            <text:p>namque ipsa decoram caesariem nato genetrix lumen que iuventae purpureum et laetos oculis adflarat honore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05/p. 112/lin. 8 ("Seruius auctus") to vol. 1/lib. 1/comm. ad uers. 305/p. 112/lin. 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15/lin. 24/lin. 4 to vol. 1/lib. 1/p. 115/lin. 24/lin. 4 (Schema:)</text:p>
          </table:table-cell>
          <table:table-cell office:value-type="float" office:value="99" calcext:value-type="float">
            <text:p>9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que ipsa decoram caesariem nato genetrix lumen que iuventae purpureum et laetos oculis adflarat honores</text:p>
          </table:table-cell>
          <table:table-cell office:value-type="string" calcext:value-type="string">
            <text:p>namque ipsa decoram caesariem nato genetrix lumen que iuventae purpureum et laetos oculis adflarat honore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05/p. 112/lin. 8 ("Seruius auctus") to vol. 1/lib. 1/comm. ad uers. 305/p. 112/lin. 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16/lin. 25/lin. 4 to vol. 1/lib. 1/p. 116/lin. 25/lin. 4 (Schema:)</text:p>
          </table:table-cell>
          <table:table-cell office:value-type="float" office:value="99" calcext:value-type="float">
            <text:p>9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VENATRIX similis venatrici, id est quasi venatrix, ut at medias inter caedes exultat Amazon]].</text:p>
          </table:table-cell>
          <table:table-cell office:value-type="string" calcext:value-type="string">
            <text:p>ait enim at medias inter caedes exultat Amazon unum exerta lat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18/p. 116/lin. 2 ("Seruius auctus") to vol. 1/lib. 1/comm. ad uers. 318/p. 116/lin. 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531/lin. 31/lin. 1 to vol. 2/lib. 11/p. 531/lin. 31/lin. 1 (Schema:)</text:p>
          </table:table-cell>
          <table:table-cell office:value-type="float" office:value="52" calcext:value-type="float">
            <text:p>5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c alibi et argenti magnum dat ferre talentum [[et tu das epulis accumbere divum:]] unde 'da bibere' usus obtinuit, quod facere non debemus, ne duo verba iungamus, nisi in poemate.</text:p>
          </table:table-cell>
          <table:table-cell office:value-type="string" calcext:value-type="string">
            <text:p>munera que in navis ternos optare iuvencos vina que, et haec extra praemium fuerant quae edendo vel bibendo consumi potuerant, et argenti magnum dat ferre talentum, hoc fuit quod augere rem familiarem potuit et praemium videri, alia tamen communia navibus fuera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18/p. 116/lin. 4 ("Seruius auctus") to vol. 1/lib. 1/comm. ad uers. 318/p. 116/lin. 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50/lin. 24/lin. 1 to vol. 1/lib. 5/p. 450/lin. 24/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EVS nunc adverbium vocantis est, alias interiectio dolentis, ut heus etiam mensas consumimus, inquit Iulus.</text:p>
          </table:table-cell>
          <table:table-cell office:value-type="string" calcext:value-type="string">
            <text:p>heus si dolorem significat, interiectio est, ut heus etiam mensas consumimus, inquit Iul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21/p. 116/lin. 13 to vol. 1/lib. 1/comm. ad uers. 321/p. 116/lin. 13 (Schema:)</text:p>
          </table:table-cell>
          <table:table-cell office:value-type="string" calcext:value-type="string">
            <text:p>Seruius grammaticus (Maurus Seruius Honoratus)</text:p>
          </table:table-cell>
          <table:table-cell office:value-type="string" calcext:value-type="string">
            <text:p>Commentarius in artem Donati (LLA 612 - TLL SERV. gramm. IV 405 - SERV. gramm. IV 448)</text:p>
          </table:table-cell>
          <table:table-cell office:value-type="string" calcext:value-type="string">
            <text:p>p. 440/lin. 2/ to p. 440/lin. 2/ (Schema:)</text:p>
          </table:table-cell>
          <table:table-cell office:value-type="float" office:value="72" calcext:value-type="float">
            <text:p>72</text:p>
          </table:table-cell>
          <table:table-cell office:value-type="float" office:value="0" calcext:value-type="float">
            <text:p>0</text:p>
          </table:table-cell>
          <table:table-cell office:value-type="string" calcext:value-type="string">
            <text:p>Seruius grammaticus (Maurus Seruius Honoratus)</text:p>
          </table:table-cell>
          <table:table-cell/>
          <table:table-cell office:value-type="float" office:value="401" calcext:value-type="float">
            <text:p>401</text:p>
          </table:table-cell>
          <table:table-cell office:value-type="string" calcext:value-type="string">
            <text:p>401-PSERVCAMI_</text:p>
          </table:table-cell>
        </table:table-row>
        <table:table-row table:style-name="ro1">
          <table:table-cell office:value-type="string" calcext:value-type="string">
            <text:p>HEVS nunc adverbium vocantis est, alias interiectio dolentis, ut heus etiam mensas consumimus, inquit Iulus.</text:p>
          </table:table-cell>
          <table:table-cell office:value-type="string" calcext:value-type="string">
            <text:p>et violare manu malis que audacibus orbem fatalis crusti patulis nec parcere quadris, he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21/p. 116/lin. 13 to vol. 1/lib. 1/comm. ad uers. 321/p. 116/lin. 1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20/lin. 1/lin. 1 to vol. 2/lib. 7/p. 20/lin. 1/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OMINVM QVE LOCORVM QVE ὑπερμετρος versus, unam enim plus habet syllabam: qui quotiens fit, debet sequens versus a vocali incipere, ut hoc loco, item omnia Mercurio similis, vocem que colorem que et crines flavos</text:p>
          </table:table-cell>
          <table:table-cell office:value-type="string" calcext:value-type="string">
            <text:p>ibat Apollo omnia longaevo similis, vocem que colorem que et crinis albos et saeva sonoribus arma: ibat, inquit, deus latens sub hominis forma et mortalem sustinens cultum ac voc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32/p. 119/lin. 1 to vol. 1/lib. 1/comm. ad uers. 332/p. 119/lin. 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71/lin. 31/lin. 1 to vol. 2/lib. 9/p. 271/lin. 31/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ia ait ubi templum illi centum que Sabaeo thure calent arae, sertis que recentibus halant.</text:p>
          </table:table-cell>
          <table:table-cell office:value-type="string" calcext:value-type="string">
            <text:p>ipsa Paphum sublimis abit sedes que revisit laeta suas, ubi templum illi centum que Sabaeo ture calent arae sertis que recentibus hala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35/p. 119/lin. 11 ("Seruius auctus") to vol. 1/lib. 1/comm. ad uers. 335/p. 119/lin. 1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88/lin. 21/lin. 4 to vol. 1/lib. 1/p. 88/lin. 21/lin. 4 (Schema:)</text:p>
          </table:table-cell>
          <table:table-cell office:value-type="float" office:value="76" calcext:value-type="float">
            <text:p>7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AVD EQVIDEM T(ALI) M(E) D(IGNOR) H(ONORE) ideo non amplectitur sacrificium, ut diutius lateat DIGNOR dignam me iudico, ut coniugio Anchisa Veneris dignate superbo, id est digne habite.</text:p>
          </table:table-cell>
          <table:table-cell office:value-type="string" calcext:value-type="string">
            <text:p>dicitur laus ipsa: coniugio Anchisa Veneris dignate superbo: non quo ipse quasi potior dignatus sit iungi matrimonio Veneris, sed quod dignus esset inventus qui ei iungeretur quae esset filia Iov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35/p. 119/lin. 15 ("Seruius auctus") to vol. 1/lib. 1/comm. ad uers. 335/p. 119/lin. 1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27/lin. 9/lin. 1 to vol. 1/lib. 3/p. 327/lin. 9/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sic dictum est, ut et tandem Euboicis Cumarum adlabitur oris, id est ad Cumas, quas fecerunt hi qui de Chalcide venerant, civitate Euboeae.</text:p>
          </table:table-cell>
          <table:table-cell office:value-type="string" calcext:value-type="string">
            <text:p>et sic dictum est, ut Arcades amb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38/p. 120/lin. 4 to vol. 1/lib. 1/comm. ad uers. 338/p. 120/lin. 4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127/p. 330/lin. 9 ("Seruius auctus")/ to lib. 4/comm. ad vers. 127/p. 330/lin. 9 ("Seruius auctus")/ (Schema:)</text:p>
          </table:table-cell>
          <table:table-cell office:value-type="float" office:value="33" calcext:value-type="float">
            <text:p>33</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et est naturalis interrogatio qui estis? unde estis? quo itis? sic ipse in octavo licet mutato ordine quo tenditis, inquit? qui genus? unde domo? IMO QVE TRAHENS A PECTORE VOCEM deest 'dixit'.</text:p>
          </table:table-cell>
          <table:table-cell office:value-type="string" calcext:value-type="string">
            <text:p>ergo aliquanto longius positus locutus est haec: iuvenes, quae causa subegit ignotas temptare vias? quo tenditis? inquit, qui genus? unde domo? pacem ne huc fertis an arma? oratio non superfluis in tanto metu, sed necessariis interrogationibus plen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69/p. 125/lin. 6 to vol. 1/lib. 1/comm. ad uers. 371/p. 125/lin. 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31/lin. 14/lin. 1 to vol. 2/lib. 8/p. 131/lin. 18/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OMPONET finiet, ut oblato gaudens componi foedere bellum [[et (non) nostrum inter vos tantas conponere lites.</text:p>
          </table:table-cell>
          <table:table-cell office:value-type="string" calcext:value-type="string">
            <text:p>unde male quidam totum iungunt 'non nostrum inter vos tantas componere lites': nam non negat se facturum esse quod faci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74/p. 126/lin. 13 ("Seruius auctus") to vol. 1/lib. 1/comm. ad uers. 374/p. 126/lin. 13 ("Seruius auctus")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3/vers. 108/p. 43/lin. 13/ to Comm. in Buc. 3/vers. 108/p. 43/lin. 13/ (Schema:)</text:p>
          </table:table-cell>
          <table:table-cell office:value-type="float" office:value="46" calcext:value-type="float">
            <text:p>46</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item templa dei saxo venerabar structa vetusto.</text:p>
          </table:table-cell>
          <table:table-cell office:value-type="string" calcext:value-type="string">
            <text:p>Templa dei saxo venerabar structa vetusto: opus templi vetustatis ratione laudav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75/p. 126/lin. 25 to vol. 1/lib. 1/comm. ad uers. 375/p. 126/lin. 2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75/lin. 8/lin. 1 to vol. 1/lib. 3/p. 275/lin. 8/lin. 1 (Schema:)</text:p>
          </table:table-cell>
          <table:table-cell office:value-type="float" office:value="62" calcext:value-type="float">
            <text:p>6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Varro deos penates quaedam sigilla lignea vel marmorea ab Aenea in Italiam dicit advecta, cuius rei ita Vergilius meminit effigies sacrae divum Phrygii que penates, quos me cum a Troia mediis que ex ignibus urbis extuleram.</text:p>
          </table:table-cell>
          <table:table-cell office:value-type="string" calcext:value-type="string">
            <text:p>effigies sacrae divum Phrygii que penates, quos me cum a Troia mediis que ex ignibus urbis extuleram, visi ante oculos adstare iacentis insomnis &lt;multo manifesti lumine&gt;: virtutes animi sui et meritum iuxta deos omni occasione commendat et subtiliter praefer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78/p. 128/lin. 3 ("Seruius auctus") to vol. 1/lib. 1/comm. ad uers. 378/p. 128/lin. 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85/lin. 29/lin. 1 to vol. 1/lib. 3/p. 285/lin. 29/lin. 1 (Schema:)</text:p>
          </table:table-cell>
          <table:table-cell office:value-type="float" office:value="42" calcext:value-type="float">
            <text:p>4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melius sic distinguitur 'Italiam quaero patriam et genus ab Iove summo': ut mihi sit Italia patria, Iovis genus efficit, propter Dardanum scilicet PHRYGIVM AEQVOR id est Hellespontum.</text:p>
          </table:table-cell>
          <table:table-cell office:value-type="string" calcext:value-type="string">
            <text:p>dixit ergo quo tenderet et addidit quod quaesitum non fuerat ornaturus meritum suum dicendo et genus ab Iove summ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80/p. 128/lin. 25 ("Seruius auctus") to vol. 1/lib. 1/comm. ad uers. 381/p. 129/lin. 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84/lin. 3/lin. 4 to vol. 1/lib. 1/p. 84/lin. 3/lin. 4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Varro in secundo divinarum dicit ex quo de Troia est egressus Aeneas, Veneris eum per diem cotidie stellam vidisse, donec ad agrum Laurentem veniret, in quo eam non vidit ulterius: qua re terras cognovit esse fatales: unde Vergilius hoc loco 'matre dea monstrante viam' [[et eripe, nate, fugam,]] item nusquam abero [[et descendo ac ducente deo]] et iam que iugis summae surgebat lucifer Idae.</text:p>
          </table:table-cell>
          <table:table-cell office:value-type="string" calcext:value-type="string">
            <text:p>de hoc monte]] stellae videntur occidere, sicut de Ida nasci, ut iam que iugis summae surgebat lucifer Ida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82/p. 129/lin. 7 ("Seruius auctus") to vol. 1/lib. 1/comm. ad uers. 382/p. 129/lin. 7 ("Seruius auctus")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8/vers. 30/p. 98/lin. 3 ("Seruius auctus")/ to Comm. in Buc. 8/vers. 30/p. 98/lin. 3 ("Seruius auctus")/ (Schema:)</text:p>
          </table:table-cell>
          <table:table-cell office:value-type="float" office:value="30" calcext:value-type="float">
            <text:p>30</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facit autem hoc frequenter Vergilius, ut hanc particulam subtrahat, ut at medias inter caedes exultat Amazon, quasi Amazon</text:p>
          </table:table-cell>
          <table:table-cell office:value-type="string" calcext:value-type="string">
            <text:p>ait enim at medias inter caedes exultat Amazon unum exerta lat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84/p. 129/lin. 24 to vol. 1/lib. 1/comm. ad uers. 384/p. 129/lin. 2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531/lin. 31/lin. 1 to vol. 2/lib. 11/p. 531/lin. 31/lin. 1 (Schema:)</text:p>
          </table:table-cell>
          <table:table-cell office:value-type="float" office:value="51" calcext:value-type="float">
            <text:p>5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VROPA ATQVE ASIA PVLSVS aut orbem in tres partes divisit et absolutum est, [[quia in Africa positus, quae orbis pars tertia est:]] aut si Europam tantum et Asiam intellegimus, [[ut Africa in Europa sit,]] invidiose locutus est, ut supra Venus cunctus ob Italiam terrarum clauditur orbis, quasi cum indignatione dicat, per Troiam Asia careo, per Italiam Europa.</text:p>
          </table:table-cell>
          <table:table-cell office:value-type="string" calcext:value-type="string">
            <text:p>propterea posuit quibus tot funera passis cunctus ob Italiam terrarum clauditur orbis, quod ad id redigitur, ut nec consistendi alicubi Troianis potestas sit nec ad Italiam perveniend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85/p. 130/lin. 3 ("Seruius auctus") to vol. 1/lib. 1/comm. ad uers. 385/p. 130/lin. 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52/lin. 32/lin. 4 to vol. 1/lib. 1/p. 52/lin. 32/lin. 4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VROPA ATQVE ASIA PVLSVS aut orbem in tres partes divisit et absolutum est, [[quia in Africa positus, quae orbis pars tertia est:]] aut si Europam tantum et Asiam intellegimus, [[ut Africa in Europa sit,]] invidiose locutus est, ut supra Venus cunctus ob Italiam terrarum clauditur orbis, quasi cum indignatione dicat, per Troiam Asia careo, per Italiam Europa.</text:p>
          </table:table-cell>
          <table:table-cell office:value-type="string" calcext:value-type="string">
            <text:p>o qui res hominum que deum que aeternis regis imperiis et fulmine terres, quid meus Aeneas in te committere tantum, quid Troes potuere, quibus tot funera passis cunctus ob Italiam terrarum clauditur orbis? haec materia vehementer artis et subtilitatis plena est et habet non tantum personarum verum etiam rerum servatam diligentissime ration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85/p. 130/lin. 3 ("Seruius auctus") to vol. 1/lib. 1/comm. ad uers. 385/p. 130/lin. 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51/lin. 15/lin. 4 to vol. 1/lib. 1/p. 51/lin. 19/lin. 4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tem in secundo quisquis es, amissos hinc iam obliviscere Graios, hoc est, qualibet ratione contra nos bella susceperis.</text:p>
          </table:table-cell>
          <table:table-cell office:value-type="string" calcext:value-type="string">
            <text:p>nam Sinon illi primo parti respondet qua supra Priamus dixit amissos hinc iam obliviscere Graios, noster er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87/p. 130/lin. 17 to vol. 1/lib. 1/comm. ad uers. 387/p. 130/lin. 1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69/lin. 22/lin. 1 to vol. 1/lib. 2/p. 169/lin. 22/lin. 1 (Schema:)</text:p>
          </table:table-cell>
          <table:table-cell office:value-type="float" office:value="53" calcext:value-type="float">
            <text:p>5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tem in secundo quisquis es, amissos hinc iam obliviscere Graios, hoc est, qualibet ratione contra nos bella susceperis.</text:p>
          </table:table-cell>
          <table:table-cell office:value-type="string" calcext:value-type="string">
            <text:p>quisquis es, amissos hinc iam obliviscere Graios, noster eris, mihi que haec edissere vera roganti: superioribus verbis breviter et succincte respond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87/p. 130/lin. 17 to vol. 1/lib. 1/comm. ad uers. 387/p. 130/lin. 1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66/lin. 26/lin. 1 to vol. 1/lib. 2/p. 166/lin. 26/lin. 1 (Schema:)</text:p>
          </table:table-cell>
          <table:table-cell office:value-type="float" office:value="53" calcext:value-type="float">
            <text:p>5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tem in secundo quisquis es, amissos hinc iam obliviscere Graios, hoc est, qualibet ratione contra nos bella susceperis.</text:p>
          </table:table-cell>
          <table:table-cell office:value-type="string" calcext:value-type="string">
            <text:p>amissos hinc iam obliviscere Graios: ecce dixit Graecus neque me Argolica de gente negabo et si vela darent, si forte dedissent, nec mihi iam patriam antiquam spes ulla vidend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87/p. 130/lin. 17 to vol. 1/lib. 1/comm. ad uers. 387/p. 130/lin. 1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66/lin. 32/lin. 1 to vol. 1/lib. 2/p. 166/lin. 32/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AVD CREDO INVISVS CAELESTIBVS litotes figura per contrarium significans, id est credo te esse carissimum superis: ut [[alibi munera nec sperno,]] supra mihi iussa capessere fas est.</text:p>
          </table:table-cell>
          <table:table-cell office:value-type="string" calcext:value-type="string">
            <text:p>Aeolus ergo quomodo contra responderit disseramus, sed primo videndum est quomodo etiam ipse benivolam fecit, ait enim tuus, o regina, quid optes explorare labor, mihi iussa capessere fas es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87/p. 130/lin. 19 ("Seruius auctus") to vol. 1/lib. 1/comm. ad uers. 387/p. 130/lin. 1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29/lin. 27/lin. 4 to vol. 1/lib. 1/p. 29/lin. 27/lin. 4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OETV dicit Plinius Secundus in naturali historia, omnes aves colli longioris aut recto ordine volare, ut pondus capitis praecedentis cauda sustentet: unde et prima plerumque deficiens relicto loco incipit esse postrema: aut in coetu se omnes invicem sustinere</text:p>
          </table:table-cell>
          <table:table-cell office:value-type="string" calcext:value-type="string">
            <text:p>sed meo iudicio ante omnes Plinius Secundus in Naturali historia primus legendus es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398/p. 134/lin. 2 ("Seruius auctus") to vol. 1/lib. 1/comm. ad uers. 398/p. 134/lin. 2 ("Seruius auctus") (Schema:)</text:p>
          </table:table-cell>
          <table:table-cell office:value-type="string" calcext:value-type="string">
            <text:p>Haloinus (Georgius Haloinus)</text:p>
          </table:table-cell>
          <table:table-cell office:value-type="string" calcext:value-type="string">
            <text:p>De restauratione linguae latinae libri III</text:p>
          </table:table-cell>
          <table:table-cell office:value-type="string" calcext:value-type="string">
            <text:p>lib. 3/cap. 3/§ 1/p. 157/lin. 10 to lib. 3/cap. 3/§ 1/p. 157/lin. 10 (Schema:)</text:p>
          </table:table-cell>
          <table:table-cell office:value-type="float" office:value="34" calcext:value-type="float">
            <text:p>34</text:p>
          </table:table-cell>
          <table:table-cell office:value-type="float" office:value="0" calcext:value-type="float">
            <text:p>0</text:p>
          </table:table-cell>
          <table:table-cell office:value-type="string" calcext:value-type="string">
            <text:p>Haloinus (Georgius Haloinus)</text:p>
          </table:table-cell>
          <table:table-cell/>
          <table:table-cell office:value-type="float" office:value="427" calcext:value-type="float">
            <text:p>427</text:p>
          </table:table-cell>
          <table:table-cell office:value-type="string" calcext:value-type="string">
            <text:p>427-RHALORLAT_</text:p>
          </table:table-cell>
        </table:table-row>
        <table:table-row table:style-name="ro1">
          <table:table-cell office:value-type="string" calcext:value-type="string">
            <text:p>[[INCESSV hoc verbum apud Vergilium saepe pro honore ponitur, ut ast ego quae divum incedo regina et mox forma pulcherrima Dido incessit]].</text:p>
          </table:table-cell>
          <table:table-cell office:value-type="string" calcext:value-type="string">
            <text:p>in ordine autem hoc servandum est, quod sunt aliquae quae semper praeponuntur, ut at ast dicimus enim 'ast ego quae divum incedo regina', non 'ego as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405/p. 135/lin. 9 ("Seruius auctus") to vol. 1/lib. 1/comm. ad uers. 405/p. 135/lin. 9 ("Seruius auctus") (Schema:)</text:p>
          </table:table-cell>
          <table:table-cell office:value-type="string" calcext:value-type="string">
            <text:p>Seruius grammaticus (Maurus Seruius Honoratus)</text:p>
          </table:table-cell>
          <table:table-cell office:value-type="string" calcext:value-type="string">
            <text:p>Commentarius in artem Donati (LLA 612 - TLL SERV. gramm. IV 405 - SERV. gramm. IV 448)</text:p>
          </table:table-cell>
          <table:table-cell office:value-type="string" calcext:value-type="string">
            <text:p>p. 418/lin. 23/ to p. 418/lin. 23/ (Schema:)</text:p>
          </table:table-cell>
          <table:table-cell office:value-type="float" office:value="47" calcext:value-type="float">
            <text:p>47</text:p>
          </table:table-cell>
          <table:table-cell office:value-type="float" office:value="0" calcext:value-type="float">
            <text:p>0</text:p>
          </table:table-cell>
          <table:table-cell office:value-type="string" calcext:value-type="string">
            <text:p>Seruius grammaticus (Maurus Seruius Honoratus)</text:p>
          </table:table-cell>
          <table:table-cell/>
          <table:table-cell office:value-type="float" office:value="401" calcext:value-type="float">
            <text:p>401</text:p>
          </table:table-cell>
          <table:table-cell office:value-type="string" calcext:value-type="string">
            <text:p>401-PSERVCAMI_</text:p>
          </table:table-cell>
        </table:table-row>
        <table:table-row table:style-name="ro1">
          <table:table-cell office:value-type="string" calcext:value-type="string">
            <text:p>[[INCESSV hoc verbum apud Vergilium saepe pro honore ponitur, ut ast ego quae divum incedo regina et mox forma pulcherrima Dido incessit]].</text:p>
          </table:table-cell>
          <table:table-cell office:value-type="string" calcext:value-type="string">
            <text:p>non dixit frater meus et maritus meus, ut supra posuit ast ego, quae divum incedo regina Iovis que et soror et coniunx.</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405/p. 135/lin. 9 ("Seruius auctus") to vol. 1/lib. 1/comm. ad uers. 405/p. 135/lin. 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25/lin. 21/lin. 4 to vol. 1/lib. 1/p. 25/lin. 21/lin. 4 (Schema:)</text:p>
          </table:table-cell>
          <table:table-cell office:value-type="float" office:value="45" calcext:value-type="float">
            <text:p>4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NCESSV hoc verbum apud Vergilium saepe pro honore ponitur, ut ast ego quae divum incedo regina et mox forma pulcherrima Dido incessit]].</text:p>
          </table:table-cell>
          <table:table-cell office:value-type="string" calcext:value-type="string">
            <text:p>me ne, inquit, in pronominibus est magnum dicendi pondus, ut quod non apertius dicitur intellegatur: me ne ergo, hoc est reginam deorum et sororem Iovis et coniugem, sicut infra, cum dolores suos persequeretur, aperuit dicendo ast ego quae divum incedo regina Iovis que et soror et coniunx.</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405/p. 135/lin. 9 ("Seruius auctus") to vol. 1/lib. 1/comm. ad uers. 405/p. 135/lin. 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8/lin. 3/lin. 4 to vol. 1/lib. 1/p. 18/lin. 3/lin. 4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MANIBVS SVBVOLVERE SAXA cur manibus? an quia adhuc machinae non erant? an ad construentium festinationem referre voluit?]] OPTARE eligere, ut tuus o regina quid optes.</text:p>
          </table:table-cell>
          <table:table-cell office:value-type="string" calcext:value-type="string">
            <text:p>Aeolus ergo quomodo contra responderit disseramus, sed primo videndum est quomodo etiam ipse benivolam fecit, ait enim tuus, o regina, quid optes explorare labor, mihi iussa capessere fas es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424/p. 140/lin. 7 ("Seruius auctus") to vol. 1/lib. 1/comm. ad uers. 425/p. 140/lin. 1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29/lin. 27/lin. 4 to vol. 1/lib. 1/p. 29/lin. 27/lin. 4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VLCO fossa: civitas enim, non domus circumdatur sulco: ut alibi ausim vel tenui vitem committere sulco.</text:p>
          </table:table-cell>
          <table:table-cell office:value-type="string" calcext:value-type="string">
            <text:p>SVLCIS fossis, ut ausim vel tenui vitem committere sulc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425/p. 140/lin. 11 to vol. 1/lib. 1/comm. ad uers. 425/p. 140/lin. 11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24/p. 220/lin. 5/ to lib. 2/comm. ad vers. 24/p. 220/lin. 5/ (Schema:)</text:p>
          </table:table-cell>
          <table:table-cell office:value-type="float" office:value="68" calcext:value-type="float">
            <text:p>68</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LVCVS ubicumque Vergilius lucum ponit, sequitur etiam consecratio, ut luco tum forte parentis Pilumni Turnus sacrata valle sedebat.</text:p>
          </table:table-cell>
          <table:table-cell office:value-type="string" calcext:value-type="string">
            <text:p>luco tum forte parentis Pilumni Turnus sacrata valle sedebat: ecce cum ea quae diximus Aeneas gereret, cum cautiorem Turnum facere debuisset inimici vicinitas tanta, sedet nulla que bellici certaminis tangitur cur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441/p. 144/lin. 7 to vol. 1/lib. 1/comm. ad uers. 441/p. 144/lin. 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184/lin. 7/lin. 1 to vol. 2/lib. 9/p. 184/lin. 7/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od cum displicuisset, quia bos semper subiugatus est, alio loco effosso caput equi inventum placuit, quia hoc animal licet subiugetur, bellicosum tamen est et vincit et plerumque concordat, ut ipse plenissime in illo loco bello armantur equi, bellum haec armenta minantur.</text:p>
          </table:table-cell>
          <table:table-cell office:value-type="string" calcext:value-type="string">
            <text:p>confirmatio adsertionis ipsius fuit et plenissima pronuntiatio qua additur bellum, o terra hospita, portas, bello armantur equi, bellum haec armenta minan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443/p. 144/lin. 24 to vol. 1/lib. 1/comm. ad uers. 443/p. 144/lin. 2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35/lin. 19/lin. 1 to vol. 1/lib. 3/p. 335/lin. 19/lin. 1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ed tamen idem olim curru succedere sueti quadrupedes et frena iugo concordia ferre: spes est pacis ait.</text:p>
          </table:table-cell>
          <table:table-cell office:value-type="string" calcext:value-type="string">
            <text:p>idem quippe iudicium suum ex interiore scientia prolatum sequenti et contraria disputatione dissolvit dicendo sed tamen idem olim curru succedere sueti quadrupedes et frena iugo concordia ferre: nonnumquam solet, inquit, hoc animalium genus et ad currum iungi et iuga portare et frena concorditer ferre: quo genere reductus in aliam partem spes et pacis a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443/p. 145/lin. 3 to vol. 1/lib. 1/comm. ad uers. 443/p. 145/lin. 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35/lin. 24/lin. 1 to vol. 1/lib. 3/p. 335/lin. 24/lin. 1 (Schema:)</text:p>
          </table:table-cell>
          <table:table-cell office:value-type="float" office:value="45" calcext:value-type="float">
            <text:p>4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ordo autem est 'lucus in urbe fuit media laetissimus umbra, quo loco iactati Poeni undis et turbine effodere caput acris equi, quod regia Iuno signum monstraverat'.</text:p>
          </table:table-cell>
          <table:table-cell office:value-type="string" calcext:value-type="string">
            <text:p>Lucus in urbe fuit media laetissimus umbra: nihil interest an lucus media in urbe fuerit an umbra fuerit media in luc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443/p. 145/lin. 8 ("Seruius auctus") to vol. 1/lib. 1/comm. ad uers. 443/p. 145/lin. 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90/lin. 19/lin. 4 to vol. 1/lib. 1/p. 90/lin. 19/lin. 4 (Schema:)</text:p>
          </table:table-cell>
          <table:table-cell office:value-type="float" office:value="49" calcext:value-type="float">
            <text:p>4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ane optima figura est quae numquam a principalitate discedit, ut atque humiles habitare casas accusativo iunxit, quia habeo domum dicimus, unde est habito frequentativum.</text:p>
          </table:table-cell>
          <table:table-cell office:value-type="string" calcext:value-type="string">
            <text:p>SILVAS HABITARE sicut atque humiles habitare casa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452/p. 148/lin. 1 to vol. 1/lib. 1/comm. ad uers. 452/p. 148/lin. 1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6/vers. 2/p. 65/lin. 3/ to Comm. in Buc. 6/vers. 2/p. 65/lin. 3/ (Schema:)</text:p>
          </table:table-cell>
          <table:table-cell office:value-type="float" office:value="32" calcext:value-type="float">
            <text:p>32</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et hic reddidit hoc primum in luco nova res oblata timorem leniit]].</text:p>
          </table:table-cell>
          <table:table-cell office:value-type="string" calcext:value-type="string">
            <text:p>hoc primum in luco nova res oblata timorem leniit, hic primum Aeneas sperare salutem ausus et adflictis melius confidere rebus: genus est proposition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463/p. 149/lin. 16 ("Seruius auctus") to vol. 1/lib. 1/comm. ad uers. 463/p. 149/lin. 1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91/lin. 12/lin. 4 to vol. 1/lib. 1/p. 91/lin. 12/lin. 4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ectoreos quoque fortes, ut nunc nunc insurgite remis, Hectorei socii.</text:p>
          </table:table-cell>
          <table:table-cell office:value-type="string" calcext:value-type="string">
            <text:p>nunc nunc insurgite remis, Hectorei socii, Troiae quos sorte suprema delegi comite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468/p. 150/lin. 6 to vol. 1/lib. 1/comm. ad uers. 468/p. 150/lin. 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44/lin. 29/lin. 1 to vol. 1/lib. 5/p. 444/lin. 29/lin. 1 (Schema:)</text:p>
          </table:table-cell>
          <table:table-cell office:value-type="float" office:value="53" calcext:value-type="float">
            <text:p>5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satis opportune a matribus festinatur ad templum, ut alibi nec non ad templum summas que ad Palladis arces.</text:p>
          </table:table-cell>
          <table:table-cell office:value-type="string" calcext:value-type="string">
            <text:p>nec non ad templum summas que ad Palladis arcis subvehitur magna matrum regina caterva dona ferens: cum haec agerentur, subvehebatur regina tendens ad templum et arcem Minervae ferens don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479/p. 152/lin. 1 to vol. 1/lib. 1/comm. ad uers. 479/p. 152/lin. 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86/lin. 31/lin. 1 to vol. 2/lib. 11/p. 486/lin. 31/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ASSIS participium est ab eo quod est 'pandor'.</text:p>
          </table:table-cell>
          <table:table-cell office:value-type="string" calcext:value-type="string">
            <text:p>HILARANS participium est ab eo quod est 'hilar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480/p. 152/lin. 12 to vol. 1/lib. 1/comm. ad uers. 480/p. 152/lin. 12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5/vers. 69/p. 62/lin. 24/ to Comm. in Buc. 5/vers. 69/p. 62/lin. 24/ (Schema:)</text:p>
          </table:table-cell>
          <table:table-cell office:value-type="float" office:value="81" calcext:value-type="float">
            <text:p>81</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ARMA Vulcania, ut ille indicat versus te potuit lacrimis Tithonia flectere coniunx.</text:p>
          </table:table-cell>
          <table:table-cell office:value-type="string" calcext:value-type="string">
            <text:p>te filia Nerei, te potuit lacrimis Tithonia flectere coniunx: extranearum personarum datur exemplum, ut quod illis facile praestitum est facilius praestetur uxor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489/p. 155/lin. 8 to vol. 1/lib. 1/comm. ad uers. 489/p. 155/lin. 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71/lin. 11/lin. 1 to vol. 2/lib. 8/p. 171/lin. 11/lin. 1 (Schema:)</text:p>
          </table:table-cell>
          <table:table-cell office:value-type="float" office:value="43" calcext:value-type="float">
            <text:p>4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amvis quidam iungant 'tum foribus divae media testudine templi', ut unum intellegas tectum templi et pronai: quod si est, sub medio tecto sunt fores.</text:p>
          </table:table-cell>
          <table:table-cell office:value-type="string" calcext:value-type="string">
            <text:p>post haec describitur ingressus eius in ipsum templum, in quo et sedere et de operum labore iudicare consueverat: tum foribus divae, media testudine templi, saepta armis solio que alte subnixa resed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505/p. 157/lin. 15 to vol. 1/lib. 1/comm. ad uers. 505/p. 157/lin. 1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00/lin. 9/lin. 4 to vol. 1/lib. 1/p. 100/lin. 9/lin. 4 (Schema:)</text:p>
          </table:table-cell>
          <table:table-cell office:value-type="float" office:value="46" calcext:value-type="float">
            <text:p>4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it gratiam referant? 'officio nec te certasse priorem paeniteat'.</text:p>
          </table:table-cell>
          <table:table-cell office:value-type="string" calcext:value-type="string">
            <text:p>officio nec te certasse priorem paeniteat: sunt et Siculis regionibus urbes arma que Troiano que a sanguine clarus Aceste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522/p. 161/lin. 15 ("Seruius auctus") to vol. 1/lib. 1/comm. ad uers. 522/p. 161/lin. 1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09/lin. 18/lin. 4 to vol. 1/lib. 1/p. 109/lin. 18/lin. 4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od autem Aeneam laudat, occulte etiam terrorem incutit dicendo 'nec bello maior et armis'.</text:p>
          </table:table-cell>
          <table:table-cell office:value-type="string" calcext:value-type="string">
            <text:p>rex erat Aeneas nobis, quo iustior alter nec pietate fuit nec bello maior et arm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522/p. 161/lin. 15 ("Seruius auctus") to vol. 1/lib. 1/comm. ad uers. 522/p. 161/lin. 1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09/lin. 16/lin. 4 to vol. 1/lib. 1/p. 109/lin. 16/lin. 4 (Schema:)</text:p>
          </table:table-cell>
          <table:table-cell office:value-type="float" office:value="61" calcext:value-type="float">
            <text:p>6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angit autem hoc latenter Vergilius illo loco me duce Dardanius Spartam expugnavit adulter.</text:p>
          </table:table-cell>
          <table:table-cell office:value-type="string" calcext:value-type="string">
            <text:p>quae causa fuit consurgere in arma Europam que Asiam que et foedera solvere furto? me duce Dardanius Spartam expugnavit adulter? aut ego tela dedi? fovi ve Cupidine bella? denique, ait, discutiamus causam tunc belli commoti et tu invenieris in crimin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526/p. 162/lin. 9 to vol. 1/lib. 1/comm. ad uers. 526/p. 162/lin. 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05/lin. 12/lin. 1 to vol. 2/lib. 10/p. 305/lin. 15/lin. 1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cursus verbum nauticum est, ut hunc cursum Iliacas vento tenuisse carinas.</text:p>
          </table:table-cell>
          <table:table-cell office:value-type="string" calcext:value-type="string">
            <text:p>diis equidem auspicibus reor et Iunone secunda hunc cursum Iliacas vento tenuisse carinas: obstabat suadentis voto unum, quod si obiceretur, movere potuisset, ne forte hoc ipsum contra voluntatem Iunonis fieret, quam constabat Troianis infesta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534/p. 164/lin. 5 ("Seruius auctus") to vol. 1/lib. 1/comm. ad uers. 534/p. 164/lin. 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62/lin. 3/lin. 1 to vol. 1/lib. 4/p. 362/lin. 3/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lii 'mortalia arma' pro humanitate accipiunt AT SPERATE DEOS abusive 'timete', ut alibi hunc ego si potui tantum sperare dolorem, cum speremus bona, timeamus adversa.</text:p>
          </table:table-cell>
          <table:table-cell office:value-type="string" calcext:value-type="string">
            <text:p>[[QVID NON SPEREMVS A(MANTES) 'speremus' pro 'timeamus', ut hunc ego si potui tantum sperare dolorem: vel quid non speremus perversi accidere, cum hoc mihi accider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542/p. 166/lin. 30 ("Seruius auctus") to vol. 1/lib. 1/comm. ad uers. 543/p. 167/lin. 1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8/vers. 26/p. 95/lin. 26 ("Seruius auctus")/ to Comm. in Buc. 8/vers. 26/p. 95/lin. 26 ("Seruius auctus")/ (Schema:)</text:p>
          </table:table-cell>
          <table:table-cell office:value-type="float" office:value="47" calcext:value-type="float">
            <text:p>47</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alii 'mortalia arma' pro humanitate accipiunt AT SPERATE DEOS abusive 'timete', ut alibi hunc ego si potui tantum sperare dolorem, cum speremus bona, timeamus adversa.</text:p>
          </table:table-cell>
          <table:table-cell office:value-type="string" calcext:value-type="string">
            <text:p>QVOD NVMQVAM VERITI SVMVS quia inopinata graviora sunt mala: unde ait Dido hunc ego si potui tantum sperare dolorem, et perferre, soror, poter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542/p. 166/lin. 30 ("Seruius auctus") to vol. 1/lib. 1/comm. ad uers. 543/p. 167/lin. 1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9/vers. 3/p. 109/lin. 10/ to Comm. in Buc. 9/vers. 3/p. 109/lin. 10/ (Schema:)</text:p>
          </table:table-cell>
          <table:table-cell office:value-type="float" office:value="46" calcext:value-type="float">
            <text:p>46</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SI VESCITVR AVRA vescor illa re, ut alibi vescitur Aeneas simul et Troiana iuventus perpetui tergo bovis et lustralibus extis.</text:p>
          </table:table-cell>
          <table:table-cell office:value-type="string" calcext:value-type="string">
            <text:p>vescitur Aeneas simul et Troiana iuventus perpetui tergo bovis et lustralibus extis: etiamsi Aeneae vel Teucris epulae illae displicebant, edebant tamen adposita, vel quia aliud non fuit vel quia sacris intererant quae omnia praeter bubulam recusaba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546/p. 167/lin. 26 to vol. 1/lib. 1/comm. ad uers. 546/p. 167/lin. 2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42/lin. 4/lin. 1 to vol. 2/lib. 8/p. 142/lin. 4/lin. 1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 VESCITVR AVRA vescor illa re, ut alibi vescitur Aeneas simul et Troiana iuventus perpetui tergo bovis et lustralibus extis.</text:p>
          </table:table-cell>
          <table:table-cell office:value-type="string" calcext:value-type="string">
            <text:p>vescitur Aeneas, simul et Troiana iuventus perpetui tergo bovis et lustralibus extis: cum hoc pronuntiamus, Aeneae nomen et Troianorum debemus extollere, quibus indigne adposita est bubula assa nec saltem aliquo iure condita, et revera iniuria fuit, si tollamus e medio sacrorum morem qui alia respueb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546/p. 167/lin. 26 to vol. 1/lib. 1/comm. ad uers. 546/p. 167/lin. 2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42/lin. 9/lin. 1 to vol. 2/lib. 8/p. 142/lin. 9/lin. 1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emper enim diluvio et incendio conparat bellum, ut in segetem veluti cum flamma furentibus austris incidit aut rapidus montano gurgite torrens.</text:p>
          </table:table-cell>
          <table:table-cell office:value-type="string" calcext:value-type="string">
            <text:p>idcirco ait in segetem veluti cum flamma furentibus austris incidit aut rapidus montano flumine torrens sternit agros, sternit sata laeta boum que labores praecipites que trahit silvas, stupet inscius alto accipiens sonitum saxi de vertice pasto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566/p. 172/lin. 3 to vol. 1/lib. 1/comm. ad uers. 566/p. 172/lin. 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89/lin. 11/lin. 1 to vol. 1/lib. 2/p. 189/lin. 11/lin. 1 (Schema:)</text:p>
          </table:table-cell>
          <table:table-cell office:value-type="float" office:value="48" calcext:value-type="float">
            <text:p>4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NCENDIA BELLI aut ardorem simpliciter belli, quia semper diluvio et incendio et tempestati conparat bellum, ut in segetem veluti cum flamma f(urentibus) a(ustris) i(ncidit) aut rapidus montano flumine torrens et alibi saevis effusa Mycenis tempestas ierit: aut potest subtilius dictum accipi, quod Ilium conflagravit incendio]].</text:p>
          </table:table-cell>
          <table:table-cell office:value-type="string" calcext:value-type="string">
            <text:p>idcirco ait in segetem veluti cum flamma furentibus austris incidit aut rapidus montano flumine torrens sternit agros, sternit sata laeta boum que labores praecipites que trahit silvas, stupet inscius alto accipiens sonitum saxi de vertice pasto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566/p. 172/lin. 6 ("Seruius auctus") to vol. 1/lib. 1/comm. ad uers. 566/p. 172/lin. 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89/lin. 11/lin. 1 to vol. 1/lib. 2/p. 189/lin. 11/lin. 1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melius ergo est 'vultis' bis intellegere, ut sit 'vultis regnis considere? vultis urbem quam statuo? vestra est', ut est eruet ille Argos Agamemnonias que Mycenas ipsum que Aeaciden: subaudis 'ille'.</text:p>
          </table:table-cell>
          <table:table-cell office:value-type="string" calcext:value-type="string">
            <text:p>caesis insignis Achivis, eruet ille Argos Agamemnonias que Mycenas ipsum que Aeaciden, genus armipotentis Achilli, ultus avos Troiae templa et temerata Minervae: quantum fili animos refecit promittendo interitum Graeciae et ultionem spondendo Troiani excidi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573/p. 173/lin. 18 to vol. 1/lib. 1/comm. ad uers. 573/p. 173/lin. 1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613/lin. 15/lin. 1 to vol. 1/lib. 6/p. 613/lin. 15/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BORI DECVS ebur a barro dictum, id est elephanto, ut Horatius quid tibi vis, mulier, nigris dignissima barris? sane naturam huius nominis nec derivatio nec obliqui casus reservant.</text:p>
          </table:table-cell>
          <table:table-cell office:value-type="string" calcext:value-type="string">
            <text:p>usus que est hac metri compositione tribus tantum cantibus, quorum primos versus adposui, Laudabunt alii claram Rhodon aut Mitylenen, Te maris et terrae numero que carentis harenae, Quid tibi vis mulier nigris dignissima barr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592/p. 176/lin. 19 to vol. 1/lib. 1/comm. ad uers. 592/p. 176/lin. 21 (Schema:)</text:p>
          </table:table-cell>
          <table:table-cell office:value-type="string" calcext:value-type="string">
            <text:p>Seruius grammaticus (Maurus Seruius Honoratus)</text:p>
          </table:table-cell>
          <table:table-cell office:value-type="string" calcext:value-type="string">
            <text:p>De metris Horatii ad Fortunatianum (LLA 612 - TLL SERV. gramm. IV 468 - SERV. gramm. IV 472)</text:p>
          </table:table-cell>
          <table:table-cell office:value-type="string" calcext:value-type="string">
            <text:p>p. 470/lin. 3/ to p. 470/lin. 3/ (Schema:)</text:p>
          </table:table-cell>
          <table:table-cell office:value-type="float" office:value="33" calcext:value-type="float">
            <text:p>33</text:p>
          </table:table-cell>
          <table:table-cell office:value-type="float" office:value="0" calcext:value-type="float">
            <text:p>0</text:p>
          </table:table-cell>
          <table:table-cell office:value-type="string" calcext:value-type="string">
            <text:p>Seruius grammaticus (Maurus Seruius Honoratus)</text:p>
          </table:table-cell>
          <table:table-cell/>
          <table:table-cell office:value-type="float" office:value="401" calcext:value-type="float">
            <text:p>401</text:p>
          </table:table-cell>
          <table:table-cell office:value-type="string" calcext:value-type="string">
            <text:p>401-PSERVHORA_</text:p>
          </table:table-cell>
        </table:table-row>
        <table:table-row table:style-name="ro1">
          <table:table-cell office:value-type="string" calcext:value-type="string">
            <text:p>[[PARIVS VE LAPIS C(IRCUMDATUR) A(URO) ut in decimo qualis gemma micat, fulvum quae dividit aurum]].</text:p>
          </table:table-cell>
          <table:table-cell office:value-type="string" calcext:value-type="string">
            <text:p>qualis gemma micat fulvum quae dividit aurum, aut collo decus aut capit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593/p. 177/lin. 2 ("Seruius auctus") to vol. 1/lib. 1/comm. ad uers. 593/p. 177/lin. 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10/lin. 6/lin. 1 to vol. 2/lib. 10/p. 310/lin. 6/lin. 1 (Schema:)</text:p>
          </table:table-cell>
          <table:table-cell office:value-type="float" office:value="51" calcext:value-type="float">
            <text:p>5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a futuro, ut 'nomen que tuum laudes que manebunt'.</text:p>
          </table:table-cell>
          <table:table-cell office:value-type="string" calcext:value-type="string">
            <text:p>nam in freta dum fluvii current, dum montibus umbrae lustrabunt, convexa polus dum sidera pascet, semper honos nomen que tuum laudes que manebu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606/p. 179/lin. 7 to vol. 1/lib. 1/comm. ad uers. 606/p. 179/lin. 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20/lin. 8/lin. 4 to vol. 1/lib. 1/p. 120/lin. 8/lin. 4 (Schema:)</text:p>
          </table:table-cell>
          <table:table-cell office:value-type="float" office:value="48" calcext:value-type="float">
            <text:p>4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a futuro, ut 'nomen que tuum laudes que manebunt'.</text:p>
          </table:table-cell>
          <table:table-cell office:value-type="string" calcext:value-type="string">
            <text:p>Unde tibi aeternas tali pro munere gratesReddere mens animus que meus non desinet unquam,Dum vox incolumis que mihi dum vita manebit,Nec nisi te nomen que tuum laudes que fateborEximias, toto te pectore compellab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606/p. 179/lin. 7 to vol. 1/lib. 1/comm. ad uers. 606/p. 179/lin. 7 (Schema:)</text:p>
          </table:table-cell>
          <table:table-cell office:value-type="string" calcext:value-type="string">
            <text:p>Istvanffy (Nicolaus Istvanffy)</text:p>
          </table:table-cell>
          <table:table-cell office:value-type="string" calcext:value-type="string">
            <text:p>Carmina</text:p>
          </table:table-cell>
          <table:table-cell office:value-type="string" calcext:value-type="string">
            <text:p>carm. 40/vers. 66 (p. 36)/p. 35/p. 1/ to carm. 40/vers. 66 (p. 36)/p. 35/p. 1/ (Schema:)</text:p>
          </table:table-cell>
          <table:table-cell office:value-type="float" office:value="31" calcext:value-type="float">
            <text:p>31</text:p>
          </table:table-cell>
          <table:table-cell office:value-type="float" office:value="0" calcext:value-type="float">
            <text:p>0</text:p>
          </table:table-cell>
          <table:table-cell office:value-type="string" calcext:value-type="string">
            <text:p>Istvanffy (Nicolaus Istvanffy)</text:p>
          </table:table-cell>
          <table:table-cell/>
          <table:table-cell office:value-type="float" office:value="428" calcext:value-type="float">
            <text:p>428</text:p>
          </table:table-cell>
          <table:table-cell office:value-type="string" calcext:value-type="string">
            <text:p>428-RISTVCARM_</text:p>
          </table:table-cell>
        </table:table-row>
        <table:table-row table:style-name="ro1">
          <table:table-cell office:value-type="string" calcext:value-type="string">
            <text:p>nam subiungit 'simul Aenean in regia ducit tecta, simul divum templis indicit honorem']].</text:p>
          </table:table-cell>
          <table:table-cell office:value-type="string" calcext:value-type="string">
            <text:p>sic memorat, simul Aenean in regia ducit tecta, simul divum templis indicit honorem: ut ostenderet plenam benignitatem animi, et Aenean duxit ad domum et ob eius adventum honorem templis indixit, ut esset publica gratulatio et ad societatem foederis illius etiam deorum favor acceder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632/p. 183/lin. 12 ("Seruius auctus") to vol. 1/lib. 1/comm. ad uers. 632/p. 183/lin. 1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22/lin. 26/lin. 4 to vol. 1/lib. 1/p. 122/lin. 26/lin. 4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notandum, quia affluentiam ubique exteris gentibus dat, Romanis frugalitatem, qui et duobus tantum cibis utebantur et in atriis sedebant edentes: unde Iuvenalis quis fercula septem secreto cenavit avus? et Vergilius perpetuis soliti patres considere mensis.</text:p>
          </table:table-cell>
          <table:table-cell office:value-type="string" calcext:value-type="string">
            <text:p>sedili, inquit, gramineo, quoniam in nemore convivium fuit et ratio ritus ipsius sedendi quam accumbendi consuetudinem fecerat.testatur hoc ipsum etiam alio loco Vergilius, denique in septimo libro hanc tetigit partem, cum diceret hoc illis curia templum, hae sacris sedes epulis, hic ariete caeso perpetuis soliti patres considere mens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637/p. 184/lin. 16 to vol. 1/lib. 1/comm. ad uers. 637/p. 184/lin. 1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41/lin. 7/lin. 1 to vol. 2/lib. 8/p. 141/lin. 7/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notandum, quia affluentiam ubique exteris gentibus dat, Romanis frugalitatem, qui et duobus tantum cibis utebantur et in atriis sedebant edentes: unde Iuvenalis quis fercula septem secreto cenavit avus? et Vergilius perpetuis soliti patres considere mensis.</text:p>
          </table:table-cell>
          <table:table-cell office:value-type="string" calcext:value-type="string">
            <text:p>hic sceptra accipere et primos attollere fasces regibus omen erat, hoc illis curia templum, haec sacris sedes epulis, hic ariete caeso perpetuis soliti patres considere mensis: ecce propter quam causam dixit tectum augustum, vel quia domus fuit regum vel quia reges ipsi illic regnandi auspicia sortiebantur, illic omnem suscipiebant potestatem, illic primum fasces erigeba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637/p. 184/lin. 16 to vol. 1/lib. 1/comm. ad uers. 637/p. 184/lin. 1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26/lin. 30/lin. 1 to vol. 2/lib. 7/p. 26/lin. 30/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inc est quam Belus et omnes a Belo soliti, cum inter patrem et filiam medius nullus existat.</text:p>
          </table:table-cell>
          <table:table-cell office:value-type="string" calcext:value-type="string">
            <text:p>quam Belus et omnes a Belo soliti: supplementum laudis est quia ipsa usi sunt maiores Didonis et durante merito usque ad ipsam per gradus succedendo transmissa es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642/p. 185/lin. 20 to vol. 1/lib. 1/comm. ad uers. 642/p. 185/lin. 2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41/lin. 3/lin. 4 to vol. 1/lib. 1/p. 141/lin. 3/lin. 4 (Schema:)</text:p>
          </table:table-cell>
          <table:table-cell office:value-type="float" office:value="51" calcext:value-type="float">
            <text:p>5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FERAT adferat, nuntiet, ut feret haec aliquam tibi fama salutem.</text:p>
          </table:table-cell>
          <table:table-cell office:value-type="string" calcext:value-type="string">
            <text:p>solve metus, feret haec aliquam tibi fama salutem&g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645/p. 186/lin. 9 to vol. 1/lib. 1/comm. ad uers. 645/p. 186/lin. 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93/lin. 21/lin. 4 to vol. 1/lib. 1/p. 93/lin. 21/lin. 4 (Schema:)</text:p>
          </table:table-cell>
          <table:table-cell office:value-type="float" office:value="73" calcext:value-type="float">
            <text:p>7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FERAT adferat, nuntiet, ut feret haec aliquam tibi fama salutem.</text:p>
          </table:table-cell>
          <table:table-cell office:value-type="string" calcext:value-type="string">
            <text:p>deinde sequitur solve metus, feret haec aliquam tibi fama salut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645/p. 186/lin. 9 to vol. 1/lib. 1/comm. ad uers. 645/p. 186/lin. 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94/lin. 11/lin. 4 to vol. 1/lib. 1/p. 94/lin. 11/lin. 4 (Schema:)</text:p>
          </table:table-cell>
          <table:table-cell office:value-type="float" office:value="69" calcext:value-type="float">
            <text:p>6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VPLICEM aut latam, ut duplici aptantur dentalia dorso, item at duplex agitur per lumbos spina: aut certe re vera duplicem gemmis et auro.</text:p>
          </table:table-cell>
          <table:table-cell office:value-type="string" calcext:value-type="string">
            <text:p>'duplici' autem 'dorso' aut lato, ut at duplex agitur per lumbos spina: aut re vera duplici, cuius utrumque eminet latus: nam fere huius modi sunt vomeres in Itali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655/p. 189/lin. 9 to vol. 1/lib. 1/comm. ad uers. 655/p. 189/lin. 9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172/p. 172/lin. 15/ to lib. 1/comm. ad vers. 172/p. 172/lin. 15/ (Schema:)</text:p>
          </table:table-cell>
          <table:table-cell office:value-type="float" office:value="51" calcext:value-type="float">
            <text:p>51</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et sciendum quia, cum tempus significatur, sub praepositio accusativo cohaeret, ut aut ubi sub lucem densa inter nubila sese diversi rumpunt radii.</text:p>
          </table:table-cell>
          <table:table-cell office:value-type="string" calcext:value-type="string">
            <text:p>et sciendum quia 'sub' praepositio, quando tempus significat, accusativo gaudet, ut hoc loco 'sub arcturum', id est circa arcturum, item aut ubi sub lucem densa inter nubila sese, et sub noctem cura recursat et item sub lucem exportant calath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662/p. 190/lin. 6 to vol. 1/lib. 1/comm. ad uers. 662/p. 190/lin. 6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67/p. 148/lin. 32/ to lib. 1/comm. ad vers. 67/p. 148/lin. 32/ (Schema:)</text:p>
          </table:table-cell>
          <table:table-cell office:value-type="float" office:value="57" calcext:value-type="float">
            <text:p>57</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sequitur causa 'hunc Phoenissa tenet Dido': timor ipsius 'et vereor quo se Iunonia vertant hospitia': rem ipsam 'quocirca capere ante dolis': modus 'qua facere id possis': quamdiu 'noctem non amplius unam': an difficile sit 'et notos pueri puer indue vultus': quomodo 'ut cum te gremio accipiet laetissima Dido': subito amabit 'occultum inspires ignem fallas que veneno': nihil promisit</text:p>
          </table:table-cell>
          <table:table-cell office:value-type="string" calcext:value-type="string">
            <text:p>designat igitur tempus quod amoribus oportunum est, designat etiam locum: tu, inquit, faciem illius noctem non amplius unam falle dolo et notos pueri puer indue vultus, ut, cum te gremio accipiet laetissima Dido regalis inter mensas laticem que Lyaeum, &lt;cum dabit amplexus atque oscula dulcia figet, occultum inspires ignem fallas que veneno&g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664/p. 191/lin. 12 ("Seruius auctus") to vol. 1/lib. 1/comm. ad uers. 664/p. 191/lin. 1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35/lin. 13/lin. 4 to vol. 1/lib. 1/p. 135/lin. 13/lin. 4 (Schema:)</text:p>
          </table:table-cell>
          <table:table-cell office:value-type="float" office:value="51" calcext:value-type="float">
            <text:p>5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unusquisque eum summum putat esse quem colit, ut summe deum sancti custos Soractis Apollo.</text:p>
          </table:table-cell>
          <table:table-cell office:value-type="string" calcext:value-type="string">
            <text:p>ET ME PHOEBVS AMAT aut simile est quod dicit, quia unicuique deus, quem colit, summus videtur, ut summe deum, sancti custos Soractis Apollo, ut Apollinem exaequaverit Iovi: aut certe ordo sit talis 'me et Phoebus amat', ut et plus dicat, nec Iovi videatur Apollinem compara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665/p. 191/lin. 20 to vol. 1/lib. 1/comm. ad uers. 665/p. 191/lin. 20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3/vers. 62/p. 37/lin. 26/ to Comm. in Buc. 3/vers. 62/p. 37/lin. 26/ (Schema:)</text:p>
          </table:table-cell>
          <table:table-cell office:value-type="float" office:value="38" calcext:value-type="float">
            <text:p>38</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REGALES INTER MENSAS epulas intemperantes, in quibus castitas rara est et facilis amoris occasio: unde est sine Cerere et Libero friget Venus.</text:p>
          </table:table-cell>
          <table:table-cell office:value-type="string" calcext:value-type="string">
            <text:p>huic sententiae etiam Terentius attestatur, qui dixit sine Cerere et Libero friget Ven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686/p. 194/lin. 13 to vol. 1/lib. 1/comm. ad uers. 686/p. 194/lin. 1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35/lin. 19/lin. 4 to vol. 1/lib. 1/p. 135/lin. 19/lin. 4 (Schema:)</text:p>
          </table:table-cell>
          <table:table-cell office:value-type="float" office:value="48" calcext:value-type="float">
            <text:p>4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ane notandum, quod interdum ubi inducit minorem festinantem parere, maiori respondentem eum non facit, ut hoc loco Cupidinem, ut in quarto ille patris magni parere parabat imperio, et in septimo exin Gorgoneis Alecto infecta venenis]].</text:p>
          </table:table-cell>
          <table:table-cell office:value-type="string" calcext:value-type="string">
            <text:p>ille patris magni parere parabat imperio et primum pedibus talaria nectit aurea, quae sublimem alis sive aequora supra seu terram rapido pariter cum flamine porta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689/p. 194/lin. 23 ("Seruius auctus") to vol. 1/lib. 1/comm. ad uers. 689/p. 194/lin. 2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86/lin. 9/lin. 1 to vol. 1/lib. 4/p. 386/lin. 9/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iscumbere autem iuxta consuetudinem suorum temporum dixit, quia olim sedentes vescebantur, ut ipse alibi gramineo que viros locat ipse sedili et perpetuis soliti patres considere mensis]].</text:p>
          </table:table-cell>
          <table:table-cell office:value-type="string" calcext:value-type="string">
            <text:p>sedili, inquit, gramineo, quoniam in nemore convivium fuit et ratio ritus ipsius sedendi quam accumbendi consuetudinem fecerat.testatur hoc ipsum etiam alio loco Vergilius, denique in septimo libro hanc tetigit partem, cum diceret hoc illis curia templum, hae sacris sedes epulis, hic ariete caeso perpetuis soliti patres considere mens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708/p. 198/lin. 16 ("Seruius auctus") to vol. 1/lib. 1/comm. ad uers. 708/p. 198/lin. 1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41/lin. 7/lin. 1 to vol. 2/lib. 8/p. 141/lin. 7/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c Terentius ut metum in quo nunc est adimam atque expleam animum gaudio.</text:p>
          </table:table-cell>
          <table:table-cell office:value-type="string" calcext:value-type="string">
            <text:p>hoc esse servandum in talibus causis etiam Terentius docet, qui dixit in Andria sed ubi inveniam Pamphilum, ut metum in quo nunc est adimam atque expleam animum gaudio? non enim convertere animum quispiam potest ad audiendum, nisi fuerit in timoris causa securior fact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720/p. 201/lin. 10 to vol. 1/lib. 1/comm. ad uers. 720/p. 201/lin. 1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60/lin. 22/lin. 4 to vol. 1/lib. 1/p. 60/lin. 26/lin. 4 (Schema:)</text:p>
          </table:table-cell>
          <table:table-cell office:value-type="float" office:value="42" calcext:value-type="float">
            <text:p>4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resides sane milites otiosi et pigri dicuntur, ut resides que movebit Tullus in arma viros]].</text:p>
          </table:table-cell>
          <table:table-cell office:value-type="string" calcext:value-type="string">
            <text:p>nosco crinis incana que menta regis Romani, primam qui legibus urbem fundabit, Curibus parvis et paupere terra missus in imperium magnum, cui deinde subibit otia qui rumpet patriae resides que movebit Tullus in arma viros et iam desueta triumphis agmina: multa signa eius ostendit, ut in multitudine media positus potuisset agnosc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722/p. 201/lin. 15 ("Seruius auctus") to vol. 1/lib. 1/comm. ad uers. 722/p. 201/lin. 1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611/lin. 7/lin. 1 to vol. 1/lib. 6/p. 611/lin. 7/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oronant' autem est aut inplent usque ad marginem, aut quia antiqui coronabant pocula, et sic libabant: unde est magnum cratera corona induit, inplevit que mero.</text:p>
          </table:table-cell>
          <table:table-cell office:value-type="string" calcext:value-type="string">
            <text:p>tum pater Anchises magnum cratera corona induit inplevit que mero divos que vocavit stans celsa in puppi: ob id, inquit, quod visa esset Italia, pater meus diis vota solveb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724/p. 201/lin. 27 to vol. 1/lib. 1/comm. ad uers. 724/p. 201/lin. 2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33/lin. 26/lin. 1 to vol. 1/lib. 3/p. 333/lin. 26/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VEL QVAE TARDIS MORA NOCTIBVS OBSTET id est aestivis, tarde venientibus</text:p>
          </table:table-cell>
          <table:table-cell office:value-type="string" calcext:value-type="string">
            <text:p>[[&lt;QVA VI MARIA ALTA TVMESCANT OBICIBVS RVPTIS VEL QVAE&gt; TARDIS MORA NOCTIBVS OBSTET Celsus Oceanum significari ait, qui aestu suo diffidit terram inter Mauretaniam et Hispaniam, ut hoc sit 'obicibus rupt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1/comm. ad uers. 746/p. 208/lin. 26 to vol. 1/lib. 1/comm. ad uers. 746/p. 208/lin. 26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479/p. 265/lin. 5 ("Seruius auctus")/ to lib. 2/comm. ad vers. 479/p. 265/lin. 5 ("Seruius auctus")/ (Schema:)</text:p>
          </table:table-cell>
          <table:table-cell office:value-type="float" office:value="41" calcext:value-type="float">
            <text:p>41</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cum enim dicit de Didone aurea conposuit sponda mediam que locavit ostendit illam regali, non sacerdotali loco discubuisse]].</text:p>
          </table:table-cell>
          <table:table-cell office:value-type="string" calcext:value-type="string">
            <text:p>Cum venit, aulaeis iam se regina superbis aurea conposuit sponda mediam que locavit: ecce provenit oportunitas loci et temporis quam praedixerat Ven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2/p. 211/lin. 14 ("Seruius auctus") to vol. 1/lib. 2/comm. ad uers. 2/p. 211/lin. 1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36/lin. 26/lin. 4 to vol. 1/lib. 1/p. 136/lin. 26/lin. 4 (Schema:)</text:p>
          </table:table-cell>
          <table:table-cell office:value-type="float" office:value="54" calcext:value-type="float">
            <text:p>5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um enim dicit de Didone aurea conposuit sponda mediam que locavit ostendit illam regali, non sacerdotali loco discubuisse]].</text:p>
          </table:table-cell>
          <table:table-cell office:value-type="string" calcext:value-type="string">
            <text:p>cum enim omnis accumbentis describeret, ait cum venit, aulaeis iam se regina superbis aurea conposuit sponda mediam que locavit: iam pater Aeneas et iam Troiana iuventus conveniunt strato que super discumbitur ostr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2/p. 211/lin. 14 ("Seruius auctus") to vol. 1/lib. 2/comm. ad uers. 2/p. 211/lin. 1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25/lin. 7/lin. 4 to vol. 1/lib. 1/p. 125/lin. 7/lin. 4 (Schema:)</text:p>
          </table:table-cell>
          <table:table-cell office:value-type="float" office:value="53" calcext:value-type="float">
            <text:p>5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hoc se commendat, ut paulo post aut quid in eversa vidi crudelius urbe? FANDO dum ipse dicit.</text:p>
          </table:table-cell>
          <table:table-cell office:value-type="string" calcext:value-type="string">
            <text:p>quem non incusavi amens hominum que deorum que? &lt;aut quid in eversa vidi crudelius urbe?&gt; dolore, inquit, nimio insanire coepi, in tantum ut perdito statu mentis omnis homines incusarem et universos inreverentibus verbis adpeterem deos calamitatis illius reos detinens cunctos qui ne unum quidem potui reperire tractand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8/p. 212/lin. 19 to vol. 1/lib. 2/comm. ad uers. 8/p. 212/lin. 2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248/lin. 12/lin. 1 to vol. 1/lib. 2/p. 248/lin. 13/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libi dum dicitur, ut fando aliquod si forte tuas pervenit ad aures, quia gerundi modus est.</text:p>
          </table:table-cell>
          <table:table-cell office:value-type="string" calcext:value-type="string">
            <text:p>itaque coniungitur fando aliquod si forte tuas pervenit ad auris Belidae nomen Palamedis et inclita fama gloria, quem falsa sub proditione Pelasgi insontem infando indicio, quia bella vetabat, demisere neci, nunc cassum lumine lugent: Palamedis vera fuit fabul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8/p. 212/lin. 21 to vol. 1/lib. 2/comm. ad uers. 8/p. 212/lin. 2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58/lin. 9/lin. 1 to vol. 1/lib. 2/p. 158/lin. 9/lin. 1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MILES VLIXI [sane] quaedam si singulariter proferantur, interdum gratiora sunt, ut Tros Tyrius que mihi nullo discrimine agetur.</text:p>
          </table:table-cell>
          <table:table-cell office:value-type="string" calcext:value-type="string">
            <text:p>noverat enim se dixisse cessate nobis cum addens Tros Tyrius que mihi nullo discrimine age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7/p. 213/lin. 23 ("Seruius auctus") to vol. 1/lib. 2/comm. ad uers. 7/p. 213/lin. 2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13/lin. 22/lin. 4 to vol. 1/lib. 1/p. 113/lin. 22/lin. 4 (Schema:)</text:p>
          </table:table-cell>
          <table:table-cell office:value-type="float" office:value="58" calcext:value-type="float">
            <text:p>5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MILES VLIXI [sane] quaedam si singulariter proferantur, interdum gratiora sunt, ut Tros Tyrius que mihi nullo discrimine agetur.</text:p>
          </table:table-cell>
          <table:table-cell office:value-type="string" calcext:value-type="string">
            <text:p>Tros Tyrius que mihi nullo discrimine agetur: huic parti non plene respond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7/p. 213/lin. 23 ("Seruius auctus") to vol. 1/lib. 2/comm. ad uers. 7/p. 213/lin. 2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13/lin. 19/lin. 4 to vol. 1/lib. 1/p. 113/lin. 19/lin. 4 (Schema:)</text:p>
          </table:table-cell>
          <table:table-cell office:value-type="float" office:value="43" calcext:value-type="float">
            <text:p>4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est figura ab eo quod praecedit id quod sequitur.</text:p>
          </table:table-cell>
          <table:table-cell office:value-type="string" calcext:value-type="string">
            <text:p>IGNEA V(ENIS) O(MNIBVS) A(CTA) SITIS fervidus calor: ab eo quod praecedit id quod sequi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48/p. 223/lin. 20 to vol. 1/lib. 2/comm. ad uers. 48/p. 223/lin. 20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3/comm. ad vers. 483/p. 314/lin. 11/ to lib. 3/comm. ad vers. 483/p. 314/lin. 11/ (Schema:)</text:p>
          </table:table-cell>
          <table:table-cell office:value-type="float" office:value="63" calcext:value-type="float">
            <text:p>63</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et est figura ab eo quod praecedit id quod sequitur.</text:p>
          </table:table-cell>
          <table:table-cell office:value-type="string" calcext:value-type="string">
            <text:p>INFIDOS AGITANS DISCORDIA FRATRES discordiam posuit pro avaritia: ab eo, quod praecedit, id quod sequi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48/p. 223/lin. 20 to vol. 1/lib. 2/comm. ad uers. 48/p. 223/lin. 20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496/p. 266/lin. 18/ to lib. 2/comm. ad vers. 496/p. 266/lin. 18/ (Schema:)</text:p>
          </table:table-cell>
          <table:table-cell office:value-type="float" office:value="56" calcext:value-type="float">
            <text:p>56</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quod] hic de Sinone rem flaminis a rege factam debemus accipere, ipse viro primus manicas atque arta levari vincla iubet Priamus</text:p>
          </table:table-cell>
          <table:table-cell office:value-type="string" calcext:value-type="string">
            <text:p>ipse viro primus manicas atque arta levari vincla iubet Priamus: usque adeo flendo singulorum animos flexit, ut haec Priamus statim removeri iussisset quibus fuerat nexus Sinon, ut securior redditus cetera quae habere putabatur fideliter enarrar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57/p. 225/lin. 9 ("Seruius auctus") to vol. 1/lib. 2/comm. ad uers. 57/p. 225/lin. 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66/lin. 18/lin. 1 to vol. 1/lib. 2/p. 166/lin. 18/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od ipse exposuit 'Troiam que aperiret Achivis' FIDENS ANIMI ut o praestans animi iuvenis.</text:p>
          </table:table-cell>
          <table:table-cell office:value-type="string" calcext:value-type="string">
            <text:p>VICTVS QVE ANIMI sic hoc dixit, ut o praestans animi iuven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60/p. 226/lin. 3 ("Seruius auctus") to vol. 1/lib. 2/comm. ad uers. 61/p. 226/lin. 5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490/p. 356/lin. 22/ to lib. 4/comm. ad vers. 490/p. 356/lin. 22/ (Schema:)</text:p>
          </table:table-cell>
          <table:table-cell office:value-type="float" office:value="50" calcext:value-type="float">
            <text:p>50</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et hoc ad fidem faciendam: non enim turbatus, supra enim ait 'seu versare dolos, seu certae occumbere morti'.</text:p>
          </table:table-cell>
          <table:table-cell office:value-type="string" calcext:value-type="string">
            <text:p>VERSEMVS pascamus, [[quoniam qui pascit, huc et illuc agit pecus, quod est versare, ut est in Aeneide tu currum deserto in gramine versas: aut exerceamus et tractemus, ut in undecimo consilio versare dolos ingressus et item seu versare dolos seu certae occumbere mort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67/p. 227/lin. 15 ("Seruius auctus") to vol. 1/lib. 2/comm. ad uers. 67/p. 227/lin. 15 ("Seruius auctus")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10/vers. 68/p. 126/lin. 20 ("Seruius auctus")/ to Comm. in Buc. 10/vers. 68/p. 126/lin. 20 ("Seruius auctus")/ (Schema:)</text:p>
          </table:table-cell>
          <table:table-cell office:value-type="float" office:value="33" calcext:value-type="float">
            <text:p>33</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INERMIS quidam supplex accipiunt, ut tendentem que manus Priamum conspexit inermes]].</text:p>
          </table:table-cell>
          <table:table-cell office:value-type="string" calcext:value-type="string">
            <text:p>quis enim mortuum vendit nisi inpius? quis in regno positus perinde que locuples aurum desiderat nisi avarus? tum vero ingentem gemitum dat pectore ab imo, ut spolia, ut currus ut que ipsum corpus amici tendentem que manus Priamum conspexit inerm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67/p. 227/lin. 17 ("Seruius auctus") to vol. 1/lib. 2/comm. ad uers. 67/p. 227/lin. 1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96/lin. 28/lin. 4 to vol. 1/lib. 1/p. 97/lin. 1/lin. 4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deo autem 'tis' et 'ris' diximus, quia palus, licet paludis longa sit 'lu', brevis tamen non numquam invenitur, quia in 'dis' exit genetivus, ut Horatius sterilis que diu palus apta que remis.</text:p>
          </table:table-cell>
          <table:table-cell office:value-type="string" calcext:value-type="string">
            <text:p>us vero, cum in genitivo crescente u longa permanserit, producitur, ut virtus virtutis, tellus telluris, excepto uno palus, quod in genitivo dis terminatur, ut palus paludis: unde est 'sterilis que diu palus apta que rem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69/p. 227/lin. 26 to vol. 1/lib. 2/comm. ad uers. 69/p. 227/lin. 26 (Schema:)</text:p>
          </table:table-cell>
          <table:table-cell office:value-type="string" calcext:value-type="string">
            <text:p>Seruius grammaticus (Maurus Seruius Honoratus)</text:p>
          </table:table-cell>
          <table:table-cell office:value-type="string" calcext:value-type="string">
            <text:p>De finalibus ad Aquilinum (LLA 612 - TLL SERV. gramm. IV 449 - SERV. gramm. IV 455)</text:p>
          </table:table-cell>
          <table:table-cell office:value-type="string" calcext:value-type="string">
            <text:p>p. 452/lin. 30/ to p. 452/lin. 30/ (Schema:)</text:p>
          </table:table-cell>
          <table:table-cell office:value-type="float" office:value="39" calcext:value-type="float">
            <text:p>39</text:p>
          </table:table-cell>
          <table:table-cell office:value-type="float" office:value="0" calcext:value-type="float">
            <text:p>0</text:p>
          </table:table-cell>
          <table:table-cell office:value-type="string" calcext:value-type="string">
            <text:p>Seruius grammaticus (Maurus Seruius Honoratus)</text:p>
          </table:table-cell>
          <table:table-cell/>
          <table:table-cell office:value-type="float" office:value="401" calcext:value-type="float">
            <text:p>401</text:p>
          </table:table-cell>
          <table:table-cell office:value-type="string" calcext:value-type="string">
            <text:p>401-PSERVFINA_</text:p>
          </table:table-cell>
        </table:table-row>
        <table:table-row table:style-name="ro1">
          <table:table-cell office:value-type="string" calcext:value-type="string">
            <text:p>'aequora' vero modo maria, alibi campos, ut ac prius ignotum ferro quam scindimus aequor: dictum enim est ab aequalitate.</text:p>
          </table:table-cell>
          <table:table-cell office:value-type="string" calcext:value-type="string">
            <text:p>ET AEQVORA PONTI non sine causa addidit 'ponti', quia sunt et campi aequora, ut ac prius ignotum ferro quam scindimus aequo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69/p. 227/lin. 26 to vol. 1/lib. 2/comm. ad uers. 69/p. 227/lin. 26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469/p. 212/lin. 26/ to lib. 1/comm. ad vers. 469/p. 212/lin. 26/ (Schema:)</text:p>
          </table:table-cell>
          <table:table-cell office:value-type="float" office:value="47" calcext:value-type="float">
            <text:p>47</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nec si miserum Fortuna Sinonem finxit, vanum etiam mendacem que inproba finget'.</text:p>
          </table:table-cell>
          <table:table-cell office:value-type="string" calcext:value-type="string">
            <text:p>nec si miserum fortuna Sinonem finxit, vanum etiam mendacem que inproba finget: etsi cum periculo meo, inquit, verum loqua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69/p. 228/lin. 14 ("Seruius auctus") to vol. 1/lib. 2/comm. ad uers. 69/p. 228/lin. 1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57/lin. 24/lin. 1 to vol. 1/lib. 2/p. 157/lin. 24/lin. 1 (Schema:)</text:p>
          </table:table-cell>
          <table:table-cell office:value-type="float" office:value="75" calcext:value-type="float">
            <text:p>7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lii 'nomen' nobilitatem, accipiunt, ut cui genus et quondam nomen nati que fuissent]].</text:p>
          </table:table-cell>
          <table:table-cell office:value-type="string" calcext:value-type="string">
            <text:p>et faciem que deae vestem que reponit, fit Beroe Tmarii coniunx longaeva Dorycli, &lt;cui genus et quondam nomen nati que fuissent&gt;: fraus quaesita est ad fallend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89/p. 232/lin. 22 ("Seruius auctus") to vol. 1/lib. 2/comm. ad uers. 89/p. 232/lin. 2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94/lin. 1/lin. 1 to vol. 1/lib. 5/p. 494/lin. 1/lin. 1 (Schema:)</text:p>
          </table:table-cell>
          <table:table-cell office:value-type="float" office:value="43" calcext:value-type="float">
            <text:p>4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VICTOR autem ut quidam volunt voti compos, ut est quam septem ingentia victor corpora fundat humi, quia aliter dictum potuit non bene a Troianis accipi.</text:p>
          </table:table-cell>
          <table:table-cell office:value-type="string" calcext:value-type="string">
            <text:p>nec prius absistit quam septem ingentia victor corpora fundat humi et numerum cum&gt; navibus aequet: quod ait navem in conspectu nullam, tris litore cervos prospicit, prospicit bis accipiendum, ut sit navem nullam prospicit, sed prospicit cervo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95/p. 233/lin. 14 ("Seruius auctus") to vol. 1/lib. 2/comm. ad uers. 95/p. 233/lin. 1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42/lin. 10/lin. 4 to vol. 1/lib. 1/p. 42/lin. 10/lin. 4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lii 'arma' consilium, alii occasionem, non nulli insidias intellegunt: quidam 'conscius arma' hypallagen putant pro 'conscientia arma', ut et quondam patriis ad Troiam missus in armis et arma deos que parant comites et alia arma Latinis quaerenda]].</text:p>
          </table:table-cell>
          <table:table-cell office:value-type="string" calcext:value-type="string">
            <text:p>et quondam patriis ad Troiam missus in armis: apparebat eum ex iis esse qui ex partibus Graeciae ad expugnandam venerant Troia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99/p. 234/lin. 7 ("Seruius auctus") to vol. 1/lib. 2/comm. ad uers. 99/p. 234/lin. 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40/lin. 22/lin. 1 to vol. 1/lib. 3/p. 340/lin. 22/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MAGNO MERCENTVR id est pretio, ut Turno tempus erit magno cum optaverit emptum intactum Pallanta.</text:p>
          </table:table-cell>
          <table:table-cell office:value-type="string" calcext:value-type="string">
            <text:p>conpletum est quod supra est positum Turno tempus erit magno cum optaverit emptum intactum Pallanta et cum spolia ista diem que oder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104/p. 235/lin. 13 to vol. 1/lib. 2/comm. ad uers. 104/p. 235/lin. 1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641/lin. 12/lin. 1 to vol. 2/lib. 12/p. 641/lin. 12/lin. 1 (Schema:)</text:p>
          </table:table-cell>
          <table:table-cell office:value-type="float" office:value="63" calcext:value-type="float">
            <text:p>6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MAGNO MERCENTVR id est pretio, ut Turno tempus erit magno cum optaverit emptum intactum Pallanta.</text:p>
          </table:table-cell>
          <table:table-cell office:value-type="string" calcext:value-type="string">
            <text:p>Turno tempus erit magno cum optaverit emptum intactum Pallanta et cum spolia ista diem que oderit: gaudebat in praesenti futuri nescius exitus sui, non prosperis suis rebus, sed inde magis unde laetabatur advers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104/p. 235/lin. 13 to vol. 1/lib. 2/comm. ad uers. 104/p. 235/lin. 1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56/lin. 22/lin. 1 to vol. 2/lib. 10/p. 356/lin. 22/lin. 1 (Schema:)</text:p>
          </table:table-cell>
          <table:table-cell office:value-type="float" office:value="41" calcext:value-type="float">
            <text:p>4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libi 'oracula' responsa, ut lapsis quaesitum oracula rebus et quin adeas vatem precibus que oracula poscas]].</text:p>
          </table:table-cell>
          <table:table-cell office:value-type="string" calcext:value-type="string">
            <text:p>hic tibi ne qua morae fuerint dispendia tanti, quamvis increpitent socii et vi cursus in altum vela vocet possis que sinus inplere secundos, quin adeas vatem precibus que oracula poscas, ipsa canat vocem que volens atque ora resolvat: noli, inquit, anxius esse de mor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114/p. 236/lin. 24 ("Seruius auctus") to vol. 1/lib. 2/comm. ad uers. 114/p. 236/lin. 2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25/lin. 11/lin. 1 to vol. 1/lib. 3/p. 325/lin. 11/lin. 1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venit ab eo quod est 'ultra</text:p>
          </table:table-cell>
          <table:table-cell office:value-type="string" calcext:value-type="string">
            <text:p>'Phoebe' autem venit ab eo quod est 'Phoeb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145/p. 243/lin. 21 to vol. 1/lib. 2/comm. ad uers. 145/p. 243/lin. 21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431/p. 210/lin. 24/ to lib. 1/comm. ad vers. 431/p. 210/lin. 24/ (Schema:)</text:p>
          </table:table-cell>
          <table:table-cell office:value-type="float" office:value="68" calcext:value-type="float">
            <text:p>68</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et venit ab eo quod est 'ultra</text:p>
          </table:table-cell>
          <table:table-cell office:value-type="string" calcext:value-type="string">
            <text:p>observabimus in declinatione conparationum adverbium hoc quod venit ab eo quod est facilis et difficil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145/p. 243/lin. 21 to vol. 1/lib. 2/comm. ad uers. 145/p. 243/lin. 21 (Schema:)</text:p>
          </table:table-cell>
          <table:table-cell office:value-type="string" calcext:value-type="string">
            <text:p>Anonymus Bobiensis</text:p>
          </table:table-cell>
          <table:table-cell office:value-type="string" calcext:value-type="string">
            <text:p>Excerpta Bobiensia (perperam 'Ex Charisii Arte grammatica excerpta' dicta) (LLA 611 - TLL EXC. Bob. gramm. I)</text:p>
          </table:table-cell>
          <table:table-cell office:value-type="string" calcext:value-type="string">
            <text:p>p. 556/lin. 32/ to p. 556/lin. 32/ (Schema:)</text:p>
          </table:table-cell>
          <table:table-cell office:value-type="float" office:value="38" calcext:value-type="float">
            <text:p>38</text:p>
          </table:table-cell>
          <table:table-cell office:value-type="float" office:value="0" calcext:value-type="float">
            <text:p>0</text:p>
          </table:table-cell>
          <table:table-cell office:value-type="string" calcext:value-type="string">
            <text:p>Anonymus Bobiensis</text:p>
          </table:table-cell>
          <table:table-cell/>
          <table:table-cell office:value-type="float" office:value="412" calcext:value-type="float">
            <text:p>412</text:p>
          </table:table-cell>
          <table:table-cell office:value-type="string" calcext:value-type="string">
            <text:p>412-PZBOBEBCH_</text:p>
          </table:table-cell>
        </table:table-row>
        <table:table-row table:style-name="ro1">
          <table:table-cell office:value-type="string" calcext:value-type="string">
            <text:p>et venit ab eo quod est 'ultra</text:p>
          </table:table-cell>
          <table:table-cell office:value-type="string" calcext:value-type="string">
            <text:p>[[et aliter: verbum 'infode' venit ab eo quod est 'fodio fodis fodit', unde Plautus in Rudente luto usus multo multam terram confod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145/p. 243/lin. 21 to vol. 1/lib. 2/comm. ad uers. 145/p. 243/lin. 21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348/p. 249/lin. 11 ("Seruius auctus")/ to lib. 2/comm. ad vers. 348/p. 249/lin. 11 ("Seruius auctus")/ (Schema:)</text:p>
          </table:table-cell>
          <table:table-cell office:value-type="float" office:value="37" calcext:value-type="float">
            <text:p>37</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nam hysterologia unius sermonis est, ut transtra per et remos.</text:p>
          </table:table-cell>
          <table:table-cell office:value-type="string" calcext:value-type="string">
            <text:p>IPSIS EX ex ipsis, ut transtra per et remos, id est per transtr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162/p. 247/lin. 5 to vol. 1/lib. 2/comm. ad uers. 162/p. 247/lin. 5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6/vers. 19/p. 67/lin. 26/ to Comm. in Buc. 6/vers. 19/p. 67/lin. 26/ (Schema:)</text:p>
          </table:table-cell>
          <table:table-cell office:value-type="float" office:value="49" calcext:value-type="float">
            <text:p>49</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nam hysterologia unius sermonis est, ut transtra per et remos.</text:p>
          </table:table-cell>
          <table:table-cell office:value-type="string" calcext:value-type="string">
            <text:p>praepositiones cum postpositae fuerint, si casum suum reservent, adhuc praepositiones sunt, ut 'transtra per et remo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162/p. 247/lin. 5 to vol. 1/lib. 2/comm. ad uers. 162/p. 247/lin. 5 (Schema:)</text:p>
          </table:table-cell>
          <table:table-cell office:value-type="string" calcext:value-type="string">
            <text:p>Seruius grammaticus (Maurus Seruius Honoratus)</text:p>
          </table:table-cell>
          <table:table-cell office:value-type="string" calcext:value-type="string">
            <text:p>Commentarius in artem Donati (LLA 612 - TLL SERV. gramm. IV 405 - SERV. gramm. IV 448)</text:p>
          </table:table-cell>
          <table:table-cell office:value-type="string" calcext:value-type="string">
            <text:p>p. 420/lin. 8/ to p. 420/lin. 8/ (Schema:)</text:p>
          </table:table-cell>
          <table:table-cell office:value-type="float" office:value="46" calcext:value-type="float">
            <text:p>46</text:p>
          </table:table-cell>
          <table:table-cell office:value-type="float" office:value="0" calcext:value-type="float">
            <text:p>0</text:p>
          </table:table-cell>
          <table:table-cell office:value-type="string" calcext:value-type="string">
            <text:p>Seruius grammaticus (Maurus Seruius Honoratus)</text:p>
          </table:table-cell>
          <table:table-cell/>
          <table:table-cell office:value-type="float" office:value="401" calcext:value-type="float">
            <text:p>401</text:p>
          </table:table-cell>
          <table:table-cell office:value-type="string" calcext:value-type="string">
            <text:p>401-PSERVCAMI_</text:p>
          </table:table-cell>
        </table:table-row>
        <table:table-row table:style-name="ro1">
          <table:table-cell office:value-type="string" calcext:value-type="string">
            <text:p>quis enim ignorat Palladium simulacrum Minervae esse? quam autem sacrum fuerit, hinc docet, quod ait 'nec dubiis ea signa dedit Tritonia monstris.</text:p>
          </table:table-cell>
          <table:table-cell office:value-type="string" calcext:value-type="string">
            <text:p>item subiungit falsa, ut media veritas superioribus et deinceps mendaciis positis adderet fidem: ex illo fluere ac retro sublapsa referri spes Danaum, fractae vires, aversa deae mens.nec dubiis ea signa dedit Tritonia monstr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172/p. 249/lin. 20 ("Seruius auctus") to vol. 1/lib. 2/comm. ad uers. 172/p. 249/lin. 2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70/lin. 31/lin. 1 to vol. 1/lib. 2/p. 170/lin. 31/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BILA id est sibilantia, nam participium est: cum enim nomen est, 'sibilus' dicimus, ut nam neque me tantum venientis sibilus austri.</text:p>
          </table:table-cell>
          <table:table-cell office:value-type="string" calcext:value-type="string">
            <text:p>hinc est, quod annos a fructibus computat, ut post aliquot mea regna videns mirabor aristas, hinc etiam illae comparationes sunt nam neque me tantum venientis sibilus austri nec percussa iuvant fluctu tam litora nec quae saxosas inter d(ecurrunt) f(lumina) valle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211/p. 255/lin. 18 to vol. 1/lib. 2/comm. ad uers. 211/p. 255/lin. 18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Prooem./p. 4/lin. 13/ to Prooem./p. 4/lin. 13/ (Schema:)</text:p>
          </table:table-cell>
          <table:table-cell office:value-type="float" office:value="35" calcext:value-type="float">
            <text:p>35</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NOVVS magnus, ut Pollio et ipse facit nova carmina</text:p>
          </table:table-cell>
          <table:table-cell office:value-type="string" calcext:value-type="string">
            <text:p>NOVA FORMIDINE magna ut Pollio et ipse facit nova carmin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228/p. 258/lin. 1 to vol. 1/lib. 2/comm. ad uers. 228/p. 258/lin. 1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356/p. 347/lin. 11/ to lib. 4/comm. ad vers. 356/p. 347/lin. 11/ (Schema:)</text:p>
          </table:table-cell>
          <table:table-cell office:value-type="float" office:value="83" calcext:value-type="float">
            <text:p>83</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NOVVS magnus, ut Pollio et ipse facit nova carmina</text:p>
          </table:table-cell>
          <table:table-cell office:value-type="string" calcext:value-type="string">
            <text:p>novum dicitur et magnum, ut Pollio et ipse facit nova carmin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228/p. 258/lin. 1 to vol. 1/lib. 2/comm. ad uers. 228/p. 258/lin. 1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43/p. 142/lin. 29 ("Seruius auctus")/ to lib. 1/comm. ad vers. 43/p. 142/lin. 29 ("Seruius auctus")/ (Schema:)</text:p>
          </table:table-cell>
          <table:table-cell office:value-type="float" office:value="78" calcext:value-type="float">
            <text:p>78</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NOVVS magnus, ut Pollio et ipse facit nova carmina</text:p>
          </table:table-cell>
          <table:table-cell office:value-type="string" calcext:value-type="string">
            <text:p>alii novum mustum intellegunt, vel merum, quale numquam habuerit, ut Pollio et ipse facit nova carmin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228/p. 258/lin. 1 to vol. 1/lib. 2/comm. ad uers. 228/p. 258/lin. 1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5/vers. 71/p. 63/lin. 3 ("Seruius auctus")/ to Comm. in Buc. 5/vers. 71/p. 63/lin. 3 ("Seruius auctus")/ (Schema:)</text:p>
          </table:table-cell>
          <table:table-cell office:value-type="float" office:value="55" calcext:value-type="float">
            <text:p>55</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SCELVS supplicium: ab eo quod praecedit id quod sequitur.</text:p>
          </table:table-cell>
          <table:table-cell office:value-type="string" calcext:value-type="string">
            <text:p>IGNEA V(ENIS) O(MNIBVS) A(CTA) SITIS fervidus calor: ab eo quod praecedit id quod sequi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229/p. 258/lin. 7 to vol. 1/lib. 2/comm. ad uers. 229/p. 258/lin. 7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3/comm. ad vers. 483/p. 314/lin. 11/ to lib. 3/comm. ad vers. 483/p. 314/lin. 11/ (Schema:)</text:p>
          </table:table-cell>
          <table:table-cell office:value-type="float" office:value="62" calcext:value-type="float">
            <text:p>62</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SCELVS supplicium: ab eo quod praecedit id quod sequitur.</text:p>
          </table:table-cell>
          <table:table-cell office:value-type="string" calcext:value-type="string">
            <text:p>INFIDOS AGITANS DISCORDIA FRATRES discordiam posuit pro avaritia: ab eo, quod praecedit, id quod sequi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229/p. 258/lin. 7 to vol. 1/lib. 2/comm. ad uers. 229/p. 258/lin. 7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496/p. 266/lin. 18/ to lib. 2/comm. ad vers. 496/p. 266/lin. 18/ (Schema:)</text:p>
          </table:table-cell>
          <table:table-cell office:value-type="float" office:value="61" calcext:value-type="float">
            <text:p>61</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quidam 'tergo' quasi 'a tergo suo' accipiunt, tum quia Laocoon manu reducta a tergo suo iecerit telum, ut est ecce aliud summa telum librabat ab aure]].</text:p>
          </table:table-cell>
          <table:table-cell office:value-type="string" calcext:value-type="string">
            <text:p>hoc acrior idem ecce aliud summa telum librabat ab aure: magna copia describentis, magna varietas: supra dixit adducto lacerto missum telum, hic dixit ab aure librab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231/p. 258/lin. 17 ("Seruius auctus") to vol. 1/lib. 2/comm. ad uers. 231/p. 258/lin. 1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45/lin. 3/lin. 1 to vol. 2/lib. 9/p. 245/lin. 3/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sequitur 'quater ipso in limine portae'.</text:p>
          </table:table-cell>
          <table:table-cell office:value-type="string" calcext:value-type="string">
            <text:p>quater ipso in limine portae substitit atque utero sonitum quater arma dede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234/p. 258/lin. 27 to vol. 1/lib. 2/comm. ad uers. 234/p. 258/lin. 2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80/lin. 21/lin. 1 to vol. 1/lib. 2/p. 180/lin. 21/lin. 1 (Schema:)</text:p>
          </table:table-cell>
          <table:table-cell office:value-type="float" office:value="48" calcext:value-type="float">
            <text:p>4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sequitur 'quater ipso in limine portae'.</text:p>
          </table:table-cell>
          <table:table-cell office:value-type="string" calcext:value-type="string">
            <text:p>quomodo enim equus in media urbe labebatur qui portas nondum fuerat ingressus? posterius enim dictum est quater ipso in limine portae substit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234/p. 258/lin. 27 to vol. 1/lib. 2/comm. ad uers. 234/p. 258/lin. 2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80/lin. 16/lin. 1 to vol. 1/lib. 2/p. 180/lin. 17/lin. 1 (Schema:)</text:p>
          </table:table-cell>
          <table:table-cell office:value-type="float" office:value="43" calcext:value-type="float">
            <text:p>4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BAT veniebat, ut nunc primum a navibus itis.</text:p>
          </table:table-cell>
          <table:table-cell office:value-type="string" calcext:value-type="string">
            <text:p>nam quae tam sera moratur segnities? alii rapiunt incensa ferunt que Pergama, vos celsis nunc primum a navibus it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254/p. 262/lin. 1 to vol. 1/lib. 2/comm. ad uers. 254/p. 262/lin. 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98/lin. 23/lin. 1 to vol. 1/lib. 2/p. 198/lin. 24/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FLAMMAS CVM REGIA PVPPIS more militiae, ut dat clarum e puppi signum.</text:p>
          </table:table-cell>
          <table:table-cell office:value-type="string" calcext:value-type="string">
            <text:p>postquam cuncta videt caelo constare sereno, dat clarum e puppi signum, nos castra movemus, hoc est navigi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256/p. 262/lin. 18 to vol. 1/lib. 2/comm. ad uers. 256/p. 262/lin. 1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33/lin. 11/lin. 1 to vol. 1/lib. 3/p. 333/lin. 11/lin. 1 (Schema:)</text:p>
          </table:table-cell>
          <table:table-cell office:value-type="float" office:value="42" calcext:value-type="float">
            <text:p>4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unde est et bis sex thoraca petitum perfossum que locis, propter duodecim populos Tusciae</text:p>
          </table:table-cell>
          <table:table-cell office:value-type="string" calcext:value-type="string">
            <text:p>et bis sex thoraca petitum perfossum que locis: quanta vis fuit istius qui duodecim plagis occidi non potu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278/p. 266/lin. 11 to vol. 1/lib. 2/comm. ad uers. 278/p. 266/lin. 1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07/lin. 3/lin. 1 to vol. 2/lib. 11/p. 407/lin. 3/lin. 1 (Schema:)</text:p>
          </table:table-cell>
          <table:table-cell office:value-type="float" office:value="64" calcext:value-type="float">
            <text:p>6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unde est gens illi triplex, populi sub gente quaterni.</text:p>
          </table:table-cell>
          <table:table-cell office:value-type="string" calcext:value-type="string">
            <text:p>gens illi triplex, populi sub gente quaterni: sub tribus gentibus populi quaterni fuerant hoc est duodeci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278/p. 266/lin. 14 to vol. 1/lib. 2/comm. ad uers. 278/p. 266/lin. 1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19/lin. 4/lin. 1 to vol. 2/lib. 10/p. 319/lin. 4/lin. 1 (Schema:)</text:p>
          </table:table-cell>
          <table:table-cell office:value-type="float" office:value="56" calcext:value-type="float">
            <text:p>5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deo enim ardet, quia proximus est:]] ut Mantua vae miserae nimium vicina Cremonae.</text:p>
          </table:table-cell>
          <table:table-cell office:value-type="string" calcext:value-type="string">
            <text:p>qui cum non sufficerent, etiam Mantuanorum iussit distribui, non propter culpam, sed propter vicinitatem, unde est Mantua vae miserae nimium vicina Cremona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311/p. 270/lin. 24 ("Seruius auctus") to vol. 1/lib. 2/comm. ad uers. 311/p. 270/lin. 24 ("Seruius auctus")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Prooem./p. 3/lin. 1/ to Prooem./p. 3/lin. 1/ (Schema:)</text:p>
          </table:table-cell>
          <table:table-cell office:value-type="float" office:value="53" calcext:value-type="float">
            <text:p>53</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NEC SAT RATIONIS IN ARMIS aut quoniam 'amens', ideo nec sat rationis: aut ostendere vult, primam ei cogitationem fuisse de patria, sed subveniendi ei armis nullam fuisse rationem, ardente iam patria</text:p>
          </table:table-cell>
          <table:table-cell office:value-type="string" calcext:value-type="string">
            <text:p>nec sat rationis in armis, sed glomerare manum bello et concurrere in arcem cum sociis ardent animi: non enim, inquit, integram mentis intentionem habere potui quem tubarum licet hostilium clangor et excidium patriae genitalis accender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314/p. 271/lin. 18 ("Seruius auctus") to vol. 1/lib. 2/comm. ad uers. 314/p. 271/lin. 1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90/lin. 2/lin. 1 to vol. 1/lib. 2/p. 190/lin. 2/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umero bis quinos silet ille dies, non 'bis quinas'</text:p>
          </table:table-cell>
          <table:table-cell office:value-type="string" calcext:value-type="string">
            <text:p>bis quinos silet ille dies tectus que recusat prodere voce sua quemquam aut opponere mort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324/p. 273/lin. 13 ("Seruius auctus") to vol. 1/lib. 2/comm. ad uers. 324/p. 273/lin. 1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63/lin. 21/lin. 1 to vol. 1/lib. 2/p. 163/lin. 21/lin. 1 (Schema:)</text:p>
          </table:table-cell>
          <table:table-cell office:value-type="float" office:value="45" calcext:value-type="float">
            <text:p>4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um ergo hoc esset, tamen omisso consilio 'in flammas et in arma feror']].</text:p>
          </table:table-cell>
          <table:table-cell office:value-type="string" calcext:value-type="string">
            <text:p>dixerat enim pulchrum que mori succurrit in armis: ecce hic dixit in flammas et in arma feror, ut ostenderet in tanto discrimine civitatis et desperatione omnium rerum mori se maluisse quam vive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336/p. 275/lin. 22 ("Seruius auctus") to vol. 1/lib. 2/comm. ad uers. 336/p. 275/lin. 2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93/lin. 31/lin. 1 to vol. 1/lib. 2/p. 193/lin. 31/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cut etiam maritus, unde est quos ego sim totiens iam dedignata maritos.</text:p>
          </table:table-cell>
          <table:table-cell office:value-type="string" calcext:value-type="string">
            <text:p>CONIVGIS non quae erat, sed quae fore sperabatur: sic in quarto Aeneidis quos ego sim totiens iam dedignata marito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344/p. 276/lin. 15 to vol. 1/lib. 2/comm. ad uers. 344/p. 276/lin. 15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8/vers. 18/p. 94/lin. 28/ to Comm. in Buc. 8/vers. 18/p. 94/lin. 28/ (Schema:)</text:p>
          </table:table-cell>
          <table:table-cell office:value-type="float" office:value="55" calcext:value-type="float">
            <text:p>55</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INPROBA VENTRIS a necessitate et causa duplici: una 'quos inproba ventris exegit caecos rabies', altera 'catuli que relicti faucibus expectant']].</text:p>
          </table:table-cell>
          <table:table-cell office:value-type="string" calcext:value-type="string">
            <text:p>inde lupi ceu raptores atra in nebula, quos inproba ventris exegit caecos rabies catuli que relicti faucibus expectant siccis, per tela, per hostis vadimus haut dubiam in mortem mediae que tenemus urbis iter, nox atra cava circumvolat umbra: secundum necessitatem temporis miram conparationem indux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356/p. 278/lin. 5 ("Seruius auctus") to vol. 1/lib. 2/comm. ad uers. 356/p. 278/lin. 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95/lin. 19/lin. 1 to vol. 1/lib. 2/p. 195/lin. 19/lin. 1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TERNVNTVR INERTIA PASSIM CORPORA aut non repugnantia, ut pecora inter inertia votis optat aprum: aut 'inertia', dum occiduntur, ut inbellem avertis Romanis arcibus Indum, hoc est avertendo ostendis inbellem.</text:p>
          </table:table-cell>
          <table:table-cell office:value-type="string" calcext:value-type="string">
            <text:p>at puer Ascanius mediis in vallibus acri gaudet equo iam que hos cursu iam praeterit illos spumantem que dari pecora inter inertia votis optat aprum aut fulvum descendere monte leonem: Ascanius quoque pro aetate lauda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364/p. 279/lin. 3 to vol. 1/lib. 2/comm. ad uers. 364/p. 279/lin. 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73/lin. 18/lin. 1 to vol. 1/lib. 4/p. 373/lin. 18/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OENAS DANT moriuntur indigne: hoc enim proprie significat, [[ut heu nimium virgo, nimium crudele luisti supplicium, item nunc pereat Teucris que pio det sanguine poenas.</text:p>
          </table:table-cell>
          <table:table-cell office:value-type="string" calcext:value-type="string">
            <text:p>nunc pereat Teucris que pio det sanguine poenas: hoc invidiosum es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366/p. 279/lin. 14 ("Seruius auctus") to vol. 1/lib. 2/comm. ad uers. 366/p. 279/lin. 1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72/lin. 1/lin. 1 to vol. 2/lib. 10/p. 372/lin. 1/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elum enim dicitur secundum Graecam etymologiam απο του τηλοθεν quicquid longe iaci potest: quamquam legerimus de gladio at non hoc telum mea quod vi dextera versat et sequitur dixit et sublatum consurgit in ensem.</text:p>
          </table:table-cell>
          <table:table-cell office:value-type="string" calcext:value-type="string">
            <text:p>quippe auxilio Iunonis detortum est vulnus a Turni corpore portae que magis infixum: ictus quam validus fuit, ut exceptum at non hoc telum mea quod vi dextera versat effugie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468/p. 291/lin. 8 to vol. 1/lib. 2/comm. ad uers. 468/p. 291/lin. 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80/lin. 7/lin. 1 to vol. 2/lib. 9/p. 280/lin. 7/lin. 1 (Schema:)</text:p>
          </table:table-cell>
          <table:table-cell office:value-type="float" office:value="41" calcext:value-type="float">
            <text:p>4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MISCETVR perturbatur, ut nec quisquam aeratas acies ex agmine tanto misceri putat.</text:p>
          </table:table-cell>
          <table:table-cell office:value-type="string" calcext:value-type="string">
            <text:p>nec quisquam aeratas acies ex agmine tanto misceri putet, aeriam sed gurgite ab alto urgeri volucrum raucarum ad litora nubem: non invenietur qui putet illum avium numerum aliqua posse ratione confundi, cum tendit ad litor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487/p. 294/lin. 1 to vol. 1/lib. 2/comm. ad uers. 487/p. 294/lin. 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101/lin. 23/lin. 1 to vol. 2/lib. 7/p. 101/lin. 23/lin. 1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FORSITAN ET PRIAMI FVERINT QVAE FATA REQVIRAS [[bene de Priamo obtulit narrationem, quia leviter strinxerat 'Priamum que per aras sanguine foedantem quos ipse sacraverat ignes'.</text:p>
          </table:table-cell>
          <table:table-cell office:value-type="string" calcext:value-type="string">
            <text:p>vidi Hecubam centum que nurus Priamum que per aras sanguine foedantem quos ipse sacraverat ign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506/p. 296/lin. 22 ("Seruius auctus") to vol. 1/lib. 2/comm. ad uers. 506/p. 296/lin. 2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216/lin. 23/lin. 1 to vol. 1/lib. 2/p. 216/lin. 23/lin. 1 (Schema:)</text:p>
          </table:table-cell>
          <table:table-cell office:value-type="float" office:value="58" calcext:value-type="float">
            <text:p>5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oc est illud multa super Priamo rogitans, super Hectore multa]].</text:p>
          </table:table-cell>
          <table:table-cell office:value-type="string" calcext:value-type="string">
            <text:p>idcirco ait nec non et vario noctem sermone trahebat infelix Dido longum que bibebat amorem multa super Priamo rogitans, super Hectore multa, nunc quibus Aurorae venisset filius armis, nunc quales Diomedis equi, nunc quantus Achille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506/p. 297/lin. 1 ("Seruius auctus") to vol. 1/lib. 2/comm. ad uers. 506/p. 297/lin. 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43/lin. 30/lin. 4 to vol. 1/lib. 1/p. 143/lin. 30/lin. 4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 autem 'mediis' legeris, non stat versus, nisi excluso 's', ut inter se coisse viros et decernere ferro.</text:p>
          </table:table-cell>
          <table:table-cell office:value-type="string" calcext:value-type="string">
            <text:p>alii 'colos' legunt, ut excluso 's' fiat synalipha et scandamus 'et quis cuique colat sceleratum', ut sic sit, quemadmodum inter se coisse viros et decernere ferr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508/p. 297/lin. 13 to vol. 1/lib. 2/comm. ad uers. 508/p. 297/lin. 13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256/p. 241/lin. 27/ to lib. 2/comm. ad vers. 256/p. 241/lin. 27/ (Schema:)</text:p>
          </table:table-cell>
          <table:table-cell office:value-type="float" office:value="52" calcext:value-type="float">
            <text:p>52</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axis' autem est aut plaustrum septentrionale, aut pars septentrionis, aut spiritus, quo mundus movetur, [[ut axem umero torquet stellis ardentibus aptum:]] sicut docet [[et]] Lucanus.</text:p>
          </table:table-cell>
          <table:table-cell office:value-type="string" calcext:value-type="string">
            <text:p>denique sequitur qui aurea condit saecula vir divi genus vir qui rursus Latio regnata per arva Saturno quondam, super et Garamantas et Indos proferet imperium, iacet extra sidera tellus, extra anni solis que vias, ubi caelifer Atlans axem umero torquet stellis ardentibus aptum: vir hic est qui ad similitudinem Saturni regnabit, qui aurea tempora habuit regnavit que per Italia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512/p. 298/lin. 16 ("Seruius auctus") to vol. 1/lib. 2/comm. ad uers. 512/p. 298/lin. 1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608/lin. 22/lin. 1 to vol. 1/lib. 6/p. 608/lin. 22/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FVNERE cadavere: ab eo quod praecedit id quod sequitur.</text:p>
          </table:table-cell>
          <table:table-cell office:value-type="string" calcext:value-type="string">
            <text:p>IGNEA V(ENIS) O(MNIBVS) A(CTA) SITIS fervidus calor: ab eo quod praecedit id quod sequi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539/p. 300/lin. 25 to vol. 1/lib. 2/comm. ad uers. 539/p. 300/lin. 25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3/comm. ad vers. 483/p. 314/lin. 11/ to lib. 3/comm. ad vers. 483/p. 314/lin. 11/ (Schema:)</text:p>
          </table:table-cell>
          <table:table-cell office:value-type="float" office:value="64" calcext:value-type="float">
            <text:p>64</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FVNERE cadavere: ab eo quod praecedit id quod sequitur.</text:p>
          </table:table-cell>
          <table:table-cell office:value-type="string" calcext:value-type="string">
            <text:p>INFIDOS AGITANS DISCORDIA FRATRES discordiam posuit pro avaritia: ab eo, quod praecedit, id quod sequi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539/p. 300/lin. 25 to vol. 1/lib. 2/comm. ad uers. 539/p. 300/lin. 25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496/p. 266/lin. 18/ to lib. 2/comm. ad vers. 496/p. 266/lin. 18/ (Schema:)</text:p>
          </table:table-cell>
          <table:table-cell office:value-type="float" office:value="62" calcext:value-type="float">
            <text:p>62</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item cum non solum bonos adimimus, sed insuper malos obicimus, ut nec tibi diva parens, generis nec Dardanus auctor, perfide, sed duris genuit te cautibus h(orrens) C(aucasus) H(yrcanae que) a(dmorunt) u(bera) t(igres)]] IN HOSTE PRIAMO aut archaismos est, aut 'in hoste', id est cum hostem gereret, cum ipse hostis esset.</text:p>
          </table:table-cell>
          <table:table-cell office:value-type="string" calcext:value-type="string">
            <text:p>et sic accensa profatur: qua consideratione tamquam incendio accensa sic tumidam prorumpit in vocem: nec tibi diva parens generis nec Dardanus auctor, perfide, sed duris genuit te cautibus horrens Caucasus Hyrcanae que admorunt ubera tigre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540/p. 301/lin. 5 ("Seruius auctus") to vol. 1/lib. 2/comm. ad uers. 541/p. 301/lin. 1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06/lin. 2/lin. 1 to vol. 1/lib. 4/p. 406/lin. 2/lin. 1 (Schema:)</text:p>
          </table:table-cell>
          <table:table-cell office:value-type="float" office:value="59" calcext:value-type="float">
            <text:p>5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c Persius nequiquam fundo suspiret nummus in imo.</text:p>
          </table:table-cell>
          <table:table-cell office:value-type="string" calcext:value-type="string">
            <text:p>NEQVIQVAM non: Persius nequiquam fundo suspiret nummus in imo, item Vergilius et summo clipei nequiquam umbone pepend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546/p. 301/lin. 26 to vol. 1/lib. 2/comm. ad uers. 546/p. 301/lin. 26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403/p. 209/lin. 1/ to lib. 1/comm. ad vers. 403/p. 209/lin. 1/ (Schema:)</text:p>
          </table:table-cell>
          <table:table-cell office:value-type="float" office:value="56" calcext:value-type="float">
            <text:p>56</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REFERES ERGO HAEC sarcasmos est, iocus cum amaritudine, ut en agros et quam bello, Troiane, petisti Hesperiam metire iacens.</text:p>
          </table:table-cell>
          <table:table-cell office:value-type="string" calcext:value-type="string">
            <text:p>usque adeo commotum expressit, ut sequerentur et verba quae congrua erant facto: en agros et quam bello, Troiane, petisti Hesperiam metire iacens: haec praemia qui me ferro ausi temptare ferunt, sic moenia condu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547/p. 302/lin. 10 to vol. 1/lib. 2/comm. ad uers. 547/p. 302/lin. 1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594/lin. 25/lin. 1 to vol. 2/lib. 12/p. 594/lin. 25/lin. 1 (Schema:)</text:p>
          </table:table-cell>
          <table:table-cell office:value-type="float" office:value="49" calcext:value-type="float">
            <text:p>4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ut ideo 'litore', ut ostendat litus iam esse, ubi fuerat Troia, ut et campos ubi Troia fuit AVVLSVM QVE VMERIS CAPVT hoc est quod κατα το σιωπωμενον accipi debet</text:p>
          </table:table-cell>
          <table:table-cell office:value-type="string" calcext:value-type="string">
            <text:p>litora cum patriae lacrimans portus que relinquo et campos ubi Troia fuit: tria posuit quae per naturam suam non potuerunt interire, litus, portum et campo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557/p. 303/lin. 21 ("Seruius auctus") to vol. 1/lib. 2/comm. ad uers. 558/p. 303/lin. 2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62/lin. 28/lin. 1 to vol. 1/lib. 3/p. 262/lin. 28/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ut ideo 'litore', ut ostendat litus iam esse, ubi fuerat Troia, ut et campos ubi Troia fuit AVVLSVM QVE VMERIS CAPVT hoc est quod κατα το σιωπωμενον accipi debet</text:p>
          </table:table-cell>
          <table:table-cell office:value-type="string" calcext:value-type="string">
            <text:p>vastabant dixit vasta faciebant, quod alio loco dictum est et campos ubi Troia fuit, ut sic vastata nosceretur in ea nullum fuisse aedifici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557/p. 303/lin. 21 ("Seruius auctus") to vol. 1/lib. 2/comm. ad uers. 558/p. 303/lin. 2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69/lin. 25/lin. 1 to vol. 2/lib. 8/p. 169/lin. 25/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ut ideo 'litore', ut ostendat litus iam esse, ubi fuerat Troia, ut et campos ubi Troia fuit AVVLSVM QVE VMERIS CAPVT hoc est quod κατα το σιωπωμενον accipi debet</text:p>
          </table:table-cell>
          <table:table-cell office:value-type="string" calcext:value-type="string">
            <text:p>nam in tertio libro cum ingenti gemitu ait et campos ubi Troia fu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557/p. 303/lin. 21 ("Seruius auctus") to vol. 1/lib. 2/comm. ad uers. 558/p. 303/lin. 2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33/lin. 2/lin. 4 to vol. 1/lib. 1/p. 33/lin. 2/lin. 4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portam luminis nascentibus praebet, [[ut Iuno lucina fer opem:]] arces Minervam</text:p>
          </table:table-cell>
          <table:table-cell office:value-type="string" calcext:value-type="string">
            <text:p>CASTA FAVE LVCINA modo [[Lucinam]] Dianam accipimus: sic Horatius sive te Lucinam probas vocari, [[seu te penitus [iunonem]]] Terentius Iunonem Lucinam dicit, ut Iuno Lucina, fer opem, s(erua) m(e) o(bsecro): tamen ambae unum su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610/p. 308/lin. 14 ("Seruius auctus") to vol. 1/lib. 2/comm. ad uers. 610/p. 308/lin. 14 ("Seruius auctus")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4/vers. 10/p. 45/lin. 25 ("Seruius auctus")/ to Comm. in Buc. 4/vers. 10/p. 45/lin. 25 ("Seruius auctus")/ (Schema:)</text:p>
          </table:table-cell>
          <table:table-cell office:value-type="float" office:value="34" calcext:value-type="float">
            <text:p>34</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LIMINE SISTAM in limine, ut silvis te, Tyrrhene, feras agitare putasti.</text:p>
          </table:table-cell>
          <table:table-cell office:value-type="string" calcext:value-type="string">
            <text:p>ergo animi sui commotionem Camilla et iracundiam pectoris his vocibus fudit: silvis te, Tyrrhene, feras agitare putasti? nesciens Camilla quod Ornutus diceretur gentis eum nomine arguit, in quo grave voluit esse convici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620/p. 310/lin. 25 to vol. 1/lib. 2/comm. ad uers. 620/p. 310/lin. 2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519/lin. 11/lin. 1 to vol. 2/lib. 11/p. 519/lin. 13/lin. 1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c in nono mater Euryali aut tu, summe pater divum, miserere, tuo que invisum hoc detrude caput sub Tartara telo, quando aliter nequeo crudelem abrumpere vitam.</text:p>
          </table:table-cell>
          <table:table-cell office:value-type="string" calcext:value-type="string">
            <text:p>aut tu, magne pater divum, miserere tuo que invisum hoc detrude caput sub Tartara telo, quando aliter nequeo crudelem abrumpere vitam: miserere, inquit, Iuppiter, et me perime fulmine tuo: sentio enim quia adversis superis viv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644/p. 314/lin. 8 to vol. 1/lib. 2/comm. ad uers. 644/p. 314/lin. 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54/lin. 13/lin. 1 to vol. 2/lib. 9/p. 254/lin. 13/lin. 1 (Schema:)</text:p>
          </table:table-cell>
          <table:table-cell office:value-type="float" office:value="67" calcext:value-type="float">
            <text:p>6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ris imbris torti radios, tris nubis aquosae addiderant.</text:p>
          </table:table-cell>
          <table:table-cell office:value-type="string" calcext:value-type="string">
            <text:p>tris imbris torti radios, tris nubis aquosae addiderant, rutili tris ignis et alitis austri, fulgores nunc terrificos sonitum que metum que miscebant operi flammis que sequacibus ira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649/p. 314/lin. 26 ("Seruius auctus") to vol. 1/lib. 2/comm. ad uers. 649/p. 314/lin. 2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78/lin. 21/lin. 1 to vol. 2/lib. 8/p. 178/lin. 21/lin. 1 (Schema:)</text:p>
          </table:table-cell>
          <table:table-cell office:value-type="float" office:value="47" calcext:value-type="float">
            <text:p>4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SPICE NOS quia intuentes dii iuvant: unde est atque oculos Rutulorum reicit arvis, et contra diva solo fixos oculos aversa tenebat.</text:p>
          </table:table-cell>
          <table:table-cell office:value-type="string" calcext:value-type="string">
            <text:p>sic ait atque oculos Rutulorum reicit arvis: et dictis finem fecit et ab arvis Rutulorum reiecit oculos suo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690/p. 319/lin. 23 to vol. 1/lib. 2/comm. ad uers. 690/p. 319/lin. 2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52/lin. 27/lin. 1 to vol. 2/lib. 10/p. 352/lin. 27/lin. 1 (Schema:)</text:p>
          </table:table-cell>
          <table:table-cell office:value-type="float" office:value="50" calcext:value-type="float">
            <text:p>5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SPICE NOS (quia intuentes dii iuvant:) nam de Iove in primo libro et Libyae defixit lumina regnis.</text:p>
          </table:table-cell>
          <table:table-cell office:value-type="string" calcext:value-type="string">
            <text:p>Et iam finis erat, epularum scilicet et fabularum vel lucis, cum Iuppiter aethere summo despiciens mare velivolum terras que iacentis litora que et latos populos sic vertice caeli constitit et Libyae defixit lumina regn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690/p. 319/lin. 25 ("Seruius auctus") to vol. 1/lib. 2/comm. ad uers. 690/p. 319/lin. 2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51/lin. 1/lin. 4 to vol. 1/lib. 1/p. 51/lin. 1/lin. 4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ubiungit enim 'vix ea fatus erat senior, subito que fragore intonuit laevum'.</text:p>
          </table:table-cell>
          <table:table-cell office:value-type="string" calcext:value-type="string">
            <text:p>Vix ea fatus erat senior, subito que fragore intonuit laevum et de caelo lapsa per umbras stella facem ducens multa cum luce cucurrit: tantum, inquit, patris mei iuxta deorum cultum meritum fuit, ut cum ipso deprecationis fine esset audit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693/p. 320/lin. 7 ("Seruius auctus") to vol. 1/lib. 2/comm. ad uers. 693/p. 320/lin. 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242/lin. 1/lin. 1 to vol. 1/lib. 2/p. 242/lin. 1/lin. 1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terum adiunxit quod ad visum pertinet 'et de caelo lapsa per umbras stella facem ducens multa cum luce cucurrit'.</text:p>
          </table:table-cell>
          <table:table-cell office:value-type="string" calcext:value-type="string">
            <text:p>Vix ea fatus erat senior, subito que fragore intonuit laevum et de caelo lapsa per umbras stella facem ducens multa cum luce cucurrit: tantum, inquit, patris mei iuxta deorum cultum meritum fuit, ut cum ipso deprecationis fine esset audit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693/p. 320/lin. 13 ("Seruius auctus") to vol. 1/lib. 2/comm. ad uers. 693/p. 320/lin. 1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242/lin. 1/lin. 1 to vol. 1/lib. 2/p. 242/lin. 1/lin. 1 (Schema:)</text:p>
          </table:table-cell>
          <table:table-cell office:value-type="float" office:value="45" calcext:value-type="float">
            <text:p>4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tem Vergilius contra multos que metu servata per annos: conexa enim sunt timor et religio, ut Statius primus in orbe deos fecit timor.</text:p>
          </table:table-cell>
          <table:table-cell office:value-type="string" calcext:value-type="string">
            <text:p>laurus erat tecti medio in penetralibus altis sacra comam multos que metu servata per annos, quam pater inventam, primas cum conderet arces, ipse ferebatur Phoebo sacrasse Latinus Laurentis que ab ea nomen posuisse colonis: quomodo Turni et Laviniae coniunctionem deorum portenta distulerint coepit expon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715/p. 323/lin. 12 to vol. 1/lib. 2/comm. ad uers. 715/p. 323/lin. 1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14/lin. 26/lin. 1 to vol. 2/lib. 7/p. 14/lin. 26/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APE SACRA MANV non est dantis, sed hortantis, ut tollat, quia sequitur 'me bello e tanto digressum et caede recenti attrectare nefas': scit enim, Graecos ex pollutione Palladii piaculum commisisse.</text:p>
          </table:table-cell>
          <table:table-cell office:value-type="string" calcext:value-type="string">
            <text:p>tu, genitor, cape sacra manu patrios que penatis: dicit causam propter quam deberet Anchises id facere: me bello e tanto digressum et caede recenti attrectare nefas, donec me flumine vivo abluer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717/p. 323/lin. 18 to vol. 1/lib. 2/comm. ad uers. 717/p. 323/lin. 1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244/lin. 18/lin. 1 to vol. 1/lib. 2/p. 244/lin. 18/lin. 1 (Schema:)</text:p>
          </table:table-cell>
          <table:table-cell office:value-type="float" office:value="50" calcext:value-type="float">
            <text:p>5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FLVMINE VIVO semper fluenti, id est naturali, ut vivo que sedilia saxo.</text:p>
          </table:table-cell>
          <table:table-cell office:value-type="string" calcext:value-type="string">
            <text:p>ET VIVA SVA P(LANTARIA) T(ERRA) et aliae silvarum expectant plantaria cum sua terra viva, id est naturali, ut vivo que sedilia saxo, id est natural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719/p. 323/lin. 23 to vol. 1/lib. 2/comm. ad uers. 719/p. 323/lin. 23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27/p. 220/lin. 13/ to lib. 2/comm. ad vers. 27/p. 220/lin. 13/ (Schema:)</text:p>
          </table:table-cell>
          <table:table-cell office:value-type="float" office:value="52" calcext:value-type="float">
            <text:p>52</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non enim dubitat fato esse sublatam, cum audierit non haec sine numine divum eveniunt.</text:p>
          </table:table-cell>
          <table:table-cell office:value-type="string" calcext:value-type="string">
            <text:p>quid, inquit, tantum insano iuvat indulgere dolori, o dulcis coniunx? non haec sine numine divum eveniunt nec te hinc comitem asportare Creusam fas aut ille sinit superi regnator Olymp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738/p. 325/lin. 13 to vol. 1/lib. 2/comm. ad uers. 738/p. 325/lin. 1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253/lin. 13/lin. 1 to vol. 1/lib. 2/p. 253/lin. 14/lin. 1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equitur etiam divinatio, quae animis liberatis corpore conceditur: unde etiam morientibus datur, ut nec longum laetabere: te quoque fata prospectant paria Acron Mezentio.</text:p>
          </table:table-cell>
          <table:table-cell office:value-type="string" calcext:value-type="string">
            <text:p>ille autem expirans: non me, quicumque es, inulto victor nec longum laetabere, te quoque fata prospectant paria atque eadem mox arva tenebis: qualiscumque es, inquit, hoc est quantumvis te arbitrare fortissimum, mortis meae non evades ultionem nec erit longi temporis laetitia tu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775/p. 328/lin. 14 to vol. 1/lib. 2/comm. ad uers. 775/p. 328/lin. 1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84/lin. 9/lin. 1 to vol. 2/lib. 10/p. 384/lin. 9/lin. 1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 tamen vis fide servata scandere, sit conversio, ut 'eveniunt, nec te hinc comitem' et potest scandi per synalipham.</text:p>
          </table:table-cell>
          <table:table-cell office:value-type="string" calcext:value-type="string">
            <text:p>quid, inquit, tantum insano iuvat indulgere dolori, o dulcis coniunx? non haec sine numine divum eveniunt nec te hinc comitem asportare Creusam fas aut ille sinit superi regnator Olymp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2/comm. ad uers. 778/p. 328/lin. 25 to vol. 1/lib. 2/comm. ad uers. 778/p. 328/lin. 2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253/lin. 13/lin. 1 to vol. 1/lib. 2/p. 253/lin. 14/lin. 1 (Schema:)</text:p>
          </table:table-cell>
          <table:table-cell office:value-type="float" office:value="50" calcext:value-type="float">
            <text:p>5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oc iste Aenean eodem in tempore eiusdem rei causa inducit fecisse, cum dicit 'litora cum patriae lacrimans portus que relinquo'.</text:p>
          </table:table-cell>
          <table:table-cell office:value-type="string" calcext:value-type="string">
            <text:p>litora cum patriae lacrimans portus que relinquo et campos ubi Troia fuit: tria posuit quae per naturam suam non potuerunt interire, litus, portum et campo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10/p. 336/lin. 5 ("Seruius auctus") to vol. 1/lib. 3/comm. ad uers. 10/p. 336/lin. 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62/lin. 28/lin. 1 to vol. 1/lib. 3/p. 262/lin. 28/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AMPOS VBI TROIA FVIT hoc est quod ait omnis humo fumat Neptunia Troia]].</text:p>
          </table:table-cell>
          <table:table-cell office:value-type="string" calcext:value-type="string">
            <text:p>et omnis humo fumat Neptunia Troia: omnis, inquit, fum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11/p. 336/lin. 9 ("Seruius auctus") to vol. 1/lib. 3/comm. ad uers. 11/p. 336/lin. 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61/lin. 10/lin. 1 to vol. 1/lib. 3/p. 261/lin. 10/lin. 1 (Schema:)</text:p>
          </table:table-cell>
          <table:table-cell office:value-type="float" office:value="52" calcext:value-type="float">
            <text:p>5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AMPOS VBI TROIA FVIT hoc est quod ait omnis humo fumat Neptunia Troia]].</text:p>
          </table:table-cell>
          <table:table-cell office:value-type="string" calcext:value-type="string">
            <text:p>interea postquam non semel accipiendum est, quamvis semel positum videatur, ut sit postquam res Asiae, postquam visum est superis evertere gentem inmeritam Priami, postquam cecidit superbum Ilium, postquam omnis humo fumat Neptunia Troi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11/p. 336/lin. 9 ("Seruius auctus") to vol. 1/lib. 3/comm. ad uers. 11/p. 336/lin. 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61/lin. 16/lin. 1 to vol. 1/lib. 3/p. 261/lin. 16/lin. 1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ERRA PROCVL 'procul' est quasi porro ab oculis: unde potest et 'satis longe' significare, et 'non valde', ut in V. est procul in pelago saxum, quod satis longe fuisse intellegi non potest, ne voluptas pereat spectaculi.</text:p>
          </table:table-cell>
          <table:table-cell office:value-type="string" calcext:value-type="string">
            <text:p>hic sciendum est olim significationem habere temporum trium, praeteriti, praesentis et futuri: ex quibus prisco more olim manifestum est praeteritum tempus ostendere, Vergilius nunc ait olim meminisse iuvabit, ut significaret futurum, praesens vero tempus idem ostendit dicendo est procul in pelago saxum spumantia contra litora, quod tumidis submersum tunditur olim fluctibus, hiberni condunt ubi sidera cori, hoc est, cum occidentium siderum fuerint tempestates exortae, tunditur sempe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13/p. 337/lin. 10 to vol. 1/lib. 3/comm. ad uers. 13/p. 337/lin. 1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47/lin. 12/lin. 4 to vol. 1/lib. 1/p. 47/lin. 12/lin. 4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ERRA PROCVL 'procul' est quasi porro ab oculis: unde potest et 'satis longe' significare, et 'non valde', ut in V. est procul in pelago saxum, quod satis longe fuisse intellegi non potest, ne voluptas pereat spectaculi.</text:p>
          </table:table-cell>
          <table:table-cell office:value-type="string" calcext:value-type="string">
            <text:p>Est procul in pelago saxum spumantia contra litora, quod tumidis summersum tunditur olim fluctibus, hiberni condunt ubi sidera cor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13/p. 337/lin. 10 to vol. 1/lib. 3/comm. ad uers. 13/p. 337/lin. 1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40/lin. 18/lin. 1 to vol. 1/lib. 5/p. 440/lin. 18/lin. 1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ubique enim Iovi iuvencum legimus immolatum, ut statuam ante aras aurata fronte iuvencum, iam cornu petat, et pedibus qui spargat harenam, item Iuvenalis qui vexat nascenti robora cornu: nam in victimis etiam aetas est consideranda.</text:p>
          </table:table-cell>
          <table:table-cell office:value-type="string" calcext:value-type="string">
            <text:p>ipse tibi ad tua templa feram sollemnia dona et statuam ante aras aurata fronte iuvencum candentem pariter que caput cum matre ferentem, iam cornu petat et pedibus qui spargat harenam: in obsequio istiusmodi plenum debet officium exhiberi, quod ostenditur et probatur in ipsius hostiae oblatione signatum animal sacris, si non macie vel aetate confect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21/p. 340/lin. 2 to vol. 1/lib. 3/comm. ad uers. 21/p. 340/lin. 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69/lin. 23/lin. 1 to vol. 2/lib. 9/p. 269/lin. 23/lin. 1 (Schema:)</text:p>
          </table:table-cell>
          <table:table-cell office:value-type="float" office:value="42" calcext:value-type="float">
            <text:p>4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madryades namque cum arboribus et nascuntur et pereunt: unde plerumque caesa arbore sanguis emanat.</text:p>
          </table:table-cell>
          <table:table-cell office:value-type="string" calcext:value-type="string">
            <text:p>HAMADRYADES nymphae, quae cum arboribus et nascuntur et pereu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34/p. 342/lin. 8 ("Seruius auctus") to vol. 1/lib. 3/comm. ad uers. 34/p. 342/lin. 8 ("Seruius auctus")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10/vers. 62/p. 125/lin. 27/ to Comm. in Buc. 10/vers. 62/p. 125/lin. 27/ (Schema:)</text:p>
          </table:table-cell>
          <table:table-cell office:value-type="float" office:value="55" calcext:value-type="float">
            <text:p>55</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nomen tamen fecit sine verbi origine, non enim dicitur 'scelero']].</text:p>
          </table:table-cell>
          <table:table-cell office:value-type="string" calcext:value-type="string">
            <text:p>IGNOSCENDA QVIDEM S(CIRENT) S(I) I(GNOSCERE) M(ANES) participium sine verbi origine: non enim facit 'ignoscor', sicut nec 'triumphor', 'regno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42/p. 344/lin. 4 ("Seruius auctus") to vol. 1/lib. 3/comm. ad uers. 42/p. 344/lin. 4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488/p. 356/lin. 16/ to lib. 4/comm. ad vers. 488/p. 356/lin. 16/ (Schema:)</text:p>
          </table:table-cell>
          <table:table-cell office:value-type="float" office:value="42" calcext:value-type="float">
            <text:p>42</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Ida, inquit, illic est, quae et in Troia ad similitudinem dicta, ut effigiem Xanthi Troiam que videtis, quam vestrae fecere manus, item sacrorum similitudo, quae apud maiores nefas erat perire: unde Aeneas in XII.</text:p>
          </table:table-cell>
          <table:table-cell office:value-type="string" calcext:value-type="string">
            <text:p>effigiem Xanthi Troiam que videtis, quam vestrae fecere manus, melioribus opto auspiciis, et quae fuerit minus obvia Gra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104/p. 359/lin. 18 to vol. 1/lib. 3/comm. ad uers. 104/p. 359/lin. 1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30/lin. 26/lin. 1 to vol. 1/lib. 3/p. 330/lin. 26/lin. 1 (Schema:)</text:p>
          </table:table-cell>
          <table:table-cell office:value-type="float" office:value="54" calcext:value-type="float">
            <text:p>5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da, inquit, illic est, quae et in Troia ad similitudinem dicta, ut effigiem Xanthi Troiam que videtis, quam vestrae fecere manus, item sacrorum similitudo, quae apud maiores nefas erat perire: unde Aeneas in XII.</text:p>
          </table:table-cell>
          <table:table-cell office:value-type="string" calcext:value-type="string">
            <text:p>effigiem Xanthi Troiam que videtis, quam vestrae fecere man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104/p. 359/lin. 18 to vol. 1/lib. 3/comm. ad uers. 104/p. 359/lin. 1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31/lin. 14/lin. 1 to vol. 1/lib. 3/p. 331/lin. 14/lin. 1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da, inquit, illic est, quae et in Troia ad similitudinem dicta, ut effigiem Xanthi Troiam que videtis, quam vestrae fecere manus, item sacrorum similitudo, quae apud maiores nefas erat perire: unde Aeneas in XII.</text:p>
          </table:table-cell>
          <table:table-cell office:value-type="string" calcext:value-type="string">
            <text:p>Pergama que Iliacam que iugis hanc addidit arcem: ultra eius ex Aeneae persona dictum est effigiem Xanthi Troiam que videtis, quam vestrae fecere manus et supra poeta dixit falsi Simoentis ad undam libabat cineri Andromache et infra Aeneas idem dixit: procedo, inquit, et parvam Troiam simulata que magnis Pergama et arentem Xanthi cognomine rivum agnosco Scaeae que amplector limina porta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104/p. 359/lin. 18 to vol. 1/lib. 3/comm. ad uers. 104/p. 359/lin. 1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13/lin. 10/lin. 1 to vol. 1/lib. 3/p. 313/lin. 10/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IVNCTI CVRRVM DOMINAE SVBIERE LEONES dominas deas dicunt, ut alibi hi dominam Ditis thalamo deducere adorti.</text:p>
          </table:table-cell>
          <table:table-cell office:value-type="string" calcext:value-type="string">
            <text:p>hi dominam Ditis thalamo deducere adorti: peius conati sunt isti, ut uxorem regis ex ipso cubiculo suo eripere niterentur cum iniuriae violenti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113/p. 362/lin. 24 to vol. 1/lib. 3/comm. ad uers. 113/p. 362/lin. 2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60/lin. 6/lin. 1 to vol. 1/lib. 6/p. 560/lin. 6/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ontra si citharam teneat, mitis est: unde Horatius condito mitis placidus que telo supplices audi pueros Apollo.</text:p>
          </table:table-cell>
          <table:table-cell office:value-type="string" calcext:value-type="string">
            <text:p>hinc est quod et Homerus eundem tam pestilentiae dicit quam salutis auctorem, et Horatius ait condito mitis placidus que telo supplices audi pueros, Apollo: unde Vergilius, rationis huius peritus, per altaria supernum numen ostendit, per parem numerum infernam indicat potestat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138/p. 368/lin. 24 to vol. 1/lib. 3/comm. ad uers. 138/p. 368/lin. 24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5/vers. 66/p. 62/lin. 10/ to Comm. in Buc. 5/vers. 66/p. 62/lin. 10/ (Schema:)</text:p>
          </table:table-cell>
          <table:table-cell office:value-type="float" office:value="46" calcext:value-type="float">
            <text:p>46</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EXVRERE SIRIVS AGROS Sirius stella est in ore canis posita, quae annis omnibus oritur circa VIII.</text:p>
          </table:table-cell>
          <table:table-cell office:value-type="string" calcext:value-type="string">
            <text:p>SIRIVS autem stella est in ore canis, per quam nimios aestus accipim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141/p. 369/lin. 16 to vol. 1/lib. 3/comm. ad uers. 141/p. 369/lin. 16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424/p. 352/lin. 23/ to lib. 4/comm. ad vers. 424/p. 352/lin. 23/ (Schema:)</text:p>
          </table:table-cell>
          <table:table-cell office:value-type="float" office:value="56" calcext:value-type="float">
            <text:p>56</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VENTVROS plus est quam si dixisset 'futuros'</text:p>
          </table:table-cell>
          <table:table-cell office:value-type="string" calcext:value-type="string">
            <text:p>et plus est, quam si dixisset 'parci': Nigidius quia qui parcior est, suo contentus est, quod avarus non fac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158/p. 371/lin. 28 ("Seruius auctus") to vol. 1/lib. 3/comm. ad uers. 158/p. 371/lin. 28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47/p. 145/lin. 12 ("Seruius auctus")/ to lib. 1/comm. ad vers. 47/p. 145/lin. 12 ("Seruius auctus")/ (Schema:)</text:p>
          </table:table-cell>
          <table:table-cell office:value-type="float" office:value="41" calcext:value-type="float">
            <text:p>41</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Italis enim primus vitem ostendit Saturnus, ut in septimo legimus vitisator curvam servans sub imagine falcem [[Saturnus que senex.</text:p>
          </table:table-cell>
          <table:table-cell office:value-type="string" calcext:value-type="string">
            <text:p>sic enim positum est tectum augustum, ingens, centum sublime columnis urbe fuit summa, Laurentis regia Pici, quin etiam veterum effigies ex ordine avorum antiquae cedro, Italus que pater que Sabinus vitisator curvam servans sub imagine falcem Saturnus que senex Iani que bifrontis imago alii que ab origine reges, Martia qui ob patriam pugnando vulnera passi, et Picus equum domito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165/p. 372/lin. 23 ("Seruius auctus") to vol. 1/lib. 3/comm. ad uers. 165/p. 372/lin. 2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93/lin. 29/lin. 1 to vol. 2/lib. 7/p. 93/lin. 29/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ICTAEA Dictaeus mons Cretae est, dictus a Dicte nympha, quae illic colitur: in quo dicitur altus Iuppiter, ut Dictaeo caeli regem pavere sub antro.</text:p>
          </table:table-cell>
          <table:table-cell office:value-type="string" calcext:value-type="string">
            <text:p>quis enim novit cur aeris sono redeant in alvearia? licet ipse paulo post dicat crepitantia que aera secutae Dictaeo caeli regem pavere sub antr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171/p. 374/lin. 10 to vol. 1/lib. 3/comm. ad uers. 171/p. 374/lin. 10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66/p. 325/lin. 17/ to lib. 4/comm. ad vers. 66/p. 325/lin. 18/ (Schema:)</text:p>
          </table:table-cell>
          <table:table-cell office:value-type="float" office:value="44" calcext:value-type="float">
            <text:p>44</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in hoc monte dicitur altus Iuppiter, ut Dictaeo caeli regem pavere sub antro]].</text:p>
          </table:table-cell>
          <table:table-cell office:value-type="string" calcext:value-type="string">
            <text:p>quis enim novit cur aeris sono redeant in alvearia? licet ipse paulo post dicat crepitantia que aera secutae Dictaeo caeli regem pavere sub antr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171/p. 374/lin. 18 ("Seruius auctus") to vol. 1/lib. 3/comm. ad uers. 171/p. 374/lin. 18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66/p. 325/lin. 17/ to lib. 4/comm. ad vers. 66/p. 325/lin. 18/ (Schema:)</text:p>
          </table:table-cell>
          <table:table-cell office:value-type="float" office:value="52" calcext:value-type="float">
            <text:p>52</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INTEMERATA rite perfecta, ut, si leniter vinum fundendum est aut mola inicienda, sic fiant ut ratio exigit sacrificii: aliter si fiant, temerata ac turbata sunt sacra: unde Helenus nequa inter sanctos ignes in honore deorum hostilis facies occurrat et omina turbet, item in octavo audax quos rumpere Pallas sacra vetat.</text:p>
          </table:table-cell>
          <table:table-cell office:value-type="string" calcext:value-type="string">
            <text:p>transiit ad alia: quin ubi transmissae steterint trans aequora classes et positis aris iam vota in litore solves, purpureo velare comas adopertus amictu, ne qua inter sanctos ignis in honore deorum hostilis facies occurrat et omina turb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178/p. 375/lin. 18 to vol. 1/lib. 3/comm. ad uers. 178/p. 375/lin. 1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21/lin. 10/lin. 1 to vol. 1/lib. 3/p. 321/lin. 10/lin. 1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EDAMVS PHOEBO cuius instinctu dii penates profutura dixerunt, ut hic canit et tua nos en ultro ad limina mittit.</text:p>
          </table:table-cell>
          <table:table-cell office:value-type="string" calcext:value-type="string">
            <text:p>tum sic adfari et curas his demere dictis: ne ulterius curis recurrentibus frangerer, his verbis quod tibi delato Ortygiam dicturus Apollo est, hic canit et tua nos en ultro ad limina mitt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188/p. 377/lin. 1 to vol. 1/lib. 3/comm. ad uers. 188/p. 377/lin. 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86/lin. 20/lin. 1 to vol. 1/lib. 3/p. 286/lin. 20/lin. 1 (Schema:)</text:p>
          </table:table-cell>
          <table:table-cell office:value-type="float" office:value="46" calcext:value-type="float">
            <text:p>4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inc Pelopis gentes Maleae que sonantia saxa circumstant pariter que undae terrae que minantur.</text:p>
          </table:table-cell>
          <table:table-cell office:value-type="string" calcext:value-type="string">
            <text:p>' talia iactabam et furiata mente ferebar,] 'hinc Pelopis gentes Maleae que sonantia saxaCircumstant, pariter que undae terrae que minanturPulsamur saevis et circumsistimur und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204/p. 378/lin. 9 ("Seruius auctus") to vol. 1/lib. 3/comm. ad uers. 204/p. 378/lin. 9 ("Seruius auctus") (Schema:)</text:p>
          </table:table-cell>
          <table:table-cell office:value-type="string" calcext:value-type="string">
            <text:p>Uergilius (pseudo) (Publius Uergilius Maro [pseudo])</text:p>
          </table:table-cell>
          <table:table-cell office:value-type="string" calcext:value-type="string">
            <text:p>Aeneidos uersus a commentatoribus tantum seruati (LLA 224 - TLL PS. VERG. Aen.)</text:p>
          </table:table-cell>
          <table:table-cell office:value-type="string" calcext:value-type="string">
            <text:p>lib. 2/vers. 583 (p. 309)/ to versus post vers. 204 libri 3 positi (p. 337, appar. critic.)/vers. 588 (p. 309)/ (Schema:)</text:p>
          </table:table-cell>
          <table:table-cell office:value-type="float" office:value="68" calcext:value-type="float">
            <text:p>68</text:p>
          </table:table-cell>
          <table:table-cell office:value-type="string" calcext:value-type="string">
            <text:p>349.5</text:p>
          </table:table-cell>
          <table:table-cell office:value-type="string" calcext:value-type="string">
            <text:p>Uergilius (pseudo) (Publius Uergilius Maro [pseudo])</text:p>
          </table:table-cell>
          <table:table-cell/>
          <table:table-cell office:value-type="float" office:value="410" calcext:value-type="float">
            <text:p>410</text:p>
          </table:table-cell>
          <table:table-cell office:value-type="string" calcext:value-type="string">
            <text:p>410-PVER9TAEN9_</text:p>
          </table:table-cell>
        </table:table-row>
        <table:table-row table:style-name="ro1">
          <table:table-cell office:value-type="string" calcext:value-type="string">
            <text:p>CLANGORIBVS ALAS deest 'cum', ut sit 'alas quatiebant cum clangoribus', ut atque Ixionii vento rota constitit orbis, id est cum vento.</text:p>
          </table:table-cell>
          <table:table-cell office:value-type="string" calcext:value-type="string">
            <text:p>si autem 'averso' legerimus, 'cum' subaudiamus necesse est, ut atque Ixionii vento rota constitit orbis, id est cum vento: ut sit sensus, quo tempore etiam canis cedens occidit cum averso astro, id est cum Argo, quae et ipsa media est, sicut taurus, et a puppi oritur: cui canem constat esse coniunct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226/p. 382/lin. 15 to vol. 1/lib. 3/comm. ad uers. 226/p. 382/lin. 15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218/p. 182/lin. 15/ to lib. 1/comm. ad vers. 218/p. 182/lin. 15/ (Schema:)</text:p>
          </table:table-cell>
          <table:table-cell office:value-type="float" office:value="38" calcext:value-type="float">
            <text:p>38</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NOVA mira, ut Pollio et ipse facit nova carmina: nam novum bellum non est cuius extat exemplum</text:p>
          </table:table-cell>
          <table:table-cell office:value-type="string" calcext:value-type="string">
            <text:p>NOVA FORMIDINE magna ut Pollio et ipse facit nova carmin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240/p. 384/lin. 6 to vol. 1/lib. 3/comm. ad uers. 240/p. 384/lin. 6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356/p. 347/lin. 11/ to lib. 4/comm. ad vers. 356/p. 347/lin. 11/ (Schema:)</text:p>
          </table:table-cell>
          <table:table-cell office:value-type="float" office:value="58" calcext:value-type="float">
            <text:p>58</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NOVA mira, ut Pollio et ipse facit nova carmina: nam novum bellum non est cuius extat exemplum</text:p>
          </table:table-cell>
          <table:table-cell office:value-type="string" calcext:value-type="string">
            <text:p>novum dicitur et magnum, ut Pollio et ipse facit nova carmin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240/p. 384/lin. 6 to vol. 1/lib. 3/comm. ad uers. 240/p. 384/lin. 6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43/p. 142/lin. 29 ("Seruius auctus")/ to lib. 1/comm. ad vers. 43/p. 142/lin. 29 ("Seruius auctus")/ (Schema:)</text:p>
          </table:table-cell>
          <table:table-cell office:value-type="float" office:value="52" calcext:value-type="float">
            <text:p>52</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NOVA mira, ut Pollio et ipse facit nova carmina: nam novum bellum non est cuius extat exemplum</text:p>
          </table:table-cell>
          <table:table-cell office:value-type="string" calcext:value-type="string">
            <text:p>alii novum mustum intellegunt, vel merum, quale numquam habuerit, ut Pollio et ipse facit nova carmin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240/p. 384/lin. 6 to vol. 1/lib. 3/comm. ad uers. 240/p. 384/lin. 6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5/vers. 71/p. 63/lin. 3 ("Seruius auctus")/ to Comm. in Buc. 5/vers. 71/p. 63/lin. 3 ("Seruius auctus")/ (Schema:)</text:p>
          </table:table-cell>
          <table:table-cell office:value-type="float" office:value="43" calcext:value-type="float">
            <text:p>43</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nam ipse ait sive deae, seu sint dirae obscenae que volucres, et quam vos dira fames.</text:p>
          </table:table-cell>
          <table:table-cell office:value-type="string" calcext:value-type="string">
            <text:p>videamus et hic quid consilii habuerit, cum omnes Troiani dicerent sive deae seu sint dirae obscenae que volucres, placandas esse votis et precib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246/p. 385/lin. 5 ("Seruius auctus") to vol. 1/lib. 3/comm. ad uers. 246/p. 385/lin. 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01/lin. 17/lin. 1 to vol. 1/lib. 3/p. 301/lin. 17/lin. 1 (Schema:)</text:p>
          </table:table-cell>
          <table:table-cell office:value-type="float" office:value="56" calcext:value-type="float">
            <text:p>5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ipse ait sive deae, seu sint dirae obscenae que volucres, et quam vos dira fames.</text:p>
          </table:table-cell>
          <table:table-cell office:value-type="string" calcext:value-type="string">
            <text:p>sive deae seu sint dirae obscenae que volucres: nec cogitandum in tali causa quae essent auctores dictorum talium vel quales, sed qualia dicta sint considerand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246/p. 385/lin. 5 ("Seruius auctus") to vol. 1/lib. 3/comm. ad uers. 246/p. 385/lin. 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01/lin. 4/lin. 1 to vol. 1/lib. 3/p. 301/lin. 4/lin. 1 (Schema:)</text:p>
          </table:table-cell>
          <table:table-cell office:value-type="float" office:value="50" calcext:value-type="float">
            <text:p>5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RVMPIT VOCEM cum indignatione loquitur, ut quid me alta silentia cogis rumpere? et notandum, ut supra diximus 'rumpit vocem', [[cum hoc de silentio melius dicatur fieri.</text:p>
          </table:table-cell>
          <table:table-cell office:value-type="string" calcext:value-type="string">
            <text:p>quid me alta silentia cogis rumpere et obductum verbis vulgare dolorem? duxit principium persona sua, quam sciebat gravi invidia laborare, adserens quam non habuit verecundiam et gravare ex eo cupiens Venerem, quae se dicebat provocari in conloquium publicum et causam dicere quae que monstrare se cupiebat modestam et personam Veneris provocantis inpudent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246/p. 385/lin. 14 to vol. 1/lib. 3/comm. ad uers. 246/p. 385/lin. 1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00/lin. 15/lin. 1 to vol. 2/lib. 10/p. 300/lin. 16/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ec enim potest esse ab inferioribus zeugma, quod plerumque fit, ut ei per omnia unus sermo sufficiat, ut Troiugena, interpres divum, qui numina Phoebi, qui tripodas, Clarii laurus, qui sidera [[sentis]] per omnia 'sentis' intellegis.</text:p>
          </table:table-cell>
          <table:table-cell office:value-type="string" calcext:value-type="string">
            <text:p>Troiugena, interpres divum, qui numina Phoebi, qui tripodas Clarii, hoc est Apollinis, laurus, qui sidera sentis, hoc est qui lauros et sidera sentis, et volucrum linguas et praepetis omina pinnae: inter omnia quae fuerunt in illo viro laudanda primo Troiugenam dixit, ut plurimum daret ei hominum generi ex quo fuit etiam ipse qui laudab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260/p. 387/lin. 8 ("Seruius auctus") to vol. 1/lib. 3/comm. ad uers. 260/p. 387/lin. 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15/lin. 30/lin. 1 to vol. 1/lib. 3/p. 315/lin. 30/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lerumque aliud subauditur, ut hoc loco, item disce, puer, virtutem ex me verum que laborem, fortunam ex aliis subaudis 'opta'</text:p>
          </table:table-cell>
          <table:table-cell office:value-type="string" calcext:value-type="string">
            <text:p>disce, inquit, puer, virtutem ex me verum que laborem, fortunam ex aliis: disce non tantum ad virtutem pertinet verum etiam ad laborem quoque et fortunam, ut sit disce virtutem, disce laborem verum, disce fortunam, sed divisit haec alia adscribens personae suae, alia ali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260/p. 387/lin. 12 to vol. 1/lib. 3/comm. ad uers. 260/p. 387/lin. 1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605/lin. 7/lin. 1 to vol. 2/lib. 12/p. 605/lin. 7/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ED VOTIS PRECIBVS QVE duplici ratione placantur numina, aut votis aut precibus: unde est Iunonis magnae primum prece numen adora, Iunoni cane vota libens.</text:p>
          </table:table-cell>
          <table:table-cell office:value-type="string" calcext:value-type="string">
            <text:p>quam propter, hoc est propter quam, tantos potui perferre labores, et pater omnipotens et tu, Saturnia coniunx, iam melior, iam, diva, precor: in animo habuit praecepta Heleni quibus dixit Iunonis magnae primum prece numen adora, Iunoni cane vota libens dominam que potentem supplicibus supera vot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261/p. 387/lin. 16 to vol. 1/lib. 3/comm. ad uers. 261/p. 387/lin. 1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575/lin. 1/lin. 1 to vol. 2/lib. 12/p. 575/lin. 1/lin. 1 (Schema:)</text:p>
          </table:table-cell>
          <table:table-cell office:value-type="float" office:value="42" calcext:value-type="float">
            <text:p>4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ihil est enim fame gravius, quod ait postea obscenam que famem, quae prima pericula vito.</text:p>
          </table:table-cell>
          <table:table-cell office:value-type="string" calcext:value-type="string">
            <text:p>dicit iam ipsam causam quae illum sollicitum faciebat: namque omnis cursum mihi prospera dixit religio et cuncti suaserunt numine divi Italiam petere et terras temptare repostas: sola novum dictu que nefas harpyia Celaeno prodigium canit et tristis denuntiat iras obscenam que famem: quae prima pericula vito? prodigia dicuntur quibus denuntiantur advers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265/p. 388/lin. 5 ("Seruius auctus") to vol. 1/lib. 3/comm. ad uers. 265/p. 388/lin. 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17/lin. 3/lin. 1 to vol. 1/lib. 3/p. 317/lin. 9/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FVGAM TENVISSE feliciter navigasse: nam 'tenere' est implere, ut ni teneant cursus [[certum est dare lintea retro,]] id est impleant.</text:p>
          </table:table-cell>
          <table:table-cell office:value-type="string" calcext:value-type="string">
            <text:p>inter utramque viam leti discrimine parvo, ni teneant cursus, certum est dare lintea retro: istorum malorum consideratione turbati sententiam fiximus ut inter geminum metum transiremus medii vel retrorsum navigia ducerem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283/p. 391/lin. 19 ("Seruius auctus") to vol. 1/lib. 3/comm. ad uers. 283/p. 391/lin. 1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50/lin. 4/lin. 1 to vol. 1/lib. 3/p. 350/lin. 4/lin. 1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sciendum carmen dici quicquid pedibus continetur: nam et hic unum versum carmen dixit, et in bucolicis duo, ut tumulo superaddite carmen, Daphnis ego in silvis hinc usque ad sidera notus, formosi pecoris custos formosior ipse.</text:p>
          </table:table-cell>
          <table:table-cell office:value-type="string" calcext:value-type="string">
            <text:p>epitaphion autem post completam sepulturam dicitur, ut Daphnis ego in silvis hinc usque ad sidera not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287/p. 393/lin. 9 to vol. 1/lib. 3/comm. ad uers. 287/p. 393/lin. 9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5/vers. 14/p. 56/lin. 3/ to Comm. in Buc. 5/vers. 14/p. 56/lin. 3/ (Schema:)</text:p>
          </table:table-cell>
          <table:table-cell office:value-type="float" office:value="41" calcext:value-type="float">
            <text:p>41</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sane hic 'arma' clipeum solum, ut at Lausum socii exanimem super arma ferebant.</text:p>
          </table:table-cell>
          <table:table-cell office:value-type="string" calcext:value-type="string">
            <text:p>at Lausum socii exanimem super arma ferebant flentes, ingentem atque ingenti vulnere victum: missi autem veniebant flentes, non reducentes vivum, sed scuto portantes occis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288/p. 393/lin. 16 ("Seruius auctus") to vol. 1/lib. 3/comm. ad uers. 288/p. 393/lin. 1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95/lin. 15/lin. 1 to vol. 2/lib. 10/p. 395/lin. 15/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in quinto tumulo que sacerdos ac lucus late sacer additur Anchiseo.</text:p>
          </table:table-cell>
          <table:table-cell office:value-type="string" calcext:value-type="string">
            <text:p>tumulo que sacerdos ac lucus late sacer additur Anchiseo: additur bis accipiendum: additur sacerdos, additur lucus tumulo Anchise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302/p. 395/lin. 19 ("Seruius auctus") to vol. 1/lib. 3/comm. ad uers. 302/p. 395/lin. 1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513/lin. 14/lin. 1 to vol. 1/lib. 5/p. 513/lin. 14/lin. 1 (Schema:)</text:p>
          </table:table-cell>
          <table:table-cell office:value-type="float" office:value="56" calcext:value-type="float">
            <text:p>5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ONVBIA SERVAS tenes, ut et nunc servat honos sedem tuus ossa que nomen: [[aut certe obtines, ut servantem ripas.</text:p>
          </table:table-cell>
          <table:table-cell office:value-type="string" calcext:value-type="string">
            <text:p>et nunc servat honos sedem tuus ossa que nomen Hesperia in magna, si qua est ea gloria, signat: in singulis verbis magnum dictionis est pondus, quod ipsum quale quantum que sit incipiemus expone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319/p. 397/lin. 11 ("Seruius auctus") to vol. 1/lib. 3/comm. ad uers. 319/p. 397/lin. 1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4/lin. 17/lin. 1 to vol. 2/lib. 7/p. 4/lin. 17/lin. 1 (Schema:)</text:p>
          </table:table-cell>
          <table:table-cell office:value-type="float" office:value="45" calcext:value-type="float">
            <text:p>4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ec debemus quaerere, cur non Delphicas dixerit, quia epitheta in alieno negotio plerumque alia ponuntur, ut in quarto Italiam magnam Gryneus Apollo, Italiam Lyciae iussere capessere sortes, cum a Delio tantum eum constet accepisse responsa.</text:p>
          </table:table-cell>
          <table:table-cell office:value-type="string" calcext:value-type="string">
            <text:p>sed nunc Italiam magnam Gryneus Apollo, Italiam Lyciae iussere capessere sortes: nullum delectat relicto otio duris laboribus subiugari iterum que ad miserias volvi, sed deorum iussis invitus inpellor, quae contemni non possu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332/p. 400/lin. 21 to vol. 1/lib. 3/comm. ad uers. 332/p. 400/lin. 2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04/lin. 5/lin. 1 to vol. 1/lib. 4/p. 404/lin. 5/lin. 1 (Schema:)</text:p>
          </table:table-cell>
          <table:table-cell office:value-type="float" office:value="46" calcext:value-type="float">
            <text:p>4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IXIT nominavit, ut fluvium cognomine Thybrim diximus et Italiam dixisse ducis de nomine gentem]].</text:p>
          </table:table-cell>
          <table:table-cell office:value-type="string" calcext:value-type="string">
            <text:p>Oenotri coluere viri, nunc fama minores Italiam dixisse ducis de nomine gent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335/p. 402/lin. 19 ("Seruius auctus") to vol. 1/lib. 3/comm. ad uers. 335/p. 402/lin. 1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88/lin. 12/lin. 1 to vol. 1/lib. 3/p. 288/lin. 12/lin. 1 (Schema:)</text:p>
          </table:table-cell>
          <table:table-cell office:value-type="float" office:value="54" calcext:value-type="float">
            <text:p>5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IXIT nominavit, ut fluvium cognomine Thybrim diximus et Italiam dixisse ducis de nomine gentem]].</text:p>
          </table:table-cell>
          <table:table-cell office:value-type="string" calcext:value-type="string">
            <text:p>'dicere' sane pro 'canere', ut Dianam tenerae dicite virgines: ponitur et pro 'nominare', ut Italiam dixisse ducis de nomine gent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335/p. 402/lin. 19 ("Seruius auctus") to vol. 1/lib. 3/comm. ad uers. 335/p. 402/lin. 19 ("Seruius auctus")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5/vers. 2/p. 54/lin. 3 ("Seruius auctus")/ to Comm. in Buc. 5/vers. 2/p. 54/lin. 3 ("Seruius auctus")/ (Schema:)</text:p>
          </table:table-cell>
          <table:table-cell office:value-type="float" office:value="47" calcext:value-type="float">
            <text:p>47</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DIXIT nominavit, ut fluvium cognomine Thybrim diximus et Italiam dixisse ducis de nomine gentem]].</text:p>
          </table:table-cell>
          <table:table-cell office:value-type="string" calcext:value-type="string">
            <text:p>multis igitur ostendit suam suorum que innocentiam, quae omnia fortiore argumento cumulavit dicendo est locus, Hesperiam Grai cognomine dicunt, terra antiqua, potens armis atque ubere glaebae, Oenotri coluere viri: nunc fama minores Italiam dixisse ducis de nomine gent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335/p. 402/lin. 19 ("Seruius auctus") to vol. 1/lib. 3/comm. ad uers. 335/p. 402/lin. 1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07/lin. 6/lin. 4 to vol. 1/lib. 1/p. 107/lin. 6/lin. 4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ale est et illud Aeneae ad Didonem adulatorium hinc me digressum vestris deus appulit oris.</text:p>
          </table:table-cell>
          <table:table-cell office:value-type="string" calcext:value-type="string">
            <text:p>&lt;hinc me digressum vestris deus appulit oris&g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338/p. 403/lin. 3 to vol. 1/lib. 3/comm. ad uers. 338/p. 403/lin. 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52/lin. 21/lin. 1 to vol. 1/lib. 3/p. 352/lin. 21/lin. 1 (Schema:)</text:p>
          </table:table-cell>
          <table:table-cell office:value-type="float" office:value="64" calcext:value-type="float">
            <text:p>6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ale est et illud Aeneae ad Didonem adulatorium hinc me digressum vestris deus appulit oris.</text:p>
          </table:table-cell>
          <table:table-cell office:value-type="string" calcext:value-type="string">
            <text:p>sic pater Aeneas intentis omnibus unus fata renarrabat divum cursus que docebat: tacuit de Siciliensi naufragio et ait hinc me digressum vestris deus appulit oris, ut ostenderet se conplesse proposita, quod ipsum vitiosum fuit repetere quod Ilioneus plene narraver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338/p. 403/lin. 3 to vol. 1/lib. 3/comm. ad uers. 338/p. 403/lin. 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52/lin. 22/lin. 1 to vol. 1/lib. 3/p. 352/lin. 22/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nde et in nono de ipso ante annos animum que gerens curam que virilem.</text:p>
          </table:table-cell>
          <table:table-cell office:value-type="string" calcext:value-type="string">
            <text:p>nec non et pulcher Iulus ante annos animum que gerens curam que virilem multa patri mandata dabat portanda: egregium inventum ut a ceteris separaretur Ascani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342/p. 403/lin. 24 to vol. 1/lib. 3/comm. ad uers. 342/p. 403/lin. 2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29/lin. 17/lin. 1 to vol. 2/lib. 9/p. 229/lin. 17/lin. 1 (Schema:)</text:p>
          </table:table-cell>
          <table:table-cell office:value-type="float" office:value="48" calcext:value-type="float">
            <text:p>4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MPLECTOR ut amplexae que tenent postes atque oscula figunt: [[quasi ad Troiam pervenisset]].</text:p>
          </table:table-cell>
          <table:table-cell office:value-type="string" calcext:value-type="string">
            <text:p>tum pavidae tectis matres ingentibus errant amplexae que tenent postes atque oscula figunt: crescente desperatione et intercepta spe (clausa enim antea domus patuit) plangebant feminae omnes, quae interius clamoribus atque ululatibus prodebant hostibus extremam formidinem suam, quae res utique accendebat hostis ut perficerent intentionem sua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351/p. 405/lin. 1 ("Seruius auctus") to vol. 1/lib. 3/comm. ad uers. 351/p. 405/lin. 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215/lin. 9/lin. 1 to vol. 1/lib. 2/p. 215/lin. 9/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tem alibi Asilae in decimo cui pecudum fibrae, caeli cui sidera parent et linguae volucrum et praesagi fulminis ignes.</text:p>
          </table:table-cell>
          <table:table-cell office:value-type="string" calcext:value-type="string">
            <text:p>tertius ille hominum divum que interpres Asilas, cui pecudum fibrae, caeli cui sidera parent et linguae volucrum et praesagi fulminis ignes: Tuscum fuisse haruspicem dixit a quo audierant externos optate duce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359/p. 406/lin. 1 to vol. 1/lib. 3/comm. ad uers. 359/p. 406/lin. 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16/lin. 8/lin. 1 to vol. 2/lib. 10/p. 316/lin. 8/lin. 1 (Schema:)</text:p>
          </table:table-cell>
          <table:table-cell office:value-type="float" office:value="63" calcext:value-type="float">
            <text:p>6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tem alibi Asilae in decimo cui pecudum fibrae, caeli cui sidera parent et linguae volucrum et praesagi fulminis ignes.</text:p>
          </table:table-cell>
          <table:table-cell office:value-type="string" calcext:value-type="string">
            <text:p>caeli cui sidera parent et cetera supra dicta ostendunt nihil ei fuisse occult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359/p. 406/lin. 1 to vol. 1/lib. 3/comm. ad uers. 359/p. 406/lin. 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16/lin. 14/lin. 1 to vol. 2/lib. 10/p. 316/lin. 14/lin. 1 (Schema:)</text:p>
          </table:table-cell>
          <table:table-cell office:value-type="float" office:value="43" calcext:value-type="float">
            <text:p>4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VNCTI DIVI quia quicquid audivit a diversis ad Iovem recurrit, ut diximus supra quae Phoebo pater omnipotens, mihi Phoebus Apollo praedixit.</text:p>
          </table:table-cell>
          <table:table-cell office:value-type="string" calcext:value-type="string">
            <text:p>ait ergo quae Phoebo pater omnipotens, mihi Phoebus Apollo praedixit: praedixit bis accipitur, ut sit quae Phoebo pater omnipotens praedixit, mihi Phoebus Apollo praedix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363/p. 407/lin. 9 to vol. 1/lib. 3/comm. ad uers. 363/p. 407/lin. 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99/lin. 24/lin. 1 to vol. 1/lib. 3/p. 299/lin. 24/lin. 1 (Schema:)</text:p>
          </table:table-cell>
          <table:table-cell office:value-type="float" office:value="43" calcext:value-type="float">
            <text:p>4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rohibent nam cetera parcae scire Helenum, fari que vetat Saturnia Iuno': omnia, inquit, vates novit, sed non omnia permittitur dicere, fatis prohibentibus</text:p>
          </table:table-cell>
          <table:table-cell office:value-type="string" calcext:value-type="string">
            <text:p>prohibent nam cetera Parcae scire Helenum fari que vetat Saturnia Iuno: multa, inquit, tibi instructionis causa fuerant referenda, sed ne id fiat, dii prohibent me scire et Iuno aliqua referre non patitur, tamen dicam quae possunt esse in mea potestat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374/p. 408/lin. 23 to vol. 1/lib. 3/comm. ad uers. 374/p. 408/lin. 2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18/lin. 8/lin. 1 to vol. 1/lib. 3/p. 318/lin. 8/lin. 1 (Schema:)</text:p>
          </table:table-cell>
          <table:table-cell office:value-type="float" office:value="57" calcext:value-type="float">
            <text:p>5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ut in his versibus 'nam te maioribus ire per altum auspiciis' et reliqua 'auspiciis', quia auspicia maiora, aut maioribus dicuntur, quibus augurium avium aliarum que rerum eripitur, ut puta, si parra vel picus auspicium dederit, et deinde contrarium aquila dederit, auspicium aquilae praevalet.</text:p>
          </table:table-cell>
          <table:table-cell office:value-type="string" calcext:value-type="string">
            <text:p>atque haec deinde canit divino ex ore sacerdos: divinum dixit, quod divina caneret nate dea, nam te maioribus ire per altum auspiciis manifesta fides, sic fata deum rex sortitur volvit que vices, is vertitur ordo: nam cum sit coniunctio rationalis, non debuit hoc loco prima constitui: ne sit igitur vitium, ordinamus ita: nate dea, maioribus te ire per altum auspiciis manifesta fides, nam sic fata deum rex sortitur volvit que vices, is vertitur ord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374/p. 408/lin. 30 ("Seruius auctus") to vol. 1/lib. 3/comm. ad uers. 374/p. 408/lin. 30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17/lin. 31/lin. 1 to vol. 1/lib. 3/p. 317/lin. 31/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nopinatum vero dolorem etiam Aeneas conqueritur, ut nec vates Helenus, cum multa horrenda moneret, hos mihi praedixit luctus.</text:p>
          </table:table-cell>
          <table:table-cell office:value-type="string" calcext:value-type="string">
            <text:p>nec vates Helenus, cum multa horrenda moneret, hos mihi praedixit luctus, &lt;non dira Celaeno&gt;: nec mihi praedixit Helenus hos luctus, cum multa admiranda praediceret, nec ipsa Celaeno, cum multa optaret maledicta, ac per hoc haec futura nec amicus dixit nec inimica nuntiav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379/p. 410/lin. 8 to vol. 1/lib. 3/comm. ad uers. 379/p. 410/lin. 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52/lin. 14/lin. 1 to vol. 1/lib. 3/p. 352/lin. 14/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VIAM id est rationem: et non dicit, quia etiam profutura est fames, ut haec erat illa fames: haec nos suprema manebat exitiis positura modum.</text:p>
          </table:table-cell>
          <table:table-cell office:value-type="string" calcext:value-type="string">
            <text:p>haec erat illa fames, haec nos suprema manebat exitiis positura modum: magna confirmatio animorum, illorum scilicet quos iste turbaverat cas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395/p. 412/lin. 10 to vol. 1/lib. 3/comm. ad uers. 395/p. 412/lin. 1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21/lin. 7/lin. 1 to vol. 2/lib. 7/p. 21/lin. 7/lin. 1 (Schema:)</text:p>
          </table:table-cell>
          <table:table-cell office:value-type="float" office:value="49" calcext:value-type="float">
            <text:p>4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AC CASTI pii, ut nulli fas casto sceleratum insistere limen.</text:p>
          </table:table-cell>
          <table:table-cell office:value-type="string" calcext:value-type="string">
            <text:p>nulli fas casto sceleratum insistere limen: ne diceret Aeneas eamus et ediscamus quae causa sit clamorum atque verberum, nulli, inquit, licet casto sceleratum illud limen contingere vestigiis suis perinde que nec tibi nec mih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409/p. 415/lin. 18 to vol. 1/lib. 3/comm. ad uers. 409/p. 415/lin. 1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82/lin. 25/lin. 1 to vol. 1/lib. 6/p. 582/lin. 25/lin. 1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futurum nec Romula quondam ullo se tantum tellus iactabit alumno.</text:p>
          </table:table-cell>
          <table:table-cell office:value-type="string" calcext:value-type="string">
            <text:p>nec puer Iliaca quisquam de gente Latinos in tantum spe tollet avos, nec Romula quondam ullo se tantum tellus iactabit alumno: nec erit quisquam ex aliqua terra qui Latinos spe meliore possit sublevare nec terra Italiae talem umquam poterit fer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414/p. 416/lin. 12 ("Seruius auctus") to vol. 1/lib. 3/comm. ad uers. 414/p. 416/lin. 1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616/lin. 9/lin. 1 to vol. 1/lib. 6/p. 616/lin. 9/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libi pro annis, ut vos o quibus integer aevi sanguis ait]].</text:p>
          </table:table-cell>
          <table:table-cell office:value-type="string" calcext:value-type="string">
            <text:p>alias 'aevum' pro annis, ut vos o quibus integer aevi sangu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415/p. 416/lin. 18 ("Seruius auctus") to vol. 1/lib. 3/comm. ad uers. 415/p. 416/lin. 18 ("Seruius auctus")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8/vers. 27/p. 96/lin. 10 ("Seruius auctus")/ to Comm. in Buc. 8/vers. 27/p. 96/lin. 10 ("Seruius auctus")/ (Schema:)</text:p>
          </table:table-cell>
          <table:table-cell office:value-type="float" office:value="87" calcext:value-type="float">
            <text:p>87</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PVBE TENVS 'tenus' praepositio ablativa quidem est, sed figurate etiam genetivo cohaeret, ut et crurum tenus a mento palearia pendent.</text:p>
          </table:table-cell>
          <table:table-cell office:value-type="string" calcext:value-type="string">
            <text:p>alii duas partes volunt, pronomen et adverbium, ut sit 'tenus hac', sicut et crurum tenus a mento palearia pende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427/p. 418/lin. 19 to vol. 1/lib. 3/comm. ad uers. 427/p. 418/lin. 19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1/p. 217/lin. 8/ to lib. 2/comm. ad vers. 1/p. 217/lin. 8/ (Schema:)</text:p>
          </table:table-cell>
          <table:table-cell office:value-type="float" office:value="46" calcext:value-type="float">
            <text:p>46</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et quia 'bella' terribile nomen intulerat, statim evadendi spem adiecit 'et quo quemque modo fugias que feras que laborem'.</text:p>
          </table:table-cell>
          <table:table-cell office:value-type="string" calcext:value-type="string">
            <text:p>quis esse possit huius rei fructus subnectit: illa tibi Italiae populos ventura que bella et quo quemque modo fugias que feras que laborem expediet cursus que dabit venerata secundo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458/p. 422/lin. 12 ("Seruius auctus") to vol. 1/lib. 3/comm. ad uers. 458/p. 422/lin. 1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25/lin. 19/lin. 1 to vol. 1/lib. 3/p. 325/lin. 19/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ffatus' ergo verbo augurali usus est, quia scit loca sacra, id est ab auguribus inaugurata 'effata' dici: ergo religioso verbo voluit uti, qui potuit dicere 'quae postquam vates sic ore est fatus amico'.</text:p>
          </table:table-cell>
          <table:table-cell office:value-type="string" calcext:value-type="string">
            <text:p>celerius redditur sic: quae postquam vates sic ore effatus amico es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463/p. 422/lin. 20 ("Seruius auctus") to vol. 1/lib. 3/comm. ad uers. 463/p. 422/lin. 20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26/lin. 5/lin. 1 to vol. 1/lib. 3/p. 326/lin. 5/lin. 1 (Schema:)</text:p>
          </table:table-cell>
          <table:table-cell office:value-type="float" office:value="42" calcext:value-type="float">
            <text:p>4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VRO GRAVIA utrum aurea, an quibus non totis aureis addito auro pondus accesserit? et]] GRAVIA 'a' finalitatis ratione producitur, sed satis aspere: nam in nullam desinit consonantem, ut omnia vincit Amor, et nos cedamus Amori, item at tibi Thymbre caput Euandrius abstulit ensis.</text:p>
          </table:table-cell>
          <table:table-cell office:value-type="string" calcext:value-type="string">
            <text:p>quartus modus est, cum correpta vocalis partem terminat orationis, quae in unam desinit consonantem: est enim longa in hoc, nam tibi, Thymbre, caput Euandrius abstulit ens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464/p. 422/lin. 26 ("Seruius auctus") to vol. 1/lib. 3/comm. ad uers. 464/p. 422/lin. 27 ("Seruius auctus") (Schema:)</text:p>
          </table:table-cell>
          <table:table-cell office:value-type="string" calcext:value-type="string">
            <text:p>Seruius grammaticus (Maurus Seruius Honoratus)</text:p>
          </table:table-cell>
          <table:table-cell office:value-type="string" calcext:value-type="string">
            <text:p>Commentarius in artem Donati (LLA 612 - TLL SERV. gramm. IV 405 - SERV. gramm. IV 448)</text:p>
          </table:table-cell>
          <table:table-cell office:value-type="string" calcext:value-type="string">
            <text:p>p. 424/lin. 21/ to p. 424/lin. 21/ (Schema:)</text:p>
          </table:table-cell>
          <table:table-cell office:value-type="float" office:value="47" calcext:value-type="float">
            <text:p>47</text:p>
          </table:table-cell>
          <table:table-cell office:value-type="float" office:value="0" calcext:value-type="float">
            <text:p>0</text:p>
          </table:table-cell>
          <table:table-cell office:value-type="string" calcext:value-type="string">
            <text:p>Seruius grammaticus (Maurus Seruius Honoratus)</text:p>
          </table:table-cell>
          <table:table-cell/>
          <table:table-cell office:value-type="float" office:value="401" calcext:value-type="float">
            <text:p>401</text:p>
          </table:table-cell>
          <table:table-cell office:value-type="string" calcext:value-type="string">
            <text:p>401-PSERVCAMI_</text:p>
          </table:table-cell>
        </table:table-row>
        <table:table-row table:style-name="ro1">
          <table:table-cell office:value-type="string" calcext:value-type="string">
            <text:p>AVRO GRAVIA utrum aurea, an quibus non totis aureis addito auro pondus accesserit? et]] GRAVIA 'a' finalitatis ratione producitur, sed satis aspere: nam in nullam desinit consonantem, ut omnia vincit Amor, et nos cedamus Amori, item at tibi Thymbre caput Euandrius abstulit ensis.</text:p>
          </table:table-cell>
          <table:table-cell office:value-type="string" calcext:value-type="string">
            <text:p>dicit iam quomodo diversum in ambobus supplicium fuit: &lt;nam tibi, Thymbre, caput Euandrius abstulit ensis,&gt; te decisa suum, Laride, dextera quaer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464/p. 422/lin. 26 ("Seruius auctus") to vol. 1/lib. 3/comm. ad uers. 464/p. 422/lin. 2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43/lin. 14/lin. 1 to vol. 2/lib. 10/p. 343/lin. 14/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llud est in primo haud equidem tali me dignor honore.</text:p>
          </table:table-cell>
          <table:table-cell office:value-type="string" calcext:value-type="string">
            <text:p>IN HONORE DEVM MEDIO in sacrificiis, ut haud equidem tali me dignor hono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475/p. 425/lin. 4 to vol. 1/lib. 3/comm. ad uers. 475/p. 425/lin. 4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3/comm. ad vers. 486/p. 314/lin. 19/ to lib. 3/comm. ad vers. 486/p. 314/lin. 19/ (Schema:)</text:p>
          </table:table-cell>
          <table:table-cell office:value-type="float" office:value="67" calcext:value-type="float">
            <text:p>67</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illud est in primo haud equidem tali me dignor honore.</text:p>
          </table:table-cell>
          <table:table-cell office:value-type="string" calcext:value-type="string">
            <text:p>nam cum numinibus ceteris varie pro qualitate regionum sacrificetur ut Veneri Paphiae tantum de ture, unde est haud equidem tali me dignor honore, Genetrici vero, id est Romanae, etiam de victimis Libero ubique caper immola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475/p. 425/lin. 4 to vol. 1/lib. 3/comm. ad uers. 475/p. 425/lin. 4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380/p. 251/lin. 22/ to lib. 2/comm. ad vers. 380/p. 251/lin. 22/ (Schema:)</text:p>
          </table:table-cell>
          <table:table-cell office:value-type="float" office:value="31" calcext:value-type="float">
            <text:p>31</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quod enim supra Anchises infelicitatis putavit, ut satis una super que vidimus excidia, hoc iste argumento convertit in laudem.</text:p>
          </table:table-cell>
          <table:table-cell office:value-type="string" calcext:value-type="string">
            <text:p>satis una super que vidimus excidia et captae superavimus urbi: scelus est patriam vidisse pereuntem et dolor inmensus quod post eius adhuc interitum vivimus et adhuc de vivendo cogitam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476/p. 425/lin. 10 to vol. 1/lib. 3/comm. ad uers. 476/p. 425/lin. 1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233/lin. 12/lin. 1 to vol. 1/lib. 2/p. 233/lin. 12/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tem in quinto cum praemiserit fidam sic fatur ad aurem, subiecit rursus et sese ostendat in armis, dic ait.</text:p>
          </table:table-cell>
          <table:table-cell office:value-type="string" calcext:value-type="string">
            <text:p>vade age et Ascanio, si iam puerile paratum agmen habet se cum cursum que instruxit equorum, ducat avo turmas et sese ostendat in armis, dic, a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480/p. 426/lin. 1 to vol. 1/lib. 3/comm. ad uers. 480/p. 426/lin. 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87/lin. 5/lin. 1 to vol. 1/lib. 5/p. 487/lin. 5/lin. 1 (Schema:)</text:p>
          </table:table-cell>
          <table:table-cell office:value-type="float" office:value="43" calcext:value-type="float">
            <text:p>4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EMPESTATVM ventorum, aurarum, temporum, serenitatis, ut unde haec tam clara repente tempestas? nam multa significat.</text:p>
          </table:table-cell>
          <table:table-cell office:value-type="string" calcext:value-type="string">
            <text:p>TEMPESTATVM QVE POTENTEM aut bonarum tempestatum, ut unde haec tam clara repente tempestas? aut 'tempestatum' ait temporum, sicut ubique Sallustius [[ea tempestat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528/p. 432/lin. 13 to vol. 1/lib. 3/comm. ad uers. 528/p. 432/lin. 14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27/p. 138/lin. 27 ("Seruius auctus")/ to lib. 1/comm. ad vers. 27/p. 138/lin. 27 ("Seruius auctus")/ (Schema:)</text:p>
          </table:table-cell>
          <table:table-cell office:value-type="float" office:value="60" calcext:value-type="float">
            <text:p>60</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TVRRITI SCOPVLI in modum, in similitudinem turrium, ut hinc atque hinc vastae rupes gemini que et reliqua]].</text:p>
          </table:table-cell>
          <table:table-cell office:value-type="string" calcext:value-type="string">
            <text:p>quibus omnis ab alto frangitur in que sinus scindit sese unda reductos, hinc atque hinc vastae rupes gemini que minantur in caelum scopuli, quorum sub vertice late aequora tuta silent, tum silvis scaena coruscis desuper horrenti que atrum nemus inminet umbra: omnia haec tribus lateribus aptan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536/p. 433/lin. 5 ("Seruius auctus") to vol. 1/lib. 3/comm. ad uers. 536/p. 433/lin. 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39/lin. 14/lin. 4 to vol. 1/lib. 1/p. 39/lin. 14/lin. 4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VRRITI SCOPVLI in modum, in similitudinem turrium, ut hinc atque hinc vastae rupes gemini que et reliqua]].</text:p>
          </table:table-cell>
          <table:table-cell office:value-type="string" calcext:value-type="string">
            <text:p>Est in secessu longo locus, insula portum efficit obiectu laterum, quibus omnis ab alto frangitur in que sinus scindit sese unda reductos, hinc atque hinc vastae rupes gemini que minantur in caelum scopuli, quorum sub vertice late aequora tuta silent, tum silvis scaena coruscis desuper horrenti que atrum nemus inminet umbr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536/p. 433/lin. 5 ("Seruius auctus") to vol. 1/lib. 3/comm. ad uers. 536/p. 433/lin. 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38/lin. 16/lin. 4 to vol. 1/lib. 1/p. 38/lin. 16/lin. 4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observatur enim, ne prodituro magistratui disiunctis bobus plaustrum obviam veniat: quod Vergilius oblique ad equos transtulit, quos cum solutos vidisset Anchises, quem auguriorum peritum fuisse non dubium est, ait 'bellum o terra hospita portas, bello armantur'.</text:p>
          </table:table-cell>
          <table:table-cell office:value-type="string" calcext:value-type="string">
            <text:p>confirmatio adsertionis ipsius fuit et plenissima pronuntiatio qua additur bellum, o terra hospita, portas, bello armantur equi, bellum haec armenta minan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537/p. 433/lin. 17 ("Seruius auctus") to vol. 1/lib. 3/comm. ad uers. 537/p. 433/lin. 1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35/lin. 19/lin. 1 to vol. 1/lib. 3/p. 335/lin. 19/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ec mirum abusum esse Vergilium, cum et Plautus paupera dixerit ab eo quod est hic et haec pauper, ut pauper que senatus item pauper que domus, nec nota potentum munera.</text:p>
          </table:table-cell>
          <table:table-cell office:value-type="string" calcext:value-type="string">
            <text:p>ipsa enim fecerat ut pugnare nesciret: Arcada, piscosae cui circum flumina Lernae ars fuerat pauper que domus nec nota potentum munera conducta que pater tellure sereb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539/p. 434/lin. 7 to vol. 1/lib. 3/comm. ad uers. 539/p. 434/lin. 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613/lin. 7/lin. 1 to vol. 2/lib. 12/p. 613/lin. 7/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LISAM exclusam, [[expressam,]] ut elisos oculos et siccum sanguine guttur.</text:p>
          </table:table-cell>
          <table:table-cell office:value-type="string" calcext:value-type="string">
            <text:p>hic Cacum in tenebris incendia vana vomentem corripit in nodum conplexus &lt;et angit inhaerens elisos oculos et siccum sanguine guttur&gt;: cum non videretur in tenebris, per eas insidias captus est quibus se speraverat evasur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567/p. 438/lin. 16 ("Seruius auctus") to vol. 1/lib. 3/comm. ad uers. 567/p. 438/lin. 1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51/lin. 29/lin. 1 to vol. 2/lib. 8/p. 151/lin. 29/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GNARI QVE VIAE CYCLOPVM ADLABIMVR ORIS ut servatum ex undis strophadum me litora primum accipiunt</text:p>
          </table:table-cell>
          <table:table-cell office:value-type="string" calcext:value-type="string">
            <text:p>Servatum ex undis Strophadum me litora prima accipiunt: non vult videri perseverasse malam fortunam, sed nec in totum prosperam proveniss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569/p. 438/lin. 23 to vol. 1/lib. 3/comm. ad uers. 569/p. 438/lin. 2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95/lin. 10/lin. 1 to vol. 1/lib. 3/p. 295/lin. 10/lin. 1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RVCTANS 'ructo ructas' tantum facit: sic etiam Cicero eructant sermonibus suis caedem bonorum, Vergilius atque omnem Cocyto eructat harenam.</text:p>
          </table:table-cell>
          <table:table-cell office:value-type="string" calcext:value-type="string">
            <text:p>turbidus hic caeno vasta que voragine gurges aestuat atque omnem Cocyto eructat harenam: pro qualitate inferna fuit natura aquae turbida, caenosa, odoris pessimi, utpote quae ructaretur ex caen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576/p. 439/lin. 22 to vol. 1/lib. 3/comm. ad uers. 576/p. 439/lin. 2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48/lin. 20/lin. 1 to vol. 1/lib. 6/p. 548/lin. 20/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cum in Phlegra, Thessaliae loco, pugnasse dicantur, quemadmodum est in Sicilia Enceladus? Otus in Creta secundum Sallustium, unde Otii campi? Typhoeus in Campania? ut Inarime Iovis imperiis inposta Typhoeo.</text:p>
          </table:table-cell>
          <table:table-cell office:value-type="string" calcext:value-type="string">
            <text:p>ecce factum ex facto: miscent se maria et nigra tolluntur harena, tum sonitu Prochyta alta tremit durum que cubile Inarime Iovis imperiis inposta Typhoeo: cuius pilae casu multa alia contremu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578/p. 440/lin. 2 to vol. 1/lib. 3/comm. ad uers. 578/p. 440/lin. 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77/lin. 22/lin. 1 to vol. 2/lib. 9/p. 277/lin. 22/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um quod et ipse genibus volutabat, vel quod genua amplexus (erat), etiam religioni habebatur: quo in loco satis non fuit nulla verbera adhiberi, nisi etiam fides data esset, qua securitas confirmaretur veniae concessae illis versibus 'ipse pater dextram Anchises haud multa moratus dat iuveni atque animum praesenti pignore firmat'.</text:p>
          </table:table-cell>
          <table:table-cell office:value-type="string" calcext:value-type="string">
            <text:p>ipse pater dextram Anchises haut multa moratus dat iuveni atque animum praesenti pignore firmat: hortamentis ait nostris pater meus robur adiecit porrigendo ei dexteram suam, quod quia fuit benivolentiae, dubitantis animus ac paventis firmatus est et securus effect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607/p. 444/lin. 2 ("Seruius auctus") to vol. 1/lib. 3/comm. ad uers. 607/p. 444/lin. 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42/lin. 16/lin. 1 to vol. 1/lib. 3/p. 342/lin. 16/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eque enim oportebat tardius inmorari profanis cognitionibus, cum precatio caelestium deorum interposita daret curam observandae religionis: dixerat enim 'per sidera testor, per superos atque hoc caeli spirabile lumen'</text:p>
          </table:table-cell>
          <table:table-cell office:value-type="string" calcext:value-type="string">
            <text:p>cum fletu precibus que se tulit ad litora atque haec, cum rogaret, dixit: per sidera testor, per superos atque hoc caeli spirabile lumen, tollite me, Teucri, quascumque abducite terra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607/p. 444/lin. 7 ("Seruius auctus") to vol. 1/lib. 3/comm. ad uers. 607/p. 444/lin. 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41/lin. 6/lin. 1 to vol. 1/lib. 3/p. 341/lin. 6/lin. 1 (Schema:)</text:p>
          </table:table-cell>
          <table:table-cell office:value-type="float" office:value="48" calcext:value-type="float">
            <text:p>4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inc possumus aestimare magis eum verbera timuisse quam mortem, propter confessionem, ut diceret 'spargite me in fluctus vasto que inmergite ponto.</text:p>
          </table:table-cell>
          <table:table-cell office:value-type="string" calcext:value-type="string">
            <text:p>scio me Danais e classibus unum et bello Iliacos fateor petiisse penatis, pro quo, si sceleris tanta est iniuria nostri, spargite me in fluctus vasto que inmergite pont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607/p. 444/lin. 12 ("Seruius auctus") to vol. 1/lib. 3/comm. ad uers. 607/p. 444/lin. 1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41/lin. 13/lin. 1 to vol. 1/lib. 3/p. 341/lin. 13/lin. 1 (Schema:)</text:p>
          </table:table-cell>
          <table:table-cell office:value-type="float" office:value="57" calcext:value-type="float">
            <text:p>5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enique post haec addidit 'ille haec deposita tandem formidine fatur']].</text:p>
          </table:table-cell>
          <table:table-cell office:value-type="string" calcext:value-type="string">
            <text:p>denique sequitur ille haec deposita tandem formidine fa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607/p. 444/lin. 14 ("Seruius auctus") to vol. 1/lib. 3/comm. ad uers. 607/p. 444/lin. 1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42/lin. 21/lin. 1 to vol. 1/lib. 3/p. 342/lin. 21/lin. 1 (Schema:)</text:p>
          </table:table-cell>
          <table:table-cell office:value-type="float" office:value="84" calcext:value-type="float">
            <text:p>8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ETIGIT FLVCTVS ET AD AEQVORA VENIT hyperbaton in sensu, ut progressi subeunt luco fluvium que relinquunt.</text:p>
          </table:table-cell>
          <table:table-cell office:value-type="string" calcext:value-type="string">
            <text:p>progressi subeunt luco fluvium que relinquunt: conversum erit recti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662/p. 449/lin. 6 to vol. 1/lib. 3/comm. ad uers. 662/p. 449/lin. 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33/lin. 15/lin. 1 to vol. 2/lib. 8/p. 133/lin. 15/lin. 1 (Schema:)</text:p>
          </table:table-cell>
          <table:table-cell office:value-type="float" office:value="51" calcext:value-type="float">
            <text:p>5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REPIDI festini, ut ne trepidate meas Teucri defendere naves item accepit trepidos ac Nisum dicere iussit.</text:p>
          </table:table-cell>
          <table:table-cell office:value-type="string" calcext:value-type="string">
            <text:p>ne trepidate meas, Teucri, defendere navis, neve armate manus: cesset, inquit, officium vestrum in defensione navium nec manus vestrae profuturis onerentur auxili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666/p. 449/lin. 20 to vol. 1/lib. 3/comm. ad uers. 666/p. 449/lin. 2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02/lin. 17/lin. 1 to vol. 2/lib. 9/p. 202/lin. 17/lin. 1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on nulli 'Scyllam atque Charybdim inter' distinguunt, ut sit ordo 'inter Scyllam et Charybdin utramque viam leti discrimine parvo ni teneant cursus, certum est dare lintea retro'.</text:p>
          </table:table-cell>
          <table:table-cell office:value-type="string" calcext:value-type="string">
            <text:p>inter utramque viam leti discrimine parvo, ni teneant cursus, certum est dare lintea retro: istorum malorum consideratione turbati sententiam fiximus ut inter geminum metum transiremus medii vel retrorsum navigia ducerem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686/p. 452/lin. 21 ("Seruius auctus") to vol. 1/lib. 3/comm. ad uers. 686/p. 452/lin. 2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50/lin. 4/lin. 1 to vol. 1/lib. 3/p. 350/lin. 4/lin. 1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MISSVS ADEST favore scilicet numinum: quae Anchises optaverat dicens ferte viam vento facilem et spirate secundi.</text:p>
          </table:table-cell>
          <table:table-cell office:value-type="string" calcext:value-type="string">
            <text:p>ferte viam vento facilem et spirate secundi, hoc est viam facilem praebete per maria et favorem vestrum temperato flatuum suffragio commodat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688/p. 453/lin. 9 to vol. 1/lib. 3/comm. ad uers. 688/p. 453/lin. 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34/lin. 2/lin. 1 to vol. 1/lib. 3/p. 334/lin. 2/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aec secundum fabulas venatrix fuit: quae dum se in Alpheo post laborem ablueret, ab eo adamata est [[[in speciem avis Alpheos cognovisset latere, etiam sic eam mutatam persequi coepit, quae cum]]] et diu fugiens deorum miseratione in fontem [[sui nominis]] mutata ad Siciliam per secretos meatus venit: quod etiam Vergilius ostendit et tandem positis velox Arethusa sagittis.</text:p>
          </table:table-cell>
          <table:table-cell office:value-type="string" calcext:value-type="string">
            <text:p>sed hic venatricum est habitus, quem ideo nymphis dat, quia multas eas legimus ex venatricibus factas, ut et tandem positis velox Arethusa sagitt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694/p. 454/lin. 23 ("Seruius auctus") to vol. 1/lib. 3/comm. ad uers. 694/p. 454/lin. 23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341/p. 346/lin. 14/ to lib. 4/comm. ad vers. 341/p. 346/lin. 14/ (Schema:)</text:p>
          </table:table-cell>
          <table:table-cell office:value-type="float" office:value="37" calcext:value-type="float">
            <text:p>37</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et bene de ipsa tempestate tacuit, quia Ilioneus supra dixerat cum subito adsurgens fluctu nimbosus Orion in vada caeca tulit]].</text:p>
          </table:table-cell>
          <table:table-cell office:value-type="string" calcext:value-type="string">
            <text:p>hic cursus fuit, cum subito adsurgens fluctu nimbosus Orion in vada caeca tulit penitus que procacibus austris per que undas superante salo per que invia saxa dispulit, huc pauci vestris adnavimus or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714/p. 458/lin. 4 ("Seruius auctus") to vol. 1/lib. 3/comm. ad uers. 714/p. 458/lin. 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07/lin. 10/lin. 4 to vol. 1/lib. 1/p. 107/lin. 10/lin. 4 (Schema:)</text:p>
          </table:table-cell>
          <table:table-cell office:value-type="float" office:value="42" calcext:value-type="float">
            <text:p>4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ideo hic addidit 'renarrabat', quasi quae dixerat antea, nunc ex ordine referebat, quod notat in primo immo age et a prima dic hospes origine nobis]].</text:p>
          </table:table-cell>
          <table:table-cell office:value-type="string" calcext:value-type="string">
            <text:p>interea ad procurandum temporis tractum ad generalitatem quoque sese convertit et usa interrogationibus novis ait immo age et a prima dic, hospes, origine nobis insidias, inquit, Danaum casus que tuorum errores que tuo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3/comm. ad uers. 717/p. 458/lin. 13 ("Seruius auctus") to vol. 1/lib. 3/comm. ad uers. 717/p. 458/lin. 1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44/lin. 7/lin. 4 to vol. 1/lib. 1/p. 144/lin. 7/lin. 4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ale et illud est illum absens absentem audit que videt que.</text:p>
          </table:table-cell>
          <table:table-cell office:value-type="string" calcext:value-type="string">
            <text:p>merito addidit illum absens absentem audit que videt que, quia tantum fallebatur animus amantis, ut hunc audire et cernere videretur absent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4/p. 461/lin. 4 to vol. 1/lib. 4/comm. ad uers. 4/p. 461/lin. 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66/lin. 19/lin. 1 to vol. 1/lib. 4/p. 366/lin. 19/lin. 1 (Schema:)</text:p>
          </table:table-cell>
          <table:table-cell office:value-type="float" office:value="48" calcext:value-type="float">
            <text:p>4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ale et illud est illum absens absentem audit que videt que.</text:p>
          </table:table-cell>
          <table:table-cell office:value-type="string" calcext:value-type="string">
            <text:p>illum absens absentem audit que videt que: cum toro incumberet nec totum corpus suum traderet lecto, non tam refectionem fessorum membrorum, sed desideratum cubilis sui socium quaerere videba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4/p. 461/lin. 4 to vol. 1/lib. 4/comm. ad uers. 4/p. 461/lin. 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66/lin. 16/lin. 1 to vol. 1/lib. 4/p. 366/lin. 16/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VIS non nulli pro 'aliquis' accipiunt, vel 'qualis':]] NOVVS magnus, ut Pollio et ipse facit nova carmina.</text:p>
          </table:table-cell>
          <table:table-cell office:value-type="string" calcext:value-type="string">
            <text:p>novum dicitur et magnum, ut Pollio et ipse facit nova carmin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10/p. 462/lin. 22 ("Seruius auctus") to vol. 1/lib. 4/comm. ad uers. 10/p. 462/lin. 22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43/p. 142/lin. 29 ("Seruius auctus")/ to lib. 1/comm. ad vers. 43/p. 142/lin. 29 ("Seruius auctus")/ (Schema:)</text:p>
          </table:table-cell>
          <table:table-cell office:value-type="float" office:value="62" calcext:value-type="float">
            <text:p>62</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QVIS non nulli pro 'aliquis' accipiunt, vel 'qualis':]] NOVVS magnus, ut Pollio et ipse facit nova carmina.</text:p>
          </table:table-cell>
          <table:table-cell office:value-type="string" calcext:value-type="string">
            <text:p>alii novum mustum intellegunt, vel merum, quale numquam habuerit, ut Pollio et ipse facit nova carmin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10/p. 462/lin. 22 ("Seruius auctus") to vol. 1/lib. 4/comm. ad uers. 10/p. 462/lin. 22 ("Seruius auctus")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5/vers. 71/p. 63/lin. 3 ("Seruius auctus")/ to Comm. in Buc. 5/vers. 71/p. 63/lin. 3 ("Seruius auctus")/ (Schema:)</text:p>
          </table:table-cell>
          <table:table-cell office:value-type="float" office:value="57" calcext:value-type="float">
            <text:p>57</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QVIS non nulli pro 'aliquis' accipiunt, vel 'qualis':]] NOVVS magnus, ut Pollio et ipse facit nova carmina.</text:p>
          </table:table-cell>
          <table:table-cell office:value-type="string" calcext:value-type="string">
            <text:p>NOVA FORMIDINE magna ut Pollio et ipse facit nova carmin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10/p. 462/lin. 22 ("Seruius auctus") to vol. 1/lib. 4/comm. ad uers. 10/p. 462/lin. 22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356/p. 347/lin. 11/ to lib. 4/comm. ad vers. 356/p. 347/lin. 11/ (Schema:)</text:p>
          </table:table-cell>
          <table:table-cell office:value-type="float" office:value="55" calcext:value-type="float">
            <text:p>55</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QVEM SESE ORE FERENS ut obstipuit primo aspectu Sidonia Dido, item namque ipsa decoram caesariem nato genetrix lumen que iuventae [[purpureum et laetos oculis adflarat honores]].</text:p>
          </table:table-cell>
          <table:table-cell office:value-type="string" calcext:value-type="string">
            <text:p>namque ipsa decoram caesariem nato genetrix lumen que iuventae purpureum et laetos oculis adflarat honore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11/p. 463/lin. 3 ("Seruius auctus") to vol. 1/lib. 4/comm. ad uers. 11/p. 463/lin. 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15/lin. 24/lin. 4 to vol. 1/lib. 1/p. 115/lin. 24/lin. 4 (Schema:)</text:p>
          </table:table-cell>
          <table:table-cell office:value-type="float" office:value="75" calcext:value-type="float">
            <text:p>7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VEM SESE ORE FERENS ut obstipuit primo aspectu Sidonia Dido, item namque ipsa decoram caesariem nato genetrix lumen que iuventae [[purpureum et laetos oculis adflarat honores]].</text:p>
          </table:table-cell>
          <table:table-cell office:value-type="string" calcext:value-type="string">
            <text:p>namque ipsa decoram caesariem nato genetrix lumen que iuventae purpureum et laetos oculis adflarat honore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11/p. 463/lin. 3 ("Seruius auctus") to vol. 1/lib. 4/comm. ad uers. 11/p. 463/lin. 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16/lin. 25/lin. 4 to vol. 1/lib. 1/p. 116/lin. 25/lin. 4 (Schema:)</text:p>
          </table:table-cell>
          <table:table-cell office:value-type="float" office:value="75" calcext:value-type="float">
            <text:p>7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FORTI PECTORE ET ARMIS ut etiam ab Ilioneo audierat dicente quo iustior alter nec pietate fuit nec bello maior et armis.</text:p>
          </table:table-cell>
          <table:table-cell office:value-type="string" calcext:value-type="string">
            <text:p>rex erat Aeneas nobis, quo iustior alter nec pietate fuit nec bello maior et arm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11/p. 463/lin. 6 to vol. 1/lib. 4/comm. ad uers. 11/p. 463/lin. 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09/lin. 16/lin. 4 to vol. 1/lib. 1/p. 109/lin. 16/lin. 4 (Schema:)</text:p>
          </table:table-cell>
          <table:table-cell office:value-type="float" office:value="69" calcext:value-type="float">
            <text:p>6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VIBVS IACTATVS FATIS ut quis te, nate dea, per tanta pericula casus insequitur? [[et est hysterologia: nam prius est ut bella exhauserit, post fatis iactatus sit.</text:p>
          </table:table-cell>
          <table:table-cell office:value-type="string" calcext:value-type="string">
            <text:p>INVISVM FATIS GENVISTI si natus ex diis, invisus est fatis: sic in primo Aeneidis nos, tua progenies, caeli quibus adnuis arcem, item quis te, nate dea, per tanta pericula casus insequitur? VITAE MORTALIS HONOREM bene arare, bene pascere, apes etiam habere: nam in ingenti honore fuit rusticitas: alibi non ullus aratro dignus hono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14/p. 463/lin. 20 to vol. 1/lib. 4/comm. ad uers. 14/p. 463/lin. 21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324/p. 345/lin. 7/ to lib. 4/comm. ad vers. 326/p. 345/lin. 11/ (Schema:)</text:p>
          </table:table-cell>
          <table:table-cell office:value-type="float" office:value="39" calcext:value-type="float">
            <text:p>39</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QVIBVS IACTATVS FATIS ut quis te, nate dea, per tanta pericula casus insequitur? [[et est hysterologia: nam prius est ut bella exhauserit, post fatis iactatus sit.</text:p>
          </table:table-cell>
          <table:table-cell office:value-type="string" calcext:value-type="string">
            <text:p>sic tamen etiam ipsa respondit: quis te, nate dea, per tanta pericula casus insequitur? quae vis inmanibus adplicat oris? dicendo in prima parte sermonis sui nate dea ostendit aliquam se generis eius habere notitiam et, hoc licet apud Aenean posset esse mirabile, addidit indigne illum pati ut ex dea genitus delatus sit per naufragia ad regiones saeva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14/p. 463/lin. 20 to vol. 1/lib. 4/comm. ad uers. 14/p. 463/lin. 2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21/lin. 10/lin. 4 to vol. 1/lib. 1/p. 121/lin. 12/lin. 4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perseveravit in atroci imprecatione: nam non sufficit 'adigat me fulmine ad umbras' dixisse, adiecit 'pallentes umbras Herebo noctem que profundam']].</text:p>
          </table:table-cell>
          <table:table-cell office:value-type="string" calcext:value-type="string">
            <text:p>exectionem crinis finis vitae consecutus est, inpleta est poena periurii: supra enim dixit sed mihi vel tellus optem prius ima dehiscat vel pater omnipotens adigat me fulmine ad umbras, pallentis umbras Erebi noctem que profundam, ante, pudor, quam te violo aut tua iura resolv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26/p. 465/lin. 15 ("Seruius auctus") to vol. 1/lib. 4/comm. ad uers. 26/p. 465/lin. 1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21/lin. 31/lin. 1 to vol. 1/lib. 4/p. 421/lin. 31/lin. 1 (Schema:)</text:p>
          </table:table-cell>
          <table:table-cell office:value-type="float" office:value="41" calcext:value-type="float">
            <text:p>4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perseveravit in atroci imprecatione: nam non sufficit 'adigat me fulmine ad umbras' dixisse, adiecit 'pallentes umbras Herebo noctem que profundam']].</text:p>
          </table:table-cell>
          <table:table-cell office:value-type="string" calcext:value-type="string">
            <text:p>Anna, inquit, fatebor enim, miseri post fata Sychaei coniugis et sparsos fraterna caede penatis solus hic inflexit sensus animum que labantem inpulit: agnosco veteris vestigia flammae: verum ne ista confessio reprehensibilis remaneret, adnexuit iusiurandum, quo sibi binas nuptias horruisse firmaret: sed mihi vel tellus optem prius ima dehiscat vel pater omnipotens adigat me fulmine ad umbras, pallentis umbras Erebi noctem que profundam, ante, pudor, quam te violo aut tua iura resolv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26/p. 465/lin. 15 ("Seruius auctus") to vol. 1/lib. 4/comm. ad uers. 26/p. 465/lin. 1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57/lin. 31/lin. 1 to vol. 1/lib. 4/p. 357/lin. 31/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bene videtur moram posuisse, cum dicit 'primus qui me sibi iunxit amores abstulit']].</text:p>
          </table:table-cell>
          <table:table-cell office:value-type="string" calcext:value-type="string">
            <text:p>ille meos, primus qui me sibi iunxit, amores abstulit, ille habeat se cum servet que sepulchro: ipsa sorori suae viam necessariae persuasionis ostendit, ut quod erat factura amoris inpulsu hortatu magis alieno coacta facere videre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28/p. 465/lin. 22 ("Seruius auctus") to vol. 1/lib. 4/comm. ad uers. 28/p. 465/lin. 2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58/lin. 12/lin. 1 to vol. 1/lib. 4/p. 358/lin. 12/lin. 1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ERVET QVE SEPVLCHRO id est et defunctus servet, et qui in sepulchro est, ut ipsa sed in somnis inhumati venit imago coniugis: sed modo pro mortuo accipiamus.</text:p>
          </table:table-cell>
          <table:table-cell office:value-type="string" calcext:value-type="string">
            <text:p>ipsa sed in somnis inhumati venit imago coniugis: quia neque suspicio in Pygmalionem tendi poterat propter adfinitatis causam neque extabat aliquis gnarus facti qui proderet reum, inducitur imago ipsius occisi universa in somnis pandentis uxor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29/p. 465/lin. 24 ("Seruius auctus") to vol. 1/lib. 4/comm. ad uers. 29/p. 465/lin. 2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76/lin. 29/lin. 4 to vol. 1/lib. 1/p. 76/lin. 29/lin. 4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ale et illud est nate mihi vita quondam, dum vita manebat, care magis, [[Terentius nihil videtur mundius, nec magis conpositum quicquam, nec magis elegans.</text:p>
          </table:table-cell>
          <table:table-cell office:value-type="string" calcext:value-type="string">
            <text:p>nate, mihi vita quondam, dum vita manebat, care mag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1/p. 467/lin. 3 ("Seruius auctus") to vol. 1/lib. 4/comm. ad uers. 31/p. 467/lin. 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18/lin. 6/lin. 1 to vol. 1/lib. 4/p. 418/lin. 6/lin. 1 (Schema:)</text:p>
          </table:table-cell>
          <table:table-cell office:value-type="float" office:value="50" calcext:value-type="float">
            <text:p>5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ale et illud est nate mihi vita quondam, dum vita manebat, care magis, [[Terentius nihil videtur mundius, nec magis conpositum quicquam, nec magis elegans.</text:p>
          </table:table-cell>
          <table:table-cell office:value-type="string" calcext:value-type="string">
            <text:p>nate mihi vita quondam, dum vita manebat, care magis, nate Iliacis exercite fatis: principia ex persona patris adposita blanda et religiosa et quae post mortem quoque pietatem debitam testarentur: vult enim filium labores omnis patriae potius fato sustinere quam suo et ipsius adhuc infortunia perdura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1/p. 467/lin. 3 ("Seruius auctus") to vol. 1/lib. 4/comm. ad uers. 31/p. 467/lin. 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508/lin. 1/lin. 1 to vol. 1/lib. 5/p. 508/lin. 1/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rgo per nomen necessitudinis ostendit, se quae sunt utilia persuadere, ut alibi parvum que patri tendebat Iulum]].</text:p>
          </table:table-cell>
          <table:table-cell office:value-type="string" calcext:value-type="string">
            <text:p>ecce autem conplexa pedes in limine coniunx haerebat parvum que patri tendebat Iulum: repente, inquit, emergens uxor in ipso limine tenuit exeuntem et, ne minoris meriti praerogativam haberet apud virum, parvulum Iulum offerebat patr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1/p. 467/lin. 7 ("Seruius auctus") to vol. 1/lib. 4/comm. ad uers. 31/p. 467/lin. 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238/lin. 4/lin. 1 to vol. 1/lib. 2/p. 238/lin. 4/lin. 1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D CINEREM AVT MANES CREDIS CVRARE SEPVLTOS propter illud, [[['ille habeat se cum servet que sepulchro']]]: quia marito iuraverat, ut non servata fides cineri promissa Sychaeo.</text:p>
          </table:table-cell>
          <table:table-cell office:value-type="string" calcext:value-type="string">
            <text:p>ille meos, primus qui me sibi iunxit, amores abstulit, ille habeat se cum servet que sepulchro: ipsa sorori suae viam necessariae persuasionis ostendit, ut quod erat factura amoris inpulsu hortatu magis alieno coacta facere videre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4/p. 467/lin. 21 to vol. 1/lib. 4/comm. ad uers. 34/p. 467/lin. 2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58/lin. 12/lin. 1 to vol. 1/lib. 4/p. 358/lin. 12/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INC GAETVLAE VRBES ad terrorem 'urbes' posuit: nam in mapalibus habit[[ab]]ant.[[GENVS INSVPERABILE BELLO ut quos nulla fatigant proelia nec victi possunt absistere ferro]].</text:p>
          </table:table-cell>
          <table:table-cell office:value-type="string" calcext:value-type="string">
            <text:p>quid proderit clausis inane quod gerimus? in quam nitimur partem qui pugnare non possumus nec audemus et quorum adflicta penitus subversa que fortuna est? bellum inportunum, cives, cum gente deorum invictis que viris gerimus, quos nulla fatigant proelia nec victi possunt absistere ferro: congessit omnia quae dissuasioni congrueba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40/p. 469/lin. 2 ("Seruius auctus") to vol. 1/lib. 4/comm. ad uers. 40/p. 469/lin. 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58/lin. 12/lin. 1 to vol. 2/lib. 11/p. 458/lin. 15/lin. 1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INC GAETVLAE VRBES ad terrorem 'urbes' posuit: nam in mapalibus habit[[ab]]ant.[[GENVS INSVPERABILE BELLO ut quos nulla fatigant proelia nec victi possunt absistere ferro]].</text:p>
          </table:table-cell>
          <table:table-cell office:value-type="string" calcext:value-type="string">
            <text:p>quos nulla fatigant proelia nec victi possunt absistere ferro: quia potuit dici tamdiu duremus, donec illi deficiant aut cedant, prior occurrit adserens eos nec lassari posse certando nec vinc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40/p. 469/lin. 2 ("Seruius auctus") to vol. 1/lib. 4/comm. ad uers. 40/p. 469/lin. 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58/lin. 31/lin. 1 to vol. 2/lib. 11/p. 458/lin. 31/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PEM QVE DEDIT DVBIAE MENTI dubitativa enim fuerat Didonis oratio dicendo 'si non pertaesum thalami taedae que fuisset'.</text:p>
          </table:table-cell>
          <table:table-cell office:value-type="string" calcext:value-type="string">
            <text:p>si mihi non animo fixum inmotum que sederet ne cui me vinclo vellem sociare iugali, postquam primus amor deceptam morte fefellit, si non pertaesum thalami taedae que fuisset, huic uni forsan potui succumbere culpae: usque adeo dixit illum virum sibi placere, ut dignum iudicaret consortio matrimonii sui, nisi secundas nuptias primis decepta damnass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55/p. 471/lin. 7 ("Seruius auctus") to vol. 1/lib. 4/comm. ad uers. 55/p. 471/lin. 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57/lin. 24/lin. 1 to vol. 1/lib. 4/p. 357/lin. 24/lin. 1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ad illud respondit 'ante pudor quam te violo aut tua iura resolvo']].</text:p>
          </table:table-cell>
          <table:table-cell office:value-type="string" calcext:value-type="string">
            <text:p>exectionem crinis finis vitae consecutus est, inpleta est poena periurii: supra enim dixit sed mihi vel tellus optem prius ima dehiscat vel pater omnipotens adigat me fulmine ad umbras, pallentis umbras Erebi noctem que profundam, ante, pudor, quam te violo aut tua iura resolv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55/p. 471/lin. 10 ("Seruius auctus") to vol. 1/lib. 4/comm. ad uers. 55/p. 471/lin. 10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21/lin. 31/lin. 1 to vol. 1/lib. 4/p. 421/lin. 31/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ER ARAS EXQVIRVNT [[vel apud aras, vel inter aras, ut 'it hasta Tago per tempus utrumque'.</text:p>
          </table:table-cell>
          <table:table-cell office:value-type="string" calcext:value-type="string">
            <text:p>dum trepidant, it hasta Tago per tempus utrumque stridens traiecto que haesit tepefacta cerebro: dum Rutuli unius casu commoti turbantur, percussus est etiam Tag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56/p. 472/lin. 6 ("Seruius auctus") to vol. 1/lib. 4/comm. ad uers. 56/p. 472/lin. 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45/lin. 9/lin. 1 to vol. 2/lib. 9/p. 245/lin. 9/lin. 1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nimalis vero hostiae speciem ostendit ubi Entellum facit Eryci taurum mactantem dicens hanc tibi, Eryx, meliorem animam pro morte Daretis persolvo]].</text:p>
          </table:table-cell>
          <table:table-cell office:value-type="string" calcext:value-type="string">
            <text:p>hanc tibi, Eryx, meliorem animam pro morte Daretis persolvo: meliorem, inquit, animam, quasi melior esset bovis anima quam hominis: non ipse est intellect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56/p. 472/lin. 14 ("Seruius auctus") to vol. 1/lib. 4/comm. ad uers. 56/p. 472/lin. 1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78/lin. 31/lin. 1 to vol. 1/lib. 5/p. 478/lin. 31/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PATIATVR AD ARAS matronae enim sacrificaturae circa aras faculas tenentes ferebantur, quod cum quodam gestu fiebat: unde Sallustius saltare elegantius quam necesse est probae.</text:p>
          </table:table-cell>
          <table:table-cell office:value-type="string" calcext:value-type="string">
            <text:p>MOTVS INCOMPOSITOS id est saltationem aptam religioni, nec ex ulla arte venientem: Sallustius saltare elegantius, quam necesse est proba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62/p. 475/lin. 6 to vol. 1/lib. 4/comm. ad uers. 62/p. 475/lin. 6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350/p. 203/lin. 13/ to lib. 1/comm. ad vers. 350/p. 203/lin. 13/ (Schema:)</text:p>
          </table:table-cell>
          <table:table-cell office:value-type="float" office:value="51" calcext:value-type="float">
            <text:p>51</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an hoc ad impatientiam amoris referendum est, quo iactata Dido loco stare non poterat, iuxta illud 'uritur infelix Dido tota que vagatur urbe furens']].</text:p>
          </table:table-cell>
          <table:table-cell office:value-type="string" calcext:value-type="string">
            <text:p>quid enim quae solvebantur numinibus vota amanti prodesse potuerant, cum amoris ardor iam dudum molliter serpens in inmoderata incendia prorupisset? est mollis flamma medullas interea et tacitum vivit sub pectore vulnus, uritur infelix Dido tota que vagatur urbe furens: denique, cum illa omnia frustra agerentur, amor Didonis medullas et viscera consumebat neque eam patiebatur ullo in loco consistere, ut vaganti totius civitatis non sufficerent spati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62/p. 475/lin. 11 ("Seruius auctus") to vol. 1/lib. 4/comm. ad uers. 62/p. 475/lin. 1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64/lin. 27/lin. 1 to vol. 1/lib. 4/p. 364/lin. 30/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nstaurat' autem ideo, quia iam supra sacrificaverat, ut simul Aenean in regia ducit tecta, simul divum templis indicit honorem.</text:p>
          </table:table-cell>
          <table:table-cell office:value-type="string" calcext:value-type="string">
            <text:p>sic memorat, simul Aenean in regia ducit tecta, simul divum templis indicit honorem: ut ostenderet plenam benignitatem animi, et Aenean duxit ad domum et ob eius adventum honorem templis indixit, ut esset publica gratulatio et ad societatem foederis illius etiam deorum favor acceder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63/p. 475/lin. 15 to vol. 1/lib. 4/comm. ad uers. 63/p. 475/lin. 1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22/lin. 26/lin. 4 to vol. 1/lib. 1/p. 122/lin. 26/lin. 4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ab eo quod est 'es esse' et 'comesse' facit, quo tempore etiam pro praesenti utimur, ut 'volo esse': nam in defectivis tempora pro temporibus ponimus, ut 'odi novi memini', 'odisse nosse meminisse' etiam pro praesenti ponuntur, [[non 'odire novire meminere'</text:p>
          </table:table-cell>
          <table:table-cell office:value-type="string" calcext:value-type="string">
            <text:p>nam ab eo quod est esse ablata ultima fit es, adesse ades, itidem que ab eo quod est ferre praeferre fer praefe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66/p. 476/lin. 6 ("Seruius auctus") to vol. 1/lib. 4/comm. ad uers. 66/p. 476/lin. 6 ("Seruius auctus") (Schema:)</text:p>
          </table:table-cell>
          <table:table-cell office:value-type="string" calcext:value-type="string">
            <text:p>Anonymus Bobiensis</text:p>
          </table:table-cell>
          <table:table-cell office:value-type="string" calcext:value-type="string">
            <text:p>De uerbo (olim: Macrobii excerpta Bobiensia, pars III: de uerbo) (LLA 636 - TLL MACR. exc. gramm.)</text:p>
          </table:table-cell>
          <table:table-cell office:value-type="string" calcext:value-type="string">
            <text:p>p. 640/lin. 30/ to p. 640/lin. 30/ (Schema:)</text:p>
          </table:table-cell>
          <table:table-cell office:value-type="float" office:value="34" calcext:value-type="float">
            <text:p>34</text:p>
          </table:table-cell>
          <table:table-cell office:value-type="float" office:value="0" calcext:value-type="float">
            <text:p>0</text:p>
          </table:table-cell>
          <table:table-cell office:value-type="string" calcext:value-type="string">
            <text:p>Anonymus Bobiensis</text:p>
          </table:table-cell>
          <table:table-cell/>
          <table:table-cell office:value-type="float" office:value="412" calcext:value-type="float">
            <text:p>412</text:p>
          </table:table-cell>
          <table:table-cell office:value-type="string" calcext:value-type="string">
            <text:p>412-PZBOBVEMA_</text:p>
          </table:table-cell>
        </table:table-row>
        <table:table-row table:style-name="ro1">
          <table:table-cell office:value-type="string" calcext:value-type="string">
            <text:p>SIDONIAS Pygmalionis vel Sychaei: [[quod supra ait avari Pygmalionis opes]] et [[ignotum argenti pondus et auri.</text:p>
          </table:table-cell>
          <table:table-cell office:value-type="string" calcext:value-type="string">
            <text:p>proposita necessitate fugiendi addidit facilitatem dicendo auxilium que viae veteres tellure recludit thensauros, ignotum argenti pondus et aur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75/p. 477/lin. 18 ("Seruius auctus") to vol. 1/lib. 4/comm. ad uers. 75/p. 477/lin. 1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78/lin. 1/lin. 4 to vol. 1/lib. 1/p. 78/lin. 1/lin. 4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DONIAS Pygmalionis vel Sychaei: [[quod supra ait avari Pygmalionis opes]] et [[ignotum argenti pondus et auri.</text:p>
          </table:table-cell>
          <table:table-cell office:value-type="string" calcext:value-type="string">
            <text:p>quod dixit veteres thensauros et ignotum argenti pondus et auri, ostendere voluit sufficientis ad subsidium fugae, qui tanti fuerunt, ut eorum pondus ignoraverint extrarii et Sychaeo et ipsi uxori fuerint incognit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75/p. 477/lin. 18 ("Seruius auctus") to vol. 1/lib. 4/comm. ad uers. 75/p. 477/lin. 1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78/lin. 3/lin. 4 to vol. 1/lib. 1/p. 78/lin. 3/lin. 4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hoc additum propter illud omnibus exhaustos iam casibus, omnium egenos]].</text:p>
          </table:table-cell>
          <table:table-cell office:value-type="string" calcext:value-type="string">
            <text:p>omnibus exhaustos iam casibus, omnium egenos urbe, domo socias: currit per amplificationem praestitorum extollens in maius quod fuerant consecut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75/p. 477/lin. 20 ("Seruius auctus") to vol. 1/lib. 4/comm. ad uers. 75/p. 477/lin. 20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18/lin. 21/lin. 4 to vol. 1/lib. 1/p. 118/lin. 21/lin. 4 (Schema:)</text:p>
          </table:table-cell>
          <table:table-cell office:value-type="float" office:value="41" calcext:value-type="float">
            <text:p>4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cit enim Saturni stellam nocendi facultatem habere, ut alibi Irim de caelo misit Saturnia Iuno et Saturni que altera proles irarum tantos et reliqua.</text:p>
          </table:table-cell>
          <table:table-cell office:value-type="string" calcext:value-type="string">
            <text:p>Irim de caelo misit Saturnia Iuno audacem ad Turn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92/p. 479/lin. 24 ("Seruius auctus") to vol. 1/lib. 4/comm. ad uers. 92/p. 479/lin. 2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184/lin. 7/lin. 1 to vol. 2/lib. 9/p. 184/lin. 7/lin. 1 (Schema:)</text:p>
          </table:table-cell>
          <table:table-cell office:value-type="float" office:value="42" calcext:value-type="float">
            <text:p>4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cit enim Saturni stellam nocendi facultatem habere, ut alibi Irim de caelo misit Saturnia Iuno et Saturni que altera proles irarum tantos et reliqua.</text:p>
          </table:table-cell>
          <table:table-cell office:value-type="string" calcext:value-type="string">
            <text:p>quomodo talis facta sit demonstratur: dum variis tumulo referunt sollemnia ludis, Irim de caelo misit Saturnia Iuno Iliacam ad classem ventos que adspirat eunti: dum omnes intenti ludorum varietatibus delectarentur et exhiberent sepulchro sollemnia, Irim Iuno demisit ad terras e regionibus caeli ad eam litoris partem in qua naves tantum fuerant et Troianorum femina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92/p. 479/lin. 24 ("Seruius auctus") to vol. 1/lib. 4/comm. ad uers. 92/p. 479/lin. 2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91/lin. 23/lin. 1 to vol. 1/lib. 5/p. 491/lin. 23/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bene reginae officio primi adsunt, quia de plebe dixerat 'it portis iubare exorto delecta iuventus' et 'Massyli que ruunt equites']].</text:p>
          </table:table-cell>
          <table:table-cell office:value-type="string" calcext:value-type="string">
            <text:p>it portis iubare exorto delecta iuventus, retia rara, plagae, lato venabula ferro Massyli que ruunt equites et odora canum v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133/p. 487/lin. 18 ("Seruius auctus") to vol. 1/lib. 4/comm. ad uers. 133/p. 487/lin. 1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71/lin. 24/lin. 1 to vol. 1/lib. 4/p. 371/lin. 24/lin. 1 (Schema:)</text:p>
          </table:table-cell>
          <table:table-cell office:value-type="float" office:value="53" calcext:value-type="float">
            <text:p>5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ESERIT relinquit, ut desertos que videre locos litus que relictum.</text:p>
          </table:table-cell>
          <table:table-cell office:value-type="string" calcext:value-type="string">
            <text:p>panduntur portae, iuvat ire et Dorica castra desertos que videre locos litus que relictum: moralitas plena hoc loco monstra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144/p. 489/lin. 21 ("Seruius auctus") to vol. 1/lib. 4/comm. ad uers. 144/p. 489/lin. 2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51/lin. 1/lin. 1 to vol. 1/lib. 2/p. 151/lin. 1/lin. 1 (Schema:)</text:p>
          </table:table-cell>
          <table:table-cell office:value-type="float" office:value="51" calcext:value-type="float">
            <text:p>5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AXI pro 'montis', ut accipiens sonitum saxi de vertice pastor.</text:p>
          </table:table-cell>
          <table:table-cell office:value-type="string" calcext:value-type="string">
            <text:p>idcirco ait in segetem veluti cum flamma furentibus austris incidit aut rapidus montano flumine torrens sternit agros, sternit sata laeta boum que labores praecipites que trahit silvas, stupet inscius alto accipiens sonitum saxi de vertice pasto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152/p. 491/lin. 9 ("Seruius auctus") to vol. 1/lib. 4/comm. ad uers. 152/p. 491/lin. 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89/lin. 11/lin. 1 to vol. 1/lib. 2/p. 189/lin. 11/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AM QVE HOS CVRSV id est 'modo', ut iam [[que eadem]] digitis, iam pectine pulsat eburno.</text:p>
          </table:table-cell>
          <table:table-cell office:value-type="string" calcext:value-type="string">
            <text:p>nec non Threicius longa cum veste sacerdos obloquitur numeris septem discrimina vocum iam que eadem digitis, iam pectine pulsat eburno: usque adeo illic securi degunt qui apud superos recte vixerunt, ut his honestae et simplices voluptates etiam illic gratae si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157/p. 491/lin. 22 ("Seruius auctus") to vol. 1/lib. 4/comm. ad uers. 157/p. 491/lin. 2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92/lin. 7/lin. 1 to vol. 1/lib. 6/p. 592/lin. 7/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hoc ad capreas et cervos retulit, (ut) in georgicis inbelles (dant proelia cervi:) nam 'iners' proprie quid sit Lucilius declarat ut perhibetur iners, ars in quo non erit ulla]].</text:p>
          </table:table-cell>
          <table:table-cell office:value-type="string" calcext:value-type="string">
            <text:p>et inertem hic pro otioso posuit, ut in bucolicis libertas quae sera tamen respexit inertem: quae vox ponitur pro ignavo, ut spumantem que dari pecora inter inertia votis optat aprum, et pro eo, qui sine arte sit, ut apud Lucilium in tertio decimo ut perhibetur iners, ars in quo non erit ull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158/p. 492/lin. 1 ("Seruius auctus") to vol. 1/lib. 4/comm. ad uers. 158/p. 492/lin. 1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25/p. 322/lin. 19 ("Seruius auctus")/ to lib. 4/comm. ad vers. 25/p. 322/lin. 19 ("Seruius auctus")/ (Schema:)</text:p>
          </table:table-cell>
          <table:table-cell office:value-type="float" office:value="47" calcext:value-type="float">
            <text:p>47</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constat etiam Aeneam Dardanum dictum, ut ostendit in quarto hauriat hunc oculis ignem crudelis ab alto Dardanus, item Ilioneus hinc Dardanus ortus, huc repetit: nam latenter etiam illud nomen ostendit.</text:p>
          </table:table-cell>
          <table:table-cell office:value-type="string" calcext:value-type="string">
            <text:p>hauriat hunc oculis ignem crudelis ab alto Dardanus: pars, inquit, ultionis est, si recedens hostis meus rogi mei flammas aspici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159/p. 492/lin. 10 to vol. 1/lib. 4/comm. ad uers. 159/p. 492/lin. 1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16/lin. 1/lin. 1 to vol. 1/lib. 4/p. 416/lin. 1/lin. 1 (Schema:)</text:p>
          </table:table-cell>
          <table:table-cell office:value-type="float" office:value="46" calcext:value-type="float">
            <text:p>4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onstat etiam Aeneam Dardanum dictum, ut ostendit in quarto hauriat hunc oculis ignem crudelis ab alto Dardanus, item Ilioneus hinc Dardanus ortus, huc repetit: nam latenter etiam illud nomen ostendit.</text:p>
          </table:table-cell>
          <table:table-cell office:value-type="string" calcext:value-type="string">
            <text:p>spero enim te pro meritis tuis inter scopulos hausurum innumeras poenas, id est visurum, ut alio loco hauriat hunc oculis ignem crudelis ab alto Dardanus, hoc est vide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159/p. 492/lin. 10 to vol. 1/lib. 4/comm. ad uers. 159/p. 492/lin. 1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09/lin. 12/lin. 1 to vol. 1/lib. 4/p. 409/lin. 12/lin. 1 (Schema:)</text:p>
          </table:table-cell>
          <table:table-cell office:value-type="float" office:value="45" calcext:value-type="float">
            <text:p>4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facit talem etiam alibi figuram, ut Thybris ea fluvium, quam longa est nocte [[tumentem]] leniit [[pro 'quam longa est ipsa nox'.</text:p>
          </table:table-cell>
          <table:table-cell office:value-type="string" calcext:value-type="string">
            <text:p>Thybris ea fluvium, quam longa est, nocte tumentem leniit: Thybris omnem noctem, in quantum fuerat longa, fluvium leniit, hoc est aquam verticosam fluminis su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193/p. 497/lin. 11 ("Seruius auctus") to vol. 1/lib. 4/comm. ad uers. 193/p. 497/lin. 1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27/lin. 7/lin. 1 to vol. 2/lib. 8/p. 127/lin. 7/lin. 1 (Schema:)</text:p>
          </table:table-cell>
          <table:table-cell office:value-type="float" office:value="56" calcext:value-type="float">
            <text:p>5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ic ergo templa tantum sacra declarat cum subiungit 'centum aras posuit vigilem que sacraverat ignem, excubias divum aeternas pecudum que cruore', quibus scilicet et sacratio ageretur</text:p>
          </table:table-cell>
          <table:table-cell office:value-type="string" calcext:value-type="string">
            <text:p>Hic Hammone satus rapta Garamantide nympha templa Iovi centum latis inmania regnis, centum aras posuit vigilem que sacraverat ignem, excubias divum aeternas, pecudum que cruore pingue solum et variis florentia limina sertis: Hiarbas, ut Vergilius posuit, natus ex Iove Hammone (constat enim Ioves plurimos fuisse) habuit Garamantem uxorem, non legibus acceptam, sed raptu interveniente quaesitam: Africae quippe finibus proximi feruntur esse Garamante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200/p. 499/lin. 7 ("Seruius auctus") to vol. 1/lib. 4/comm. ad uers. 200/p. 499/lin. 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79/lin. 24/lin. 1 to vol. 1/lib. 4/p. 379/lin. 24/lin. 1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ROLEM AVSONIAM ut in sexto nunc age Dardaniam prolem quae deinde sequatur gloria: [[vel quia de Lavinia Silvium habuit]].</text:p>
          </table:table-cell>
          <table:table-cell office:value-type="string" calcext:value-type="string">
            <text:p>nunc age, Dardaniam prolem quae deinde sequatur gloria, qui maneant Itala de gente nepoles, inlustris animas nostrum que in nomen ituras expediam dictis et te tua fata docebo: proposuit quae sit dictur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236/p. 507/lin. 12 ("Seruius auctus") to vol. 1/lib. 4/comm. ad uers. 236/p. 507/lin. 1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605/lin. 13/lin. 1 to vol. 1/lib. 6/p. 605/lin. 13/lin. 1 (Schema:)</text:p>
          </table:table-cell>
          <table:table-cell office:value-type="float" office:value="47" calcext:value-type="float">
            <text:p>4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IC NOSTRI NVNTIVS pro 'talis', ut manibus que meis Mezentius hic est et hunc ego te, Euryale, aspicio pro 'talem']].</text:p>
          </table:table-cell>
          <table:table-cell office:value-type="string" calcext:value-type="string">
            <text:p>haec sunt spolia et de rege superbo primitiae manibus que meis Mezentius hic est: occiso, inquit, Mezentio maxima pars belli confecta est, reliqua non sunt metuend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237/p. 507/lin. 17 ("Seruius auctus") to vol. 1/lib. 4/comm. ad uers. 237/p. 507/lin. 1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07/lin. 23/lin. 1 to vol. 2/lib. 11/p. 407/lin. 23/lin. 1 (Schema:)</text:p>
          </table:table-cell>
          <table:table-cell office:value-type="float" office:value="42" calcext:value-type="float">
            <text:p>4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n ergo ducit atque moderatur, ut mulcentem tigris et agentem: unde et paedagogos dicimus? an excludit ac pellit, ut ac membris agit atra venena? an insequitur, ut palantes Troas agebat? an ante se agit, ne reflectant, ut equos agit, quia illis defertur? nam dixit 'rapido pariter cum flamine portant'.</text:p>
          </table:table-cell>
          <table:table-cell office:value-type="string" calcext:value-type="string">
            <text:p>ille patris magni parere parabat imperio et primum pedibus talaria nectit aurea, quae sublimem alis sive aequora supra seu terram rapido pariter cum flamine porta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245/p. 509/lin. 11 ("Seruius auctus") to vol. 1/lib. 4/comm. ad uers. 245/p. 509/lin. 1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86/lin. 9/lin. 1 to vol. 1/lib. 4/p. 386/lin. 9/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VENTOS QVE SECABAT quia omnis avis in ventum volat, ut illa notos atque atra volans in nubila fugit]].</text:p>
          </table:table-cell>
          <table:table-cell office:value-type="string" calcext:value-type="string">
            <text:p>SAEPE OLEO et hic 'aut' coniunctio esse debuit, ut est illa notos atque atra volans in nubila fugit pro [et] 'in notos', ut esset 'saepe aut oleo aut vilibus onerat pom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257/p. 511/lin. 25 ("Seruius auctus") to vol. 1/lib. 4/comm. ad uers. 257/p. 511/lin. 25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273/p. 194/lin. 27 ("Seruius auctus")/ to lib. 1/comm. ad vers. 273/p. 194/lin. 27 ("Seruius auctus")/ (Schema:)</text:p>
          </table:table-cell>
          <table:table-cell office:value-type="float" office:value="43" calcext:value-type="float">
            <text:p>43</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VENTOS QVE SECABAT quia omnis avis in ventum volat, ut illa notos atque atra volans in nubila fugit]].</text:p>
          </table:table-cell>
          <table:table-cell office:value-type="string" calcext:value-type="string">
            <text:p>illa notos atque atra volans in nubila fugit: praeter naturam quae totiens periculum senserat liberata nexibus fugit in altitudinem summam ventis suffragantibus fot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257/p. 511/lin. 25 ("Seruius auctus") to vol. 1/lib. 4/comm. ad uers. 257/p. 511/lin. 2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82/lin. 8/lin. 1 to vol. 1/lib. 5/p. 482/lin. 8/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IVES QVAE MVNERA DIDO non addidit cuius rei dives, ut alibi dives opum variarum et dives equum, dives pictai vestis et auri.</text:p>
          </table:table-cell>
          <table:table-cell office:value-type="string" calcext:value-type="string">
            <text:p>dives equum, dives pictai vestis et aur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263/p. 513/lin. 24 ("Seruius auctus") to vol. 1/lib. 4/comm. ad uers. 263/p. 513/lin. 2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189/lin. 29/lin. 1 to vol. 2/lib. 9/p. 189/lin. 29/lin. 1 (Schema:)</text:p>
          </table:table-cell>
          <table:table-cell office:value-type="float" office:value="48" calcext:value-type="float">
            <text:p>4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IVES QVAE MVNERA DIDO non addidit cuius rei dives, ut alibi dives opum variarum et dives equum, dives pictai vestis et auri.</text:p>
          </table:table-cell>
          <table:table-cell office:value-type="string" calcext:value-type="string">
            <text:p>Iam que omnis campis exercitus ibat apertis, dives equum, dives pictai vestis et auri: iam que celeritatem significat executionis, quia dicturus fuerat exercitum omnem semel effus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263/p. 513/lin. 24 ("Seruius auctus") to vol. 1/lib. 4/comm. ad uers. 263/p. 513/lin. 2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189/lin. 23/lin. 1 to vol. 2/lib. 9/p. 189/lin. 23/lin. 1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ORQVET [[utrum quia mundus volubilis est? an 'torquet']] regit, sustinet? ut cuncta tuo qui bella pater sub numine torques.</text:p>
          </table:table-cell>
          <table:table-cell office:value-type="string" calcext:value-type="string">
            <text:p>tu que, inclute Mavors, cuncta tuo qui bella, pater, sub numine torques: nec illum praetermisit quem propter praesentem necessitatem debuit habere propitium et quod omne bellorum genus haberet in potestat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269/p. 514/lin. 24 ("Seruius auctus") to vol. 1/lib. 4/comm. ad uers. 269/p. 514/lin. 2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575/lin. 16/lin. 1 to vol. 2/lib. 12/p. 575/lin. 16/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Vergilius usurpat si quando Thybrim vicina que Thybridis arva.</text:p>
          </table:table-cell>
          <table:table-cell office:value-type="string" calcext:value-type="string">
            <text:p>si quando Thybrim vicina que Thybridis arva intraro genti que meae data moenia cernam: si umquam, inquit, Tiberim videre contigerit et agros Italiae ac moenia quae nobis fatorum ratione dicuntur esse decret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291/p. 516/lin. 27 to vol. 1/lib. 4/comm. ad uers. 291/p. 516/lin. 2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31/lin. 27/lin. 1 to vol. 1/lib. 3/p. 331/lin. 27/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VIS REBVS DEXTER MODVS quis sit optimus rebus eventus, [[ut et tua dexter adi pede sacra secundo, id est bonus ac per hoc propitius, ut 'laevum' pro malo et laevo contristat lumine caelum.</text:p>
          </table:table-cell>
          <table:table-cell office:value-type="string" calcext:value-type="string">
            <text:p>et nos et tua dexter adi pede sacra secundo: summa nostrae deprecationis est ut adsis nobis prospere et sacris tuis propitius interesse digner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294/p. 517/lin. 6 ("Seruius auctus") to vol. 1/lib. 4/comm. ad uers. 294/p. 517/lin. 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57/lin. 23/lin. 1 to vol. 2/lib. 8/p. 157/lin. 23/lin. 1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VIS REBVS DEXTER MODVS quis sit optimus rebus eventus, [[ut et tua dexter adi pede sacra secundo, id est bonus ac per hoc propitius, ut 'laevum' pro malo et laevo contristat lumine caelum.</text:p>
          </table:table-cell>
          <table:table-cell office:value-type="string" calcext:value-type="string">
            <text:p>nam eius in hac causa haec est ratio: laeva in aliis contraria significantur, ut ipse Vergilius alio loco posuit: et nos, ait, et tua dexter adi pede sacra secund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294/p. 517/lin. 6 ("Seruius auctus") to vol. 1/lib. 4/comm. ad uers. 294/p. 517/lin. 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242/lin. 7/lin. 1 to vol. 1/lib. 2/p. 242/lin. 7/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id sit non arva aliena domos que ignotas peteres]]].</text:p>
          </table:table-cell>
          <table:table-cell office:value-type="string" calcext:value-type="string">
            <text:p>ad illam partem respondit qua dixit Dido inter cetera, quid si non arva aliena domos que ignotas peteres? quia et ipsi Didoni provenerat ut in alienis regionibus imperar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11/p. 520/lin. 9 ("Seruius auctus") to vol. 1/lib. 4/comm. ad uers. 311/p. 520/lin. 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04/lin. 22/lin. 1 to vol. 1/lib. 4/p. 404/lin. 22/lin. 1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id sit non arva aliena domos que ignotas peteres]]].</text:p>
          </table:table-cell>
          <table:table-cell office:value-type="string" calcext:value-type="string">
            <text:p>quid si non arva aliena domos que ignotas peteres et Troia antiqua maneret? quid faceres, inquit, si staret Troia aut ad notos ire disponeres? secura dicebat, quia nec Troia stabat nec illum aliquis nover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11/p. 520/lin. 9 ("Seruius auctus") to vol. 1/lib. 4/comm. ad uers. 311/p. 520/lin. 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97/lin. 26/lin. 1 to vol. 1/lib. 4/p. 397/lin. 28/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ed postea respondit scilicet is superis labor est, ea cura quietos sollicitat.</text:p>
          </table:table-cell>
          <table:table-cell office:value-type="string" calcext:value-type="string">
            <text:p>si ista vera sunt, cur non extiterunt ante beneficia mea? scilicet is superis labor est, ea cura quietos sollicitat: nimirum deorum, inquit, curam tangit quid homines agant et ipsorum quietas mentis humani commovent act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14/p. 520/lin. 21 ("Seruius auctus") to vol. 1/lib. 4/comm. ad uers. 314/p. 520/lin. 2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08/lin. 24/lin. 1 to vol. 1/lib. 4/p. 408/lin. 25/lin. 1 (Schema:)</text:p>
          </table:table-cell>
          <table:table-cell office:value-type="float" office:value="43" calcext:value-type="float">
            <text:p>4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ed hic rursus redit ad exprobrationem beneficii 'te propter Libycae gentes Nomadum que tyranni odere: infensi Tyrii te propter eundem'.</text:p>
          </table:table-cell>
          <table:table-cell office:value-type="string" calcext:value-type="string">
            <text:p>te propter Libycae gentes Nomadum que tyranni odere, infensi Tyrii: propter unum, inquit, te et meos omnis et gentis vicinas offendi, domi foris que odium me non frustra circumded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14/p. 520/lin. 22 ("Seruius auctus") to vol. 1/lib. 4/comm. ad uers. 314/p. 520/lin. 2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00/lin. 2/lin. 1 to vol. 1/lib. 4/p. 400/lin. 2/lin. 1 (Schema:)</text:p>
          </table:table-cell>
          <table:table-cell office:value-type="float" office:value="50" calcext:value-type="float">
            <text:p>5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hic Aeneam inducit agentem nullo se matrimonii iure posse constringi, qui neque confarreatione Didoni coniunctus fuerat, ut flamini ac flaminicae convenit: ait enim 'nec coniugis umquam praetendi taedas, aut haec in foedera veni'.</text:p>
          </table:table-cell>
          <table:table-cell office:value-type="string" calcext:value-type="string">
            <text:p>neque ego hanc abscondere furto speravi, ne finge, fugam nec coniugis umquam praetendi taedas aut haec in foedera veni: non, ait, fugam, sed navigationem paravi ad debita et destinata contendens nec ut tu matrimonii me legibus vinx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39/p. 524/lin. 6 ("Seruius auctus") to vol. 1/lib. 4/comm. ad uers. 339/p. 524/lin. 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03/lin. 12/lin. 1 to vol. 1/lib. 4/p. 403/lin. 12/lin. 1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VT HAEC IN FOEDERA VENI aut matrimonii, et iungendum est superiori: aut certe ad posteriora pertinet, et hoc dicit: non ad hoc veni, ut hic morarer: sicut et nunc probat [[dicens]] 'me si fata meis paterentur ducere vitam' et dixit in primo quae me cum que vocant terrae.</text:p>
          </table:table-cell>
          <table:table-cell office:value-type="string" calcext:value-type="string">
            <text:p>quale enim matrimonium est ubi nullus testis interfuit, nulla ex more sollemnitas, nulla pactio, faces nullae, nulla ipsius foederis consecratio? me si fata meis paterentur ducere vitam auspiciis et sponte mea conponere curas, urbem Troianam primum dulcis que meorum reliquias colerem, Priami tecta alta manerent et recidiva manu posuissem Pergama victis: hoc quod facio, inquit, quod navigare dispono, non est voluntatis meae nec mihi liberum est vivere ubi veli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39/p. 524/lin. 15 ("Seruius auctus") to vol. 1/lib. 4/comm. ad uers. 339/p. 524/lin. 1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03/lin. 21/lin. 1 to vol. 1/lib. 4/p. 403/lin. 24/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bi 'reliquias Danaum atque inmitis Achilli', hic 'dulces que meorum reliquias colerem'</text:p>
          </table:table-cell>
          <table:table-cell office:value-type="string" calcext:value-type="string">
            <text:p>serva bis accipiendum est: serva altera Troiae Pergama, serva reliquias Danaum atque inmitis Achill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40/p. 525/lin. 3 ("Seruius auctus") to vol. 1/lib. 4/comm. ad uers. 340/p. 525/lin. 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76/lin. 9/lin. 1 to vol. 1/lib. 3/p. 276/lin. 9/lin. 1 (Schema:)</text:p>
          </table:table-cell>
          <table:table-cell office:value-type="float" office:value="43" calcext:value-type="float">
            <text:p>4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bi 'reliquias Danaum atque inmitis Achilli', hic 'dulces que meorum reliquias colerem'</text:p>
          </table:table-cell>
          <table:table-cell office:value-type="string" calcext:value-type="string">
            <text:p>serva altera Troiae Pergama, reliquias Danaum atque inmitis Achilli: et quicquid te demonstrante nostrum fuerit factum tu serva, nos quoque custod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40/p. 525/lin. 3 ("Seruius auctus") to vol. 1/lib. 4/comm. ad uers. 340/p. 525/lin. 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76/lin. 2/lin. 1 to vol. 1/lib. 3/p. 276/lin. 2/lin. 1 (Schema:)</text:p>
          </table:table-cell>
          <table:table-cell office:value-type="float" office:value="42" calcext:value-type="float">
            <text:p>4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bi 'reliquias Danaum atque inmitis Achilli', hic 'dulces que meorum reliquias colerem'</text:p>
          </table:table-cell>
          <table:table-cell office:value-type="string" calcext:value-type="string">
            <text:p>atque ut simul iniquitatem Iunonis ac saevitiam demonstraret, ait iactatos aequore toto Troas, reliquias Danaum atque inmitis Achilli, arcebat longe Lati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40/p. 525/lin. 3 ("Seruius auctus") to vol. 1/lib. 4/comm. ad uers. 340/p. 525/lin. 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6/lin. 17/lin. 4 to vol. 1/lib. 1/p. 16/lin. 17/lin. 4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bi 'reliquias Danaum atque inmitis Achilli', hic 'dulces que meorum reliquias colerem'</text:p>
          </table:table-cell>
          <table:table-cell office:value-type="string" calcext:value-type="string">
            <text:p>da propriam, Thymbraee, domum, da moenia fessis et genus et mansuram urbem, serva altera Troiae Pergama, reliquias Danaum atque inmitis Achill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40/p. 525/lin. 3 ("Seruius auctus") to vol. 1/lib. 4/comm. ad uers. 340/p. 525/lin. 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75/lin. 11/lin. 1 to vol. 1/lib. 3/p. 275/lin. 11/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bi 'reliquias Danaum atque inmitis Achilli', hic 'dulces que meorum reliquias colerem'</text:p>
          </table:table-cell>
          <table:table-cell office:value-type="string" calcext:value-type="string">
            <text:p>nam Siciliensi in parte naufragium descriptum non inter primos labores Aeneae numerabatur, usque adeo ut ipse idem diceret iactatos aequore toto Troas, reliquias Danaum atque inmitis Achilli, arcebat longe Latio multos que per annos errabant acti fatis maria omnia circ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40/p. 525/lin. 3 ("Seruius auctus") to vol. 1/lib. 4/comm. ad uers. 340/p. 525/lin. 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prooem./p. 6/lin. 17/lin. 4 to vol. 1/prooem./p. 6/lin. 17/lin. 4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ad illud spectat quod dixit Troia per undosum peteretur classibus aequor.</text:p>
          </table:table-cell>
          <table:table-cell office:value-type="string" calcext:value-type="string">
            <text:p>Troia per undosum peteretur classibus aequor: properans forsan reprehendi non posses, si cum periculo licet redire velles ad tu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47/p. 526/lin. 12 to vol. 1/lib. 4/comm. ad uers. 347/p. 526/lin. 1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97/lin. 30/lin. 1 to vol. 1/lib. 4/p. 397/lin. 30/lin. 1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VAE TANDEM AVSONIA hoc ad illud pertinet 'quid si non arva aliena domos que ignotas peteres']].</text:p>
          </table:table-cell>
          <table:table-cell office:value-type="string" calcext:value-type="string">
            <text:p>ad illam partem respondit qua dixit Dido inter cetera, quid si non arva aliena domos que ignotas peteres? quia et ipsi Didoni provenerat ut in alienis regionibus imperar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49/p. 526/lin. 26 ("Seruius auctus") to vol. 1/lib. 4/comm. ad uers. 349/p. 526/lin. 2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04/lin. 22/lin. 1 to vol. 1/lib. 4/p. 404/lin. 22/lin. 1 (Schema:)</text:p>
          </table:table-cell>
          <table:table-cell office:value-type="float" office:value="46" calcext:value-type="float">
            <text:p>4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VAE TANDEM AVSONIA hoc ad illud pertinet 'quid si non arva aliena domos que ignotas peteres']].</text:p>
          </table:table-cell>
          <table:table-cell office:value-type="string" calcext:value-type="string">
            <text:p>quid si non arva aliena domos que ignotas peteres et Troia antiqua maneret? quid faceres, inquit, si staret Troia aut ad notos ire disponeres? secura dicebat, quia nec Troia stabat nec illum aliquis nover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49/p. 526/lin. 26 ("Seruius auctus") to vol. 1/lib. 4/comm. ad uers. 349/p. 526/lin. 2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97/lin. 26/lin. 1 to vol. 1/lib. 4/p. 397/lin. 28/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ELERES MANDATA PER AVRAS [[sic]]ut supra celeres defer mea dicta per auras.</text:p>
          </table:table-cell>
          <table:table-cell office:value-type="string" calcext:value-type="string">
            <text:p>et celeris defer mea dicta per auras: sic, ait, mando, ut ad ipsum mandata mea tota celeritate pervenia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57/p. 527/lin. 27 ("Seruius auctus") to vol. 1/lib. 4/comm. ad uers. 357/p. 527/lin. 2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83/lin. 31/lin. 1 to vol. 1/lib. 4/p. 383/lin. 31/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ELERES MANDATA PER AVRAS [[sic]]ut supra celeres defer mea dicta per auras.</text:p>
          </table:table-cell>
          <table:table-cell office:value-type="string" calcext:value-type="string">
            <text:p>Dardanium que ducem, Tyria Carthagine qui nunc expectat fati que datas non respicit urbis, adloquere et celeris defer mea dicta per auras: dixit vade, dixit hoc ipsum vade qua facilitate possit inpleri: voca, inquit, ventos et pinnis labe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57/p. 527/lin. 27 ("Seruius auctus") to vol. 1/lib. 4/comm. ad uers. 357/p. 527/lin. 2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83/lin. 18/lin. 1 to vol. 1/lib. 4/p. 383/lin. 18/lin. 1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EC TIBI DIVA PARENS non est sola in Aeneam vituperatio, sed etiam in se obiurgatio, quia dixerat credo equidem, nec vana fides, genus esse deorum: unde nunc dicit 'generis nec Dardanus auctor'.</text:p>
          </table:table-cell>
          <table:table-cell office:value-type="string" calcext:value-type="string">
            <text:p>ecce animorum quanta mutatio: cum amaret, dixit credo equidem, nec vana fides, genus esse deorum, hic, quia magna vi agitabatur, priore sententia sua dissoluta negat esse filium Veneris et a caelestium sanguine adserit esse discret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65/p. 528/lin. 24 to vol. 1/lib. 4/comm. ad uers. 365/p. 528/lin. 2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06/lin. 12/lin. 1 to vol. 1/lib. 4/p. 406/lin. 12/lin. 1 (Schema:)</text:p>
          </table:table-cell>
          <table:table-cell office:value-type="float" office:value="45" calcext:value-type="float">
            <text:p>4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EC TIBI DIVA PARENS non est sola in Aeneam vituperatio, sed etiam in se obiurgatio, quia dixerat credo equidem, nec vana fides, genus esse deorum: unde nunc dicit 'generis nec Dardanus auctor'.</text:p>
          </table:table-cell>
          <table:table-cell office:value-type="string" calcext:value-type="string">
            <text:p>credo equidem, nec vana fides, genus esse deor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65/p. 528/lin. 24 to vol. 1/lib. 4/comm. ad uers. 365/p. 528/lin. 2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57/lin. 4/lin. 1 to vol. 1/lib. 4/p. 357/lin. 4/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IECTVM naufragum: legimus enim huc pauci vestris adnavimus oris.</text:p>
          </table:table-cell>
          <table:table-cell office:value-type="string" calcext:value-type="string">
            <text:p>hic cursus fuit, cum subito adsurgens fluctu nimbosus Orion in vada caeca tulit penitus que procacibus austris per que undas superante salo per que invia saxa dispulit, huc pauci vestris adnavimus or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73/p. 530/lin. 15 to vol. 1/lib. 4/comm. ad uers. 373/p. 530/lin. 1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07/lin. 10/lin. 4 to vol. 1/lib. 1/p. 107/lin. 10/lin. 4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cimus autem Aeneam superius haec verba dixisse sed nunc Italiam magnam Gryneus Apollo, Italiam Lyciae iussere capessere sortes.</text:p>
          </table:table-cell>
          <table:table-cell office:value-type="string" calcext:value-type="string">
            <text:p>sed nunc Italiam magnam Gryneus Apollo, Italiam Lyciae iussere capessere sortes: nullum delectat relicto otio duris laboribus subiugari iterum que ad miserias volvi, sed deorum iussis invitus inpellor, quae contemni non possu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77/p. 531/lin. 19 ("Seruius auctus") to vol. 1/lib. 4/comm. ad uers. 377/p. 531/lin. 1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04/lin. 5/lin. 1 to vol. 1/lib. 4/p. 404/lin. 5/lin. 1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ane multi 'Italiam' distinguunt, ut sequatur 'ventis pete regna per undas' et 'sequere' quasi fugientem [[SPERO EQVIDEM videtur eadem quodammodo repetere, et de tempestate et de beneficiis suis vehementius]].</text:p>
          </table:table-cell>
          <table:table-cell office:value-type="string" calcext:value-type="string">
            <text:p>nam quod dixit i, sequere Italiam ventis, pete regna per undas, non ex animo diceb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81/p. 533/lin. 11 ("Seruius auctus") to vol. 1/lib. 4/comm. ad uers. 382/p. 533/lin. 1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09/lin. 6/lin. 1 to vol. 1/lib. 4/p. 409/lin. 6/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ane multi 'Italiam' distinguunt, ut sequatur 'ventis pete regna per undas' et 'sequere' quasi fugientem [[SPERO EQVIDEM videtur eadem quodammodo repetere, et de tempestate et de beneficiis suis vehementius]].</text:p>
          </table:table-cell>
          <table:table-cell office:value-type="string" calcext:value-type="string">
            <text:p>i, sequere Italiam ventis, pete regna per undas: spero equidem mediis, si quid pia numina possunt, supplicia hausurum scopulis: iratae animo locuta est, sed tali genere dictionis, quod duos intellectus admitt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81/p. 533/lin. 11 ("Seruius auctus") to vol. 1/lib. 4/comm. ad uers. 382/p. 533/lin. 1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09/lin. 2/lin. 1 to vol. 1/lib. 4/p. 409/lin. 2/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FRONDENTES QVE FERVNT REMOS non qui erant, sed qui esse poterant, ut quos ego sim totiens iam dedignata maritos.</text:p>
          </table:table-cell>
          <table:table-cell office:value-type="string" calcext:value-type="string">
            <text:p>CONIVGIS non quae erat, sed quae fore sperabatur: sic in quarto Aeneidis quos ego sim totiens iam dedignata marito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399/p. 535/lin. 16 to vol. 1/lib. 4/comm. ad uers. 399/p. 535/lin. 16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8/vers. 18/p. 94/lin. 28/ to Comm. in Buc. 8/vers. 18/p. 94/lin. 28/ (Schema:)</text:p>
          </table:table-cell>
          <table:table-cell office:value-type="float" office:value="68" calcext:value-type="float">
            <text:p>68</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et hoc est quod Horatius dicit hoc amet, hoc spernat promissi carminis auctor.</text:p>
          </table:table-cell>
          <table:table-cell office:value-type="string" calcext:value-type="string">
            <text:p>et hoc est, quod dicit Horatius in arte poetica hoc amet, hoc spernat promissi carminis aucto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412/p. 538/lin. 10 to vol. 1/lib. 4/comm. ad uers. 412/p. 538/lin. 10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475/p. 263/lin. 18/ to lib. 2/comm. ad vers. 475/p. 263/lin. 18/ (Schema:)</text:p>
          </table:table-cell>
          <table:table-cell office:value-type="float" office:value="87" calcext:value-type="float">
            <text:p>87</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an perplexe locuta est, ut solent loqui mali aliquid molientes? 'cumulatam' autem 'veniam' numquid solidam et plenam, et cui nihil desit, debemus accipere?]] [[TALIBVS ORABAT aut simpliciter accipiendum 'loquebatur': aut 'orabat' ideo, quoniam preces inmixtae erant: aliter multa Iovem manibus (supplex orasse supinis).</text:p>
          </table:table-cell>
          <table:table-cell office:value-type="string" calcext:value-type="string">
            <text:p>amens animi et rumore accensus amaro dicitur ante aras media inter numina divum multa Iovem manibus supplex orasse supinis: media inter numina, quasi praesentibus testibus di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436/p. 543/lin. 7 ("Seruius auctus") to vol. 1/lib. 4/comm. ad uers. 437/p. 543/lin. 10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80/lin. 14/lin. 1 to vol. 1/lib. 4/p. 380/lin. 14/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quidam 'nigrescere' et 'vertere' ideo incertum tempus positum volunt, ut ostendant non vere vertisse se, quod contra naturam est, sed verti a Didone visa, ut visae que canes ululare per umbram: non ululasse ergo, sed fieri visum.</text:p>
          </table:table-cell>
          <table:table-cell office:value-type="string" calcext:value-type="string">
            <text:p>et iuga coepta moveri silvarum visae que canes ululare per umbram: haec fiebant per umbram, prope tamen sub solis exort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455/p. 545/lin. 18 ("Seruius auctus") to vol. 1/lib. 4/comm. ad uers. 455/p. 545/lin. 1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43/lin. 17/lin. 1 to vol. 1/lib. 6/p. 543/lin. 17/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ed [['priorum']] illuc spectat heu vatum ignarae mentes!</text:p>
          </table:table-cell>
          <table:table-cell office:value-type="string" calcext:value-type="string">
            <text:p>heu vatum ignarae mente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464/p. 548/lin. 11 ("Seruius auctus") to vol. 1/lib. 4/comm. ad uers. 464/p. 548/lin. 1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64/lin. 20/lin. 1 to vol. 1/lib. 4/p. 364/lin. 20/lin. 1 (Schema:)</text:p>
          </table:table-cell>
          <table:table-cell office:value-type="float" office:value="61" calcext:value-type="float">
            <text:p>6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VIX VRBE REVELLI aut mox, id est paulo ante, ut vix e conspectu: aut re vera 'vix', ut diximus supra nam nulla ratione dimitterent patriam, nisi eos aut odium Pygmalionis coegisset, aut timor, ut conveniunt quibus aut odium crudele tyranni, aut metus acer erat.</text:p>
          </table:table-cell>
          <table:table-cell office:value-type="string" calcext:value-type="string">
            <text:p>nam et de Pygmalione sic dixit quibus aut odium crudele tyranni aut metus acer er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545/p. 561/lin. 17 to vol. 1/lib. 4/comm. ad uers. 545/p. 561/lin. 1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43/lin. 21/lin. 1 to vol. 2/lib. 7/p. 43/lin. 21/lin. 1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c in duodecimo cum primum crastina caelo puniceis invecta rotis Aurora rubebit.</text:p>
          </table:table-cell>
          <table:table-cell office:value-type="string" calcext:value-type="string">
            <text:p>cum primum crastina caelo puniceis invecta rotis Aurora rubebit, non Teucros agat in Rutulos, Teucrum arma quiescant et Rutuli, nostro dirimamus sanguine bell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584/p. 566/lin. 28 to vol. 1/lib. 4/comm. ad uers. 584/p. 566/lin. 2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561/lin. 22/lin. 1 to vol. 2/lib. 12/p. 561/lin. 22/lin. 1 (Schema:)</text:p>
          </table:table-cell>
          <table:table-cell office:value-type="float" office:value="53" calcext:value-type="float">
            <text:p>5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bene ei ex parte furentis datur oratio, ut 'date tela', ex parte retinentis mentem, ut 'quae mentem insania mutat'?]] CVM SCEPTRA DABAS ut vultis et his me cum pariter considere regnis et alibi,]] ae dominum Aenean in regna recepit.</text:p>
          </table:table-cell>
          <table:table-cell office:value-type="string" calcext:value-type="string">
            <text:p>vultis et his me cum pariter considere regnis: ecce plena benivolentia eos in societatem vocat regni qui omnia desperavera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595/p. 568/lin. 2 ("Seruius auctus") to vol. 1/lib. 4/comm. ad uers. 596/p. 568/lin. 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13/lin. 10/lin. 4 to vol. 1/lib. 1/p. 113/lin. 10/lin. 4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oc est non mihi subvenit: nam cur non poterat in regno?]] IPSVM ASCANIVM aut qui est causa navigationis, ut quem regno Hesperiae fraudo [[et fatalibus arvis]]</text:p>
          </table:table-cell>
          <table:table-cell office:value-type="string" calcext:value-type="string">
            <text:p>me puer Ascanius capitis que iniuria cari, quem regno Hesperiae fraudo et fatalibus arvis: mihi atque animo meo occurrit spes fili mei, cui deberi imperium Italiae scio, ut ne abdam illas sortes et veneranda respons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600/p. 568/lin. 17 ("Seruius auctus") to vol. 1/lib. 4/comm. ad uers. 602/p. 568/lin. 1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05/lin. 4/lin. 1 to vol. 1/lib. 4/p. 405/lin. 4/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ane 'sese' cum dicimus ultima syllaba producitur, ut Vergilius sese que in bella remittant</text:p>
          </table:table-cell>
          <table:table-cell office:value-type="string" calcext:value-type="string">
            <text:p>teli que latebram rescindant penitus sese que in bella remittant, quoniam illo tempore odiosas habuit mora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606/p. 569/lin. 6 ("Seruius auctus") to vol. 1/lib. 4/comm. ad uers. 606/p. 569/lin. 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597/lin. 31/lin. 1 to vol. 2/lib. 12/p. 597/lin. 31/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bene 'tardavit', quia necessitas fati impediri potest, non penitus eludi: sic Vergilius nec fata vetabant stare decem que alios Priamum superesse per annos.</text:p>
          </table:table-cell>
          <table:table-cell office:value-type="string" calcext:value-type="string">
            <text:p>nec pater omnipotens Troiam nec fata negabant stare decem que alios Priamum superesse per annos: hic tractat poeta fatorum vim quidem non posse subverti, posse tamen inminens malum aliqua ratione differr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610/p. 571/lin. 1 to vol. 1/lib. 4/comm. ad uers. 610/p. 571/lin. 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73/lin. 28/lin. 1 to vol. 2/lib. 8/p. 173/lin. 28/lin. 1 (Schema:)</text:p>
          </table:table-cell>
          <table:table-cell office:value-type="float" office:value="45" calcext:value-type="float">
            <text:p>4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DNARE [[verbum familiare naufragio,]] ut in primo huc pauci vestris adnavimus oris, id est per tempestatem venimus.</text:p>
          </table:table-cell>
          <table:table-cell office:value-type="string" calcext:value-type="string">
            <text:p>hic cursus fuit, cum subito adsurgens fluctu nimbosus Orion in vada caeca tulit penitus que procacibus austris per que undas superante salo per que invia saxa dispulit, huc pauci vestris adnavimus or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613/p. 571/lin. 13 ("Seruius auctus") to vol. 1/lib. 4/comm. ad uers. 613/p. 571/lin. 1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07/lin. 10/lin. 4 to vol. 1/lib. 1/p. 107/lin. 10/lin. 4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OS INPRESSA TORO adplicito ore ad lectulum: [[vel 'os' faciem:]] aut quasi amatrix, ut stratis que relictis incubat: aut certe quasi peritura insensibili rei dat sensum, et sic ad lectulum loquitur, ut ad hastam Turnus te Turni nunc dextra gerit, Mezentius ad equum Rhoebe diu, res siqua diu mortalibus ulla est.</text:p>
          </table:table-cell>
          <table:table-cell office:value-type="string" calcext:value-type="string">
            <text:p>potest et 'mox' ad vitae humanae brevitatem referri: nam ipse ait in decimo Rhaebe diu, res siqua diu mortalibus ulla est, vixim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659/p. 578/lin. 17 ("Seruius auctus") to vol. 1/lib. 4/comm. ad uers. 659/p. 578/lin. 17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24/p. 138/lin. 16/ to lib. 1/comm. ad vers. 24/p. 138/lin. 16/ (Schema:)</text:p>
          </table:table-cell>
          <table:table-cell office:value-type="float" office:value="33" calcext:value-type="float">
            <text:p>33</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sexies nominabat]]] aut certe vero nomine, ut solent dolentes: ut hunc ego te Euryale aspicio, item mater, Cyrene mater: hinc et ibi ait et te crudelem nomine dicit.</text:p>
          </table:table-cell>
          <table:table-cell office:value-type="string" calcext:value-type="string">
            <text:p>MATER CYRENE MATER invidiosum est nomine parentes vocare, unde est paulo post et te crudelem nomine dicit: sic in duodecimo in desperatione ait ruit que inplorans nomine Turn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674/p. 579/lin. 27 ("Seruius auctus") to vol. 1/lib. 4/comm. ad uers. 674/p. 579/lin. 27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321/p. 345/lin. 3/ to lib. 4/comm. ad vers. 321/p. 345/lin. 3/ (Schema:)</text:p>
          </table:table-cell>
          <table:table-cell office:value-type="float" office:value="32" calcext:value-type="float">
            <text:p>32</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NAM QVIA NEC FATO cum dicat Vergilius stat sua cuique dies, quomodo hic dicit 'nam quia nec fato merita nec morte peribat, sed misera ante diem'? nam si fato vivimus, quid agunt merita? si pensamur meritis, quae vis fati? quomodo hic et fatum admittit et meritum? deinde cum dixerit 'stat sua cuique dies', quomodo hic dicit 'ante diem'? harum rerum ratio sic redditur: sunt [et] fata quae dicuntur denuntiativa, sunt alia fata quae condicionalia vocantur.</text:p>
          </table:table-cell>
          <table:table-cell office:value-type="string" calcext:value-type="string">
            <text:p>dicitur ratio quae ei difficilis obitus faceret: nam quia nec fato merita nec morte peribat: nec fato, inquit, nec morte merita, hoc est non secundum institutum naturae quod fatis attributum est hominibus, scilicet ut nulla vi adhibita morian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696/p. 582/lin. 20 ("Seruius auctus") to vol. 1/lib. 4/comm. ad uers. 696/p. 583/lin. 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21/lin. 4/lin. 1 to vol. 1/lib. 4/p. 421/lin. 4/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aec sciens Maro inducit ipsam Didonem in extremis suis ista dicentem 'urbem praeclaram statui, mea moenia vidi ulta virum, poenas inimico a fratre recepi, felix heu nimium felix, si litora tantum numquam Dardaniae tetigissent nostra carinae'.</text:p>
          </table:table-cell>
          <table:table-cell office:value-type="string" calcext:value-type="string">
            <text:p>an putamus eum non adflictum esse tormentis animi, quod illum ipsum, ne mercedem sceleris caperet, femina praevenisset? iam venit ad causam quae eam decepit et hanc more humani ingenii non actibus suis inputat, sed fortunae: felix, heu nimium felix, si litora tantum numquam Dardaniae tetigissent nostra carina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696/p. 583/lin. 24 ("Seruius auctus") to vol. 1/lib. 4/comm. ad uers. 696/p. 583/lin. 2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15/lin. 7/lin. 1 to vol. 1/lib. 4/p. 415/lin. 9/lin. 1 (Schema:)</text:p>
          </table:table-cell>
          <table:table-cell office:value-type="float" office:value="50" calcext:value-type="float">
            <text:p>5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aec sciens Maro inducit ipsam Didonem in extremis suis ista dicentem 'urbem praeclaram statui, mea moenia vidi ulta virum, poenas inimico a fratre recepi, felix heu nimium felix, si litora tantum numquam Dardaniae tetigissent nostra carinae'.</text:p>
          </table:table-cell>
          <table:table-cell office:value-type="string" calcext:value-type="string">
            <text:p>duraret, inquit, etiam nunc prosperitas nostra, si fati mei sors Troianorum non incurrisset adventum et si litora tantum numquam Dardaniae tetigissent nostra carina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696/p. 583/lin. 24 ("Seruius auctus") to vol. 1/lib. 4/comm. ad uers. 696/p. 583/lin. 2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15/lin. 13/lin. 1 to vol. 1/lib. 4/p. 415/lin. 13/lin. 1 (Schema:)</text:p>
          </table:table-cell>
          <table:table-cell office:value-type="float" office:value="46" calcext:value-type="float">
            <text:p>4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rgo 'stat sua cuique dies' aut denuntiativo fato et mutationem omnino non recipit, aut condicionali et, si eventum alterum casus adtulerit, non expectata die adceleratur interitus: quod ergo dixit 'nam quia nec fato merita nec morte peribat', nolo illum putes universa confundere: illi enim dicuntur non fato perire sed merito, qui maxima in deos et non ignoscenda committunt, ut Salmoneus, ut contemptor divum Mezentius, ut Tityus, ut Ixion: quos si fato dixeris oppetisse, purgaveris</text:p>
          </table:table-cell>
          <table:table-cell office:value-type="string" calcext:value-type="string">
            <text:p>dicitur ratio quae ei difficilis obitus faceret: nam quia nec fato merita nec morte peribat: nec fato, inquit, nec morte merita, hoc est non secundum institutum naturae quod fatis attributum est hominibus, scilicet ut nulla vi adhibita morian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4/comm. ad uers. 696/p. 584/lin. 9 ("Seruius auctus") to vol. 1/lib. 4/comm. ad uers. 696/p. 584/lin. 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21/lin. 4/lin. 1 to vol. 1/lib. 4/p. 421/lin. 4/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MEDIVM aut 'medium' est quicquid a principio recedit et necdum finem sortitur: aut 'medium' sic altum, ut medium putares, ut graditur que per aequor iam medium: nam vere 'medium' sequenti indicat loco 'ut pelagus tenuere rates nec iam amplius ulla occurrit tellus: [[maria undique e(t) u(ndique) c(aelum)' sane speciem pro genere posuit: nam mare significat 'maria'.</text:p>
          </table:table-cell>
          <table:table-cell office:value-type="string" calcext:value-type="string">
            <text:p>ut pelagus tenuere rates nec iam amplius ulla apparet tellus, caelum undique et undique pontus: magna descriptio, magna navigantis accessi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1/p. 587/lin. 14 ("Seruius auctus") to vol. 1/lib. 5/comm. ad uers. 1/p. 587/lin. 1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26/lin. 10/lin. 1 to vol. 1/lib. 5/p. 426/lin. 10/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MEDIVM aut 'medium' est quicquid a principio recedit et necdum finem sortitur: aut 'medium' sic altum, ut medium putares, ut graditur que per aequor iam medium: nam vere 'medium' sequenti indicat loco 'ut pelagus tenuere rates nec iam amplius ulla occurrit tellus: [[maria undique e(t) u(ndique) c(aelum)' sane speciem pro genere posuit: nam mare significat 'maria'.</text:p>
          </table:table-cell>
          <table:table-cell office:value-type="string" calcext:value-type="string">
            <text:p>Postquam altum tenuere rates nec iam amplius ullae apparent terrae, caelum undique et undique pontus: copiosa descriptio, in qua una atque eadem res est dicta frequentius diversa et splendida conpositione verbor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1/p. 587/lin. 14 ("Seruius auctus") to vol. 1/lib. 5/comm. ad uers. 1/p. 587/lin. 1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92/lin. 17/lin. 1 to vol. 1/lib. 3/p. 292/lin. 17/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ONLVCENT FLAMMIS lucent undique: in honorem enim regum cum facibus procedebatur a populo: unde ait de Pallante lucet via longo ordine flammarum et late discriminat agros.</text:p>
          </table:table-cell>
          <table:table-cell office:value-type="string" calcext:value-type="string">
            <text:p>lucet via longo ordine flammarum et late discriminat agros: discriminare est speciem a specie inmensa alia separa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4/p. 588/lin. 15 to vol. 1/lib. 5/comm. ad uers. 4/p. 588/lin. 1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28/lin. 8/lin. 1 to vol. 2/lib. 11/p. 428/lin. 8/lin. 1 (Schema:)</text:p>
          </table:table-cell>
          <table:table-cell office:value-type="float" office:value="41" calcext:value-type="float">
            <text:p>4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ostea etiam funebres lectulos proferre coeperunt: unde est [[etiam]] in sexto vel quae Tiberine videbis funera, cum tumulum praeterlabere recentem, cum de Marcello aedili diceret, filio sororis Augusti, in cuius honorem hoc factum est.</text:p>
          </table:table-cell>
          <table:table-cell office:value-type="string" calcext:value-type="string">
            <text:p>vel quae, Tiberine, videbis funera, cum tumulum praeterlabere recent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4/p. 588/lin. 18 ("Seruius auctus") to vol. 1/lib. 5/comm. ad uers. 4/p. 588/lin. 1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616/lin. 9/lin. 1 to vol. 1/lib. 6/p. 616/lin. 9/lin. 1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AVSA LATET DVRI MAGNO SED AMORE DOLORES POLLVTO [['duri dolores' ὑπερθεσις est: sed expositio talis est:]] ignorabant [[quidem]] causam [[Troiani,]] coniecturis tamen propius accedebant: nam 'duri dolores magno amore polluto', id est laeso, et notus feminarum furor ducebat Troianos per triste augurium, scilicet ut crederent se interemisse Didonem.</text:p>
          </table:table-cell>
          <table:table-cell office:value-type="string" calcext:value-type="string">
            <text:p>ordinatur sensus sic: quae tantum accenderit ignem causa latet, sed duri dolores magno amore polluto notum que furens quid femina possit per ignis triste augurium Teucrorum pectora ducu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5/p. 588/lin. 25 ("Seruius auctus") to vol. 1/lib. 5/comm. ad uers. 5/p. 588/lin. 2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25/lin. 28/lin. 1 to vol. 1/lib. 5/p. 425/lin. 28/lin. 1 (Schema:)</text:p>
          </table:table-cell>
          <table:table-cell office:value-type="float" office:value="41" calcext:value-type="float">
            <text:p>4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st autem adverbium factum de nomine, ut cunctatur et amnis rauca sonans, item et pede terram crebra ferit nomen et adverbium plerumque in se transeunt: nomen in adverbium, torvum que repente clamat, id est torve: item adverbium in nomen, ut dum mane novum accepta declinatione factum est nomen.</text:p>
          </table:table-cell>
          <table:table-cell office:value-type="string" calcext:value-type="string">
            <text:p>&lt;per partes orationis,&gt; si aut aliae pro aliis ponantur, ut 'torvum que repente clamat', id est torv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19/p. 590/lin. 24 to vol. 1/lib. 5/comm. ad uers. 19/p. 590/lin. 24 (Schema:)</text:p>
          </table:table-cell>
          <table:table-cell office:value-type="string" calcext:value-type="string">
            <text:p>Seruius grammaticus (Maurus Seruius Honoratus)</text:p>
          </table:table-cell>
          <table:table-cell office:value-type="string" calcext:value-type="string">
            <text:p>Commentarius in artem Donati (LLA 612 - TLL SERV. gramm. IV 405 - SERV. gramm. IV 448)</text:p>
          </table:table-cell>
          <table:table-cell office:value-type="string" calcext:value-type="string">
            <text:p>p. 446/lin. 22/ to p. 446/lin. 22/ (Schema:)</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Seruius grammaticus (Maurus Seruius Honoratus)</text:p>
          </table:table-cell>
          <table:table-cell/>
          <table:table-cell office:value-type="float" office:value="401" calcext:value-type="float">
            <text:p>401</text:p>
          </table:table-cell>
          <table:table-cell office:value-type="string" calcext:value-type="string">
            <text:p>401-PSERVCAMI_</text:p>
          </table:table-cell>
        </table:table-row>
        <table:table-row table:style-name="ro1">
          <table:table-cell office:value-type="string" calcext:value-type="string">
            <text:p>nam temporum rationem suam reservant: ut hoc loco 'transversa', cum adverbium sit, 'a' tamen brevis est, quia venit ex nomine, licet duae consonantes sequantur: cum sciamus 'a' terminata adverbia longa esse, ut paulo post et frustra cerno te tendere contra.</text:p>
          </table:table-cell>
          <table:table-cell office:value-type="string" calcext:value-type="string">
            <text:p>tum pius Aeneas equidem sic poscere ventos iamdudum et frustra cerno te tendere contr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19/p. 591/lin. 11 to vol. 1/lib. 5/comm. ad uers. 19/p. 591/lin. 1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28/lin. 18/lin. 1 to vol. 1/lib. 5/p. 428/lin. 18/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N NVBEM COGITVR AER nubes enim aëris densitas facit, ut denset erant quae rara modo et quae densa relaxat: [[contrario scindit se nubes et in aethera purgat apertum]].</text:p>
          </table:table-cell>
          <table:table-cell office:value-type="string" calcext:value-type="string">
            <text:p>ET APERTA SERENA aer enim densetur nubilo et rarescit sereno, ut densat erant quae rara modo et quae densa relax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20/p. 591/lin. 19 ("Seruius auctus") to vol. 1/lib. 5/comm. ad uers. 20/p. 591/lin. 19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393/p. 207/lin. 25/ to lib. 1/comm. ad vers. 393/p. 207/lin. 25/ (Schema:)</text:p>
          </table:table-cell>
          <table:table-cell office:value-type="float" office:value="56" calcext:value-type="float">
            <text:p>56</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IN NVBEM COGITVR AER nubes enim aëris densitas facit, ut denset erant quae rara modo et quae densa relaxat: [[contrario scindit se nubes et in aethera purgat apertum]].</text:p>
          </table:table-cell>
          <table:table-cell office:value-type="string" calcext:value-type="string">
            <text:p>vix ea fatus erat, cum circumfusa repente scindit se nubes et in aethera purgat apertum: non dixit ex nube progressi sunt, sed nubes ab ipsis abscessit, ut ostenderet Aeneae commodis etiam rerum naturam serviss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20/p. 591/lin. 19 ("Seruius auctus") to vol. 1/lib. 5/comm. ad uers. 20/p. 591/lin. 1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15/lin. 16/lin. 4 to vol. 1/lib. 1/p. 115/lin. 16/lin. 4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ANTVM aut quantum adversa tempestas valet, aut 'tantum' pro 'in tantum', ut quid tantum insano iuvat indulgere dolori]].</text:p>
          </table:table-cell>
          <table:table-cell office:value-type="string" calcext:value-type="string">
            <text:p>INSANI FLVCTVS id est magni, ut quid tantum insano iuvat indulgere dolor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21/p. 591/lin. 24 ("Seruius auctus") to vol. 1/lib. 5/comm. ad uers. 21/p. 591/lin. 24 ("Seruius auctus")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9/vers. 43/p. 115/lin. 8/ to Comm. in Buc. 9/vers. 43/p. 115/lin. 8/ (Schema:)</text:p>
          </table:table-cell>
          <table:table-cell office:value-type="float" office:value="60" calcext:value-type="float">
            <text:p>60</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TANTVM aut quantum adversa tempestas valet, aut 'tantum' pro 'in tantum', ut quid tantum insano iuvat indulgere dolori]].</text:p>
          </table:table-cell>
          <table:table-cell office:value-type="string" calcext:value-type="string">
            <text:p>INSANO magno, ut quid tantum insano iuvat indulgere dolori? et sciendum, flumina cum supra modum crescunt, non tantum ad praesens inferre damna, sed etiam alia futura significa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21/p. 591/lin. 24 ("Seruius auctus") to vol. 1/lib. 5/comm. ad uers. 21/p. 591/lin. 24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481/p. 213/lin. 17/ to lib. 1/comm. ad vers. 481/p. 213/lin. 18/ (Schema:)</text:p>
          </table:table-cell>
          <table:table-cell office:value-type="float" office:value="35" calcext:value-type="float">
            <text:p>35</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et utrum 'notae' dulci? an quia iam ibi fuerant? ut 'vix e conspectu Siculae telluris in altum']].</text:p>
          </table:table-cell>
          <table:table-cell office:value-type="string" calcext:value-type="string">
            <text:p>Vix e conspectu Siculae telluris in altum vela dabant laeti: ordinatur sensus sic: e conspectu Siculae telluris in altum vela dabant vix laet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34/p. 594/lin. 6 ("Seruius auctus") to vol. 1/lib. 5/comm. ad uers. 34/p. 594/lin. 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7/lin. 14/lin. 4 to vol. 1/lib. 1/p. 17/lin. 14/lin. 4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ed Varro et Ateius contra sentiunt, dicentes divos perpetuos, deos, qui propter sui consecrationem timentur, ut sunt dii manes: quod tangit in duodecimo dicens diva deam stagnis quae fluminibus que sonoris praesidet.</text:p>
          </table:table-cell>
          <table:table-cell office:value-type="string" calcext:value-type="string">
            <text:p>extemplo Turni sic est adfata sororem, diva deam, stagnis quae fluminibus que sonoris praesidet: diva deam: varie dicere voluit, ceterum hoc est diva quod est dea.dicendo stagnis et fluminibus sonoris et stagni naturam breviter descripsit et flumin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45/p. 595/lin. 11 to vol. 1/lib. 5/comm. ad uers. 45/p. 595/lin. 1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568/lin. 9/lin. 1 to vol. 2/lib. 12/p. 568/lin. 9/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ait [[genitor mihi talia namque,]] nunc repeto, Anchises fatorum arcana reliquit.</text:p>
          </table:table-cell>
          <table:table-cell office:value-type="string" calcext:value-type="string">
            <text:p>quod ut magis probaret verum esse, addidit paternae sententiae firmitatem dicens genitor mihi talia namque (nunc repeto) Anchises fatorum arcana reliquit: modo mihi, inquit, veniunt in mentem dicta patris mei, quae mihi ex fatorum arcanis intimav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47/p. 595/lin. 18 to vol. 1/lib. 5/comm. ad uers. 47/p. 595/lin. 1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20/lin. 25/lin. 1 to vol. 2/lib. 7/p. 20/lin. 25/lin. 1 (Schema:)</text:p>
          </table:table-cell>
          <table:table-cell office:value-type="float" office:value="46" calcext:value-type="float">
            <text:p>4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ro aris autem altaria, quae superorum deorum sunt.</text:p>
          </table:table-cell>
          <table:table-cell office:value-type="string" calcext:value-type="string">
            <text:p>Et multi homines mortui sunt ab aquis quia amarae factae sunt, et hoc ideo, quia timorem domini abieceru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54/p. 597/lin. 9 ("Seruius auctus") to vol. 1/lib. 5/comm. ad uers. 54/p. 597/lin. 9 ("Seruius auctus") (Schema:)</text:p>
          </table:table-cell>
          <table:table-cell office:value-type="string" calcext:value-type="string">
            <text:p>Cybeleius (Valentinus Cybeleius Varasdiensis)</text:p>
          </table:table-cell>
          <table:table-cell office:value-type="string" calcext:value-type="string">
            <text:p>Opusculum de laudibus et uituperio uini et aquae</text:p>
          </table:table-cell>
          <table:table-cell office:value-type="string" calcext:value-type="string">
            <text:p>§ 311/p. 39/lin. 6/lin. 28/ to § 311/p. 39/lin. 6/lin. 28/ (Schema:)</text:p>
          </table:table-cell>
          <table:table-cell office:value-type="float" office:value="38" calcext:value-type="float">
            <text:p>38</text:p>
          </table:table-cell>
          <table:table-cell office:value-type="float" office:value="0" calcext:value-type="float">
            <text:p>0</text:p>
          </table:table-cell>
          <table:table-cell office:value-type="string" calcext:value-type="string">
            <text:p>Cybeleius (Valentinus Cybeleius Varasdiensis)</text:p>
          </table:table-cell>
          <table:table-cell/>
          <table:table-cell office:value-type="float" office:value="423" calcext:value-type="float">
            <text:p>423</text:p>
          </table:table-cell>
          <table:table-cell office:value-type="string" calcext:value-type="string">
            <text:p>423-RCYBELAUD_</text:p>
          </table:table-cell>
        </table:table-row>
        <table:table-row table:style-name="ro1">
          <table:table-cell office:value-type="string" calcext:value-type="string">
            <text:p>POSITA constituta, ut et posuere in montibus urbem Pallantis proavi de nomine Pallanteum.</text:p>
          </table:table-cell>
          <table:table-cell office:value-type="string" calcext:value-type="string">
            <text:p>Arcades his oris, genus a Pallante profectum, qui regem Euandrum comites, qui signa secuti, delegere locum et posuere in montibus urbem, Pallantis proavi de nomine Pallante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60/p. 598/lin. 1 to vol. 1/lib. 5/comm. ad uers. 60/p. 598/lin. 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21/lin. 1/lin. 1 to vol. 2/lib. 8/p. 121/lin. 1/lin. 1 (Schema:)</text:p>
          </table:table-cell>
          <table:table-cell office:value-type="float" office:value="60" calcext:value-type="float">
            <text:p>6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rborem quoque myrtum, ex qua puer natus fuerat, tutelae suae adscripsit: quamvis alii dicant, ideo myrtum Veneri dicatam, quia cum e mari exisset ne nuda conspiceretur, conlatuit in myrto, vel quia fragilis est arbor ipsa, ut amor inconstans, vel quia iucundi odoris, ut sic positae quoniam suavis miscetis odores]].</text:p>
          </table:table-cell>
          <table:table-cell office:value-type="string" calcext:value-type="string">
            <text:p>FORMOSAE MYRTVS VENERI myrtum ideo dicatam Veneri volunt, quia cum a mari exisset, latuit in myrto, ne nuda conspiceretur: vel quia fragilis est, ut amor inconstans: vel quia iucundi odoris, ut sic positae quoniam suaves miscetis odore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72/p. 600/lin. 9 ("Seruius auctus") to vol. 1/lib. 5/comm. ad uers. 72/p. 600/lin. 9 ("Seruius auctus")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7/vers. 62/p. 91/lin. 10 ("Seruius auctus")/ to Comm. in Buc. 7/vers. 62/p. 91/lin. 10 ("Seruius auctus")/ (Schema:)</text:p>
          </table:table-cell>
          <table:table-cell office:value-type="float" office:value="66" calcext:value-type="float">
            <text:p>66</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PVRPVREOS QVE IACIT FLORES ad sanguinis imitationem, in quo est sedes animae: sic in sexto purpureos spargam flores, item purpureas que super vestes velamina nota, scilicet, [ut supra dixit,] ut sedis suae cognoscat imitationem.</text:p>
          </table:table-cell>
          <table:table-cell office:value-type="string" calcext:value-type="string">
            <text:p>purpureas que super vestes, velamina nota, coniciunt: vult ostendere pretium vestium quae propter defuncti meritum dabantur incendi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79/p. 601/lin. 9 to vol. 1/lib. 5/comm. ad uers. 79/p. 601/lin. 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38/lin. 22/lin. 1 to vol. 1/lib. 6/p. 538/lin. 22/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et nascuntur et crescunt et pereunt, unde est atque interfice messes.</text:p>
          </table:table-cell>
          <table:table-cell office:value-type="string" calcext:value-type="string">
            <text:p>MORIENTIBVS HERBIS secundum Pythagoricos, qui dicunt omne quod crescit animam habere: unde est atque interfice messe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81/p. 602/lin. 3 ("Seruius auctus") to vol. 1/lib. 5/comm. ad uers. 81/p. 602/lin. 3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107/p. 159/lin. 1/ to lib. 1/comm. ad vers. 107/p. 159/lin. 1/ (Schema:)</text:p>
          </table:table-cell>
          <table:table-cell office:value-type="float" office:value="58" calcext:value-type="float">
            <text:p>58</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quaerere' ut alibi arva neque Ausoniae semper cedentia retro quaerenda]].</text:p>
          </table:table-cell>
          <table:table-cell office:value-type="string" calcext:value-type="string">
            <text:p>nos alia ex aliis in fata vocamur: vobis parta quies, nullum maris aequor arandum arva neque Ausoniae semper cedentia retro quaerend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83/p. 602/lin. 23 ("Seruius auctus") to vol. 1/lib. 5/comm. ad uers. 83/p. 602/lin. 2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30/lin. 24/lin. 1 to vol. 1/lib. 3/p. 330/lin. 24/lin. 1 (Schema:)</text:p>
          </table:table-cell>
          <table:table-cell office:value-type="float" office:value="56" calcext:value-type="float">
            <text:p>5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VBES INPELLVNT figura est, ut pars in frusta secant.</text:p>
          </table:table-cell>
          <table:table-cell office:value-type="string" calcext:value-type="string">
            <text:p>nam sicut superius diximus, &lt;si&gt; sciens quis dicat 'pars in frusta secant' et causa varietatis hoc dicat, figuram fac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120/p. 608/lin. 1 to vol. 1/lib. 5/comm. ad uers. 120/p. 608/lin. 1 (Schema:)</text:p>
          </table:table-cell>
          <table:table-cell office:value-type="string" calcext:value-type="string">
            <text:p>Seruius grammaticus (Maurus Seruius Honoratus)</text:p>
          </table:table-cell>
          <table:table-cell office:value-type="string" calcext:value-type="string">
            <text:p>Commentarius in artem Donati (LLA 612 - TLL SERV. gramm. IV 405 - SERV. gramm. IV 448)</text:p>
          </table:table-cell>
          <table:table-cell office:value-type="string" calcext:value-type="string">
            <text:p>p. 447/lin. 10/ to p. 447/lin. 10/ (Schema:)</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Seruius grammaticus (Maurus Seruius Honoratus)</text:p>
          </table:table-cell>
          <table:table-cell/>
          <table:table-cell office:value-type="float" office:value="401" calcext:value-type="float">
            <text:p>401</text:p>
          </table:table-cell>
          <table:table-cell office:value-type="string" calcext:value-type="string">
            <text:p>401-PSERVCAMI_</text:p>
          </table:table-cell>
        </table:table-row>
        <table:table-row table:style-name="ro1">
          <table:table-cell office:value-type="string" calcext:value-type="string">
            <text:p>DOMVS SERGIA familia, ut da propriam Thymbraee domum: et inde est Sergius Catilina.</text:p>
          </table:table-cell>
          <table:table-cell office:value-type="string" calcext:value-type="string">
            <text:p>DOMVS familia, ut da propriam Thymbraee dom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121/p. 608/lin. 8 to vol. 1/lib. 5/comm. ad uers. 121/p. 608/lin. 8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209/p. 336/lin. 1/ to lib. 4/comm. ad vers. 209/p. 336/lin. 1/ (Schema:)</text:p>
          </table:table-cell>
          <table:table-cell office:value-type="float" office:value="71" calcext:value-type="float">
            <text:p>71</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TRANSTRIS et transtra dicuntur et iuga, ut in sexto inde alias animas, quae per iuga longa sedebant.</text:p>
          </table:table-cell>
          <table:table-cell office:value-type="string" calcext:value-type="string">
            <text:p>inde alias animas, quae per iuga longa sedebant, deturbat: Aeneae causa ac Sibyllae omnis animas longius exclusit, ne his moram faceret qui cum tanto munere venieba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136/p. 610/lin. 6 to vol. 1/lib. 5/comm. ad uers. 136/p. 610/lin. 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61/lin. 29/lin. 1 to vol. 1/lib. 6/p. 561/lin. 29/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FRVSTRA quis enim ei relicta victoria subveniret? IPSO SVPEREST IN FINE [[prope terminum certaminis,]] ut spatia et si plura supersint, transeat elapsus prior.</text:p>
          </table:table-cell>
          <table:table-cell office:value-type="string" calcext:value-type="string">
            <text:p>spatia et si plura supersint, transeat elapsus prior ambiguum que relinquat: quamquam plura spatia restarent quibus transire potuisset, nitebatur tamen, ut certum de spe victoriae faceret incert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221/p. 614/lin. 12 to vol. 1/lib. 5/comm. ad uers. 225/p. 614/lin. 1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59/lin. 14/lin. 1 to vol. 1/lib. 5/p. 459/lin. 14/lin. 1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ROMISSO aut magno: aut ante promisso, κατα το σιωπωμενον, ut intellegamus in omnibus ludis illud esse servatum 'nemo ex hoc numero mihi non donatus abibit': quod et in pyctali ait certamine victori velatum auro vittis que iuvencum, ensem atque insignem galeam, solacia victo: aut certe promisisse eum intellegamus, quando vidit navem periclitantem.</text:p>
          </table:table-cell>
          <table:table-cell office:value-type="string" calcext:value-type="string">
            <text:p>victori velatum auro vittis que iuvencum, ensem atque insignem galeam solacia victo: ut praemium esset victoris, quoniam in eo fuit utilitas, victi autem solacium, quoniam in speciebus non magni pretii non magnum esse commodum potu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282/p. 617/lin. 25 to vol. 1/lib. 5/comm. ad uers. 282/p. 617/lin. 2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65/lin. 10/lin. 1 to vol. 1/lib. 5/p. 465/lin. 10/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ROMISSO aut magno: aut ante promisso, κατα το σιωπωμενον, ut intellegamus in omnibus ludis illud esse servatum 'nemo ex hoc numero mihi non donatus abibit': quod et in pyctali ait certamine victori velatum auro vittis que iuvencum, ensem atque insignem galeam, solacia victo: aut certe promisisse eum intellegamus, quando vidit navem periclitantem.</text:p>
          </table:table-cell>
          <table:table-cell office:value-type="string" calcext:value-type="string">
            <text:p>nemo ex hoc numero mihi non donatus abibit: quam cito et quanta brevitate mentem propriae liberalitatis express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282/p. 617/lin. 25 to vol. 1/lib. 5/comm. ad uers. 282/p. 617/lin. 2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57/lin. 10/lin. 1 to vol. 1/lib. 5/p. 457/lin. 10/lin. 1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VRO autem, quia solent habere laminas quasdam, ut et statuam ante aras aurata fronte iuvencum.</text:p>
          </table:table-cell>
          <table:table-cell office:value-type="string" calcext:value-type="string">
            <text:p>STABIT SACER H(IRCVS) A(D) A(RAM) placebit: tunc est enim aptum sacrificium, cum dedicatum animal victimae patiens invenitur, unde alibi sic ait et statuam ante aras aurata fronte iuvencum, id est placere faciam, contra Lucanus discussa fugit ab ara taur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366/p. 623/lin. 1 to vol. 1/lib. 5/comm. ad uers. 366/p. 623/lin. 1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395/p. 255/lin. 1/ to lib. 2/comm. ad vers. 395/p. 255/lin. 1/ (Schema:)</text:p>
          </table:table-cell>
          <table:table-cell office:value-type="float" office:value="39" calcext:value-type="float">
            <text:p>39</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hinc est iam senior, sed cruda deo viridis que senectus': additum enim hoc est ad exprimendum, quid sit 'senior': item Ovidius inter iuvenem que senem que.</text:p>
          </table:table-cell>
          <table:table-cell office:value-type="string" calcext:value-type="string">
            <text:p>iam senior, sed cruda deo viridis que senectus: iam, inquit, senior fuit, si anni eius considerarentur, si autem aspectu eius quis metiretur aetatem, poterat adhuc iuvenis aestimar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409/p. 625/lin. 20 to vol. 1/lib. 5/comm. ad uers. 409/p. 625/lin. 2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49/lin. 13/lin. 1 to vol. 1/lib. 6/p. 549/lin. 13/lin. 1 (Schema:)</text:p>
          </table:table-cell>
          <table:table-cell office:value-type="float" office:value="50" calcext:value-type="float">
            <text:p>5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VNC ILLE SINISTRA 'ille' vacat: nam metri causa additum est: de ipso enim dicit, ut 'creber utraque manu pulsat versat que Dareta'.</text:p>
          </table:table-cell>
          <table:table-cell office:value-type="string" calcext:value-type="string">
            <text:p>sic densis ictibus heros creber utraque manu pulsat versat que Dareta: denique ut grando densior tecta, sic crebris et utraque manu inlisis ictibus superatus Dares non cecidit ut Entellus casu, sed virtute fortioris est vers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457/p. 627/lin. 23 to vol. 1/lib. 5/comm. ad uers. 457/p. 627/lin. 2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75/lin. 22/lin. 1 to vol. 1/lib. 5/p. 475/lin. 22/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XTERRITA PINNIS timorem suum pinnis significans: singula enim animalia habent signa, quibus indicant suum timorem: unde ipse de lupo caudam que remulcens subiecit pavitantem utero, item de Caco turbatum que oculis: hominum enim timorem primi indicant oculi.</text:p>
          </table:table-cell>
          <table:table-cell office:value-type="string" calcext:value-type="string">
            <text:p>ac velut ille prius quam tela inimica sequantur continuo in montis sese avius abdidit altos occiso pastore lupus magno ve iuvenco conscius audacis facti caudam que remulcens subiecit pavitantem utero silvas que petivit, haut secus ex oculis se turbidus abstulit Arruns contentus que fuga mediis se inmiscuit armis: parabolam sumpsit eius animalis quod sit audax ad faciendum et satis temerarium, timidum sane post fact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505/p. 630/lin. 14 to vol. 1/lib. 5/comm. ad uers. 505/p. 630/lin. 1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532/lin. 14/lin. 1 to vol. 2/lib. 11/p. 532/lin. 14/lin. 1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VITAM QVE RELIQVIT IN ASTRIS unde sumpserat vitam, ut hinc hominum pecudum que genus, vitae que volantum.</text:p>
          </table:table-cell>
          <table:table-cell office:value-type="string" calcext:value-type="string">
            <text:p>inde hominum pecudum que genus vitae que volantum et quae marmoreo fert monstra sub aequore pontus: inde, inquit, vivunt volantia, inde terrestria, inde etiam quicquid monstrorum maris unda contegi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517/p. 631/lin. 1 to vol. 1/lib. 5/comm. ad uers. 517/p. 631/lin. 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602/lin. 25/lin. 1 to vol. 1/lib. 6/p. 602/lin. 25/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ec mirandum duas eum posuisse conparationes, cum et in secundo hoc fecerit, ut in segetem veluti cum flamma furentibus austris incidit, aut rapidus montano flumine torrens, et in georgicis tres ponat conparationes, ut frigidus ut quondam silvis inmurmurat auster, ut mare sollicitum stridit refluentibus undis, aestuat ut clausis rapidus fornacibus ignis.</text:p>
          </table:table-cell>
          <table:table-cell office:value-type="string" calcext:value-type="string">
            <text:p>idcirco ait in segetem veluti cum flamma furentibus austris incidit aut rapidus montano flumine torrens sternit agros, sternit sata laeta boum que labores praecipites que trahit silvas, stupet inscius alto accipiens sonitum saxi de vertice pasto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595/p. 635/lin. 25 to vol. 1/lib. 5/comm. ad uers. 595/p. 635/lin. 2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89/lin. 11/lin. 1 to vol. 1/lib. 2/p. 189/lin. 11/lin. 1 (Schema:)</text:p>
          </table:table-cell>
          <table:table-cell office:value-type="float" office:value="45" calcext:value-type="float">
            <text:p>4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EPTIMA POST TROIAE E(XCIDIUM) I(AM) V(ERTITUR) A(ESTAS) atqui et Dido dixit 'nam te iam septima portat omnibus errantem terris et fluctibus aestas'.</text:p>
          </table:table-cell>
          <table:table-cell office:value-type="string" calcext:value-type="string">
            <text:p>et ex persona Didonis nam te iam septima portat omnibus errantem terris et fluctibus aesta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626/p. 638/lin. 8 to vol. 1/lib. 5/comm. ad uers. 626/p. 638/lin. 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prooem./p. 6/lin. 28/lin. 4 to vol. 1/prooem./p. 6/lin. 28/lin. 4 (Schema:)</text:p>
          </table:table-cell>
          <table:table-cell office:value-type="float" office:value="65" calcext:value-type="float">
            <text:p>6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EPTIMA POST TROIAE E(XCIDIUM) I(AM) V(ERTITUR) A(ESTAS) atqui et Dido dixit 'nam te iam septima portat omnibus errantem terris et fluctibus aestas'.</text:p>
          </table:table-cell>
          <table:table-cell office:value-type="string" calcext:value-type="string">
            <text:p>novissime posuit nam te iam septima portat omnibus errantem terris et fluctibus aestas, ut Aeneas intellegeret et gesta in Troia et septem annorum cursum sibi esse narrand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626/p. 638/lin. 8 to vol. 1/lib. 5/comm. ad uers. 626/p. 638/lin. 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44/lin. 18/lin. 4 to vol. 1/lib. 1/p. 144/lin. 18/lin. 4 (Schema:)</text:p>
          </table:table-cell>
          <table:table-cell office:value-type="float" office:value="46" calcext:value-type="float">
            <text:p>4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e qua re quidam hoc dicunt, quod Aeneas apud Carthaginem paucis diebus fuerit: nam ait 'cum subito adsurgens fluctu nimbosus Orion', qui oritur, ut Sallustius dicit, iuxta solis aestivi pulsum: item ait 'dum pelago desaevit hiems et aquosus Orion', ut hiemem pro tempestate posuerit: secundum quod Carthagini paucis fuerit diebus.</text:p>
          </table:table-cell>
          <table:table-cell office:value-type="string" calcext:value-type="string">
            <text:p>hic cursus fuit, cum subito adsurgens fluctu nimbosus Orion in vada caeca tulit penitus que procacibus austris per que undas superante salo per que invia saxa dispulit, huc pauci vestris adnavimus or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626/p. 638/lin. 10 to vol. 1/lib. 5/comm. ad uers. 626/p. 638/lin. 1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07/lin. 10/lin. 4 to vol. 1/lib. 1/p. 107/lin. 10/lin. 4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IVINI SIGNA DECORIS omnia colligit, quibus numina cognoscuntur: ut namque haud tibi vultus mortalis, nec vox hominem sonat, o dea certe.</text:p>
          </table:table-cell>
          <table:table-cell office:value-type="string" calcext:value-type="string">
            <text:p>conpleto igitur responso aestimationis quam de ipsa Aeneas habuit coepit seriem explicare: o, quam te memorem, virgo? namque haut tibi vultus mortalis nec vox hominem sonat, o dea.cum pronuntiatum fuerit o dea, sic debet dici certe, an Phoebi soror, an nympharum sanguinis una, ut sit certe, an Phoebi soror an nympharum sanguinis una, sis felix nostrum que leves quaecumque labor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647/p. 640/lin. 8 to vol. 1/lib. 5/comm. ad uers. 647/p. 640/lin. 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69/lin. 16/lin. 4 to vol. 1/lib. 1/p. 69/lin. 19/lin. 4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tem expressius 'et quicquid te cum invalidum metuens que pericli est'.</text:p>
          </table:table-cell>
          <table:table-cell office:value-type="string" calcext:value-type="string">
            <text:p>et quicquid te cum invalidum metuens que pericli est delige: bene sub generalitate colligit alia hominum genera et quoscumque, inquit, alios invalidos sc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713/p. 643/lin. 13 to vol. 1/lib. 5/comm. ad uers. 713/p. 643/lin. 1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507/lin. 1/lin. 1 to vol. 1/lib. 5/p. 507/lin. 1/lin. 1 (Schema:)</text:p>
          </table:table-cell>
          <table:table-cell office:value-type="float" office:value="46" calcext:value-type="float">
            <text:p>4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AVSAS TANTI SCIAT ILLA FVRORIS bene supprimit: contra ipsam enim sunt quae Iuno in decimo exsequitur, [[ut]] 'me duce Dardanius Spartam expugnavit adulter'.</text:p>
          </table:table-cell>
          <table:table-cell office:value-type="string" calcext:value-type="string">
            <text:p>quae causa fuit consurgere in arma Europam que Asiam que et foedera solvere furto? me duce Dardanius Spartam expugnavit adulter? aut ego tela dedi? fovi ve Cupidine bella? denique, ait, discutiamus causam tunc belli commoti et tu invenieris in crimin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788/p. 649/lin. 4 ("Seruius auctus") to vol. 1/lib. 5/comm. ad uers. 788/p. 649/lin. 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05/lin. 12/lin. 1 to vol. 2/lib. 10/p. 305/lin. 15/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VAM MOLEM ut [[alibi et]] tantas audetis tollere moles.</text:p>
          </table:table-cell>
          <table:table-cell office:value-type="string" calcext:value-type="string">
            <text:p>meo, inquit, sine numine, venti, miscere et tantas audetis tollere moles? meo sine numine, hoc est contempto me vel contra voluntatem mea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790/p. 649/lin. 7 ("Seruius auctus") to vol. 1/lib. 5/comm. ad uers. 790/p. 649/lin. 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36/lin. 11/lin. 4 to vol. 1/lib. 1/p. 36/lin. 13/lin. 4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N REGNIS HOC AVSA TVIS ut [[alibi]] non illi imperium pelagi saevum que tridentem.</text:p>
          </table:table-cell>
          <table:table-cell office:value-type="string" calcext:value-type="string">
            <text:p>regi que haec dicite vestro, non illi imperium pelagi saevum que tridentem, sed mihi sorte datum: saevum tridentem, metuend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792/p. 649/lin. 13 ("Seruius auctus") to vol. 1/lib. 5/comm. ad uers. 792/p. 649/lin. 1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37/lin. 3/lin. 4 to vol. 1/lib. 1/p. 37/lin. 3/lin. 4 (Schema:)</text:p>
          </table:table-cell>
          <table:table-cell office:value-type="float" office:value="50" calcext:value-type="float">
            <text:p>5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OCTVRNIS REXIT IN VNDIS dat ei hoc et in decimo ut ipse sedens clavum que regit velis que ministrat.</text:p>
          </table:table-cell>
          <table:table-cell office:value-type="string" calcext:value-type="string">
            <text:p>ordinatur sensus sic: ipse Aeneas sedens clavum que regit velis que ministr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868/p. 655/lin. 11 to vol. 1/lib. 5/comm. ad uers. 868/p. 655/lin. 1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21/lin. 8/lin. 1 to vol. 2/lib. 10/p. 321/lin. 8/lin. 1 (Schema:)</text:p>
          </table:table-cell>
          <table:table-cell office:value-type="float" office:value="63" calcext:value-type="float">
            <text:p>6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OCTVRNIS REXIT IN VNDIS dat ei hoc et in decimo ut ipse sedens clavum que regit velis que ministrat.</text:p>
          </table:table-cell>
          <table:table-cell office:value-type="string" calcext:value-type="string">
            <text:p>denique sequitur: Aeneas, sed hic mora facienda est et sic dicendum (neque enim membris dat cura quietem) ipse sedens clavum que regit velis que ministrat: virtus, ut dictum est, Aeneae describi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1/lib. 5/comm. ad uers. 868/p. 655/lin. 11 to vol. 1/lib. 5/comm. ad uers. 868/p. 655/lin. 1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20/lin. 28/lin. 1 to vol. 2/lib. 10/p. 320/lin. 28/lin. 1 (Schema:)</text:p>
          </table:table-cell>
          <table:table-cell office:value-type="float" office:value="41" calcext:value-type="float">
            <text:p>4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alinuri enim implet officium, de quo supra ait ad hunc alii cursum contendere iussi.</text:p>
          </table:table-cell>
          <table:table-cell office:value-type="string" calcext:value-type="string">
            <text:p>ipsum autem Palinurum ducem fuisse ceterorum in pelago alio in loco positum constat quo dictum est princeps ante omnis densum Palinurus agebat agmen, ad hunc alii cursum contendere iuss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1/p. 2/lin. 11 ("Seruius auctus") to vol. 2/lib. 6/comm. ad uers. 1/p. 2/lin. 1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94/lin. 8/lin. 1 to vol. 1/lib. 3/p. 294/lin. 8/lin. 1 (Schema:)</text:p>
          </table:table-cell>
          <table:table-cell office:value-type="float" office:value="50" calcext:value-type="float">
            <text:p>5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alinuri enim implet officium, de quo supra ait ad hunc alii cursum contendere iussi.</text:p>
          </table:table-cell>
          <table:table-cell office:value-type="string" calcext:value-type="string">
            <text:p>princeps ante omnis densum Palinurus agebat agmen, ad hunc alii cursum contendere iussi: Palinurus, quod esset in gubernandi arte peritissimus, primus tenebat cursum, ceteri vero, qui in aliis navibus fuerant, ipsum sequeban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1/p. 2/lin. 11 ("Seruius auctus") to vol. 2/lib. 6/comm. ad uers. 1/p. 2/lin. 1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523/lin. 13/lin. 1 to vol. 1/lib. 5/p. 523/lin. 13/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n eo enim est pollutio quod ait casu que animum concussus amici, nam ipsa inpiant quae agnoscimus.</text:p>
          </table:table-cell>
          <table:table-cell office:value-type="string" calcext:value-type="string">
            <text:p>multa gemens casu que animum concussus amici: fuit una difficultas regendae navis quam aliae sequebantur, dicit quae sint multa, causae labor scilicet ac sollicitudo, dolor quoque amici perditi et tantis officiis necessari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8/p. 4/lin. 11 to vol. 2/lib. 6/comm. ad uers. 8/p. 4/lin. 1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528/lin. 26/lin. 1 to vol. 1/lib. 5/p. 528/lin. 26/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anc autem purgationem Aeneae polluto dat ubique Vergilius, ut paulo post corpus que recenti spargit aqua.</text:p>
          </table:table-cell>
          <table:table-cell office:value-type="string" calcext:value-type="string">
            <text:p>sed ubi ad ipsas fores ventum est, occupat Aeneas aditum corpus que recenti spargit aqua ramum que adverso in limine figit: lustravit se Aeneas et sic ramum fix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8/p. 4/lin. 18 to vol. 2/lib. 6/comm. ad uers. 8/p. 4/lin. 1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91/lin. 14/lin. 1 to vol. 1/lib. 6/p. 591/lin. 14/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ltus' autem vel magnus, ut iacet altus Orodes et de ipso Apolline sic pater ille deum faciat, sic altus Apollo: vel ad simulacri magnitudinem retulit, quod esse constat altissimum.</text:p>
          </table:table-cell>
          <table:table-cell office:value-type="string" calcext:value-type="string">
            <text:p>remisit tamen etiam ipse responsum, ne timorem aliquem silentio testaretur: sic pater ille deum faciat, sic altus Apollo, incipias conferre manum: idcirco ait incipias conferre manum, quia hastis supra certatum est et inde videbatur evasisse, quia plurimorum defensus auxilio certamen vulneratus effugerat, accedente etiam eo quia apparebat eum non conlaturum manum qui equo potius fideret, non pedibus su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9/p. 4/lin. 23 to vol. 2/lib. 6/comm. ad uers. 9/p. 4/lin. 2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99/lin. 18/lin. 1 to vol. 2/lib. 10/p. 399/lin. 18/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oc est quod ait Horatius in arte poetica et nova ficta que nuper habebunt verba fidem, si Graeco fonte cadant, parce detorta.</text:p>
          </table:table-cell>
          <table:table-cell office:value-type="string" calcext:value-type="string">
            <text:p>ideo ait Horatius in Arte poetica: multa renascentur quae iam cecidere cadent quequae nunc sunt in honore vocabula, si volet us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34/p. 11/lin. 5 to vol. 2/lib. 6/comm. ad uers. 34/p. 11/lin. 5 (Schema:)</text:p>
          </table:table-cell>
          <table:table-cell office:value-type="string" calcext:value-type="string">
            <text:p>Haloinus (Georgius Haloinus)</text:p>
          </table:table-cell>
          <table:table-cell office:value-type="string" calcext:value-type="string">
            <text:p>De restauratione linguae latinae libri III</text:p>
          </table:table-cell>
          <table:table-cell office:value-type="string" calcext:value-type="string">
            <text:p>lib. 1/epistula prooemialis/§ 7/p. 7/lin. 2 to lib. 1/epistula prooemialis/§ 7/p. 7/lin. 2 (Schema:)</text:p>
          </table:table-cell>
          <table:table-cell office:value-type="float" office:value="47" calcext:value-type="float">
            <text:p>47</text:p>
          </table:table-cell>
          <table:table-cell office:value-type="float" office:value="0" calcext:value-type="float">
            <text:p>0</text:p>
          </table:table-cell>
          <table:table-cell office:value-type="string" calcext:value-type="string">
            <text:p>Haloinus (Georgius Haloinus)</text:p>
          </table:table-cell>
          <table:table-cell/>
          <table:table-cell office:value-type="float" office:value="427" calcext:value-type="float">
            <text:p>427</text:p>
          </table:table-cell>
          <table:table-cell office:value-type="string" calcext:value-type="string">
            <text:p>427-RHALORLAT_</text:p>
          </table:table-cell>
        </table:table-row>
        <table:table-row table:style-name="ro1">
          <table:table-cell office:value-type="string" calcext:value-type="string">
            <text:p>NON INDEBITA POSCO REGNA MEIS FATIS deest 'si'.</text:p>
          </table:table-cell>
          <table:table-cell office:value-type="string" calcext:value-type="string">
            <text:p>NON INDEBITA POSCO REGNA ME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66/p. 16/lin. 15 to vol. 2/lib. 6/comm. ad uers. 66/p. 16/lin. 1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Manuscripta 37 (1993)/lib. 6/p. 9/lin. 12/lin. 1 to Manuscripta 37 (1993)/lib. 6/p. 9/lin. 12/lin. 1 (Schema:)</text:p>
          </table:table-cell>
          <table:table-cell office:value-type="float" office:value="75" calcext:value-type="float">
            <text:p>7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re vera: nam Turnus Graecus fuit, ut et Turno si prima domus repetatur origo, Inachus Acrisius que patres mediae que Mycenae.</text:p>
          </table:table-cell>
          <table:table-cell office:value-type="string" calcext:value-type="string">
            <text:p>et Turno, si prima domus repetatur origo, Inachus Acrisius que patres mediae que Mycenae: apud maritum locutura de filiae conubiis mater non debuit uti principi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88/p. 20/lin. 15 to vol. 2/lib. 6/comm. ad uers. 88/p. 20/lin. 1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58/lin. 6/lin. 1 to vol. 2/lib. 7/p. 58/lin. 6/lin. 1 (Schema:)</text:p>
          </table:table-cell>
          <table:table-cell office:value-type="float" office:value="60" calcext:value-type="float">
            <text:p>6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alus' autem bene iste produxit 'lus', quia 'paludis' facit, quod supra planius diximus: Horatius corripuit, ut sterilis que diu palus apta que remis.</text:p>
          </table:table-cell>
          <table:table-cell office:value-type="string" calcext:value-type="string">
            <text:p>us vero, cum in genitivo crescente u longa permanserit, producitur, ut virtus virtutis, tellus telluris, excepto uno palus, quod in genitivo dis terminatur, ut palus paludis: unde est 'sterilis que diu palus apta que rem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107/p. 23/lin. 21 to vol. 2/lib. 6/comm. ad uers. 107/p. 23/lin. 21 (Schema:)</text:p>
          </table:table-cell>
          <table:table-cell office:value-type="string" calcext:value-type="string">
            <text:p>Seruius grammaticus (Maurus Seruius Honoratus)</text:p>
          </table:table-cell>
          <table:table-cell office:value-type="string" calcext:value-type="string">
            <text:p>De finalibus ad Aquilinum (LLA 612 - TLL SERV. gramm. IV 449 - SERV. gramm. IV 455)</text:p>
          </table:table-cell>
          <table:table-cell office:value-type="string" calcext:value-type="string">
            <text:p>p. 452/lin. 30/ to p. 452/lin. 30/ (Schema:)</text:p>
          </table:table-cell>
          <table:table-cell office:value-type="float" office:value="43" calcext:value-type="float">
            <text:p>43</text:p>
          </table:table-cell>
          <table:table-cell office:value-type="float" office:value="0" calcext:value-type="float">
            <text:p>0</text:p>
          </table:table-cell>
          <table:table-cell office:value-type="string" calcext:value-type="string">
            <text:p>Seruius grammaticus (Maurus Seruius Honoratus)</text:p>
          </table:table-cell>
          <table:table-cell/>
          <table:table-cell office:value-type="float" office:value="401" calcext:value-type="float">
            <text:p>401</text:p>
          </table:table-cell>
          <table:table-cell office:value-type="string" calcext:value-type="string">
            <text:p>401-PSERVFINA_</text:p>
          </table:table-cell>
        </table:table-row>
        <table:table-row table:style-name="ro1">
          <table:table-cell office:value-type="string" calcext:value-type="string">
            <text:p>MANDATA DABAT ut huc casta Sibylla nigrarum multo pecudum te sanguine ducet.</text:p>
          </table:table-cell>
          <table:table-cell office:value-type="string" calcext:value-type="string">
            <text:p>&lt;huc casta Sibylla nigrarum multo pecudum te sanguine duc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116/p. 25/lin. 18 to vol. 2/lib. 6/comm. ad uers. 116/p. 25/lin. 1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510/lin. 1/lin. 1 to vol. 1/lib. 5/p. 510/lin. 1/lin. 1 (Schema:)</text:p>
          </table:table-cell>
          <table:table-cell office:value-type="float" office:value="87" calcext:value-type="float">
            <text:p>8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TYGIOS LACVS Styx palus quaedam apud inferos dicitur, de qua legimus di cuius iurare timent et fallere numen: quod secundum fabulas ideo est, quia dicitur Victoria, Stygis filia, bello Gigantum Iovi favisse: pro cuius rei remuneratione Iuppiter tribuit ut dii iurantes per eius matrem non audeant fallere.</text:p>
          </table:table-cell>
          <table:table-cell office:value-type="string" calcext:value-type="string">
            <text:p>Cocyti stagna alta vides Stygiam que paludem, dii cuius iurare timent et fallere numen: hoc intermittente interrogatione, sed melius fecit vates aliquid amplius referre, ut instructiorem redderet requirentem, nec cumulavit ex hoc brevitatem sermonis sui, sed brevitati consulu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134/p. 29/lin. 15 to vol. 2/lib. 6/comm. ad uers. 134/p. 29/lin. 1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51/lin. 19/lin. 1 to vol. 1/lib. 6/p. 551/lin. 19/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ENDES sollicitus es, ut ipse manu multo suspensum numine ducit.</text:p>
          </table:table-cell>
          <table:table-cell office:value-type="string" calcext:value-type="string">
            <text:p>me que ad tua limina, Phoebe, ipse manu multo suspensum numine ducit: rem gestam cum apostropha prosecutus est: ipse, inquit, Helenus me retinens manu, quod fuit apertum benivolentiae signum, ad tua, Phoebe, templa perduxit suspens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151/p. 32/lin. 23 to vol. 2/lib. 6/comm. ad uers. 151/p. 32/lin. 2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17/lin. 25/lin. 1 to vol. 1/lib. 3/p. 317/lin. 25/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proprie pendere est desiderare aliquid audire, ut pendet que iterum narrantis ab ore.</text:p>
          </table:table-cell>
          <table:table-cell office:value-type="string" calcext:value-type="string">
            <text:p>pendet que iterum narrantis ab ore: optabat enim ipsum iterum audire loquent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151/p. 33/lin. 1 to vol. 2/lib. 6/comm. ad uers. 151/p. 33/lin. 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66/lin. 4/lin. 1 to vol. 1/lib. 4/p. 366/lin. 4/lin. 1 (Schema:)</text:p>
          </table:table-cell>
          <table:table-cell office:value-type="float" office:value="42" calcext:value-type="float">
            <text:p>4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inc est tractum centum errant annos volitant que haec litora circum.</text:p>
          </table:table-cell>
          <table:table-cell office:value-type="string" calcext:value-type="string">
            <text:p>centum errant annos volitant que haec litora circ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154/p. 34/lin. 14 to vol. 2/lib. 6/comm. ad uers. 154/p. 34/lin. 1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52/lin. 10/lin. 1 to vol. 1/lib. 6/p. 552/lin. 10/lin. 1 (Schema:)</text:p>
          </table:table-cell>
          <table:table-cell office:value-type="float" office:value="86" calcext:value-type="float">
            <text:p>8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inc est tractum centum errant annos volitant que haec litora circum.</text:p>
          </table:table-cell>
          <table:table-cell office:value-type="string" calcext:value-type="string">
            <text:p>centum errant annos volitant que haec litora circum, tum demum admissi stagna exoptata revisu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154/p. 34/lin. 14 to vol. 2/lib. 6/comm. ad uers. 154/p. 34/lin. 1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09/lin. 14/lin. 1 to vol. 2/lib. 11/p. 409/lin. 14/lin. 1 (Schema:)</text:p>
          </table:table-cell>
          <table:table-cell office:value-type="float" office:value="63" calcext:value-type="float">
            <text:p>6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inc est tractum centum errant annos volitant que haec litora circum.</text:p>
          </table:table-cell>
          <table:table-cell office:value-type="string" calcext:value-type="string">
            <text:p>hi quos vehit unda sepulti, nec ripas datur horrendas et rauca fluenta transportare prius quam sedibus ossa quierunt, centum errant annos volitant que haec litora circ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154/p. 34/lin. 14 to vol. 2/lib. 6/comm. ad uers. 154/p. 34/lin. 1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72/lin. 7/lin. 1 to vol. 2/lib. 11/p. 472/lin. 7/lin. 1 (Schema:)</text:p>
          </table:table-cell>
          <table:table-cell office:value-type="float" office:value="57" calcext:value-type="float">
            <text:p>5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c dictum est et illud evadit que celer ripam inremeabilis undae.</text:p>
          </table:table-cell>
          <table:table-cell office:value-type="string" calcext:value-type="string">
            <text:p>occupat Aeneas aditum custode sepulto evadit que celer ripam inremeabilis undae: inremeabilem proprie posuit et ve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154/p. 34/lin. 18 to vol. 2/lib. 6/comm. ad uers. 154/p. 34/lin. 1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62/lin. 28/lin. 1 to vol. 1/lib. 6/p. 562/lin. 28/lin. 1 (Schema:)</text:p>
          </table:table-cell>
          <table:table-cell office:value-type="float" office:value="60" calcext:value-type="float">
            <text:p>6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NGREDITVR pro graditur: vacat praepositio, ut ingreditur que solo et caput inter nubila condit.</text:p>
          </table:table-cell>
          <table:table-cell office:value-type="string" calcext:value-type="string">
            <text:p>denique sequitur mox sese attollit in auras ingreditur que solo et caput inter nubila cond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157/p. 34/lin. 23 to vol. 2/lib. 6/comm. ad uers. 157/p. 34/lin. 2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78/lin. 26/lin. 1 to vol. 1/lib. 4/p. 378/lin. 26/lin. 1 (Schema:)</text:p>
          </table:table-cell>
          <table:table-cell office:value-type="float" office:value="66" calcext:value-type="float">
            <text:p>6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NGREDITVR pro graditur: vacat praepositio, ut ingreditur que solo et caput inter nubila condit.</text:p>
          </table:table-cell>
          <table:table-cell office:value-type="string" calcext:value-type="string">
            <text:p>aut summis referens annosam montibus ornum ingreditur que solo et caput inter nubila condit: aut, si per terras ire maluerit annosam perinde que ingentem orni arborem summis e montibus referens, caput habet in nubes usque porrect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157/p. 34/lin. 23 to vol. 2/lib. 6/comm. ad uers. 157/p. 34/lin. 2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86/lin. 21/lin. 1 to vol. 2/lib. 10/p. 386/lin. 21/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ON INFERIORA SECVTVS ubique Aenean Hectori conparat, ut ambo animis, ambo insignes praestantibus armis.</text:p>
          </table:table-cell>
          <table:table-cell office:value-type="string" calcext:value-type="string">
            <text:p>ambo animis, ambo insignes praestantibus armis, hic pietate prior: in exercitatione armorum et virtutis robore Aeneas atque Hector pares fuerunt, sed Aeneas prior pietat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170/p. 35/lin. 9 to vol. 2/lib. 6/comm. ad uers. 170/p. 35/lin. 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54/lin. 6/lin. 1 to vol. 2/lib. 11/p. 454/lin. 6/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VELAMINA NOTA vel ipsi cara, vel animae: ex notitia enim gignitur caritas, ut hic inter flumina nota.</text:p>
          </table:table-cell>
          <table:table-cell office:value-type="string" calcext:value-type="string">
            <text:p>NOVERE PENATES carissima habent, ut hic inter flumina nota, id est car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221/p. 41/lin. 17 to vol. 2/lib. 6/comm. ad uers. 221/p. 41/lin. 17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155/p. 332/lin. 18/ to lib. 4/comm. ad vers. 155/p. 332/lin. 18/ (Schema:)</text:p>
          </table:table-cell>
          <table:table-cell office:value-type="float" office:value="45" calcext:value-type="float">
            <text:p>45</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aerium' autem alii altum dicunt, alii nomen montis antiquum volunt: unde est 'qui nunc Misenus ab illo dicitur'.</text:p>
          </table:table-cell>
          <table:table-cell office:value-type="string" calcext:value-type="string">
            <text:p>nam qui dixit qui nunc Misenus ab illo dicitur ostendit a veteribus Aerium nuncupat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234/p. 43/lin. 5 to vol. 2/lib. 6/comm. ad uers. 234/p. 43/lin. 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40/lin. 32/lin. 1 to vol. 1/lib. 6/p. 540/lin. 32/lin. 1 (Schema:)</text:p>
          </table:table-cell>
          <table:table-cell office:value-type="float" office:value="43" calcext:value-type="float">
            <text:p>4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erium' autem alii altum dicunt, alii nomen montis antiquum volunt: unde est 'qui nunc Misenus ab illo dicitur'.</text:p>
          </table:table-cell>
          <table:table-cell office:value-type="string" calcext:value-type="string">
            <text:p>melius autem apparebit haec adsertio, si unde discessum est repetamus: at pius Aeneas ingenti mole sepulchrum inponit sua que arma viro remum que tubam que monte sub Aerio, qui nunc Misenus ab illo dicitur aeternum que tenet per saecula nomen.</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234/p. 43/lin. 5 to vol. 2/lib. 6/comm. ad uers. 234/p. 43/lin. 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4/lin. 5/lin. 1 to vol. 2/lib. 7/p. 4/lin. 5/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ed hunc cedere vapori sulphureo, unde aves in illis locis desertae aere, quo portari solent, concidunt non odore, sed pondere: quod potest esse veri simile, quia altius in eodem loco possunt volare, ut tollunt se celeres liquidum que per aera lapsae.</text:p>
          </table:table-cell>
          <table:table-cell office:value-type="string" calcext:value-type="string">
            <text:p>cum enim tantum issent pedibus quantum observantis oculi sequi potuissent, inde, inquit, ubi venere ad fauces graveolentis Averni, tollunt se celeres liquidum que per aera lapsae sedibus optatis gemina super arbore sidu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239/p. 43/lin. 19 to vol. 2/lib. 6/comm. ad uers. 239/p. 43/lin. 1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36/lin. 13/lin. 1 to vol. 1/lib. 6/p. 536/lin. 13/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MATRI EVMENIDVM id est Nocti, ut hunc mihi da proprium, virgo sata Nocte, laborem.</text:p>
          </table:table-cell>
          <table:table-cell office:value-type="string" calcext:value-type="string">
            <text:p>quam Iuno his acuit verbis ac talia fatur: acuebat hanc Iuno verbis suis et instructionibus pessimis, ut mala natura persuasione loquentis deterior fieret: hunc mihi da proprium, virgo sata Nocte, laborem, hanc operam: nihil a te, virgo, quaeritur alien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250/p. 44/lin. 16 to vol. 2/lib. 6/comm. ad uers. 250/p. 44/lin. 1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52/lin. 19/lin. 1 to vol. 2/lib. 7/p. 52/lin. 19/lin. 1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inc est quod ei dicit Sibylla 'tu que invade viam vagina que eripe ferrum', item strictam que aciem venientibus offert.</text:p>
          </table:table-cell>
          <table:table-cell office:value-type="string" calcext:value-type="string">
            <text:p>tu que invade viam vagina que eripe ferr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251/p. 44/lin. 22 to vol. 2/lib. 6/comm. ad uers. 251/p. 44/lin. 2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44/lin. 3/lin. 1 to vol. 1/lib. 6/p. 544/lin. 3/lin. 1 (Schema:)</text:p>
          </table:table-cell>
          <table:table-cell office:value-type="float" office:value="53" calcext:value-type="float">
            <text:p>5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er alios purgari, ut aliae panduntur inanes suspensae ad ventos</text:p>
          </table:table-cell>
          <table:table-cell office:value-type="string" calcext:value-type="string">
            <text:p>aliae panduntur inanes suspensae ad ventos: nihil interest ventos inanis an animas dixerit, quia utrumque vel alterum rectum es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264/p. 45/lin. 26 to vol. 2/lib. 6/comm. ad uers. 264/p. 45/lin. 2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603/lin. 26/lin. 1 to vol. 1/lib. 6/p. 603/lin. 26/lin. 1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er alios purgari, ut aliae panduntur inanes suspensae ad ventos</text:p>
          </table:table-cell>
          <table:table-cell office:value-type="string" calcext:value-type="string">
            <text:p>omnis autem purgatio aut per aquam fit aut per ignem aut per aerem, sicut et in sexto ait aliae panduntur inanes suspensae ad ventos, aliis sub gurgite vasto infectum eluitur scelus aut exuritur igni: ut nunc per oscilla genus purgationis, quod est maximum, intellegam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264/p. 45/lin. 26 to vol. 2/lib. 6/comm. ad uers. 264/p. 45/lin. 26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389/p. 254/lin. 11/ to lib. 2/comm. ad vers. 389/p. 254/lin. 11/ (Schema:)</text:p>
          </table:table-cell>
          <table:table-cell office:value-type="float" office:value="35" calcext:value-type="float">
            <text:p>35</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CONSANGVINEVS LETI SOPOR secundum Homerum: [[vel iuxta illud dulcis et alta quies placidae que simillima mortis]].</text:p>
          </table:table-cell>
          <table:table-cell office:value-type="string" calcext:value-type="string">
            <text:p>tum me confectum curis somno que gravatum infelix habuit thalamus pressit que iacentem dulcis et alta quies placidae que simillima morti: cum me, inquit, cura et fatigatio corporis tempus que duxisset in somnum, agebam in cubiculo meo et infelix thalamus tenebat dormient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278/p. 48/lin. 19 ("Seruius auctus") to vol. 2/lib. 6/comm. ad uers. 278/p. 48/lin. 1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75/lin. 19/lin. 1 to vol. 1/lib. 6/p. 575/lin. 19/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n 'vulgo ferunt'?]] [[VANA TENERE utrum]] καθολου, [[an quae ex his vana sunt? et duo somniorum genera putantur: unum de caelo, ut visa dehinc caelo facies delapsa parentis Anchisae, quod est verum, aliud ab inferis, quod est vanum]].</text:p>
          </table:table-cell>
          <table:table-cell office:value-type="string" calcext:value-type="string">
            <text:p>et in quarto libro hoc tenuit, cum diceret visa dehinc caelo facies delapsa parentis Anchisa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283/p. 49/lin. 22 ("Seruius auctus") to vol. 2/lib. 6/comm. ad uers. 284/p. 49/lin. 2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35/lin. 25/lin. 1 to vol. 1/lib. 5/p. 435/lin. 25/lin. 1 (Schema:)</text:p>
          </table:table-cell>
          <table:table-cell office:value-type="float" office:value="43" calcext:value-type="float">
            <text:p>4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n 'vulgo ferunt'?]] [[VANA TENERE utrum]] καθολου, [[an quae ex his vana sunt? et duo somniorum genera putantur: unum de caelo, ut visa dehinc caelo facies delapsa parentis Anchisae, quod est verum, aliud ab inferis, quod est vanum]].</text:p>
          </table:table-cell>
          <table:table-cell office:value-type="string" calcext:value-type="string">
            <text:p>sed cum necessitate naturae aeger licet saucius que dormisset, visa dehinc caelo facies delapsa parentis Anchisae subito talis effundere voces: ecce et hic adserit poeta Anchisen non esse mortuum, sed translatum ad supero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283/p. 49/lin. 22 ("Seruius auctus") to vol. 2/lib. 6/comm. ad uers. 284/p. 49/lin. 2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507/lin. 21/lin. 1 to vol. 1/lib. 5/p. 507/lin. 21/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ane quidam dicunt versus alios hos a poeta hoc loco relictos, qui ab eius emendatoribus sublati sint Gorgonis in medio portentum inmane Medusae, vipereae circum ora comae, cui sibila torquent infames que rigent oculi, mento que sub imo serpentum extremis nodantur vincula caudis]].</text:p>
          </table:table-cell>
          <table:table-cell office:value-type="string" calcext:value-type="string">
            <text:p>Gorgonis in medio portendum inmane Medusae,vipereae circum ora comae cui sibila torquentinfames que rigent oculi, mento que sub imoserpentum extremis nodantur vincula caud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289/p. 52/lin. 12 ("Seruius auctus") to vol. 2/lib. 6/comm. ad uers. 289/p. 52/lin. 12 ("Seruius auctus") (Schema:)</text:p>
          </table:table-cell>
          <table:table-cell office:value-type="string" calcext:value-type="string">
            <text:p>Uergilius (pseudo) (Publius Uergilius Maro [pseudo])</text:p>
          </table:table-cell>
          <table:table-cell office:value-type="string" calcext:value-type="string">
            <text:p>Aeneidos uersus a commentatoribus tantum seruati (LLA 224 - TLL PS. VERG. Aen.)</text:p>
          </table:table-cell>
          <table:table-cell office:value-type="string" calcext:value-type="string">
            <text:p>versus post vers. 289 libri 6 positi (p. 489, appar. critic.)/vers. 588 (p. 309)/ to versus post vers. 289 libri 6 positi (p. 489, appar. critic.)/vers. 588 (p. 309)/ (Schema:)</text:p>
          </table:table-cell>
          <table:table-cell office:value-type="float" office:value="76" calcext:value-type="float">
            <text:p>76</text:p>
          </table:table-cell>
          <table:table-cell office:value-type="string" calcext:value-type="string">
            <text:p>349.5</text:p>
          </table:table-cell>
          <table:table-cell office:value-type="string" calcext:value-type="string">
            <text:p>Uergilius (pseudo) (Publius Uergilius Maro [pseudo])</text:p>
          </table:table-cell>
          <table:table-cell/>
          <table:table-cell office:value-type="float" office:value="410" calcext:value-type="float">
            <text:p>410</text:p>
          </table:table-cell>
          <table:table-cell office:value-type="string" calcext:value-type="string">
            <text:p>410-PVER9TAEN9_</text:p>
          </table:table-cell>
        </table:table-row>
        <table:table-row table:style-name="ro1">
          <table:table-cell office:value-type="string" calcext:value-type="string">
            <text:p>CORPORA CVMBA omne quod potest videri, corpus dicitur: unde paulo post discretionem fecit dicens corpora viva nefas Stygia vectare carina.</text:p>
          </table:table-cell>
          <table:table-cell office:value-type="string" calcext:value-type="string">
            <text:p>corpora viva nefas Stygia vectare carina: ut autem vivos traiciam nefas es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303/p. 54/lin. 7 to vol. 2/lib. 6/comm. ad uers. 303/p. 54/lin. 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59/lin. 23/lin. 1 to vol. 1/lib. 6/p. 559/lin. 23/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unde ait paulo post donec longa dies perfecto temporis orbe concretam exemit labem purum que reliquit aetherium sensum atque aurai simplicis ignem, id est non urentis, ut est solis.</text:p>
          </table:table-cell>
          <table:table-cell office:value-type="string" calcext:value-type="string">
            <text:p>donec longa dies perfecto temporis orbe concretam exemit labem purum que reliquit aetherium sensum atque aurae simplicis ignem: tantum inficit animam corporis labes, ut hanc vis maior et prolixum tempus vix possit abluere, scilicet ut talis fiat purgatione qualis fuit antequam in corpus pervenir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340/p. 57/lin. 18 to vol. 2/lib. 6/comm. ad uers. 340/p. 57/lin. 1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604/lin. 20/lin. 1 to vol. 1/lib. 6/p. 604/lin. 20/lin. 1 (Schema:)</text:p>
          </table:table-cell>
          <table:table-cell office:value-type="float" office:value="61" calcext:value-type="float">
            <text:p>6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A DEXTRAM praesta auxilium: umbra enim numquam tenetur, ut ter frustra conpressa manus effugit imago.</text:p>
          </table:table-cell>
          <table:table-cell office:value-type="string" calcext:value-type="string">
            <text:p>ter conatus ibi collo dare bracchia circum, ter frustra conpressa manus effugit imago par levibus ventis volucri que simillima somno: factum est quod Aeneas ne contingeret timu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370/p. 60/lin. 7 to vol. 2/lib. 6/comm. ad uers. 370/p. 60/lin. 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99/lin. 14/lin. 1 to vol. 1/lib. 6/p. 599/lin. 14/lin. 1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locutus est secundum Epicureos, qui dicunt nec bene promeritis capitur neque tangitur ira.</text:p>
          </table:table-cell>
          <table:table-cell office:value-type="string" calcext:value-type="string">
            <text:p>et hoc dicit: nascere, dum queror coniugis Nisae indigno amore deceptus et moriens alloquor divos, quamquam nihil mihi profuerit, quod sum eos saepe testatus: quam rem secundum Epicureos ait, qui dicunt nec bene promeritis capitur nec tangitur ir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376/p. 60/lin. 20 to vol. 2/lib. 6/comm. ad uers. 376/p. 60/lin. 20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8/vers. 17/p. 94/lin. 23/ to Comm. in Buc. 8/vers. 17/p. 94/lin. 23/ (Schema:)</text:p>
          </table:table-cell>
          <table:table-cell office:value-type="float" office:value="52" calcext:value-type="float">
            <text:p>52</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INDE VT STYGIA PROSPEXIT AB VNDA ut Siculo prospexit ab usque Pachyno.</text:p>
          </table:table-cell>
          <table:table-cell office:value-type="string" calcext:value-type="string">
            <text:p>Ecce autem Inachiis sese referebat ab Argis saeva Iovis coniunx auras que invecta tenebat et laetum Aenean classem que ex aethere longe Dardaniam Siculo prospexit ab usque Pachyn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385/p. 61/lin. 14 to vol. 2/lib. 6/comm. ad uers. 385/p. 61/lin. 1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46/lin. 30/lin. 1 to vol. 2/lib. 7/p. 46/lin. 30/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Amphrysus fluvius est Thessaliae, circa quem Apollo spoliatus divinitate a Iove irato Admeti regis pavit armenta ideo, quia occiderat Cyclopas, fabricatores fulminum, quibus Aesculapius extinctus est, Apollinis filius, quia Hippolytum ab inferis herbarum potentia revocaverat.</text:p>
          </table:table-cell>
          <table:table-cell office:value-type="string" calcext:value-type="string">
            <text:p>PASTOR AB AMPHRYSO Amphrysus fluvius est Thessaliae, circa quem Apollo, spoliatus divinitate ob occisos Cyclopas, Admeto regi pavisse armenta dicitur: unde eum nunc invoc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398/p. 63/lin. 2 to vol. 2/lib. 6/comm. ad uers. 398/p. 63/lin. 2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3/comm. ad vers. 2/p. 271/lin. 16/ to lib. 3/comm. ad vers. 2/p. 271/lin. 16/ (Schema:)</text:p>
          </table:table-cell>
          <table:table-cell office:value-type="float" office:value="49" calcext:value-type="float">
            <text:p>49</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nam ad Elysium non nisi purgati perveniunt: unde est et pauci laeta arva tenemus.</text:p>
          </table:table-cell>
          <table:table-cell office:value-type="string" calcext:value-type="string">
            <text:p>exinde, hoc est post examinationem vitae, per amplum mittimur Elysium et pauci laeta arva tenemus: conparationem fecit miro gene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404/p. 63/lin. 18 to vol. 2/lib. 6/comm. ad uers. 404/p. 63/lin. 1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604/lin. 5/lin. 1 to vol. 1/lib. 6/p. 604/lin. 5/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VRAE NON IPSA IN MORTE RELINQVVNT hoc est, etiam illic amant et habent peractorum imaginem criminum, sicut etiam de piis dicturus est quae gratia curruum armorum que fuit vivis, quae cura nitentes pascere equos, eadem sequitur tellure repostos.</text:p>
          </table:table-cell>
          <table:table-cell office:value-type="string" calcext:value-type="string">
            <text:p>quae gratia curruum armorum que fuit vivis, quae cura nitentis pascere equos eadem sequitur tellure repostos: nitentis equos habere est semper id agere ut iugiter niteant et numquam videantur esse neglect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444/p. 67/lin. 14 to vol. 2/lib. 6/comm. ad uers. 444/p. 67/lin. 1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93/lin. 9/lin. 1 to vol. 1/lib. 6/p. 593/lin. 9/lin. 1 (Schema:)</text:p>
          </table:table-cell>
          <table:table-cell office:value-type="float" office:value="48" calcext:value-type="float">
            <text:p>4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RRABAT vagabatur, [[ut mille meae Siculis errant in montibus agnae]].</text:p>
          </table:table-cell>
          <table:table-cell office:value-type="string" calcext:value-type="string">
            <text:p>ERRARE pasci, ut mille meae Siculis errant in montibus agna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451/p. 70/lin. 1 ("Seruius auctus") to vol. 2/lib. 6/comm. ad uers. 451/p. 70/lin. 1 ("Seruius auctus")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1/vers. 9/p. 6/lin. 14/ to Comm. in Buc. 1/vers. 9/p. 6/lin. 14/ (Schema:)</text:p>
          </table:table-cell>
          <table:table-cell office:value-type="float" office:value="84" calcext:value-type="float">
            <text:p>84</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nec nos moveat quod aliis umbris verba dat, his silentium: timorem enim exprimit, qui vivis quoque adimit vocem, ut obstipui steterunt que comae et vox faucibus haesit.</text:p>
          </table:table-cell>
          <table:table-cell office:value-type="string" calcext:value-type="string">
            <text:p>postquam pavor ossa relinquit: supra enim dixit tum vero ancipiti mentem formidine pressus obstipui steterunt que comae et vox faucibus haes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493/p. 73/lin. 10 to vol. 2/lib. 6/comm. ad uers. 493/p. 73/lin. 1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72/lin. 3/lin. 1 to vol. 1/lib. 3/p. 272/lin. 3/lin. 1 (Schema:)</text:p>
          </table:table-cell>
          <table:table-cell office:value-type="float" office:value="56" calcext:value-type="float">
            <text:p>5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ec nos moveat quod aliis umbris verba dat, his silentium: timorem enim exprimit, qui vivis quoque adimit vocem, ut obstipui steterunt que comae et vox faucibus haesit.</text:p>
          </table:table-cell>
          <table:table-cell office:value-type="string" calcext:value-type="string">
            <text:p>denique totus corporis mei vigor, repentino et insperato percussus aspectu, stupore succedente mutatus est: &lt;obstipui steterunt que comae et vox faucibus haesit&g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493/p. 73/lin. 10 to vol. 2/lib. 6/comm. ad uers. 493/p. 73/lin. 1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253/lin. 3/lin. 1 to vol. 1/lib. 2/p. 253/lin. 3/lin. 1 (Schema:)</text:p>
          </table:table-cell>
          <table:table-cell office:value-type="float" office:value="50" calcext:value-type="float">
            <text:p>5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ec nos moveat quod aliis umbris verba dat, his silentium: timorem enim exprimit, qui vivis quoque adimit vocem, ut obstipui steterunt que comae et vox faucibus haesit.</text:p>
          </table:table-cell>
          <table:table-cell office:value-type="string" calcext:value-type="string">
            <text:p>tum vero ancipiti mentem formidine pressus obstipui steterunt que comae et vox faucibus haesit: propterea dixit tum vero, quia supra dixit mihi frigidus horror membra quatit gelidus que coit formidine sangu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493/p. 73/lin. 10 to vol. 2/lib. 6/comm. ad uers. 493/p. 73/lin. 1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69/lin. 9/lin. 1 to vol. 1/lib. 3/p. 269/lin. 9/lin. 1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EIPHOBVM VIDIT qui Helenam duxerat mortuo Paride: ad cuius domum primum ire necesse erat, ubi fuerat causa bellorum, ut iam Deiphobi dedit ampla ruinam, Vulcano superante, domus.</text:p>
          </table:table-cell>
          <table:table-cell office:value-type="string" calcext:value-type="string">
            <text:p>narratis interea quae auribus acceperat incipit referre quod pertinebat ad visum: iam Deiphobi dedit ampla ruinam Vulcano superante domus, iam proximus ardet Ucalegon, Sigea igni freta lata reluce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495/p. 73/lin. 14 to vol. 2/lib. 6/comm. ad uers. 495/p. 73/lin. 1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89/lin. 19/lin. 1 to vol. 1/lib. 2/p. 189/lin. 19/lin. 1 (Schema:)</text:p>
          </table:table-cell>
          <table:table-cell office:value-type="float" office:value="43" calcext:value-type="float">
            <text:p>4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VOCAT MENELAVM ET LIMINA PANDIT ante pandit et sic vocat, ut subeunt luco fluvium que relinquunt.</text:p>
          </table:table-cell>
          <table:table-cell office:value-type="string" calcext:value-type="string">
            <text:p>progressi subeunt luco fluvium que relinquunt: conversum erit recti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525/p. 75/lin. 12 to vol. 2/lib. 6/comm. ad uers. 525/p. 75/lin. 1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33/lin. 15/lin. 1 to vol. 2/lib. 8/p. 133/lin. 15/lin. 1 (Schema:)</text:p>
          </table:table-cell>
          <table:table-cell office:value-type="float" office:value="47" calcext:value-type="float">
            <text:p>4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NE SOLE DOMOS non est contrarium solem que suum sua sidera norunt: illud enim de campis Elysiis dicit.</text:p>
          </table:table-cell>
          <table:table-cell office:value-type="string" calcext:value-type="string">
            <text:p>largior hic campos aether et lumine vestit purpureo solem que suum, sua sidera norunt: nihil illic deest quae superi habent: sol illic est nec desunt sidera et caelum perspicuum, campi illic, prata atque nemora beatitudinem commorantibus praestant, solum illic opus deest, quod dimittitur super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534/p. 76/lin. 16 to vol. 2/lib. 6/comm. ad uers. 534/p. 76/lin. 1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91/lin. 27/lin. 1 to vol. 1/lib. 6/p. 591/lin. 27/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CELERVM FACIES species, ut supra visa maris facies et non tolerabile numen.</text:p>
          </table:table-cell>
          <table:table-cell office:value-type="string" calcext:value-type="string">
            <text:p>ipsae iam matres, ipsi quibus aspera quondam visa maris facies et non tolerabile numen ire volunt omnem que fugae perferre laborem: ipsae, quae dudum pontum aspectabant flentes et dolebant cum ceteris tantum sibi maris superesse, volebant pergere et omne laborum genus aequis animis fer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560/p. 79/lin. 5 to vol. 2/lib. 6/comm. ad uers. 560/p. 79/lin. 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514/lin. 10/lin. 1 to vol. 1/lib. 5/p. 514/lin. 10/lin. 1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ed illud significat, quia de amatore loquitur, libidinem late patere, ut ait supra nec procul hinc partem fusi monstrantur in omnem lugentes campi.</text:p>
          </table:table-cell>
          <table:table-cell office:value-type="string" calcext:value-type="string">
            <text:p>Nec procul hinc partem fusi monstrantur in omnem lugentes campi, sic illos nomine dicunt: non longe inde videbantur lugentes campi fusi in omnem partem, hoc est laevam, dexteram et quacumque oculi tendi potuisse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596/p. 82/lin. 16 to vol. 2/lib. 6/comm. ad uers. 596/p. 82/lin. 1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64/lin. 12/lin. 1 to vol. 1/lib. 6/p. 564/lin. 12/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FVRIARVM MAXIMA id est [[saevissima, hoc est]] Fames, ut vobis Furiarum ego maxima pando.</text:p>
          </table:table-cell>
          <table:table-cell office:value-type="string" calcext:value-type="string">
            <text:p>vobis furiarum ego maxima pando: non mea ad vos, sed magnorum deorum auctoritate veniens pand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605/p. 84/lin. 18 ("Seruius auctus") to vol. 2/lib. 6/comm. ad uers. 605/p. 84/lin. 1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99/lin. 27/lin. 1 to vol. 1/lib. 3/p. 299/lin. 27/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ane animadvertendum illud quod ait Horatius in arte poetica et simul et iucunda et idonea dicere vitae: nullam enim maiores nostri artem esse voluerunt, quae non aliquid reipublicae commodaret.</text:p>
          </table:table-cell>
          <table:table-cell office:value-type="string" calcext:value-type="string">
            <text:p>ideo ait Horatius in Arte poetica: multa renascentur quae iam cecidere cadent quequae nunc sunt in honore vocabula, si volet us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660/p. 92/lin. 18 to vol. 2/lib. 6/comm. ad uers. 660/p. 92/lin. 18 (Schema:)</text:p>
          </table:table-cell>
          <table:table-cell office:value-type="string" calcext:value-type="string">
            <text:p>Haloinus (Georgius Haloinus)</text:p>
          </table:table-cell>
          <table:table-cell office:value-type="string" calcext:value-type="string">
            <text:p>De restauratione linguae latinae libri III</text:p>
          </table:table-cell>
          <table:table-cell office:value-type="string" calcext:value-type="string">
            <text:p>lib. 1/epistula prooemialis/§ 7/p. 7/lin. 2 to lib. 1/epistula prooemialis/§ 7/p. 7/lin. 2 (Schema:)</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Haloinus (Georgius Haloinus)</text:p>
          </table:table-cell>
          <table:table-cell/>
          <table:table-cell office:value-type="float" office:value="427" calcext:value-type="float">
            <text:p>427</text:p>
          </table:table-cell>
          <table:table-cell office:value-type="string" calcext:value-type="string">
            <text:p>427-RHALORLAT_</text:p>
          </table:table-cell>
        </table:table-row>
        <table:table-row table:style-name="ro1">
          <table:table-cell office:value-type="string" calcext:value-type="string">
            <text:p>IAMPRIDEM ex quo ait tunc genus omne tuum et quae dentur moenia disces.</text:p>
          </table:table-cell>
          <table:table-cell office:value-type="string" calcext:value-type="string">
            <text:p>tum genus omne tuum et quae dentur moenia disces&g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717/p. 99/lin. 1 to vol. 2/lib. 6/comm. ad uers. 717/p. 99/lin. 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510/lin. 2/lin. 1 to vol. 1/lib. 5/p. 510/lin. 2/lin. 1 (Schema:)</text:p>
          </table:table-cell>
          <table:table-cell office:value-type="float" office:value="79" calcext:value-type="float">
            <text:p>7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AMPRIDEM ex quo ait tunc genus omne tuum et quae dentur moenia disces.</text:p>
          </table:table-cell>
          <table:table-cell office:value-type="string" calcext:value-type="string">
            <text:p>quis non horreret ad inferos pergere, ad mortuos, ad umbras, ad tenebras? tum genus omne tuum et quae dentur moenia disces: idcirco aliqua illic laeta proposuit addens non infructuosum fore, si hoc feciss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717/p. 99/lin. 1 to vol. 2/lib. 6/comm. ad uers. 717/p. 99/lin. 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510/lin. 9/lin. 1 to vol. 1/lib. 5/p. 510/lin. 10/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LVCENTEM QVE GLOBVM LVNAE ideo usus est participio, ut ostendat eam suum lumen non habere: nam 'lucens' est quod aliunde inluminatur, 'lucibile' quod per se lucet, ut 'patulum' quod semper patet, 'patens' quod et aperitur et clauditur, ut oculi, os.</text:p>
          </table:table-cell>
          <table:table-cell office:value-type="string" calcext:value-type="string">
            <text:p>patens vero est quod et aperitur et clauditur, ut ostium, ocul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725/p. 102/lin. 7 to vol. 2/lib. 6/comm. ad uers. 725/p. 102/lin. 7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1/vers. 1/p. 5/lin. 2/ to Comm. in Buc. 1/vers. 1/p. 5/lin. 2/ (Schema:)</text:p>
          </table:table-cell>
          <table:table-cell office:value-type="float" office:value="30" calcext:value-type="float">
            <text:p>30</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unde etiam in sacris omnibus tres sunt istae purgationes: nam aut taeda purgant et sulphure, aut aqua abluunt, aut aere ventilant, quod erat in sacris Liberi: hoc est enim tibi que oscilla ex alta suspendunt mollia pinu</text:p>
          </table:table-cell>
          <table:table-cell office:value-type="string" calcext:value-type="string">
            <text:p>'molli' autem mobili dixit, ut oscilla ex alta suspendunt mollia pinu]].</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741/p. 104/lin. 22 to vol. 2/lib. 6/comm. ad uers. 741/p. 104/lin. 22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3/comm. ad vers. 204/p. 293/lin. 25 ("Seruius auctus")/ to lib. 3/comm. ad vers. 204/p. 293/lin. 25 ("Seruius auctus")/ (Schema:)</text:p>
          </table:table-cell>
          <table:table-cell office:value-type="float" office:value="35" calcext:value-type="float">
            <text:p>35</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nam supra non omnes dixit, sed 'animae, quibus altera fato corpora debentur'.</text:p>
          </table:table-cell>
          <table:table-cell office:value-type="string" calcext:value-type="string">
            <text:p>tum pater Anchises: animae quibus altera fato corpora debentur Lethaei ad fluminis undam securos latices et longa oblivia potant: quam cito summatim duobus quaesitis occurr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748/p. 106/lin. 6 to vol. 2/lib. 6/comm. ad uers. 748/p. 106/lin. 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600/lin. 22/lin. 1 to vol. 1/lib. 6/p. 600/lin. 22/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ropter quod Turnus iratus, tam in Latinum, quam in Aenean bella suscepit a Mezentio impetratis auxiliis: quod et ipse ostendit dicens se satis ambobus Teucris que venire Latinis que.</text:p>
          </table:table-cell>
          <table:table-cell office:value-type="string" calcext:value-type="string">
            <text:p>summam interea consiliorum in eo esse, ut uno egressu et Itali premerentur et Teucri: ideo positum est se satis ambobus, Teucris que venire Latinis qu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760/p. 107/lin. 19 to vol. 2/lib. 6/comm. ad uers. 760/p. 107/lin. 1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70/lin. 19/lin. 1 to vol. 2/lib. 7/p. 70/lin. 19/lin. 1 (Schema:)</text:p>
          </table:table-cell>
          <table:table-cell office:value-type="float" office:value="50" calcext:value-type="float">
            <text:p>5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ostea Albani omnes reges Silvii dicti sunt ab huius nomine, sicut hodieque Romani imperatores Augusti vocantur, Aegyptii Ptolomaei, Persae Arsacidae, Latini Murrani, ut Murranum hic atavos et avorum antiqua sonantem nomina per reges que actum genus omne Latinos.</text:p>
          </table:table-cell>
          <table:table-cell office:value-type="string" calcext:value-type="string">
            <text:p>Murrhanum hic atavos et avorum antiqua sonantem nomina per reges que actum genus omne Latinos praecipitem scopulo atque ingenti turbine saxi excutit effundit que solo: Murrhanum hic: hic pronomen est, non adverbium loci, proinde hic, hoc est Aeneas, Murrhanum saxo ingenti deiec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760/p. 108/lin. 1 to vol. 2/lib. 6/comm. ad uers. 760/p. 108/lin. 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614/lin. 3/lin. 1 to vol. 2/lib. 12/p. 614/lin. 3/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VRA IVVENIS QVI NITITVR HASTA id est sine ferro: nam hoc fuit praemium apud maiores eius qui tunc primum vicisset in proelio, sicut ait Varro in libris de gente populi Romani.</text:p>
          </table:table-cell>
          <table:table-cell office:value-type="string" calcext:value-type="string">
            <text:p>CENTVM QVADRIIVGOS A(GITABO) A(D) F(LVMINA) C(VRRVS) id est unius diei exhibebo circenses, quia, ut Varro dicit in libris de gente populi Romani, olim XXV.</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6/comm. ad uers. 760/p. 108/lin. 6 to vol. 2/lib. 6/comm. ad uers. 760/p. 108/lin. 6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3/comm. ad vers. 18/p. 274/lin. 21/ to lib. 3/comm. ad vers. 18/p. 274/lin. 21/ (Schema:)</text:p>
          </table:table-cell>
          <table:table-cell office:value-type="float" office:value="44" calcext:value-type="float">
            <text:p>44</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SERVAT tenet, possidet, ut servantem ripas alta non vidit in herba.</text:p>
          </table:table-cell>
          <table:table-cell office:value-type="string" calcext:value-type="string">
            <text:p>CENTVM QVAE SILVAS CENTVM QVAE FLVMINA SERVANT pro 'incolunt et obtinent', ut ipse alibi servantem ripas alta non vidit in herb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3/p. 124/lin. 13 to vol. 2/lib. 7/comm. ad uers. 3/p. 124/lin. 13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379/p. 349/lin. 10 ("Seruius auctus")/ to lib. 4/comm. ad vers. 379/p. 349/lin. 10 ("Seruius auctus")/ (Schema:)</text:p>
          </table:table-cell>
          <table:table-cell office:value-type="float" office:value="57" calcext:value-type="float">
            <text:p>57</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et sciendum exitum Tiberini fluminis naturalem non esse nisi circa Ostiam, ubi prima Aeneas castra constituit: nam aliter non procedit quod ait murorum in parte sinistra opposuere aciem: nam dextera cingitur amni.</text:p>
          </table:table-cell>
          <table:table-cell office:value-type="string" calcext:value-type="string">
            <text:p>murorum in parte sinistra opposuere aciem (nam dextera cingitur amni) ingentis que tenent fossas et turribus altis stant maesti: supra dixit causam propter quam castra non egrediebantur et fossa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31/p. 128/lin. 18 to vol. 2/lib. 7/comm. ad uers. 31/p. 128/lin. 1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50/lin. 23/lin. 1 to vol. 2/lib. 9/p. 250/lin. 23/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 STIRPE stirpem cum de genere [[et prosapie]] dicimus, tantum femininum est, cum de arbore, et masculini generis et feminini invenitur, ut sed stirpem Teucri nullo discrimine sacrum, contra Horatius stirpes que raptas et pecus et domos.</text:p>
          </table:table-cell>
          <table:table-cell office:value-type="string" calcext:value-type="string">
            <text:p>sed stirpem Teucri nullo discrimine sacrum sustulerant, puro ut possent concurrere campo: Teucri, inquit, nihil dantes religionis illi ligno abscidendo curaverunt ne esset pugnaturis inpediment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99/p. 133/lin. 13 ("Seruius auctus") to vol. 2/lib. 7/comm. ad uers. 99/p. 133/lin. 1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628/lin. 32/lin. 1 to vol. 2/lib. 12/p. 628/lin. 32/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MONITVS QVE alibi monita dixit, ut Carmentis nymphae monita et deus auctor Apollo.</text:p>
          </table:table-cell>
          <table:table-cell office:value-type="string" calcext:value-type="string">
            <text:p>matris que egere tremenda Carmentis nymphae monita et deus auctor Apollo: ex occasione alia commendat originem suam, quod dea sit matre progenitus, et hanc exaequat Apollin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102/p. 133/lin. 18 to vol. 2/lib. 7/comm. ad uers. 102/p. 133/lin. 1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62/lin. 19/lin. 1 to vol. 2/lib. 8/p. 162/lin. 19/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eutraliter dicimus de his quae comedi possunt: Horatius ut pueris olim dant crustula blandi doctores, Iuvenalis nos colaphum incutimus lambenti crustula servo.</text:p>
          </table:table-cell>
          <table:table-cell office:value-type="string" calcext:value-type="string">
            <text:p>cum vero 'crustum' dicimus, edulium aliquid significamus, partem panis vel placentae: ipse in septimo orbem fatalis crusti, Horatius dant crustula blandi doctores, Iuvenalis nos colaphum incutimus lambenti crustula serv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115/p. 134/lin. 5 to vol. 2/lib. 7/comm. ad uers. 115/p. 134/lin. 5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3/comm. ad vers. 360/p. 305/lin. 1/ to lib. 3/comm. ad vers. 360/p. 305/lin. 1/ (Schema:)</text:p>
          </table:table-cell>
          <table:table-cell office:value-type="float" office:value="64" calcext:value-type="float">
            <text:p>64</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GENIVM QVE LOCI Apollinem vult intellegi: in tutela enim eius tota fuerat regio, ut quam pater inventam primas cum conderet arces, ipse ferebatur Phoebo sacrasse Latinus.</text:p>
          </table:table-cell>
          <table:table-cell office:value-type="string" calcext:value-type="string">
            <text:p>laurus erat tecti medio in penetralibus altis sacra comam multos que metu servata per annos, quam pater inventam, primas cum conderet arces, ipse ferebatur Phoebo sacrasse Latinus Laurentis que ab ea nomen posuisse colonis: quomodo Turni et Laviniae coniunctionem deorum portenta distulerint coepit expon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136/p. 135/lin. 16 to vol. 2/lib. 7/comm. ad uers. 136/p. 135/lin. 1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14/lin. 26/lin. 1 to vol. 2/lib. 7/p. 14/lin. 26/lin. 1 (Schema:)</text:p>
          </table:table-cell>
          <table:table-cell office:value-type="float" office:value="42" calcext:value-type="float">
            <text:p>4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YMPHAS QVE ET ADHVC IGNOTA PRECATVR FLVMINA bonum ordinem sequitur: sic alibi nymphae, Laurentes nymphae, genus amnibus unde est.</text:p>
          </table:table-cell>
          <table:table-cell office:value-type="string" calcext:value-type="string">
            <text:p>nymphae, Laurentes nymphae, genus amnibus unde est: hic versus diversas potest pronuntiationes admitte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137/p. 135/lin. 22 to vol. 2/lib. 7/comm. ad uers. 137/p. 135/lin. 2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24/lin. 1/lin. 1 to vol. 2/lib. 8/p. 124/lin. 1/lin. 1 (Schema:)</text:p>
          </table:table-cell>
          <table:table-cell office:value-type="float" office:value="43" calcext:value-type="float">
            <text:p>4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lii fulmen dicunt aeris scissione ardentem rimam, quos alibi sequitur dicens ignea rima micans percurrit lumine nimbos.</text:p>
          </table:table-cell>
          <table:table-cell office:value-type="string" calcext:value-type="string">
            <text:p>non secus atque olim tonitru cum rupta corusco ignea rima micans percurrit lumine nimbos: poetarum more inseruit conparationem, ut ostenderet qua vi per venas et medullas Vulcani amoris incendia pervolaveri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142/p. 136/lin. 6 to vol. 2/lib. 7/comm. ad uers. 142/p. 136/lin. 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72/lin. 27/lin. 1 to vol. 2/lib. 8/p. 172/lin. 27/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em morem a Laconibus habuerunt et Cretensibus, ut Varro docet in libris de gente populi Romani, in quibus dicit quid a quaque traxerint gente per imitationem.</text:p>
          </table:table-cell>
          <table:table-cell office:value-type="string" calcext:value-type="string">
            <text:p>CENTVM QVADRIIVGOS A(GITABO) A(D) F(LVMINA) C(VRRVS) id est unius diei exhibebo circenses, quia, ut Varro dicit in libris de gente populi Romani, olim XXV.</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176/p. 139/lin. 8 to vol. 2/lib. 7/comm. ad uers. 176/p. 139/lin. 8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3/comm. ad vers. 18/p. 274/lin. 21/ to lib. 3/comm. ad vers. 18/p. 274/lin. 21/ (Schema:)</text:p>
          </table:table-cell>
          <table:table-cell office:value-type="float" office:value="43" calcext:value-type="float">
            <text:p>43</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sane intellegendum est, ita ut nati fuerant, sic eorum imagines fuisse compositas].</text:p>
          </table:table-cell>
          <table:table-cell office:value-type="string" calcext:value-type="string">
            <text:p>quin etiam veterum effigies ex ordine avorum antiquae cedro: ex ordine intellegendum est ita: ut nati fuerant, sic eorum imagines fuisse conposita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177/p. 139/lin. 12 to vol. 2/lib. 7/comm. ad uers. 177/p. 139/lin. 1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27/lin. 12/lin. 1 to vol. 2/lib. 7/p. 27/lin. 12/lin. 1 (Schema:)</text:p>
          </table:table-cell>
          <table:table-cell office:value-type="float" office:value="69" calcext:value-type="float">
            <text:p>6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oc genus ligni tineam nescit corruptionem que ex antiquitate non sentit].</text:p>
          </table:table-cell>
          <table:table-cell office:value-type="string" calcext:value-type="string">
            <text:p>antiquae cedro aut ex cedro factae, quia hoc genus ligni tineam nescit corruptionem que ex antiquitate non sentit, aut cedria perunctae, quoniam ligna custodit ac serv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178/p. 139/lin. 15 to vol. 2/lib. 7/comm. ad uers. 178/p. 139/lin. 1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27/lin. 15/lin. 1 to vol. 2/lib. 7/p. 27/lin. 15/lin. 1 (Schema:)</text:p>
          </table:table-cell>
          <table:table-cell office:value-type="float" office:value="60" calcext:value-type="float">
            <text:p>6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ut cedria perunctae, quoniam ligna custodit ac conservat].</text:p>
          </table:table-cell>
          <table:table-cell office:value-type="string" calcext:value-type="string">
            <text:p>antiquae cedro aut ex cedro factae, quia hoc genus ligni tineam nescit corruptionem que ex antiquitate non sentit, aut cedria perunctae, quoniam ligna custodit ac serv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178/p. 139/lin. 17 to vol. 2/lib. 7/comm. ad uers. 178/p. 139/lin. 1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27/lin. 15/lin. 1 to vol. 2/lib. 7/p. 27/lin. 15/lin. 1 (Schema:)</text:p>
          </table:table-cell>
          <table:table-cell office:value-type="float" office:value="48" calcext:value-type="float">
            <text:p>4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rgo Saturnus rex fuit Italiae: nam et supra ait 'veterum effigies ex ordine avorum' et infert 'alii que ab origine reges'.</text:p>
          </table:table-cell>
          <table:table-cell office:value-type="string" calcext:value-type="string">
            <text:p>quin etiam veterum effigies ex ordine avorum antiquae cedro: ex ordine intellegendum est ita: ut nati fuerant, sic eorum imagines fuisse conposita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180/p. 140/lin. 2 to vol. 2/lib. 7/comm. ad uers. 180/p. 140/lin. 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27/lin. 12/lin. 1 to vol. 2/lib. 7/p. 27/lin. 12/lin. 1 (Schema:)</text:p>
          </table:table-cell>
          <table:table-cell office:value-type="float" office:value="48" calcext:value-type="float">
            <text:p>4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rgo Saturnus rex fuit Italiae: nam et supra ait 'veterum effigies ex ordine avorum' et infert 'alii que ab origine reges'.</text:p>
          </table:table-cell>
          <table:table-cell office:value-type="string" calcext:value-type="string">
            <text:p>sic enim positum est tectum augustum, ingens, centum sublime columnis urbe fuit summa, Laurentis regia Pici, quin etiam veterum effigies ex ordine avorum antiquae cedro, Italus que pater que Sabinus vitisator curvam servans sub imagine falcem Saturnus que senex Iani que bifrontis imago alii que ab origine reges, Martia qui ob patriam pugnando vulnera passi, et Picus equum domito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180/p. 140/lin. 2 to vol. 2/lib. 7/comm. ad uers. 180/p. 140/lin. 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93/lin. 29/lin. 1 to vol. 2/lib. 7/p. 93/lin. 29/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VREA CONIVNX nam aliter versus non stat.et 'aurea' per ironiam dixit, [[ut egregia interea coniunx:]] 'coniunx' vero non quae erat, sed quae esse cupiebat, ut quos ego sim totiens iam dedignata maritos.</text:p>
          </table:table-cell>
          <table:table-cell office:value-type="string" calcext:value-type="string">
            <text:p>CONIVGIS non quae erat, sed quae fore sperabatur: sic in quarto Aeneidis quos ego sim totiens iam dedignata marito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190/p. 141/lin. 6 ("Seruius auctus") to vol. 2/lib. 7/comm. ad uers. 190/p. 141/lin. 6 ("Seruius auctus")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8/vers. 18/p. 94/lin. 28/ to Comm. in Buc. 8/vers. 18/p. 94/lin. 28/ (Schema:)</text:p>
          </table:table-cell>
          <table:table-cell office:value-type="float" office:value="53" calcext:value-type="float">
            <text:p>53</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QVANTA PER IDAEOS ad illud respondit 'auditi que advertitis aequore cursum', [[id est,]] haec non mirum te audisse, quae universus orbis agnovit.</text:p>
          </table:table-cell>
          <table:table-cell office:value-type="string" calcext:value-type="string">
            <text:p>illud tamen quod necessario fuerat requirendum subdidit, auditi que advertitis aequore cursum: auditum aliquem secuti venistis? quid petitis? intellexerat enim aliquid eos velle postula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222/p. 143/lin. 23 ("Seruius auctus") to vol. 2/lib. 7/comm. ad uers. 222/p. 143/lin. 2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30/lin. 25/lin. 1 to vol. 2/lib. 7/p. 30/lin. 27/lin. 1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TQVE MORAS TANTIS LICET ADDERE REBVS ostendit deos retardare posse fata, non penitus tollere, ut decem que alios Priamum superesse per annos.</text:p>
          </table:table-cell>
          <table:table-cell office:value-type="string" calcext:value-type="string">
            <text:p>nec pater omnipotens Troiam nec fata negabant stare decem que alios Priamum superesse per annos: hic tractat poeta fatorum vim quidem non posse subverti, posse tamen inminens malum aliqua ratione differr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315/p. 151/lin. 17 to vol. 2/lib. 7/comm. ad uers. 315/p. 151/lin. 1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73/lin. 28/lin. 1 to vol. 2/lib. 8/p. 173/lin. 28/lin. 1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ae autem dicit etiam a Creusa dicta sunt, ut regnum que et regia coniunx parta tibi.</text:p>
          </table:table-cell>
          <table:table-cell office:value-type="string" calcext:value-type="string">
            <text:p>et inferiore in parte similiter posuit dicens illic res laetae regnum que et regia coniunx parta tibi: quia feminini generis duas species dixit et neutrum in medio, idcirco omnibus neutro plurali respond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315/p. 151/lin. 19 to vol. 2/lib. 7/comm. ad uers. 315/p. 151/lin. 1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252/lin. 15/lin. 1 to vol. 1/lib. 2/p. 252/lin. 15/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urnus ut infractos adverso Marte Latinos defecisse videt.</text:p>
          </table:table-cell>
          <table:table-cell office:value-type="string" calcext:value-type="string">
            <text:p>Turnus ut infractos adverso Marte Latinos defecisse videt: saepe diximus librorum capita a continuae narrationis textu non esse discreta, sed habere transitum quendam, quem habent dictiones etiam in medi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332/p. 152/lin. 23 to vol. 2/lib. 7/comm. ad uers. 332/p. 152/lin. 2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545/lin. 1/lin. 1 to vol. 2/lib. 12/p. 545/lin. 1/lin. 1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RAMVM INNECTIT OLIVAE aut coronam accipit: aut ramum inligat vittis, quod aperte in octavo ostendit et vitta comptos voluit praetendere ramos.</text:p>
          </table:table-cell>
          <table:table-cell office:value-type="string" calcext:value-type="string">
            <text:p>optime Graiugenum, cui me fortuna precari et vitta comptos voluit praetendere ramos: haec oratio satis artificiosa est satis que subtil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418/p. 157/lin. 10 to vol. 2/lib. 7/comm. ad uers. 418/p. 157/lin. 1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33/lin. 24/lin. 1 to vol. 2/lib. 8/p. 133/lin. 24/lin. 1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VI REGIA PARENT ARMENTA magistrum hunc pecoris vult fuisse et saltuarium: nam hoc est 'et late custodia credita campi'.</text:p>
          </table:table-cell>
          <table:table-cell office:value-type="string" calcext:value-type="string">
            <text:p>cui regia parent armenta et late custodia credita campi: commendatus est cervus retenta interim parte laudis, quam post demonstrata Tyrrhi merita posu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485/p. 161/lin. 18 to vol. 2/lib. 7/comm. ad uers. 485/p. 161/lin. 1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73/lin. 7/lin. 1 to vol. 2/lib. 7/p. 73/lin. 7/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RRABAT SILVIS pascebatur, ut mille meae Siculis errant in montibus agnae.</text:p>
          </table:table-cell>
          <table:table-cell office:value-type="string" calcext:value-type="string">
            <text:p>ERRARE pasci, ut mille meae Siculis errant in montibus agna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491/p. 162/lin. 5 to vol. 2/lib. 7/comm. ad uers. 491/p. 162/lin. 5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1/vers. 9/p. 6/lin. 14/ to Comm. in Buc. 1/vers. 9/p. 6/lin. 14/ (Schema:)</text:p>
          </table:table-cell>
          <table:table-cell office:value-type="float" office:value="86" calcext:value-type="float">
            <text:p>86</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PER QVE ILIA 'hoc ile' et 'haec ilia' facit: hinc et Iuvenalis vis frater ab ipsis ilibus? nam quod Marullus mimographus dixit tu Hectorem imitaris: ab ilio numquam recedis, cum de guloso diceret, adlusit ad civitatis nomen</text:p>
          </table:table-cell>
          <table:table-cell office:value-type="string" calcext:value-type="string">
            <text:p>RVMPANTVR VT ILIA sicut etiam in Aeneide diximus, 'hoc ile' et 'haec ilia' facit, unde etiam Iuvenalis ait vis frater ab ipsis ilibus? nam Marullus mimographus contempsit artem ad iocum movendum et parasito dixit tu ut Hector ab ilio numquam reced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499/p. 162/lin. 17 to vol. 2/lib. 7/comm. ad uers. 499/p. 162/lin. 18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7/vers. 26/p. 86/lin. 6/ to Comm. in Buc. 7/vers. 26/p. 86/lin. 8/ (Schema:)</text:p>
          </table:table-cell>
          <table:table-cell office:value-type="float" office:value="62" calcext:value-type="float">
            <text:p>62</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AD VOCEM bucinae, ut sensit et ad sonitum vocis vestigia torsit: nam quicumque sonus dici vox potest.</text:p>
          </table:table-cell>
          <table:table-cell office:value-type="string" calcext:value-type="string">
            <text:p>sensit, inquit, et ad sonitum vocis vestigia tors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519/p. 164/lin. 4 to vol. 2/lib. 7/comm. ad uers. 519/p. 164/lin. 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48/lin. 28/lin. 1 to vol. 1/lib. 3/p. 348/lin. 28/lin. 1 (Schema:)</text:p>
          </table:table-cell>
          <table:table-cell office:value-type="float" office:value="56" calcext:value-type="float">
            <text:p>5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D VOCEM bucinae, ut sensit et ad sonitum vocis vestigia torsit: nam quicumque sonus dici vox potest.</text:p>
          </table:table-cell>
          <table:table-cell office:value-type="string" calcext:value-type="string">
            <text:p>sensit: hoc ipsum quia non videbat, aurium suspicione collegit quod silentio gerebatur et ad sonitum vocis vestigia torsit, quia silentio licet adhibito non potuit in totum vacua esse omni strepitu navigati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519/p. 164/lin. 4 to vol. 2/lib. 7/comm. ad uers. 519/p. 164/lin. 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48/lin. 24/lin. 1 to vol. 1/lib. 3/p. 348/lin. 24/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mouet a dignitate, ut 'natorum Tyrrhi fuerat qui maximus Almo'</text:p>
          </table:table-cell>
          <table:table-cell office:value-type="string" calcext:value-type="string">
            <text:p>hic iuvenis primam ante aciem stridente sagitta natorum Tyrrhi fuerat qui maximus, Almo, sternitur: post casum cervi, qui malis omnibus initium dederat, forte accidit ut eiusdem Tyrrhi filius sagitta ictus ante congressionem cecidiss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531/p. 164/lin. 23 to vol. 2/lib. 7/comm. ad uers. 531/p. 164/lin. 2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80/lin. 18/lin. 1 to vol. 2/lib. 7/p. 80/lin. 18/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ut hinc sit 'ego, si qua super fortuna laborum est, ipsa regam'.</text:p>
          </table:table-cell>
          <table:table-cell office:value-type="string" calcext:value-type="string">
            <text:p>ego, si qua super fortuna laborum est, ipsa regam: et si forte, inquit, aliquis, superest labor, regetur opera me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546/p. 166/lin. 14 to vol. 2/lib. 7/comm. ad uers. 546/p. 166/lin. 1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84/lin. 32/lin. 1 to vol. 2/lib. 7/p. 84/lin. 32/lin. 1 (Schema:)</text:p>
          </table:table-cell>
          <table:table-cell office:value-type="float" office:value="56" calcext:value-type="float">
            <text:p>5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inc est quod et ipse Vergilius ait 'longa placidas in pace regebat', non perpetua, item desueta que bello agmina in arma vocat subito ferrum que retractat: nam retractare est repetere quod omiseras.</text:p>
          </table:table-cell>
          <table:table-cell office:value-type="string" calcext:value-type="string">
            <text:p>iam pridem resides populos desueta que bello agmina in arma vocat subito &lt;ferrum que retractat&gt;: idem ducebat agmen hominum quos desuetudo corruperat ac per hoc non volebant belli subire certamen, vel maxime repentinis motibus excitatum, usque adeo trepidum agmen, ut ferrum formidaret attinge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601/p. 170/lin. 12 to vol. 2/lib. 7/comm. ad uers. 601/p. 170/lin. 1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101/lin. 5/lin. 1 to vol. 2/lib. 7/p. 101/lin. 5/lin. 1 (Schema:)</text:p>
          </table:table-cell>
          <table:table-cell office:value-type="float" office:value="43" calcext:value-type="float">
            <text:p>4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ESCENDVNT CENTAVRI ex hac comparatione equites eos fuisse intellegimus, quod tamen dicturus est postea nec non celeres que Latini et cum fratre Coras et virginis ala Camillae.</text:p>
          </table:table-cell>
          <table:table-cell office:value-type="string" calcext:value-type="string">
            <text:p>nec non Messapus contra celeres que Latini et cum fratre Coras et virginis ala Camillae adversi campo apparent hastas que reductis protendunt longe dextris et spicula vibrant adventus que virum fremitus que ardescit equorum: quam pulchra, quam diversis ornatibus singulorum exercituum facta descripti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675/p. 179/lin. 23 to vol. 2/lib. 7/comm. ad uers. 675/p. 179/lin. 2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508/lin. 26/lin. 1 to vol. 2/lib. 11/p. 508/lin. 26/lin. 1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deo venabantur, quia habebant duras glebas, id est infertiles: nam molles feraces sunt, ut in georgicis docet et cui putre solum, namque hoc imitamur arando.</text:p>
          </table:table-cell>
          <table:table-cell office:value-type="string" calcext:value-type="string">
            <text:p>et quia rem difficilem videbatur praecepisse, adiecit et 'id venti curant gelidae que pruinae', per quod docuit nos, oportere ut solibus et pruinis coquatur: ipse alibi et cui putre solum, namque hoc imitamur arand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746/p. 191/lin. 16 to vol. 2/lib. 7/comm. ad uers. 746/p. 191/lin. 16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263/p. 242/lin. 16 ("Seruius auctus")/ to lib. 2/comm. ad vers. 263/p. 242/lin. 16 ("Seruius auctus")/ (Schema:)</text:p>
          </table:table-cell>
          <table:table-cell office:value-type="float" office:value="46" calcext:value-type="float">
            <text:p>46</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ceterum si ad exaequationem positae sint, possunt vel comparativo vel superlativo vel pro his gradibus ipsae inter se iungi: hinc ergo est 'tam magis illa fremens et tristibus effera flammis, quam magis effuso crudescunt sanguine pugnae': non enim ad praelationem positae sunt, sed ad exaequationem.</text:p>
          </table:table-cell>
          <table:table-cell office:value-type="string" calcext:value-type="string">
            <text:p>tam magis illa fremens et tristibus effera flammis, quam magis effuso crudescunt sanguine pugnae: habere videbatur illa aliquem sens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787/p. 194/lin. 25 to vol. 2/lib. 7/comm. ad uers. 787/p. 194/lin. 2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106/lin. 30/lin. 1 to vol. 2/lib. 7/p. 106/lin. 30/lin. 1 (Schema:)</text:p>
          </table:table-cell>
          <table:table-cell office:value-type="float" office:value="52" calcext:value-type="float">
            <text:p>5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LITVS ARANT litus fluminis, ut viridi que in litore conspicitur sus.</text:p>
          </table:table-cell>
          <table:table-cell office:value-type="string" calcext:value-type="string">
            <text:p>hac enim vitiose coniuncta separamus, et ponitur ad imam partem litterae, quasi retinens, ut 'ereptae virginis ira' et 'viridi que in litore conspicitur s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798/p. 196/lin. 21 to vol. 2/lib. 7/comm. ad uers. 798/p. 196/lin. 21 (Schema:)</text:p>
          </table:table-cell>
          <table:table-cell office:value-type="string" calcext:value-type="string">
            <text:p>Sergius (?)</text:p>
          </table:table-cell>
          <table:table-cell office:value-type="string" calcext:value-type="string">
            <text:p>De littera, de syllaba, de pedibus, de accentibus, de distinctione commentarius (LLA 612 - TLL SERG. gramm. IV 475 - SERG. gramm. IV 485)</text:p>
          </table:table-cell>
          <table:table-cell office:value-type="string" calcext:value-type="string">
            <text:p>De accentibus/p. 484/lin. 15/ to De accentibus/p. 484/lin. 15/ (Schema:)</text:p>
          </table:table-cell>
          <table:table-cell office:value-type="float" office:value="47" calcext:value-type="float">
            <text:p>47</text:p>
          </table:table-cell>
          <table:table-cell office:value-type="string" calcext:value-type="string">
            <text:p>449.5</text:p>
          </table:table-cell>
          <table:table-cell office:value-type="string" calcext:value-type="string">
            <text:p>Sergius (?)</text:p>
          </table:table-cell>
          <table:table-cell/>
          <table:table-cell office:value-type="float" office:value="400" calcext:value-type="float">
            <text:p>400</text:p>
          </table:table-cell>
          <table:table-cell office:value-type="string" calcext:value-type="string">
            <text:p>400-PSERGLITT_</text:p>
          </table:table-cell>
        </table:table-row>
        <table:table-row table:style-name="ro1">
          <table:table-cell office:value-type="string" calcext:value-type="string">
            <text:p>LITVS ARANT litus fluminis, ut viridi que in litore conspicitur sus.</text:p>
          </table:table-cell>
          <table:table-cell office:value-type="string" calcext:value-type="string">
            <text:p>candida per silvam cum fetu concolor albo procubuit viridi que in litore conspicitur sus: factum est quod futurum praedixerat Thybris: facienda erant reliqua, quoniam somnii veritas iam fuerat in aliquibus conprobat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798/p. 196/lin. 21 to vol. 2/lib. 7/comm. ad uers. 798/p. 196/lin. 2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26/lin. 18/lin. 1 to vol. 2/lib. 8/p. 126/lin. 18/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VOLSCA DE GENTE de Priverno, Volscorum oppido, ut Priverno antiqua Metabus cum excederet urbe.</text:p>
          </table:table-cell>
          <table:table-cell office:value-type="string" calcext:value-type="string">
            <text:p>Priverno antiqua Metabus cum excederet urbe: ecce alia defensio innocentiae, ut cessisse potius malis et plurimis quam ob aliquod crimen iuste videretur eiect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7/comm. ad uers. 803/p. 197/lin. 20 to vol. 2/lib. 7/comm. ad uers. 803/p. 197/lin. 2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96/lin. 19/lin. 1 to vol. 2/lib. 11/p. 496/lin. 19/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TREPVERVNT CORNVA quae simul sonabant, ut aerea que adsensu conspirant cornua rauco.</text:p>
          </table:table-cell>
          <table:table-cell office:value-type="string" calcext:value-type="string">
            <text:p>aerea que adsensu conspirant cornua rauco: continuo et cantus bellici aereis cornibus emittun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2/p. 200/lin. 9 to vol. 2/lib. 8/comm. ad uers. 2/p. 200/lin. 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91/lin. 27/lin. 1 to vol. 2/lib. 7/p. 91/lin. 27/lin. 1 (Schema:)</text:p>
          </table:table-cell>
          <table:table-cell office:value-type="float" office:value="46" calcext:value-type="float">
            <text:p>4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VVENTVS EFFERA efferata per furiam, [[ut arma velit poscat que simul]].</text:p>
          </table:table-cell>
          <table:table-cell office:value-type="string" calcext:value-type="string">
            <text:p>inducitur haec pars, ut illi instructioni respondeatur qua dictum est arma velit poscat que simul rapiat que iuvent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5/p. 200/lin. 22 ("Seruius auctus") to vol. 2/lib. 8/comm. ad uers. 5/p. 200/lin. 2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69/lin. 16/lin. 1 to vol. 2/lib. 7/p. 69/lin. 16/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VVENTVS EFFERA efferata per furiam, [[ut arma velit poscat que simul]].</text:p>
          </table:table-cell>
          <table:table-cell office:value-type="string" calcext:value-type="string">
            <text:p>dissice, inquit, conpositam pacem, sere crimina belli, arma velit poscat que simul rapiat que iuventus: magna ordinatio consilior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5/p. 200/lin. 22 ("Seruius auctus") to vol. 2/lib. 8/comm. ad uers. 5/p. 200/lin. 2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54/lin. 29/lin. 1 to vol. 2/lib. 7/p. 54/lin. 29/lin. 1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amat poeta, quotiens adversum Troianos poscuntur auxilia, penatibus victorum crimen adscribere, ut apud Aeolum Ilium in Italiam portans victos que penates]].</text:p>
          </table:table-cell>
          <table:table-cell office:value-type="string" calcext:value-type="string">
            <text:p>incipit iam insinuare ipsam causam dicens gens inimicia mihi Tyrrhenum navigat aequor Ilium in Italiam portans victos que penates: omnia proponentis et respondentis studio memoran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12/p. 202/lin. 8 ("Seruius auctus") to vol. 2/lib. 8/comm. ad uers. 12/p. 202/lin. 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26/lin. 11/lin. 4 to vol. 1/lib. 1/p. 26/lin. 11/lin. 4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amat poeta, quotiens adversum Troianos poscuntur auxilia, penatibus victorum crimen adscribere, ut apud Aeolum Ilium in Italiam portans victos que penates]].</text:p>
          </table:table-cell>
          <table:table-cell office:value-type="string" calcext:value-type="string">
            <text:p>si enim ordinatam posset commota proferre dictionem, sic debuit loqui: Aeole, gens inimica mihi Tyrrhenum navigat aequor Ilium in Italiam portans victos que penates: incute vim ventis submersas que obrue puppis et dissice corpora ponto aut age diverso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12/p. 202/lin. 8 ("Seruius auctus") to vol. 2/lib. 8/comm. ad uers. 12/p. 202/lin. 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27/lin. 5/lin. 4 to vol. 1/lib. 1/p. 27/lin. 5/lin. 4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elerem' autem ad corporis comparationem, quod tardum est, ut iterum que ad tarda reverti corpora]].</text:p>
          </table:table-cell>
          <table:table-cell office:value-type="string" calcext:value-type="string">
            <text:p>o pater, anne aliquas ad caelum hinc ire putandum est sublimis animas iterum que ad tarda reverti corpora? quae lucis miseris tam dira cupido? conveniens facti istius dubitati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20/p. 203/lin. 5 ("Seruius auctus") to vol. 2/lib. 8/comm. ad uers. 20/p. 203/lin. 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601/lin. 14/lin. 1 to vol. 1/lib. 6/p. 601/lin. 16/lin. 1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IC TIBI CERTA DOMVS quod superius ab Apolline poposcerat, hoc nunc indicat Tiberis: da propriam Thymbraee domum, da moenia fessis.</text:p>
          </table:table-cell>
          <table:table-cell office:value-type="string" calcext:value-type="string">
            <text:p>da propriam, Thymbraee, domum, da moenia fessis et genus et mansuram urbem, serva altera Troiae Pergama, reliquias Danaum atque inmitis Achill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39/p. 205/lin. 1 to vol. 2/lib. 8/comm. ad uers. 39/p. 205/lin. 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75/lin. 11/lin. 1 to vol. 1/lib. 3/p. 275/lin. 11/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oncessere' ergo indulserunt vel cesserunt, id est permiserunt, ut nec, si muneribus certes, concedat Iollas, id est permittat, indulgeat, et extremum hunc Arethusa mihi concede laborem]].</text:p>
          </table:table-cell>
          <table:table-cell office:value-type="string" calcext:value-type="string">
            <text:p>ut autem poetae invocent nymphas, sicut hoc loco, item in fine extremum hunc Arethusa mihi concede laborem, haec ratio est, quod secundum Varronem ipsae sunt nymphae quae et musae: [[nam et in aqua consistere dicuntur, quae de fontibus manat, sicut existimaverunt qui camenis fontem consecraru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40/p. 205/lin. 12 ("Seruius auctus") to vol. 2/lib. 8/comm. ad uers. 40/p. 205/lin. 12 ("Seruius auctus")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7/vers. 21/p. 85/lin. 4 ("Seruius auctus")/ to Comm. in Buc. 7/vers. 21/p. 85/lin. 4 ("Seruius auctus")/ (Schema:)</text:p>
          </table:table-cell>
          <table:table-cell office:value-type="float" office:value="30" calcext:value-type="float">
            <text:p>30</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quodsi ita acceperimus, ut dicat Teucros constituere civitatem, nec ea numina, quae irata sunt, vetant, nihil erit contrarium: nam et ipsa Iuno hoc dicit non dabitur regnis, esto, prohibere Latinis: atque inmota manet fatis Lavinia coniunx.</text:p>
          </table:table-cell>
          <table:table-cell office:value-type="string" calcext:value-type="string">
            <text:p>tractat in quo obesse Troianis inferi possent: non dabitur regnis (esto) prohibere Latinis atque inmota manet fatis Lavinia coniunx, at trahere atque moras tantis licet addere reb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40/p. 205/lin. 14 to vol. 2/lib. 8/comm. ad uers. 40/p. 205/lin. 1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50/lin. 9/lin. 1 to vol. 2/lib. 7/p. 50/lin. 9/lin. 1 (Schema:)</text:p>
          </table:table-cell>
          <table:table-cell office:value-type="float" office:value="48" calcext:value-type="float">
            <text:p>4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c et illud dixit luco tunc forte parentis Pilumni Turnus et alibi Pilumnus que illi quartus pater.</text:p>
          </table:table-cell>
          <table:table-cell office:value-type="string" calcext:value-type="string">
            <text:p>nam dicti sui, quo ait nostra deducit origine nomen, voluit reddere rationem subdendo Pilumnus que illi quartus pater, ut hanc per multos ostenderet cucurriss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54/p. 207/lin. 13 to vol. 2/lib. 8/comm. ad uers. 54/p. 207/lin. 1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72/lin. 15/lin. 1 to vol. 2/lib. 10/p. 372/lin. 15/lin. 1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sic dixit, ut tunc se ad Caietae recto fert litore portum, hoc est a litore non recedens.</text:p>
          </table:table-cell>
          <table:table-cell office:value-type="string" calcext:value-type="string">
            <text:p>tum se ad Caietae recto fert litore portum: recta via dicitur, si quando nihil aliud agimus nisi iter continuum, ut nullo alio actu rumpatur quo tendim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57/p. 207/lin. 26 to vol. 2/lib. 8/comm. ad uers. 57/p. 207/lin. 2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618/lin. 25/lin. 1 to vol. 1/lib. 6/p. 618/lin. 25/lin. 1 (Schema:)</text:p>
          </table:table-cell>
          <table:table-cell office:value-type="float" office:value="41" calcext:value-type="float">
            <text:p>4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st et alia expositio, ut 'recto flumine' edomito, frenato et in tranquillitatem redacto intellegamus: quod etiam fecit, ut mitis ut in morem stagni placidae que paludis: ut sit 'recto' praeteriti temporis participium ab eo quod est 'rego'.</text:p>
          </table:table-cell>
          <table:table-cell office:value-type="string" calcext:value-type="string">
            <text:p>et tacita refluens ita substitit unda mitis: sic mitis fuerat factus unda refluente hoc est repressa et retenta, ut in morem stagni placidae que paludis sterneret aequor aquis, &lt;remo ut luctamen abesset&gt;: tanta illius fluminis placiditas fuit, ut nec sonum aliquem mitteret cadentis undae et remotis tumoribus praeberet faciem stagni, in tantum ut remis luctamen non superass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57/p. 208/lin. 1 to vol. 2/lib. 8/comm. ad uers. 57/p. 208/lin. 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27/lin. 16/lin. 1 to vol. 2/lib. 8/p. 127/lin. 16/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erentianus natura sic est fluminis, ut obvias imagines [nemorum] receptet in lucem suam.</text:p>
          </table:table-cell>
          <table:table-cell office:value-type="string" calcext:value-type="string">
            <text:p>Hunc locum a summo ad imum oportebit implere: quis ille locus fuerit natura sic est fluminumut obvias imagines [nemorum]receptet in lucem suam Audivi veterem virumvulgo dicere fabulamquendam, qui ter Olympiavicisset Iove praeside,postquam accedere lividumvirtuti senium videt,dum victor cluet omnium,maturasse resolverelegem pulveris et cib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96/p. 213/lin. 5 ("Seruius auctus") to vol. 2/lib. 8/comm. ad uers. 96/p. 213/lin. 5 ("Seruius auctus") (Schema:)</text:p>
          </table:table-cell>
          <table:table-cell office:value-type="string" calcext:value-type="string">
            <text:p>Terentianus Maurus</text:p>
          </table:table-cell>
          <table:table-cell office:value-type="string" calcext:value-type="string">
            <text:p>De litteris (LLA 493.2 - TLL TER. MAVR. vers. 1 - TER. MAVR. vers. 278)</text:p>
          </table:table-cell>
          <table:table-cell office:value-type="string" calcext:value-type="string">
            <text:p>§ 62/p. 352/lin. 37/ to praef./p. 325/vers. 1/ (Schema:)</text:p>
          </table:table-cell>
          <table:table-cell office:value-type="float" office:value="37" calcext:value-type="float">
            <text:p>37</text:p>
          </table:table-cell>
          <table:table-cell office:value-type="float" office:value="200" calcext:value-type="float">
            <text:p>200</text:p>
          </table:table-cell>
          <table:table-cell office:value-type="string" calcext:value-type="string">
            <text:p>Terentianus Maurus</text:p>
          </table:table-cell>
          <table:table-cell/>
          <table:table-cell office:value-type="float" office:value="404" calcext:value-type="float">
            <text:p>404</text:p>
          </table:table-cell>
          <table:table-cell office:value-type="string" calcext:value-type="string">
            <text:p>404-PTEMALITT_</text:p>
          </table:table-cell>
        </table:table-row>
        <table:table-row table:style-name="ro1">
          <table:table-cell office:value-type="string" calcext:value-type="string">
            <text:p>[[quidam 'divis que ferebat' sic intellegunt, ergo et Hercules de divis est: ut est illud schema Coeum que Iapetum que creat saevum que Typhoea et coniuratos caelum rescindere fratres, ergo et superiores tres coniurati</text:p>
          </table:table-cell>
          <table:table-cell office:value-type="string" calcext:value-type="string">
            <text:p>[['iustissima tellus' quomodo, si alibi dicit Coeum que Iapetum que creat saevum que Typhoea? solvitur: ideo 'iustissima', quia cum decimis reddit fructus, quod est magnae iustitia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103/p. 213/lin. 24 ("Seruius auctus") to vol. 2/lib. 8/comm. ad uers. 103/p. 213/lin. 24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460/p. 261/lin. 33 ("Seruius auctus")/ to lib. 2/comm. ad vers. 460/p. 262/lin. 1 ("Seruius auctus")/ (Schema:)</text:p>
          </table:table-cell>
          <table:table-cell office:value-type="float" office:value="49" calcext:value-type="float">
            <text:p>49</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et niveam que Paron sparsas que per aequor Cycladas, ergo et illa e Cycladibus]].</text:p>
          </table:table-cell>
          <table:table-cell office:value-type="string" calcext:value-type="string">
            <text:p>bacchatam que iugis Naxon viridem que Donysam, Olearon niveam que Paron sparsas que per aequor Cycladas et crebris legimus freta concita terris: a specie transiit ad generalitat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103/p. 213/lin. 24 ("Seruius auctus") to vol. 2/lib. 8/comm. ad uers. 103/p. 213/lin. 2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82/lin. 24/lin. 1 to vol. 1/lib. 3/p. 282/lin. 24/lin. 1 (Schema:)</text:p>
          </table:table-cell>
          <table:table-cell office:value-type="float" office:value="48" calcext:value-type="float">
            <text:p>4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ONSVRGVNT MENSIS quidam mensas proprie deorum tradunt: nam et ideo subiunctum 'quos rumpere Pallas sacra vetat']] AVDAX QVOS RVMPERE PALLAS SACRA VETAT ne interruptione sacrificii [['rumpere' enim pro 'interrumpere' posuit]] piaculum committeretur: unde etiam Helenus nequa inter sanctos ignes in honore deorum hostilis facies occurrat et omina turbet.</text:p>
          </table:table-cell>
          <table:table-cell office:value-type="string" calcext:value-type="string">
            <text:p>transiit ad alia: quin ubi transmissae steterint trans aequora classes et positis aris iam vota in litore solves, purpureo velare comas adopertus amictu, ne qua inter sanctos ignis in honore deorum hostilis facies occurrat et omina turb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110/p. 214/lin. 24 ("Seruius auctus") to vol. 2/lib. 8/comm. ad uers. 110/p. 214/lin. 2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21/lin. 10/lin. 1 to vol. 1/lib. 3/p. 321/lin. 10/lin. 1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ae causa viae? qui ve estis in armis? quo ve tenetis iter?]] QVI GENVS quo genere.</text:p>
          </table:table-cell>
          <table:table-cell office:value-type="string" calcext:value-type="string">
            <text:p>quae causa viae? qui ve estis in armis? quo ve tenetis iter? totum summa brevitate quaesivit, qui essent, quo armati tenderent et quae eos duceret causa, ante omnia clamabat ut starent, quo facilius instruerent ignorant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113/p. 215/lin. 13 ("Seruius auctus") to vol. 2/lib. 8/comm. ad uers. 114/p. 215/lin. 1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38/lin. 30/lin. 1 to vol. 2/lib. 9/p. 238/lin. 31/lin. 1 (Schema:)</text:p>
          </table:table-cell>
          <table:table-cell office:value-type="float" office:value="48" calcext:value-type="float">
            <text:p>4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ELA VIDES INIMICA LATINIS bona conciliatio: nam audierat hi bellum adsidue ducunt cum gente Latina.</text:p>
          </table:table-cell>
          <table:table-cell office:value-type="string" calcext:value-type="string">
            <text:p>dictum est quippe hi bellum adsidue ducunt cum gente Latin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117/p. 215/lin. 25 to vol. 2/lib. 8/comm. ad uers. 117/p. 215/lin. 2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31/lin. 6/lin. 1 to vol. 2/lib. 8/p. 131/lin. 6/lin. 1 (Schema:)</text:p>
          </table:table-cell>
          <table:table-cell office:value-type="float" office:value="60" calcext:value-type="float">
            <text:p>6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ELA VIDES INIMICA LATINIS bona conciliatio: nam audierat hi bellum adsidue ducunt cum gente Latina.</text:p>
          </table:table-cell>
          <table:table-cell office:value-type="string" calcext:value-type="string">
            <text:p>hi bellum adsidue ducunt cum gente Latin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117/p. 215/lin. 25 to vol. 2/lib. 8/comm. ad uers. 117/p. 215/lin. 2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21/lin. 4/lin. 1 to vol. 2/lib. 8/p. 121/lin. 4/lin. 1 (Schema:)</text:p>
          </table:table-cell>
          <table:table-cell office:value-type="float" office:value="59" calcext:value-type="float">
            <text:p>5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quia Aeneas de virtute sua multa praedixerat, orationem eius voluit aestimare de corpore: et postquam fides facta est, inde coepit 'ut te fortissime Teucrum accipio']].</text:p>
          </table:table-cell>
          <table:table-cell office:value-type="string" calcext:value-type="string">
            <text:p>ut coniunctio est, sed plerumque et pro adverbio ponitur, ut cum dicimus 'ut te, fortissime Teucrum, Accipi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152/p. 222/lin. 17 ("Seruius auctus") to vol. 2/lib. 8/comm. ad uers. 152/p. 222/lin. 17 ("Seruius auctus") (Schema:)</text:p>
          </table:table-cell>
          <table:table-cell office:value-type="string" calcext:value-type="string">
            <text:p>Seruius grammaticus (Maurus Seruius Honoratus)</text:p>
          </table:table-cell>
          <table:table-cell office:value-type="string" calcext:value-type="string">
            <text:p>Commentarius in artem Donati (LLA 612 - TLL SERV. gramm. IV 405 - SERV. gramm. IV 448)</text:p>
          </table:table-cell>
          <table:table-cell office:value-type="string" calcext:value-type="string">
            <text:p>p. 439/lin. 35/ to p. 439/lin. 35/ (Schema:)</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Seruius grammaticus (Maurus Seruius Honoratus)</text:p>
          </table:table-cell>
          <table:table-cell/>
          <table:table-cell office:value-type="float" office:value="401" calcext:value-type="float">
            <text:p>401</text:p>
          </table:table-cell>
          <table:table-cell office:value-type="string" calcext:value-type="string">
            <text:p>401-PSERVCAMI_</text:p>
          </table:table-cell>
        </table:table-row>
        <table:table-row table:style-name="ro1">
          <table:table-cell office:value-type="string" calcext:value-type="string">
            <text:p>hos autem adhibet ad sacra quasi antiquis iunctos amicitiis: unde infert 'et iam nunc sociorum adsuescite mensis'.</text:p>
          </table:table-cell>
          <table:table-cell office:value-type="string" calcext:value-type="string">
            <text:p>interea sacra haec, quando huc venistis amici, annua, quae differre nefas, celebrate faventes nobis cum et iam nunc sociorum adsuescite mensis: reddidit causas dilati in alteram diem promissi, sacra, inquit, quae celebrari conspicitis, nefas est differri vel aliqua ratione perrump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172/p. 224/lin. 17 to vol. 2/lib. 8/comm. ad uers. 172/p. 224/lin. 1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40/lin. 12/lin. 1 to vol. 2/lib. 8/p. 140/lin. 12/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ollemne autem hoc esse ipse ait forte die sollemnem illo rex Arcas honorem]].</text:p>
          </table:table-cell>
          <table:table-cell office:value-type="string" calcext:value-type="string">
            <text:p>Forte die sollemnem illo rex Arcas honorem Amphitryoniadae magno divis que ferebat ante urbem in luc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173/p. 224/lin. 21 ("Seruius auctus") to vol. 2/lib. 8/comm. ad uers. 173/p. 224/lin. 2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29/lin. 1/lin. 1 to vol. 2/lib. 8/p. 129/lin. 1/lin. 1 (Schema:)</text:p>
          </table:table-cell>
          <table:table-cell office:value-type="float" office:value="45" calcext:value-type="float">
            <text:p>4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ON HAEC variat in uno pronomine 'non haec sollemnia nobis, has ex more dapes, hanc tanti numinis aram'.</text:p>
          </table:table-cell>
          <table:table-cell office:value-type="string" calcext:value-type="string">
            <text:p>non haec sollemnia nobis, has ex more dapes, hanc tanti numinis aram vana superstitio veterum ve ignara deorum inposuit, saevis, hospes Troiane, periclis servati facimus meritos que novamus honores: dum vult originem praesentium referre sacrorum, simul et epularum genus excus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185/p. 226/lin. 13 to vol. 2/lib. 8/comm. ad uers. 185/p. 226/lin. 1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42/lin. 26/lin. 1 to vol. 2/lib. 8/p. 142/lin. 26/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ERGEMINI NECE GERYONAE hanc fabulam diximus illo loco postquam Laurentia victor Geryone extincto Tirynthius attigit arva.</text:p>
          </table:table-cell>
          <table:table-cell office:value-type="string" calcext:value-type="string">
            <text:p>collis Aventini silva quem Rhea sacerdos furtivum partu sub luminis edidit auras mixta deo mulier, postquam Laurentia victor Geryone extincto Tirynthius attigit arva Tyrrheno que boves in flumine lavit Hiberas: Aventinus quidem gloriae causa hydram gestabat in clipeo, ut hoc signo filium se Herculis demonstraret, sed ludibrium matris hoc genere prodeba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202/p. 228/lin. 3 to vol. 2/lib. 8/comm. ad uers. 202/p. 228/lin. 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98/lin. 22/lin. 1 to vol. 2/lib. 7/p. 98/lin. 22/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COLLES CLAMORE RELINQVI cum clamore, ut [[et templum clamore petebant et]] atque Ixionii vento rota constitit orbis, id est cum vento.</text:p>
          </table:table-cell>
          <table:table-cell office:value-type="string" calcext:value-type="string">
            <text:p>si autem 'averso' legerimus, 'cum' subaudiamus necesse est, ut atque Ixionii vento rota constitit orbis, id est cum vento: ut sit sensus, quo tempore etiam canis cedens occidit cum averso astro, id est cum Argo, quae et ipsa media est, sicut taurus, et a puppi oritur: cui canem constat esse coniunct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216/p. 229/lin. 7 ("Seruius auctus") to vol. 2/lib. 8/comm. ad uers. 216/p. 229/lin. 7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218/p. 182/lin. 15/ to lib. 1/comm. ad vers. 218/p. 182/lin. 15/ (Schema:)</text:p>
          </table:table-cell>
          <table:table-cell office:value-type="float" office:value="34" calcext:value-type="float">
            <text:p>34</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DIRARVM VOLVCRVM modo 'dirarum' non mali ominis dicit, ut sunt bubones, sed quae humanis cadaveribus vescebantur: dixit enim foribus que adfixa superbis ora virum tristi pendebant pallida tabo.</text:p>
          </table:table-cell>
          <table:table-cell office:value-type="string" calcext:value-type="string">
            <text:p>nondum enim speciem caedis edixerat nec significaverat quorum illic sanguis videretur effusus: necessario igitur addidit foribus que adfixa superbis ora virum tristi pendebant pallida tabo: tanta illius monstri feritas fuit, ut semper recenti caede gauderet, semper humani sanguinis vaporibus alere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233/p. 231/lin. 7 to vol. 2/lib. 8/comm. ad uers. 233/p. 231/lin. 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44/lin. 4/lin. 1 to vol. 2/lib. 8/p. 144/lin. 4/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abusive dictum est, sicut supra de leonibus et sera sub nocte rudentum, nam rudere proprie asinorum est: Persius findor ut Arcadiae pecuaria rudere dicas.</text:p>
          </table:table-cell>
          <table:table-cell office:value-type="string" calcext:value-type="string">
            <text:p>RVDENTES 'ru' more suo corripuit, ut in septimo et sera sub nocte rudentum: Persius produxit findor ut Arcadiae pecuaria rudere dica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248/p. 231/lin. 30 to vol. 2/lib. 8/comm. ad uers. 248/p. 231/lin. 30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3/comm. ad vers. 374/p. 306/lin. 6/ to lib. 3/comm. ad vers. 374/p. 306/lin. 6/ (Schema:)</text:p>
          </table:table-cell>
          <table:table-cell office:value-type="float" office:value="64" calcext:value-type="float">
            <text:p>64</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et abusive dictum est, sicut supra de leonibus et sera sub nocte rudentum, nam rudere proprie asinorum est: Persius findor ut Arcadiae pecuaria rudere dicas.</text:p>
          </table:table-cell>
          <table:table-cell office:value-type="string" calcext:value-type="string">
            <text:p>RVMPENT ARBVSTA nimio clamore: Iuvenalis et assiduo ruptae lectore columnae, Persius findor, ut Arcadiae pecuaria rudere dica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248/p. 231/lin. 30 to vol. 2/lib. 8/comm. ad uers. 248/p. 231/lin. 30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3/comm. ad vers. 328/p. 302/lin. 10/ to lib. 3/comm. ad vers. 328/p. 302/lin. 10/ (Schema:)</text:p>
          </table:table-cell>
          <table:table-cell office:value-type="float" office:value="54" calcext:value-type="float">
            <text:p>54</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ergo 'angit' ad unam rem pertinet, ut disce, puer, virtutem ex me verum que laborem, fortunam ex aliis: nam fortuna non discitur.</text:p>
          </table:table-cell>
          <table:table-cell office:value-type="string" calcext:value-type="string">
            <text:p>disce, inquit, puer, virtutem ex me verum que laborem, fortunam ex aliis: disce non tantum ad virtutem pertinet verum etiam ad laborem quoque et fortunam, ut sit disce virtutem, disce laborem verum, disce fortunam, sed divisit haec alia adscribens personae suae, alia ali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260/p. 232/lin. 19 to vol. 2/lib. 8/comm. ad uers. 260/p. 232/lin. 1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605/lin. 7/lin. 1 to vol. 2/lib. 12/p. 605/lin. 7/lin. 1 (Schema:)</text:p>
          </table:table-cell>
          <table:table-cell office:value-type="float" office:value="43" calcext:value-type="float">
            <text:p>4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inc est quod paulo post Potitii tantum facit commemorationem, ut 'primus que Potitius ibat'.</text:p>
          </table:table-cell>
          <table:table-cell office:value-type="string" calcext:value-type="string">
            <text:p>quippe filium Mercurii, ut diximus supra nam hinc est quod paulo post dicturus est 'caper tibi salvus et haedi', quasi divin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269/p. 234/lin. 2 to vol. 2/lib. 8/comm. ad uers. 269/p. 234/lin. 2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7/vers. 1/p. 82/lin. 11/ to Comm. in Buc. 7/vers. 1/p. 82/lin. 11/ (Schema:)</text:p>
          </table:table-cell>
          <table:table-cell office:value-type="float" office:value="43" calcext:value-type="float">
            <text:p>43</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et potest oblitteratus dolor videri [praeteritus], quando ad fatalem terram perventum est, sicut alibi ait Aeneas illic fas regna resurgere Troiae, ut ibi iam dixerat salve fatis mihi debita tellus, quia expectatus venerat solo Laurenti arvis que Latinis]].</text:p>
          </table:table-cell>
          <table:table-cell office:value-type="string" calcext:value-type="string">
            <text:p>O sate gente deum, Troianam ex hostibus urbem qui revehis nobis aeterna que Pergama servas, exspectate solo Laurenti arvis que Latinis: parum fuit quod venerat deus excussurus omne taedium cogitantis, dicit ei etiam laud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291/p. 239/lin. 19 ("Seruius auctus") to vol. 2/lib. 8/comm. ad uers. 291/p. 239/lin. 1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19/lin. 6/lin. 1 to vol. 2/lib. 8/p. 119/lin. 6/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uno tamen verbo utrumque saepe concluditur, aliquotiens una pars, ut disce puer virtutem ex me verum que laborem, fortunam ex aliis.</text:p>
          </table:table-cell>
          <table:table-cell office:value-type="string" calcext:value-type="string">
            <text:p>disce, inquit, puer, virtutem ex me verum que laborem, fortunam ex aliis: disce non tantum ad virtutem pertinet verum etiam ad laborem quoque et fortunam, ut sit disce virtutem, disce laborem verum, disce fortunam, sed divisit haec alia adscribens personae suae, alia ali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294/p. 240/lin. 25 to vol. 2/lib. 8/comm. ad uers. 294/p. 240/lin. 2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605/lin. 7/lin. 1 to vol. 2/lib. 12/p. 605/lin. 7/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lii mores pro legibus, ut mores que viris et moenia ponet et veteris que dei se more tenentem]].</text:p>
          </table:table-cell>
          <table:table-cell office:value-type="string" calcext:value-type="string">
            <text:p>addidit suam et suorum laudem, ut optimorum se amicitias sortituros intellegerent: neve ignorate Latinos, Saturni gentem, haut vinclo nec legibus aequam, &lt;sponte sua veteris que dei se more tenentem&gt;: debetis, inquit, nosse Latinorum Saturniam gentem nec metu legum, sed natura mansueta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316/p. 245/lin. 4 ("Seruius auctus") to vol. 2/lib. 8/comm. ad uers. 316/p. 245/lin. 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31/lin. 25/lin. 1 to vol. 2/lib. 7/p. 31/lin. 25/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lii sic distinguunt 'Sicanae' et subiungunt 'saepius et nomen posuit Saturnia tellus': semel enim Sicani ex Hispania in Italiam venisse dicuntur.</text:p>
          </table:table-cell>
          <table:table-cell office:value-type="string" calcext:value-type="string">
            <text:p>tum manus Ausoniae et gentes venere Sicanae saepius et nomen posuit Saturnia tellus: emergentibus, inquit, malis crudelitatis et avaritiae, cum diversarum gentium populi in haec loca venissent, felicitas morum simul cum nomine praecipui rectoris oppressa est et Ausonia vocitari coepit quae Saturnia diceba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328/p. 247/lin. 5 ("Seruius auctus") to vol. 2/lib. 8/comm. ad uers. 328/p. 247/lin. 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61/lin. 31/lin. 1 to vol. 2/lib. 8/p. 161/lin. 31/lin. 1 (Schema:)</text:p>
          </table:table-cell>
          <table:table-cell office:value-type="float" office:value="41" calcext:value-type="float">
            <text:p>4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em etiam honore divinae dignationis sociat adiciens 'aude hospes contemnere opes et te quoque dignum finge deo': haec enim dicendo quid aliud agit, quam ut sacratae religionis usum tribuat antisti divina communia, utpote quem etiam pontificali honore nuncupaverat, dicens 'maxime Teucrorum ductor': neque enim quia ductor eo maximus, sed quia maximus eo omnia.</text:p>
          </table:table-cell>
          <table:table-cell office:value-type="string" calcext:value-type="string">
            <text:p>aude, hospes, contemnere opes et te quoque dignum finge deo rebus que veni non asper egenis: quantum Aeneae laudibus Euander dedit, quale circa ipsum votum suae mentis ostendit aequando eum Herculi, ostendendo domum suam his vigere auspiciis, ut laetos semper victores excipi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363/p. 253/lin. 28 ("Seruius auctus") to vol. 2/lib. 8/comm. ad uers. 363/p. 253/lin. 2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67/lin. 10/lin. 1 to vol. 2/lib. 8/p. 167/lin. 10/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raeterea Vulcanum uxorium fuisse testatur et ipse Vergilius dicens tum pater aeterno fatur devinctus amore, et Statius ubi Martem Venus adloquitur, ut at non eadem Vulcania nobis obsequia, et laesi servit tamen ira mariti.</text:p>
          </table:table-cell>
          <table:table-cell office:value-type="string" calcext:value-type="string">
            <text:p>tum pater aeterno fatur devinctus amore: patrem dixit qui loco patris Aeneae fuerat profuturus, licet illum Venus alia ratione vinxiss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373/p. 255/lin. 26 to vol. 2/lib. 8/comm. ad uers. 373/p. 255/lin. 2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73/lin. 3/lin. 1 to vol. 2/lib. 8/p. 173/lin. 3/lin. 1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LAVSIS FERRVM ACVANT PORTIS [[ut ostenderet festinationem:]] dixit enim superius quinque adeo magnae positis incudibus urbes tela novant.</text:p>
          </table:table-cell>
          <table:table-cell office:value-type="string" calcext:value-type="string">
            <text:p>quinque adeo magnae positis incudibus urbes tela novant: tantus bellandi amor incesserat, ut plurimae urbes et magnae positis incudibus novandis telis, quoniam vetera esse desierant, operam dare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385/p. 258/lin. 5 ("Seruius auctus") to vol. 2/lib. 8/comm. ad uers. 385/p. 258/lin. 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95/lin. 4/lin. 1 to vol. 2/lib. 7/p. 95/lin. 4/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fata differuntur tantum, numquam penitus inmutantur: quod etiam Iuno dicit atque inmota manet fatis Lavinia coniunx</text:p>
          </table:table-cell>
          <table:table-cell office:value-type="string" calcext:value-type="string">
            <text:p>tractat in quo obesse Troianis inferi possent: non dabitur regnis (esto) prohibere Latinis atque inmota manet fatis Lavinia coniunx, at trahere atque moras tantis licet addere reb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398/p. 259/lin. 22 to vol. 2/lib. 8/comm. ad uers. 398/p. 259/lin. 2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50/lin. 9/lin. 1 to vol. 2/lib. 7/p. 50/lin. 9/lin. 1 (Schema:)</text:p>
          </table:table-cell>
          <table:table-cell office:value-type="float" office:value="41" calcext:value-type="float">
            <text:p>4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t trahere atque moras tantis licet addere rebus.</text:p>
          </table:table-cell>
          <table:table-cell office:value-type="string" calcext:value-type="string">
            <text:p>tractat in quo obesse Troianis inferi possent: non dabitur regnis (esto) prohibere Latinis atque inmota manet fatis Lavinia coniunx, at trahere atque moras tantis licet addere reb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398/p. 259/lin. 22 to vol. 2/lib. 8/comm. ad uers. 398/p. 259/lin. 2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50/lin. 9/lin. 1 to vol. 2/lib. 7/p. 50/lin. 9/lin. 1 (Schema:)</text:p>
          </table:table-cell>
          <table:table-cell office:value-type="float" office:value="42" calcext:value-type="float">
            <text:p>4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 BELLARE PARAS quia dixerat 'in me excidium que meorum'.</text:p>
          </table:table-cell>
          <table:table-cell office:value-type="string" calcext:value-type="string">
            <text:p>in perniciem meam meorum que, inquit, parari universa manifestum est: haec magna arte sunt addita, in me excidium que meor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400/p. 259/lin. 26 to vol. 2/lib. 8/comm. ad uers. 400/p. 259/lin. 2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71/lin. 29/lin. 1 to vol. 2/lib. 8/p. 171/lin. 29/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 BELLARE PARAS quia dixerat 'in me excidium que meorum'.</text:p>
          </table:table-cell>
          <table:table-cell office:value-type="string" calcext:value-type="string">
            <text:p>aspice qui coeant populi, quae moenia clausis ferrum acuant portis in me excidium que meorum: epilogica dictio, quam idcirco ad finem distulit, ut melius partis miserationis inpler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400/p. 259/lin. 26 to vol. 2/lib. 8/comm. ad uers. 400/p. 259/lin. 2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71/lin. 14/lin. 1 to vol. 2/lib. 8/p. 171/lin. 14/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idam hunc sensum illi iungunt 'absiste precando viribus indubitare tuis': cetera enim per parenthesin dicta sunt]].</text:p>
          </table:table-cell>
          <table:table-cell office:value-type="string" calcext:value-type="string">
            <text:p>QVICQVID ERIS ordo est 'quicquid eris, da facilem cursum': cetera enim per parenthesin dicta su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400/p. 260/lin. 1 ("Seruius auctus") to vol. 2/lib. 8/comm. ad uers. 400/p. 260/lin. 1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36/p. 141/lin. 26/ to lib. 1/comm. ad vers. 36/p. 141/lin. 26/ (Schema:)</text:p>
          </table:table-cell>
          <table:table-cell office:value-type="float" office:value="49" calcext:value-type="float">
            <text:p>49</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quidam hunc sensum illi iungunt 'absiste precando viribus indubitare tuis': cetera enim per parenthesin dicta sunt]].</text:p>
          </table:table-cell>
          <table:table-cell office:value-type="string" calcext:value-type="string">
            <text:p>absiste precando viribus indubitare tuis: absiste diffidentiam tuam monstrare, dum rogas: proinde, cum quicquid possum tuum sit, remotis precibus utere viribus tu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400/p. 260/lin. 1 ("Seruius auctus") to vol. 2/lib. 8/comm. ad uers. 400/p. 260/lin. 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74/lin. 20/lin. 1 to vol. 2/lib. 8/p. 174/lin. 20/lin. 1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multi sic distinguunt 'inde ubi prima quies medio iam noctis abactae curriculo expulerat somnum cum femina primum, cui tolerare colo vitam tenui que Minerva impositum'</text:p>
          </table:table-cell>
          <table:table-cell office:value-type="string" calcext:value-type="string">
            <text:p>Inde ubi prima quies medio iam noctis abactae curriculo expulerat somnum: ubi, inquit, medium noctis exactum est et satiatus somno vigilav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408/p. 261/lin. 8 ("Seruius auctus") to vol. 2/lib. 8/comm. ad uers. 408/p. 261/lin. 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75/lin. 13/lin. 1 to vol. 2/lib. 8/p. 175/lin. 13/lin. 1 (Schema:)</text:p>
          </table:table-cell>
          <table:table-cell office:value-type="float" office:value="58" calcext:value-type="float">
            <text:p>5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multi sic distinguunt 'inde ubi prima quies medio iam noctis abactae curriculo expulerat somnum cum femina primum, cui tolerare colo vitam tenui que Minerva impositum'</text:p>
          </table:table-cell>
          <table:table-cell office:value-type="string" calcext:value-type="string">
            <text:p>nondum conpleto sensu quo ostenderet poeta Vulcanum surrexisse ad conficiendam armorum fabricam induxit in medio conparationem et fecit saltum peracta que eius descriptione rediit ad eundem: cum femina primum, cui tolerare colo vitam tenui que Minerva, inpositum cinerem et sopitos suscitat ignis noctem addens operi famulas que ad lumina longo exercet penso, castum ut servare cubile coniugis et possit parvos educere natos, haut secus ignipotens nec tempore segnior illo mollibus e stratis opera ad fabrilia surg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408/p. 261/lin. 8 ("Seruius auctus") to vol. 2/lib. 8/comm. ad uers. 408/p. 261/lin. 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75/lin. 15/lin. 1 to vol. 2/lib. 8/p. 175/lin. 15/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alii hic distinguunt et subaudiunt 'mos est' aut 'placet', ut sit sensus 'cui tolerare colo vitam tenui que Minerva mos est' vel 'placet' et sic inferunt 'inpositum cinerem et sopitos suscitat ignes', ut e contra Horatius incedis per ignes suppositos cineri doloso.</text:p>
          </table:table-cell>
          <table:table-cell office:value-type="string" calcext:value-type="string">
            <text:p>nondum conpleto sensu quo ostenderet poeta Vulcanum surrexisse ad conficiendam armorum fabricam induxit in medio conparationem et fecit saltum peracta que eius descriptione rediit ad eundem: cum femina primum, cui tolerare colo vitam tenui que Minerva, inpositum cinerem et sopitos suscitat ignis noctem addens operi famulas que ad lumina longo exercet penso, castum ut servare cubile coniugis et possit parvos educere natos, haut secus ignipotens nec tempore segnior illo mollibus e stratis opera ad fabrilia surg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409/p. 261/lin. 21 to vol. 2/lib. 8/comm. ad uers. 409/p. 261/lin. 2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75/lin. 15/lin. 1 to vol. 2/lib. 8/p. 175/lin. 15/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halybes autem proprie populi sunt, apud quos nascitur ferrum, ut ipse at Chalybes nudi ferrum virosa que Pontus castorea: unde modo 'Chalybum' posuit 'stricturas' pro ferri massis.</text:p>
          </table:table-cell>
          <table:table-cell office:value-type="string" calcext:value-type="string">
            <text:p>Chalybes]] populi sunt, apud quos nascitur ferrum, unde abusive dicitur chalybs ipsa materies, ut vulnificus que chalyb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421/p. 263/lin. 4 to vol. 2/lib. 8/comm. ad uers. 421/p. 263/lin. 4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58/p. 147/lin. 20 ("Seruius auctus")/ to lib. 1/comm. ad vers. 58/p. 147/lin. 20 ("Seruius auctus")/ (Schema:)</text:p>
          </table:table-cell>
          <table:table-cell office:value-type="float" office:value="54" calcext:value-type="float">
            <text:p>54</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ostentatorium est quo terror incutitur, ut 'fulgores nunc terrificos sonitum que metum que'.</text:p>
          </table:table-cell>
          <table:table-cell office:value-type="string" calcext:value-type="string">
            <text:p>tris imbris torti radios, tris nubis aquosae addiderant, rutili tris ignis et alitis austri, fulgores nunc terrificos sonitum que metum que miscebant operi flammis que sequacibus ira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429/p. 264/lin. 22 ("Seruius auctus") to vol. 2/lib. 8/comm. ad uers. 429/p. 264/lin. 2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78/lin. 21/lin. 1 to vol. 2/lib. 8/p. 178/lin. 21/lin. 1 (Schema:)</text:p>
          </table:table-cell>
          <table:table-cell office:value-type="float" office:value="50" calcext:value-type="float">
            <text:p>5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raesagi autem sic meminit tertius ille hominum divum que interpres Asilas, cui pecudum fibrae, caeli cui sidera parent et linguae volucrum et praesagi fulminis ignes.</text:p>
          </table:table-cell>
          <table:table-cell office:value-type="string" calcext:value-type="string">
            <text:p>tertius ille hominum divum que interpres Asilas, cui pecudum fibrae, caeli cui sidera parent et linguae volucrum et praesagi fulminis ignes: Tuscum fuisse haruspicem dixit a quo audierant externos optate duce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429/p. 264/lin. 24 ("Seruius auctus") to vol. 2/lib. 8/comm. ad uers. 429/p. 264/lin. 2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16/lin. 8/lin. 1 to vol. 2/lib. 10/p. 316/lin. 8/lin. 1 (Schema:)</text:p>
          </table:table-cell>
          <table:table-cell office:value-type="float" office:value="74" calcext:value-type="float">
            <text:p>7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OEPTOS QVE AVFERTE LABORES quia dixerat 'his informatum manibus iam parte polita fulmen erat'.</text:p>
          </table:table-cell>
          <table:table-cell office:value-type="string" calcext:value-type="string">
            <text:p>his informatum manibus iam parte polita fulmen erat, toto genitor quae plurima caelo deicit in terras, pars inperfecta maneb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439/p. 266/lin. 26 to vol. 2/lib. 8/comm. ad uers. 439/p. 266/lin. 2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78/lin. 18/lin. 1 to vol. 2/lib. 8/p. 178/lin. 18/lin. 1 (Schema:)</text:p>
          </table:table-cell>
          <table:table-cell office:value-type="float" office:value="47" calcext:value-type="float">
            <text:p>4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ERMONVM MEMOR scilicet promissi auxilii, ut auxilio tutos dimittam opibus que iuvabo.</text:p>
          </table:table-cell>
          <table:table-cell office:value-type="string" calcext:value-type="string">
            <text:p>seu vos Hesperiam magnam Saturnia que arva sive Erycis fines regem que optatis Acesten, auxilio tutos dimittam opibus que iuvabo: prosequitur summam beneficiorum suorum nihilo minus et propositis responden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464/p. 268/lin. 29 to vol. 2/lib. 8/comm. ad uers. 464/p. 268/lin. 2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13/lin. 1/lin. 4 to vol. 1/lib. 1/p. 113/lin. 1/lin. 4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ngentes' autem 'populos' non sine causa dixit: nam Tuscia duodecim lucumones habuit, id est reges, quibus unus praeerat: unde est gens illi triplex, populi sub gente quaterni.</text:p>
          </table:table-cell>
          <table:table-cell office:value-type="string" calcext:value-type="string">
            <text:p>gens illi triplex, populi sub gente quaterni: sub tribus gentibus populi quaterni fuerant hoc est duodeci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475/p. 269/lin. 22 to vol. 2/lib. 8/comm. ad uers. 475/p. 269/lin. 2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19/lin. 4/lin. 1 to vol. 2/lib. 10/p. 319/lin. 4/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similiter iungit fortunam fato, ut supra, ubi ait fortuna omnipotens et ineluctabile fatum.</text:p>
          </table:table-cell>
          <table:table-cell office:value-type="string" calcext:value-type="string">
            <text:p>INEXORABILE FATVM alibi Fortuna omnipotens et ineluctabile fat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477/p. 269/lin. 29 to vol. 2/lib. 8/comm. ad uers. 477/p. 269/lin. 29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491/p. 266/lin. 6/ to lib. 2/comm. ad vers. 491/p. 266/lin. 6/ (Schema:)</text:p>
          </table:table-cell>
          <table:table-cell office:value-type="float" office:value="58" calcext:value-type="float">
            <text:p>58</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SAXO COLITVR FVNDATA VETVSTO antiquo opere, ut templa dei saxo venerabar structa vetusto.</text:p>
          </table:table-cell>
          <table:table-cell office:value-type="string" calcext:value-type="string">
            <text:p>Templa dei saxo venerabar structa vetusto: opus templi vetustatis ratione laudav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478/p. 270/lin. 3 to vol. 2/lib. 8/comm. ad uers. 478/p. 270/lin. 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75/lin. 8/lin. 1 to vol. 1/lib. 3/p. 275/lin. 8/lin. 1 (Schema:)</text:p>
          </table:table-cell>
          <table:table-cell office:value-type="float" office:value="48" calcext:value-type="float">
            <text:p>4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hinc nascitur ille sensus non haec o Palla dederas promissa parenti.</text:p>
          </table:table-cell>
          <table:table-cell office:value-type="string" calcext:value-type="string">
            <text:p>et sciendum, graeca nomina in 'as' exeuntia, sive crescant sive non crescant in genetivo, vocativum in 'a' mittere, ut 'Aeneas Aeneae o Aenea, Pallas Pallantis o Palla', ut non haec, o Palla, dederas promissa parent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537/p. 275/lin. 21 to vol. 2/lib. 8/comm. ad uers. 537/p. 275/lin. 21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3/vers. 74/p. 39/lin. 1/ to Comm. in Buc. 3/vers. 74/p. 39/lin. 1/ (Schema:)</text:p>
          </table:table-cell>
          <table:table-cell office:value-type="float" office:value="40" calcext:value-type="float">
            <text:p>40</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item Aeneas hi nostri reditus expectati que triumphi? haec mea magna fides!</text:p>
          </table:table-cell>
          <table:table-cell office:value-type="string" calcext:value-type="string">
            <text:p>hi nostri reditus expectati que triumphi, haec mea magna fides: hinc crudelior ad te orbitas tua perveniet, hinc erit inmanior luctus, quia, dum promissa mea speras posse conpleri, dum te excepturum existimas triumphos et glorias meas, non fili reditum, sed insperatum funus excipie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537/p. 275/lin. 22 to vol. 2/lib. 8/comm. ad uers. 537/p. 275/lin. 2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14/lin. 22/lin. 1 to vol. 2/lib. 11/p. 414/lin. 22/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onestius tamen est 'inexpletum lacrimans', ut sit nomen pro adverbio, id est inexplebiliter.</text:p>
          </table:table-cell>
          <table:table-cell office:value-type="string" calcext:value-type="string">
            <text:p>nam et homo frugi 'parcus' vocatur: aut certe 'parco' dixit pro 'parce', ut sit nomen pro adverbi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559/p. 278/lin. 23 to vol. 2/lib. 8/comm. ad uers. 559/p. 278/lin. 23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3/comm. ad vers. 403/p. 308/lin. 14/ to lib. 3/comm. ad vers. 403/p. 308/lin. 14/ (Schema:)</text:p>
          </table:table-cell>
          <table:table-cell office:value-type="float" office:value="44" calcext:value-type="float">
            <text:p>44</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nam singula ante ponebantur, ut si nunc se nobis ille aureus arbore ramus: ergo unum vacat, quantum ad antiquitatem.</text:p>
          </table:table-cell>
          <table:table-cell office:value-type="string" calcext:value-type="string">
            <text:p>si nunc se nobis ille aureus arbore ramus ostendat nemore in tanto: quando, inquit, inveniendo ramo aureo tanta nemorum difficultas obsistit, utinam ultro se ipse nobis ostend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560/p. 278/lin. 25 ("Seruius auctus") to vol. 2/lib. 8/comm. ad uers. 560/p. 278/lin. 2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34/lin. 17/lin. 1 to vol. 1/lib. 6/p. 534/lin. 17/lin. 1 (Schema:)</text:p>
          </table:table-cell>
          <table:table-cell office:value-type="float" office:value="41" calcext:value-type="float">
            <text:p>4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mul et filium paternis exemplis admonuit, ut et pater Aeneas et avunculus excitat Hector.</text:p>
          </table:table-cell>
          <table:table-cell office:value-type="string" calcext:value-type="string">
            <text:p>et te animo repetentem exempla tuorum et pater Aeneas et avunculus excitet Hector: et cum tuos animo coeperis enumerare maiores, patrem atque avunculum imitari contendas, hoc est tuorum potius exciteris exempl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561/p. 279/lin. 7 ("Seruius auctus") to vol. 2/lib. 8/comm. ad uers. 561/p. 279/lin. 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605/lin. 25/lin. 1 to vol. 2/lib. 12/p. 605/lin. 25/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mul et filium paternis exemplis admonuit, ut et pater Aeneas et avunculus excitat Hector.</text:p>
          </table:table-cell>
          <table:table-cell office:value-type="string" calcext:value-type="string">
            <text:p>ecquid in antiquam virtutem animos que virilis et pater Aeneas et avunculus excitat Hector? posteaquam de salute pueri quaesivit, voluit nosse utrum temptaret iam virorum fortium partis imitatus patris et avunculi virtut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561/p. 279/lin. 7 ("Seruius auctus") to vol. 2/lib. 8/comm. ad uers. 561/p. 279/lin. 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13/lin. 28/lin. 1 to vol. 1/lib. 3/p. 313/lin. 29/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mnis' autem [[aut tacuit nomen, aut, ut quidam volunt,]] Minio dicitur, ut qui Caerete domo qui sunt Minionis in arvis.</text:p>
          </table:table-cell>
          <table:table-cell office:value-type="string" calcext:value-type="string">
            <text:p>mens omnibus una sequendi: qui sunt isti qui adiciunt et quibus una est mens sequendi? qui Caerete domo, qui sunt Minionis in arvis et Pyrgi veteres intempestae que Graviscae: dixit locorum nomina in quibus isti commoraban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597/p. 282/lin. 8 ("Seruius auctus") to vol. 2/lib. 8/comm. ad uers. 597/p. 282/lin. 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16/lin. 22/lin. 1 to vol. 2/lib. 10/p. 316/lin. 24/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verum hoc quod in isto loco praetermisit, reddit in decimo dicens namque ut ab Euandro castris ingressus Etruscis, regem adit et regi memorat nomen que genus que.</text:p>
          </table:table-cell>
          <table:table-cell office:value-type="string" calcext:value-type="string">
            <text:p>namque ut ab Euandro castris ingressus Etruscis regem adit et regi memorat nomen que genus que quid ve petat quid ve ipse ferat, Mezentius arma quae sibi conciliet violenta que pectora Turni edocet, humanis quae sit fiducia rebus admonet inmiscet que preces: haut fit mora, Tarchon iungit opes foedus que ferit: longus textus est eorum quae Aeneas cum Tarchone dicebatur egisse, sed idem si per partis exponatur, poterit facilius advert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607/p. 283/lin. 30 to vol. 2/lib. 8/comm. ad uers. 607/p. 283/lin. 3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11/lin. 11/lin. 1 to vol. 2/lib. 10/p. 311/lin. 11/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GELIDO SECRETVM FLVMINE VIDIT 'egelido', id est nimium gelido: et est una pars orationis, ut eduram que pirum, id est valde duram.</text:p>
          </table:table-cell>
          <table:table-cell office:value-type="string" calcext:value-type="string">
            <text:p>et est una pars orationis, id est adverbi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610/p. 284/lin. 4 to vol. 2/lib. 8/comm. ad uers. 610/p. 284/lin. 4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3/comm. ad vers. 348/p. 304/lin. 5/ to lib. 3/comm. ad vers. 348/p. 304/lin. 5/ (Schema:)</text:p>
          </table:table-cell>
          <table:table-cell office:value-type="float" office:value="45" calcext:value-type="float">
            <text:p>45</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NON ENARRABILE TEXTVM bene 'non enarrabile': cum enim in clipeo omnem Romanam historiam velit esse descriptam dicendo 'illic genus omne futurae stirpis ab Ascanio pugnata que in ordine bella', carptim tamen pauca commemorat, sicut in primo ait videt Iliacas ex ordine pugnas, nec tamen universa descripsit.</text:p>
          </table:table-cell>
          <table:table-cell office:value-type="string" calcext:value-type="string">
            <text:p>ad eandem propositionem pertinet Atridas Priamum que et saevum ambobus Achillem: denique quod ait videt, pro saepius dicto accipiendum est, ut sit videt Iliacas ex ordine pugnas, videt bella totum vulgata per orbem, videt Atridas, videt Priamum, videt saevum ambobus Achill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625/p. 285/lin. 10 to vol. 2/lib. 8/comm. ad uers. 625/p. 285/lin. 1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92/lin. 31/lin. 4 to vol. 1/lib. 1/p. 92/lin. 31/lin. 4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od si 'procubuisse' ut cum fetu concolor albo procubuit accipiamus, intellegere debemus 'pendentes' desiderio alimoniae suspensos vel intentos, ut pendet que iterum narrantis ab ore.</text:p>
          </table:table-cell>
          <table:table-cell office:value-type="string" calcext:value-type="string">
            <text:p>candida per silvam cum fetu concolor albo procubuit viridi que in litore conspicitur sus: factum est quod futurum praedixerat Thybris: facienda erant reliqua, quoniam somnii veritas iam fuerat in aliquibus conprobat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631/p. 286/lin. 7 ("Seruius auctus") to vol. 2/lib. 8/comm. ad uers. 631/p. 286/lin. 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26/lin. 18/lin. 1 to vol. 2/lib. 8/p. 126/lin. 18/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MVLCERE ALTERNOS non quod in pictura erat dicit, sed id quod intellegimus factum fuisse, ut ter circum Iliacos raptaverat Hectora muros.</text:p>
          </table:table-cell>
          <table:table-cell office:value-type="string" calcext:value-type="string">
            <text:p>ter circum Iliacos raptaverat Hectora muros exanimum que auro corpus vendebat Achilles: in singulis grande pondus est intellectus ad exprimendum dolorem vident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634/p. 286/lin. 22 to vol. 2/lib. 8/comm. ad uers. 634/p. 286/lin. 2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96/lin. 12/lin. 4 to vol. 1/lib. 1/p. 96/lin. 12/lin. 4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c in nono ipsi intus dextra ac laeva pro turribus adstant, Terentius nam ni haec ita essent, pro illo haud stares Phaedria.</text:p>
          </table:table-cell>
          <table:table-cell office:value-type="string" calcext:value-type="string">
            <text:p>ipsi intus dextra ac laeva pro turribus adstant armati ferro et cristis capita alta corusci: stabant isti pro turribus, hoc est non ante turris aut pro ipsarum defensione tantummodo, sed ad vicem turrium, quoniam et excelsi fuerunt et fortes, ut iam non homines dextra ac laeva, sed turres adstare videren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653/p. 294/lin. 10 to vol. 2/lib. 8/comm. ad uers. 653/p. 294/lin. 1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74/lin. 8/lin. 1 to vol. 2/lib. 9/p. 274/lin. 8/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VREA VESTIS hoc est barba: unde contra investes dicimus inberbes: unde est tunc mihi prima genas vestibat flore iuventas.</text:p>
          </table:table-cell>
          <table:table-cell office:value-type="string" calcext:value-type="string">
            <text:p>idcirco ait nam memini Hesionae visentem regna sororis Laomedontiaden Priamum Salamina petentem protinus Arcadiae gelidos invisere finis, tum mihi prima genas vestibat flore iuventas: ecce felix memoria recordant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659/p. 295/lin. 7 to vol. 2/lib. 8/comm. ad uers. 659/p. 295/lin. 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38/lin. 20/lin. 1 to vol. 2/lib. 8/p. 138/lin. 20/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CVTIS LONGIS per hoc corporum ostenditur magnitudo, ut supra stabant ter centum nitidi in praesepibus altis, per quod equorum magnitudinem expressit.</text:p>
          </table:table-cell>
          <table:table-cell office:value-type="string" calcext:value-type="string">
            <text:p>stabant ter centum nitidi in praesepibus altis: ex trecentis equis meliores deligi iuss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662/p. 295/lin. 15 to vol. 2/lib. 8/comm. ad uers. 662/p. 295/lin. 1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45/lin. 11/lin. 1 to vol. 2/lib. 7/p. 45/lin. 11/lin. 1 (Schema:)</text:p>
          </table:table-cell>
          <table:table-cell office:value-type="float" office:value="51" calcext:value-type="float">
            <text:p>5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BAT autem quidam pro 'erat' accipiunt, ut ast ego quae divum incedo regina.</text:p>
          </table:table-cell>
          <table:table-cell office:value-type="string" calcext:value-type="string">
            <text:p>in ordine autem hoc servandum est, quod sunt aliquae quae semper praeponuntur, ut at ast dicimus enim 'ast ego quae divum incedo regina', non 'ego as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672/p. 297/lin. 21 ("Seruius auctus") to vol. 2/lib. 8/comm. ad uers. 672/p. 297/lin. 21 ("Seruius auctus") (Schema:)</text:p>
          </table:table-cell>
          <table:table-cell office:value-type="string" calcext:value-type="string">
            <text:p>Seruius grammaticus (Maurus Seruius Honoratus)</text:p>
          </table:table-cell>
          <table:table-cell office:value-type="string" calcext:value-type="string">
            <text:p>Commentarius in artem Donati (LLA 612 - TLL SERV. gramm. IV 405 - SERV. gramm. IV 448)</text:p>
          </table:table-cell>
          <table:table-cell office:value-type="string" calcext:value-type="string">
            <text:p>p. 418/lin. 23/ to p. 418/lin. 23/ (Schema:)</text:p>
          </table:table-cell>
          <table:table-cell office:value-type="float" office:value="49" calcext:value-type="float">
            <text:p>49</text:p>
          </table:table-cell>
          <table:table-cell office:value-type="float" office:value="0" calcext:value-type="float">
            <text:p>0</text:p>
          </table:table-cell>
          <table:table-cell office:value-type="string" calcext:value-type="string">
            <text:p>Seruius grammaticus (Maurus Seruius Honoratus)</text:p>
          </table:table-cell>
          <table:table-cell/>
          <table:table-cell office:value-type="float" office:value="401" calcext:value-type="float">
            <text:p>401</text:p>
          </table:table-cell>
          <table:table-cell office:value-type="string" calcext:value-type="string">
            <text:p>401-PSERVCAMI_</text:p>
          </table:table-cell>
        </table:table-row>
        <table:table-row table:style-name="ro1">
          <table:table-cell office:value-type="string" calcext:value-type="string">
            <text:p>[[IBAT autem quidam pro 'erat' accipiunt, ut ast ego quae divum incedo regina.</text:p>
          </table:table-cell>
          <table:table-cell office:value-type="string" calcext:value-type="string">
            <text:p>non dixit frater meus et maritus meus, ut supra posuit ast ego, quae divum incedo regina Iovis que et soror et coniunx.</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672/p. 297/lin. 21 ("Seruius auctus") to vol. 2/lib. 8/comm. ad uers. 672/p. 297/lin. 2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25/lin. 21/lin. 4 to vol. 1/lib. 1/p. 25/lin. 21/lin. 4 (Schema:)</text:p>
          </table:table-cell>
          <table:table-cell office:value-type="float" office:value="48" calcext:value-type="float">
            <text:p>4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BAT autem quidam pro 'erat' accipiunt, ut ast ego quae divum incedo regina.</text:p>
          </table:table-cell>
          <table:table-cell office:value-type="string" calcext:value-type="string">
            <text:p>me ne, inquit, in pronominibus est magnum dicendi pondus, ut quod non apertius dicitur intellegatur: me ne ergo, hoc est reginam deorum et sororem Iovis et coniugem, sicut infra, cum dolores suos persequeretur, aperuit dicendo ast ego quae divum incedo regina Iovis que et soror et coniunx.</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8/comm. ad uers. 672/p. 297/lin. 21 ("Seruius auctus") to vol. 2/lib. 8/comm. ad uers. 672/p. 297/lin. 2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8/lin. 3/lin. 4 to vol. 1/lib. 1/p. 18/lin. 3/lin. 4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pinea silva lucus fuit' tale schema est ut nec tamen interea raucae, tua cura, palumbes feminino pluxali femininum singulare iungitur, item neutrum singulare, ut ite meae, quondam felix pecus, ite capellae, aut duobus femininis pluralibus masculinum singulare, ut Irae que Insidiae que, dei comitatus.</text:p>
          </table:table-cell>
          <table:table-cell office:value-type="string" calcext:value-type="string">
            <text:p>qualis apud gelidi cum flumina concitus Hebri sanguineus Mavors clipeo increpat atque furentis bella movens inmittit equos: illi aequore aperto ante notos zephyrum que volant, gemit ultima pulsu Thraca pedum circum que atrae Formidinis ora Irae que Insidiae que, dei comitatus, aguntur: quemadmodum, inquit, solet Mars sanguineus, non ipse sanguineus, sed per quem sanguis effundi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85/p. 317/lin. 21 ("Seruius auctus") to vol. 2/lib. 9/comm. ad uers. 85/p. 317/lin. 2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592/lin. 2/lin. 1 to vol. 2/lib. 12/p. 592/lin. 2/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EFVNCTAE liberatae, ut o tandem magnis pelagi defuncte periclis.</text:p>
          </table:table-cell>
          <table:table-cell office:value-type="string" calcext:value-type="string">
            <text:p>sic hoc loco dixit defunctae quomodo in sexto libro o tandem magnis pelagi defuncte pericl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97/p. 319/lin. 9 to vol. 2/lib. 9/comm. ad uers. 97/p. 319/lin. 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01/lin. 1/lin. 1 to vol. 2/lib. 9/p. 201/lin. 1/lin. 1 (Schema:)</text:p>
          </table:table-cell>
          <table:table-cell office:value-type="float" office:value="59" calcext:value-type="float">
            <text:p>5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lii iungunt 'genetrix iubet': [[et putatur melius, quia postea ait quas alma Cybebe numen habere maris nymphas que e navibus esse iusserat]].</text:p>
          </table:table-cell>
          <table:table-cell office:value-type="string" calcext:value-type="string">
            <text:p>dicit iam quae essent in ipso choro: nymphae, quas alma Cybebe numen habere maris nymphas que e navibus esse iusserat, innabant pariter fluctus que secaba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116/p. 320/lin. 20 ("Seruius auctus") to vol. 2/lib. 9/comm. ad uers. 116/p. 320/lin. 20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21/lin. 16/lin. 1 to vol. 2/lib. 10/p. 321/lin. 16/lin. 1 (Schema:)</text:p>
          </table:table-cell>
          <table:table-cell office:value-type="float" office:value="59" calcext:value-type="float">
            <text:p>5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sicut supra dictum est, per concessionem argumentatur: etiam si vera sint quae iactant, tamen iam completa sunt 'tetigere quod arva fertilis Ausoniae Troes']].</text:p>
          </table:table-cell>
          <table:table-cell office:value-type="string" calcext:value-type="string">
            <text:p>sat fatis Veneri que datum est, tetigere quod arva fertilis Ausoniae Troes: noluit in eo perseverare, quod de responsis et fatis Troiani mentirentur, sed haec pro veris conlocat et tamquam vera dissolv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133/p. 322/lin. 4 ("Seruius auctus") to vol. 2/lib. 9/comm. ad uers. 133/p. 322/lin. 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05/lin. 15/lin. 1 to vol. 2/lib. 9/p. 205/lin. 15/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ON ARMIS MIHI VVLCANI bene arma generaliter dixit: nam [[et]] ipse habuit a Vulcano, sed solum gladium, ut ensem, quem Dauno ignipotens deus ipse parenti fecerat et Stygia candentem tinxerat unda.</text:p>
          </table:table-cell>
          <table:table-cell office:value-type="string" calcext:value-type="string">
            <text:p>ensem, quem Dauno ignipotens deus ipse parenti fecerat et Stygia candentem tinxerat unda: laudavit equos ex occasione illius quae dederat Pilumno, laudat et gladium, quia illum Vulcanus suis manibus eidem fecerat Pilumn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146/p. 323/lin. 11 ("Seruius auctus") to vol. 2/lib. 9/comm. ad uers. 146/p. 323/lin. 1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562/lin. 26/lin. 1 to vol. 2/lib. 12/p. 562/lin. 26/lin. 1 (Schema:)</text:p>
          </table:table-cell>
          <table:table-cell office:value-type="float" office:value="43" calcext:value-type="float">
            <text:p>4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rgo a me parari sperate, id est pugnaturos vos scitote, licet hostes muris se teneant, ut arma parate animis et spe praesumite bellum]].</text:p>
          </table:table-cell>
          <table:table-cell office:value-type="string" calcext:value-type="string">
            <text:p>nunc iter ad regem nobis muros que Latinos: arma parate animis et spe praesumite bellum: dixit gesta et agenda praenunti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156/p. 324/lin. 5 ("Seruius auctus") to vol. 2/lib. 9/comm. ad uers. 156/p. 324/lin. 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08/lin. 8/lin. 1 to vol. 2/lib. 11/p. 408/lin. 8/lin. 1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RDENTEM modo ardentem, ut ardet amans Dido: an festinantem? ut instant ardentes Tyrii: an cupiditate caedis flagrantem? ut ardet in arma magis: an propter illud quod ipse dicit 'di ne hunc ardorem mentibus addunt' et deinde 'aut pugnam aut aliquid iamdudum invadere magnum']].</text:p>
          </table:table-cell>
          <table:table-cell office:value-type="string" calcext:value-type="string">
            <text:p>Nisus ait: dii ne hunc ardorem mentibus addunt, Euryale, an sua cuique deus fit dura cupido? animorum, inquit, motus et cogitationes maximas deus aliquis movet an ipsa sibi mens hominis deus est? aut pugnam aut aliquid iamdudum invadere magnum mens agitat mihi nec placida contenta quiete est: iamdudum, ait, desiderio ducor maximo aut pugnam magnis nisibus adgredi aut aliquid gloriose perfice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196/p. 327/lin. 3 ("Seruius auctus") to vol. 2/lib. 9/comm. ad uers. 196/p. 327/lin. 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12/lin. 5/lin. 1 to vol. 2/lib. 9/p. 212/lin. 8/lin. 1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REGEM QVE REQVIRVNT [[id est]] regis filium, ut magnum reginae sed enim miseratus amorem.</text:p>
          </table:table-cell>
          <table:table-cell office:value-type="string" calcext:value-type="string">
            <text:p>'regum' autem 'nomina' non quoniam ipsi reges fuerunt, sed quia regum filii, ut magnum reginae sed enim miseratus amorem, cum de Ariadne diceret, Pasiphaae reginae fili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221/p. 329/lin. 9 ("Seruius auctus") to vol. 2/lib. 9/comm. ad uers. 221/p. 329/lin. 9 ("Seruius auctus")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3/vers. 106/p. 43/lin. 1/ to Comm. in Buc. 3/vers. 106/p. 43/lin. 1/ (Schema:)</text:p>
          </table:table-cell>
          <table:table-cell office:value-type="float" office:value="48" calcext:value-type="float">
            <text:p>48</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alii hunc ordinem volunt 'si fortuna permittitis uti, mox hic cum spoliis, ingenti caede peracta, adfore cernetis.</text:p>
          </table:table-cell>
          <table:table-cell office:value-type="string" calcext:value-type="string">
            <text:p>si fortuna permittitis uti quaesitum Aenean et moenia Pallantea, mox hic cum spoliis ingenti caede peracta adfore cernetis: tetigit disciplinam militar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238/p. 331/lin. 10 ("Seruius auctus") to vol. 2/lib. 9/comm. ad uers. 238/p. 331/lin. 10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19/lin. 27/lin. 1 to vol. 2/lib. 9/p. 219/lin. 27/lin. 1 (Schema:)</text:p>
          </table:table-cell>
          <table:table-cell office:value-type="float" office:value="63" calcext:value-type="float">
            <text:p>6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lii hunc ordinem volunt 'si fortuna permittitis uti, mox hic cum spoliis, ingenti caede peracta, adfore cernetis.</text:p>
          </table:table-cell>
          <table:table-cell office:value-type="string" calcext:value-type="string">
            <text:p>dicitur quid et qua via faciundum sit: locum insidiis conspeximus ipsi qui patet in bivio portae quae proxima ponto, si fortuna permittitis uti quaesitum Aenean et moenia Pallantea, mox hic cum spoliis ingenti caede peracta adfore cernetis, nec nos via fallit eunt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238/p. 331/lin. 10 ("Seruius auctus") to vol. 2/lib. 9/comm. ad uers. 238/p. 331/lin. 10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20/lin. 23/lin. 1 to vol. 2/lib. 9/p. 220/lin. 23/lin. 1 (Schema:)</text:p>
          </table:table-cell>
          <table:table-cell office:value-type="float" office:value="54" calcext:value-type="float">
            <text:p>5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ideo ait 'Assaraci que larem', id est familiae nostrae vel generis proprium, vel quos nos Troiani praecipue colimus, de quibus ait Phrygii que penates, quos me cum a Troia mediis ex ignibus urbis extuleram.</text:p>
          </table:table-cell>
          <table:table-cell office:value-type="string" calcext:value-type="string">
            <text:p>effigies sacrae divum Phrygii que penates, quos me cum a Troia mediis que ex ignibus urbis extuleram, visi ante oculos adstare iacentis insomnis &lt;multo manifesti lumine&gt;: virtutes animi sui et meritum iuxta deos omni occasione commendat et subtiliter praefer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256/p. 332/lin. 24 ("Seruius auctus") to vol. 2/lib. 9/comm. ad uers. 256/p. 332/lin. 2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85/lin. 29/lin. 1 to vol. 1/lib. 3/p. 285/lin. 29/lin. 1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ELLEM HORRENTIS QVE LEONIS EXVVIAS το αυτο dixit, hoc est bis idem, ut bellum etiam pro caede boum stratis que iuvencis, Laomedontiadae, [[bellum ne inferre paratis?]] GALEAM FIDVS PERMVTAT ALETES galeae enim sunt explorantum, sicut etiam Homerus ostendit.</text:p>
          </table:table-cell>
          <table:table-cell office:value-type="string" calcext:value-type="string">
            <text:p>bellum etiam pro caede boum stratis que iuvencis, Laomedontiadae, bellum ne inferre paratis? invectio, quam oportuit non habere principi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304/p. 337/lin. 20 ("Seruius auctus") to vol. 2/lib. 9/comm. ad uers. 305/p. 337/lin. 2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98/lin. 15/lin. 1 to vol. 1/lib. 3/p. 298/lin. 17/lin. 1 (Schema:)</text:p>
          </table:table-cell>
          <table:table-cell office:value-type="float" office:value="54" calcext:value-type="float">
            <text:p>5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ISVS ABIT bene meminit velocitatis, quam ei in quinto dedit, ut primus abit longe que ante omnia corpora Nisus emicat.</text:p>
          </table:table-cell>
          <table:table-cell office:value-type="string" calcext:value-type="string">
            <text:p>primus abit longe que ante omnia corpora Nisus emicat et ventis et fulminis ocior alis: ex illis qui cursus certamen fuerant ingressi praecesserat Nisus longissimo spatio relictis ali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384/p. 345/lin. 1 to vol. 2/lib. 9/comm. ad uers. 384/p. 345/lin. 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58/lin. 18/lin. 1 to vol. 1/lib. 5/p. 458/lin. 18/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TER OMNE REVOLVENS FALLACIS SILVAE Vrbanus huc usque verba Nisi vult esse, alii poetae dant 'rursus perplexum iter omne revolvens [[fallacis silvae', ut Nisus usque 'qua ve sequar' dixisse videatur]].</text:p>
          </table:table-cell>
          <table:table-cell office:value-type="string" calcext:value-type="string">
            <text:p>quod autem ait rursus perplexum iter omne revolvens fallacis silvae simul et vestigia retro observata legit, quem intellectum nobis dederit caute considerandum est, ut plenius appareat infelicitas Nis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389/p. 345/lin. 9 ("Seruius auctus") to vol. 2/lib. 9/comm. ad uers. 389/p. 345/lin. 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42/lin. 2/lin. 1 to vol. 2/lib. 9/p. 242/lin. 2/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TER OMNE REVOLVENS FALLACIS SILVAE Vrbanus huc usque verba Nisi vult esse, alii poetae dant 'rursus perplexum iter omne revolvens [[fallacis silvae', ut Nisus usque 'qua ve sequar' dixisse videatur]].</text:p>
          </table:table-cell>
          <table:table-cell office:value-type="string" calcext:value-type="string">
            <text:p>rursus perplexum iter omne revolvens fallacis silvae simul et vestigia retro observata legit dumis que silentibus errat: ecce quot modis infelix Nisus, quia, cum se adverteret evasisse, cogebatur inquirendi amici causa ad ea revolvi quae properando transmiserat et laborem duplicem subire sine spe inveniend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389/p. 345/lin. 9 ("Seruius auctus") to vol. 2/lib. 9/comm. ad uers. 389/p. 345/lin. 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41/lin. 24/lin. 1 to vol. 2/lib. 9/p. 241/lin. 24/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EPEFACTA CEREBRO alibi et fixo ferrum in pulmone tepescit.</text:p>
          </table:table-cell>
          <table:table-cell office:value-type="string" calcext:value-type="string">
            <text:p>et fixo ferrum in pulmone tepescit: non potuit dici fervescit, quia calor corporis cum sanguine discedebat, quo calefieri amplius potu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417/p. 347/lin. 24 to vol. 2/lib. 9/comm. ad uers. 417/p. 347/lin. 2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76/lin. 13/lin. 1 to vol. 2/lib. 9/p. 276/lin. 13/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DFARI EXTREMIS Anchises sic o sic positum adfati discedite corpus, Terentius quin igitur, dum licet, loquimini me cum, Antipho? [[MATRI melius 'matri', quam si dixisset 'mihi']].</text:p>
          </table:table-cell>
          <table:table-cell office:value-type="string" calcext:value-type="string">
            <text:p>sic o, sic positum adfati discedite corpus: non dixit hominem vivum, sed corpus, utpote eius qui non vivendi, sed moriendi desiderio ducere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482/p. 352/lin. 4 to vol. 2/lib. 9/comm. ad uers. 482/p. 352/lin. 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233/lin. 16/lin. 1 to vol. 1/lib. 2/p. 233/lin. 16/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ane poeta meminit sui, nam ait superius ante urbem pueri et primaevo flore iuventus exercentur equis]].</text:p>
          </table:table-cell>
          <table:table-cell office:value-type="string" calcext:value-type="string">
            <text:p>idcirco hoc loco virilem Italorum sexum ostendit iam inde a pueris studio exerceri virtutis, denique sic ait: ante urbem pueri et primaevo flore iuventus exercentur equis domitant que in pulvere curr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603/p. 361/lin. 15 ("Seruius auctus") to vol. 2/lib. 9/comm. ad uers. 603/p. 361/lin. 1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25/lin. 13/lin. 1 to vol. 2/lib. 7/p. 25/lin. 13/lin. 1 (Schema:)</text:p>
          </table:table-cell>
          <table:table-cell office:value-type="float" office:value="54" calcext:value-type="float">
            <text:p>5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otiens enim victima reluctabatur, ostendebat se inprobari: Lucanus discussa fugit ab ara taurus.</text:p>
          </table:table-cell>
          <table:table-cell office:value-type="string" calcext:value-type="string">
            <text:p>STABIT SACER H(IRCVS) A(D) A(RAM) placebit: tunc est enim aptum sacrificium, cum dedicatum animal victimae patiens invenitur, unde alibi sic ait et statuam ante aras aurata fronte iuvencum, id est placere faciam, contra Lucanus discussa fugit ab ara taur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624/p. 364/lin. 24 to vol. 2/lib. 9/comm. ad uers. 624/p. 364/lin. 24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395/p. 255/lin. 1/ to lib. 2/comm. ad vers. 395/p. 255/lin. 1/ (Schema:)</text:p>
          </table:table-cell>
          <table:table-cell office:value-type="float" office:value="43" calcext:value-type="float">
            <text:p>43</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NOVA VIRTVTE aut magna [[et mira,]] ut Pollio et ipse facit nova carmina: aut re vera 'nova', [[id est rudi,]] quantum ad bellum.</text:p>
          </table:table-cell>
          <table:table-cell office:value-type="string" calcext:value-type="string">
            <text:p>NOVA FORMIDINE magna ut Pollio et ipse facit nova carmin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641/p. 367/lin. 10 ("Seruius auctus") to vol. 2/lib. 9/comm. ad uers. 641/p. 367/lin. 10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356/p. 347/lin. 11/ to lib. 4/comm. ad vers. 356/p. 347/lin. 11/ (Schema:)</text:p>
          </table:table-cell>
          <table:table-cell office:value-type="float" office:value="55" calcext:value-type="float">
            <text:p>55</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NOVA VIRTVTE aut magna [[et mira,]] ut Pollio et ipse facit nova carmina: aut re vera 'nova', [[id est rudi,]] quantum ad bellum.</text:p>
          </table:table-cell>
          <table:table-cell office:value-type="string" calcext:value-type="string">
            <text:p>novum dicitur et magnum, ut Pollio et ipse facit nova carmin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641/p. 367/lin. 10 ("Seruius auctus") to vol. 2/lib. 9/comm. ad uers. 641/p. 367/lin. 10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43/p. 142/lin. 29 ("Seruius auctus")/ to lib. 1/comm. ad vers. 43/p. 142/lin. 29 ("Seruius auctus")/ (Schema:)</text:p>
          </table:table-cell>
          <table:table-cell office:value-type="float" office:value="50" calcext:value-type="float">
            <text:p>50</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NOVA VIRTVTE aut magna [[et mira,]] ut Pollio et ipse facit nova carmina: aut re vera 'nova', [[id est rudi,]] quantum ad bellum.</text:p>
          </table:table-cell>
          <table:table-cell office:value-type="string" calcext:value-type="string">
            <text:p>alii novum mustum intellegunt, vel merum, quale numquam habuerit, ut Pollio et ipse facit nova carmin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641/p. 367/lin. 10 ("Seruius auctus") to vol. 2/lib. 9/comm. ad uers. 641/p. 367/lin. 10 ("Seruius auctus")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5/vers. 71/p. 63/lin. 3 ("Seruius auctus")/ to Comm. in Buc. 5/vers. 71/p. 63/lin. 3 ("Seruius auctus")/ (Schema:)</text:p>
          </table:table-cell>
          <table:table-cell office:value-type="float" office:value="44" calcext:value-type="float">
            <text:p>44</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ea enim quae ab aliis numinibus poscimus, tunc inplentur, si non adversantur numina quorum propria sunt quae poscimus: unde et in quarto Iuno ait adero et, tua si mihi certa voluntas, hoc est, quod in me est, iungam eos: restat ut et [[tu]] tuum inpleri velis officium.</text:p>
          </table:table-cell>
          <table:table-cell office:value-type="string" calcext:value-type="string">
            <text:p>adero et, tua si mihi certa voluntas, conubio iungam stabili propriam que dicab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651/p. 368/lin. 15 ("Seruius auctus") to vol. 2/lib. 9/comm. ad uers. 651/p. 368/lin. 1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71/lin. 2/lin. 1 to vol. 1/lib. 4/p. 371/lin. 2/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ORSVS modo locutus, [[id est pro eo qui desierit:]] alias coepit, quod magis est proprium, ut sic Venus, et Veneris contra sic filius orsus.</text:p>
          </table:table-cell>
          <table:table-cell office:value-type="string" calcext:value-type="string">
            <text:p>Sic Venus, et Veneris contra sic filius ors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653/p. 368/lin. 26 ("Seruius auctus") to vol. 2/lib. 9/comm. ad uers. 653/p. 368/lin. 2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69/lin. 7/lin. 4 to vol. 1/lib. 1/p. 69/lin. 7/lin. 4 (Schema:)</text:p>
          </table:table-cell>
          <table:table-cell office:value-type="float" office:value="49" calcext:value-type="float">
            <text:p>4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VPPITER aer, ut manet sub Iove frigido venator Horatius.</text:p>
          </table:table-cell>
          <table:table-cell office:value-type="string" calcext:value-type="string">
            <text:p>IVPPITER VMIDVS aer, ut manet sub Iove frigido venato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667/p. 369/lin. 24 to vol. 2/lib. 9/comm. ad uers. 667/p. 369/lin. 24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418/p. 210/lin. 1/ to lib. 1/comm. ad vers. 418/p. 210/lin. 1/ (Schema:)</text:p>
          </table:table-cell>
          <table:table-cell office:value-type="float" office:value="86" calcext:value-type="float">
            <text:p>86</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alii commissam ideo clausam accipiunt, quia superius lectum est 'heia ingenti clamore per omnes condunt se Teucri portas': quietis enim rebus portae patebant, per quas se Teucri sub adventum hostis receperant: propterea quod ait 'namque ita discedens praeceperat optimus armis Aeneas, si qua interea fortuna fuisset, non aequo dare se campo, non obvia ferre arma viros, sed castra fovere'.</text:p>
          </table:table-cell>
          <table:table-cell office:value-type="string" calcext:value-type="string">
            <text:p>recte posset videri hoc quoque obiectum esse, si Aeneas revera summam belli aut tuitionem murorum commisisset illi aetati quae nec sibi providere consilio posset nec periculum virtute propellere, sed hoc Aeneas non fecerat.dispositio enim afuturi talis extitit qualis in nono libro descripta est ipso Vergilio inter Aeneae laudes hoc quoque enumerante hoc modo: namque ita discedens praeceperat optimus armis Aeneas: si qua interea fortuna fuisset, neu struere auderent aciem neu credere campo, castra modo et tutos servarent aggere muro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672/p. 370/lin. 8 ("Seruius auctus") to vol. 2/lib. 9/comm. ad uers. 672/p. 370/lin. 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02/lin. 7/lin. 1 to vol. 2/lib. 10/p. 302/lin. 7/lin. 1 (Schema:)</text:p>
          </table:table-cell>
          <table:table-cell office:value-type="float" office:value="45" calcext:value-type="float">
            <text:p>4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lii commissam ideo clausam accipiunt, quia superius lectum est 'heia ingenti clamore per omnes condunt se Teucri portas': quietis enim rebus portae patebant, per quas se Teucri sub adventum hostis receperant: propterea quod ait 'namque ita discedens praeceperat optimus armis Aeneas, si qua interea fortuna fuisset, non aequo dare se campo, non obvia ferre arma viros, sed castra fovere'.</text:p>
          </table:table-cell>
          <table:table-cell office:value-type="string" calcext:value-type="string">
            <text:p>hoc genus obtrectationis ne viris fortibus inhaereret, purgat honesta excusatione Vergilius dicens namque ita discedens praeceperat optimus armis Aeneas, siqua interea fortuna fuisset, neu struere auderent aciem neu credere campo, castra modo et tutos servarent aggere muros: Aeneas, inquit, afuturus, qui tractare nosset incerta bellorum, tale suis mandatum dederat, ut, si aliqua emersisset certandi necessitas, non auderent struere aciem, non auderent eam campo committere, solum aggerem tuerentur et castra, quae securitatem illis plenam praestare potuissent, magnam interea existimans esse victoriam, si suos remeans incolumis invenir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672/p. 370/lin. 8 ("Seruius auctus") to vol. 2/lib. 9/comm. ad uers. 672/p. 370/lin. 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192/lin. 28/lin. 1 to vol. 2/lib. 9/p. 192/lin. 28/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lii commissam ideo clausam accipiunt, quia superius lectum est 'heia ingenti clamore per omnes condunt se Teucri portas': quietis enim rebus portae patebant, per quas se Teucri sub adventum hostis receperant: propterea quod ait 'namque ita discedens praeceperat optimus armis Aeneas, si qua interea fortuna fuisset, non aequo dare se campo, non obvia ferre arma viros, sed castra fovere'.</text:p>
          </table:table-cell>
          <table:table-cell office:value-type="string" calcext:value-type="string">
            <text:p>non movebantur, denique sequitur Teucrum mirantur inertia corda, non aequo dare se campo, non obvia ferre arma viros, sed castra fovere: pro animo suo Rutuli, cum Aeneae consulta mandata que nescirent, inertis iudicabant esse Troianos, cum illi prudentissimi regis sui praecepta servantes non se crederent campo, sed castra diligentius custodire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9/comm. ad uers. 672/p. 370/lin. 8 ("Seruius auctus") to vol. 2/lib. 9/comm. ad uers. 672/p. 370/lin. 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194/lin. 18/lin. 1 to vol. 2/lib. 9/p. 194/lin. 18/lin. 1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od ita solvitur: aut quia cum uno deo vel dea aliter loquitur unde est in primo hic tibi, fabor enim, quando haec te cura remordet aliter vero cum omnibus diis utilitatis causa propter removendam eorum contentionem et dissensionem: aut certe quia ait in primo terna que transierint Rutulis hiberna subactis.</text:p>
          </table:table-cell>
          <table:table-cell office:value-type="string" calcext:value-type="string">
            <text:p>huic nomini subiungendum est bellum ingens geret Italia subtractis his versibus qui narrationem continuam diviserunt, hoc est neque me sententia vertit, hic tibi fabor, enim quando haec te cura remordet, longius evolvens fatorum arcana moveb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8/p. 382/lin. 17 to vol. 2/lib. 10/comm. ad uers. 8/p. 382/lin. 1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290/lin. 28/lin. 1 to vol. 2/lib. 10/p. 290/lin. 28/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od ita solvitur: aut quia cum uno deo vel dea aliter loquitur unde est in primo hic tibi, fabor enim, quando haec te cura remordet aliter vero cum omnibus diis utilitatis causa propter removendam eorum contentionem et dissensionem: aut certe quia ait in primo terna que transierint Rutulis hiberna subactis.</text:p>
          </table:table-cell>
          <table:table-cell office:value-type="string" calcext:value-type="string">
            <text:p>parce, inquit, metu, Cytherea, manent inmota tuorum fata tibi: cernes urbem et promissa Lavini moenia sublimem que feres ad sidera caeli magnanimum Aenean atque neque me sententia vertit, hic tibi fabor, enim quando haec te cura remordet, longius evolvens fatorum arcana moveb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8/p. 382/lin. 17 to vol. 2/lib. 10/comm. ad uers. 8/p. 382/lin. 1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290/lin. 21/lin. 1 to vol. 2/lib. 10/p. 290/lin. 21/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od ita solvitur: aut quia cum uno deo vel dea aliter loquitur unde est in primo hic tibi, fabor enim, quando haec te cura remordet aliter vero cum omnibus diis utilitatis causa propter removendam eorum contentionem et dissensionem: aut certe quia ait in primo terna que transierint Rutulis hiberna subactis.</text:p>
          </table:table-cell>
          <table:table-cell office:value-type="string" calcext:value-type="string">
            <text:p>ecce dicit et quanto tempore regnaturus tertia dum Latio regnantem viderit aestas terna que transierint Rutulis hiberna subactis: haec procul dubio ad Aeneae, non ad provinciae personam pertine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8/p. 382/lin. 17 to vol. 2/lib. 10/comm. ad uers. 8/p. 382/lin. 1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291/lin. 11/lin. 1 to vol. 2/lib. 10/p. 291/lin. 11/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ordo autem 'quis metus suasit aut hos arma sequi ferrum que lacessere'</text:p>
          </table:table-cell>
          <table:table-cell office:value-type="string" calcext:value-type="string">
            <text:p>denique sic posuit: quae contra vetitum discordia? quis metus aut hos aut hos arma sequi ferrum que lacessere suasit? non, ut dictum est, quaesiit ut nescius quo auctore ista viderentur admissa, sed reprehendit et, cum omnis deos obiurgat, ipsam Iunonem insolentiae crimine aspergit et not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10/p. 383/lin. 17 ("Seruius auctus") to vol. 2/lib. 10/comm. ad uers. 10/p. 383/lin. 1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291/lin. 24/lin. 1 to vol. 2/lib. 10/p. 291/lin. 26/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VPPITER HAEC PAVCIS habet personarum considerationem, ut superioribus personis det breviloquium, e contra inferiori potestati prolixam orationem, unde ait de Venere 'at non Venus aurea contra pauca refert': [[quia Veneri causam necesse est reddere, ideo non pauca refert, aut quia mater dolens, aut quia inferior]].</text:p>
          </table:table-cell>
          <table:table-cell office:value-type="string" calcext:value-type="string">
            <text:p>denique ait at non Venus aurea contra pauca refert: invenit enim oportunum tempus quo Iuppiter agebat iam Troianorum partis, qui causam querellarum fuerat auditur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16/p. 385/lin. 3 ("Seruius auctus") to vol. 2/lib. 10/comm. ad uers. 16/p. 385/lin. 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292/lin. 12/lin. 1 to vol. 2/lib. 10/p. 292/lin. 12/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VRA POTENTIA NOSTRA ad illud respicit si nulla est regio Teucris quam det tua coniunx dura.[[VBI HIC IVNO melius quam si dixisset 'ego', ut degenerem que Neoptolemum narrare memento]].</text:p>
          </table:table-cell>
          <table:table-cell office:value-type="string" calcext:value-type="string">
            <text:p>si nulla est regio Teucris quam det tua coniunx dura: dum inpersonaliter loquitur et oblique malorum ipsorum pulsat auctorem, tandem nimia doloris necessitate conpulsa est ut ad eius specialem designationem descenderet, usa tantis subtilitatibus consilii, ut ipsum Iovem nonnullo pudore confunder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73/p. 393/lin. 23 ("Seruius auctus") to vol. 2/lib. 10/comm. ad uers. 73/p. 393/lin. 2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297/lin. 1/lin. 1 to vol. 2/lib. 10/p. 297/lin. 1/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RAEFIGERE PVPPIBVS ARMA propter illud scuta virum fluvio pictas que innare carinas, scilicet quando ad petenda navigavit auxilia.</text:p>
          </table:table-cell>
          <table:table-cell office:value-type="string" calcext:value-type="string">
            <text:p>dicuntur ipsa miracula: fulgentia longe scuta virum fluvio pictas que innare carina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80/p. 395/lin. 11 to vol. 2/lib. 10/comm. ad uers. 80/p. 395/lin. 1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28/lin. 4/lin. 1 to vol. 2/lib. 8/p. 128/lin. 4/lin. 1 (Schema:)</text:p>
          </table:table-cell>
          <table:table-cell office:value-type="float" office:value="48" calcext:value-type="float">
            <text:p>4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VI TROAS ACHIVIS atqui de Venere loquitur: sed quia dei αρσενοθηλεις sunt, ut diximus supra ideo sic dixit: nam in subauditione ponuntur ea quae non possumus dicere aperte.</text:p>
          </table:table-cell>
          <table:table-cell office:value-type="string" calcext:value-type="string">
            <text:p>unde 'alter' de noverca intellegamus, nec nos moveat, quod 'alter' dixit de femina: nam et in subauditione ponuntur ea quae non possumus dicere, et scimus, quia quotiens haec duo genera iunguntur, femininum non praeponder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89/p. 396/lin. 14 to vol. 2/lib. 10/comm. ad uers. 89/p. 396/lin. 14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3/vers. 34/p. 35/lin. 3/ to Comm. in Buc. 3/vers. 34/p. 35/lin. 3/ (Schema:)</text:p>
          </table:table-cell>
          <table:table-cell office:value-type="float" office:value="44" calcext:value-type="float">
            <text:p>44</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GRAVIS fortis, ut ferit ense gravem Thymbraeus Osirim: [[vel 'gravis' aut animo, aut aetate, aut 'gravis' propter navem, nam sequitur 'centena que arbore fluctum verberat assurgens']].</text:p>
          </table:table-cell>
          <table:table-cell office:value-type="string" calcext:value-type="string">
            <text:p>ferit ense gravem Thymbraeus Osirim, Arcetium Mnestheus, Epulonem obtruncat Achates Ufentem que Gyas: obtruncat ad omnis percussores pertinet, Mnestheum, Achaten, Gyan.</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207/p. 414/lin. 13 ("Seruius auctus") to vol. 2/lib. 10/comm. ad uers. 207/p. 414/lin. 1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607/lin. 23/lin. 1 to vol. 2/lib. 12/p. 607/lin. 23/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RITON pictus in navis prora: et sic ait quasi de vero Tritone, ut galea alta Chimaeram sustinet, Aetnaeos efflantem faucibus ignes]].</text:p>
          </table:table-cell>
          <table:table-cell office:value-type="string" calcext:value-type="string">
            <text:p>cui triplici crinita iuba galea alta Chimaeram sustinet, Aetnaeos efflantem faucibus ignis: dixit causam unde ceteris altior videba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209/p. 414/lin. 20 ("Seruius auctus") to vol. 2/lib. 10/comm. ad uers. 209/p. 414/lin. 20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106/lin. 25/lin. 1 to vol. 2/lib. 7/p. 106/lin. 25/lin. 1 (Schema:)</text:p>
          </table:table-cell>
          <table:table-cell office:value-type="float" office:value="55" calcext:value-type="float">
            <text:p>5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ERFIDVS qui post foedus bella commovit: hinc Latinus ipsi has sacrilego pendetis sanguine poenas.</text:p>
          </table:table-cell>
          <table:table-cell office:value-type="string" calcext:value-type="string">
            <text:p>ipsi has sacrilego pendetis sanguine poenas, o miseri: bene miseros dixit, ut dolere videretur errant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231/p. 417/lin. 16 to vol. 2/lib. 10/comm. ad uers. 231/p. 417/lin. 1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89/lin. 15/lin. 1 to vol. 2/lib. 7/p. 89/lin. 15/lin. 1 (Schema:)</text:p>
          </table:table-cell>
          <table:table-cell office:value-type="float" office:value="43" calcext:value-type="float">
            <text:p>4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ERFIDVS qui post foedus bella commovit: hinc Latinus ipsi has sacrilego pendetis sanguine poenas.</text:p>
          </table:table-cell>
          <table:table-cell office:value-type="string" calcext:value-type="string">
            <text:p>vox eius est frangimur heu fatis ferimur que procella, ipsi has sacrilego pendetis sanguine poenas, o miseri, te, Turne, nefas, te triste manebit supplicium votis que deos venerabere ser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231/p. 417/lin. 16 to vol. 2/lib. 10/comm. ad uers. 231/p. 417/lin. 1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57/lin. 23/lin. 1 to vol. 2/lib. 11/p. 457/lin. 23/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ossumus tamen 'apex capiti' accipere utrumque eum fuisse conplexum cum dicit 'ardet apex capiti cristis que a vertice flamma funditur', et sacerdotis per apicem et viri fortis facere mentionem.</text:p>
          </table:table-cell>
          <table:table-cell office:value-type="string" calcext:value-type="string">
            <text:p>ceterum quando fieri potuit ut per totum aequor navigia haberentur? ardet apex capiti cristis que a vertice flamma funditur et vastos umbo vomit aureus ignis: ipse quoque Aeneas in ipsa venientum multitudine videbatur apice capitis ardenti et coruscus umbone, ita ut ex eo non fulgur, sed flamma videretur exi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270/p. 421/lin. 1 ("Seruius auctus") to vol. 2/lib. 10/comm. ad uers. 270/p. 421/lin. 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28/lin. 20/lin. 1 to vol. 2/lib. 10/p. 328/lin. 21/lin. 1 (Schema:)</text:p>
          </table:table-cell>
          <table:table-cell office:value-type="float" office:value="41" calcext:value-type="float">
            <text:p>4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VERSAT QVOS DVCERE CONTRA cogitat quidem, sed non facit, ne diviso exercitu utrobique vincatur: quod sequentia indicant, nam paulo post dicturus est 'et rapit acer totam aciem in Teucros'.</text:p>
          </table:table-cell>
          <table:table-cell office:value-type="string" calcext:value-type="string">
            <text:p>Nec Turnum segnis retinet mora: cum hoc Turnus vidisset, nulla mora potuit retineri, sed rapit acer totam aciem in Teucros et contra in litore sist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285/p. 424/lin. 20 to vol. 2/lib. 10/comm. ad uers. 285/p. 424/lin. 2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33/lin. 7/lin. 1 to vol. 2/lib. 10/p. 333/lin. 7/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ON SPERAT] quia 'fracta non remurmurat unda, sed mare inoffensum crescenti adlabitur aestu']].</text:p>
          </table:table-cell>
          <table:table-cell office:value-type="string" calcext:value-type="string">
            <text:p>speculatus litora Tarchon qua vada non sperat nec fracta remurmurat unda, sed mare inoffensum crescenti adlabitur aestu advertit subito proras socios que precatur: Tarchonis inpatiens virtus cum in descensum oras adverteret, visum est ei ut per eam partem litoris vaderet qua omnis tranquillitas fuit nec unda inlidebatur in saxa nec aliqua venientem vada terreba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291/p. 425/lin. 1 ("Seruius auctus") to vol. 2/lib. 10/comm. ad uers. 291/p. 425/lin. 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31/lin. 10/lin. 1 to vol. 2/lib. 10/p. 331/lin. 10/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significat copiam densitatem que auri in squamarum speciem intexti: squalere enim dictum a squamarum crebritate atque asperitate, quae in serpentum piscium ve coriis visuntur: alibi quem pellis aenis in plumam squamis auro conserta tegebat, et alibi iam que adeo rutilum thoraca indutus aenis horrebat squamis.</text:p>
          </table:table-cell>
          <table:table-cell office:value-type="string" calcext:value-type="string">
            <text:p>quem pellis aenis in plumam squamis auro conserta tegebat: et tetigit speciem et quomodo facta esset ostend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314/p. 426/lin. 12 ("Seruius auctus") to vol. 2/lib. 10/comm. ad uers. 314/p. 426/lin. 1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528/lin. 11/lin. 1 to vol. 2/lib. 11/p. 528/lin. 11/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est ordo: tu quoque Cydon miserande iaceres, dum sequeris Clytium flaventem prima lanugine malas, id est dum adulescentem sectaris, cuius amore flagrabas: qui iuvenum tibi semper erant]].</text:p>
          </table:table-cell>
          <table:table-cell office:value-type="string" calcext:value-type="string">
            <text:p>tu quoque, flaventem prima lanugine malas dum sequeris Clytium, infelix, nova gaudia, Cydon, Dardania stratus dextra, securus amorum, qui iuvenum tibi semper erant, miserande, iaceres: fecerunt hyperbata obscuritat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324/p. 427/lin. 21 ("Seruius auctus") to vol. 2/lib. 10/comm. ad uers. 324/p. 427/lin. 2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35/lin. 12/lin. 1 to vol. 2/lib. 10/p. 335/lin. 12/lin. 1 (Schema:)</text:p>
          </table:table-cell>
          <table:table-cell office:value-type="float" office:value="45" calcext:value-type="float">
            <text:p>4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est ordo: tu quoque Cydon miserande iaceres, dum sequeris Clytium flaventem prima lanugine malas, id est dum adulescentem sectaris, cuius amore flagrabas: qui iuvenum tibi semper erant]].</text:p>
          </table:table-cell>
          <table:table-cell office:value-type="string" calcext:value-type="string">
            <text:p>denique hic reprehensionem ipsam evidentius aperuit, ubi posuit nova gaudia et qui iuvenum tibi semper era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324/p. 427/lin. 21 ("Seruius auctus") to vol. 2/lib. 10/comm. ad uers. 324/p. 427/lin. 2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36/lin. 6/lin. 1 to vol. 2/lib. 10/p. 336/lin. 6/lin. 1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est ordo: tunc fidens primaevo corpore advenit Clausus Curibus, qui erat de Curibus, ut Verres Romulia: aut 'fidens Curibus', [[id est multitudine,]] ut ecce Sabinorum prisco de sanguine magnum agmen agens Clausus.</text:p>
          </table:table-cell>
          <table:table-cell office:value-type="string" calcext:value-type="string">
            <text:p>Ecce Sabinorum prisco de sanguine magnum agmen agens Clausus magni que ipse agminis instar: veniebat et Clausus ex gente prisca Sabinorum, magnus ipse, magni agminis ducto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345/p. 430/lin. 13 ("Seruius auctus") to vol. 2/lib. 10/comm. ad uers. 345/p. 430/lin. 1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101/lin. 29/lin. 1 to vol. 2/lib. 7/p. 101/lin. 29/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venti in aethere non sunt, sed in aere: sic supra atque aethera tranant cum sonitu pro 'aerem'.</text:p>
          </table:table-cell>
          <table:table-cell office:value-type="string" calcext:value-type="string">
            <text:p>quales sub nubibus atris Strymoniae dant signa grues atque aethera tranant cum sonitu fugiunt que notos clamore secundo: quemadmodum solent grues e medio atrarum nubium liberatae suam volentes nuntiare laetitiam, sic Troiani gratulantes exclamavera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356/p. 431/lin. 4 to vol. 2/lib. 10/comm. ad uers. 356/p. 431/lin. 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28/lin. 6/lin. 1 to vol. 2/lib. 10/p. 328/lin. 6/lin. 1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LATIO SEQVACI [[metonymia]] pro 'Latinis', [[ut]] alibi invadunt urbem somno vino que sepultam.</text:p>
          </table:table-cell>
          <table:table-cell office:value-type="string" calcext:value-type="string">
            <text:p>invadunt urbem somno vino que sepulta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365/p. 431/lin. 20 to vol. 2/lib. 10/comm. ad uers. 365/p. 431/lin. 2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83/lin. 32/lin. 1 to vol. 1/lib. 2/p. 183/lin. 32/lin. 1 (Schema:)</text:p>
          </table:table-cell>
          <table:table-cell office:value-type="float" office:value="58" calcext:value-type="float">
            <text:p>5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LATIO SEQVACI [[metonymia]] pro 'Latinis', [[ut]] alibi invadunt urbem somno vino que sepultam.</text:p>
          </table:table-cell>
          <table:table-cell office:value-type="string" calcext:value-type="string">
            <text:p>ordinatur autem sensus sic: caeduntur vigiles portis que patentibus omnis accipiunt socios atque agmina conscia iungunt et invadunt urbem somno vino que sepultam, ne sit vitium poetae quod primum invasam urbem posuit ac postea descripsit socios omnis receptos esse per porta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365/p. 431/lin. 20 to vol. 2/lib. 10/comm. ad uers. 365/p. 431/lin. 2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84/lin. 7/lin. 1 to vol. 1/lib. 2/p. 184/lin. 7/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OLOR ET PVDOR sic [[de]] Mezentio aestuat ingens uno in corde pudor mixto que insania luctu.</text:p>
          </table:table-cell>
          <table:table-cell office:value-type="string" calcext:value-type="string">
            <text:p>aestuat ingens uno in corde pudor mixto que insania luctu: exposuit cur dictum sit cursum rapidus ded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398/p. 434/lin. 11 ("Seruius auctus") to vol. 2/lib. 10/comm. ad uers. 398/p. 434/lin. 1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98/lin. 28/lin. 1 to vol. 2/lib. 10/p. 398/lin. 28/lin. 1 (Schema:)</text:p>
          </table:table-cell>
          <table:table-cell office:value-type="float" office:value="58" calcext:value-type="float">
            <text:p>5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apillor autem dicitur cum auspicato arbor capitur et consecratur Iovi Fulguri: dicit enim his versibus 'da nunc, Thybri pater, ferro, quod missile libro, fortunam' et reliqua, 'haec arma exuvias que viri tua quercus habebit': hic ergo cum arborem nominat, videtur veteris ritus inducere mentionem]].</text:p>
          </table:table-cell>
          <table:table-cell office:value-type="string" calcext:value-type="string">
            <text:p>haec arma exuvias que viri tua quercus habebit: arma, quibus ille securus dimicat quibus que munitus est, consecrabo arbori tuae, hoc est armis atque exuviis eius tropaeum suspendam in luco tu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423/p. 436/lin. 9 ("Seruius auctus") to vol. 2/lib. 10/comm. ad uers. 423/p. 436/lin. 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46/lin. 17/lin. 1 to vol. 2/lib. 10/p. 346/lin. 17/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apillor autem dicitur cum auspicato arbor capitur et consecratur Iovi Fulguri: dicit enim his versibus 'da nunc, Thybri pater, ferro, quod missile libro, fortunam' et reliqua, 'haec arma exuvias que viri tua quercus habebit': hic ergo cum arborem nominat, videtur veteris ritus inducere mentionem]].</text:p>
          </table:table-cell>
          <table:table-cell office:value-type="string" calcext:value-type="string">
            <text:p>da nunc, Thybri pater, ferro, quod missile libro, fortunam atque viam duri per pectus Halaesi: rogat Pallas regionis suae deum, ut duo praestaret quae mortem conficerent inimici, fortunam, ut perveniret ictus, et viam hoc est aditum plagae, quoniam supra dixit se que in sua colligit arma perinde que corpus tectum penetrari non poter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423/p. 436/lin. 9 ("Seruius auctus") to vol. 2/lib. 10/comm. ad uers. 423/p. 436/lin. 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46/lin. 10/lin. 1 to vol. 2/lib. 10/p. 346/lin. 10/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ale est et in secundo de Polite qui nati coram me cernere letum fecisti: non enim obicit Pyrrho, quod occiderit, quia hoc ius belli exigebat, sed quare vidente patre: et his similia, ut inpositi que rogis iuvenes ante ora parentum et an fratris miseri letum ut crudele videres? et vidi oculos ante ipse meos et victum tendere palmas Ausonii videre]].</text:p>
          </table:table-cell>
          <table:table-cell office:value-type="string" calcext:value-type="string">
            <text:p>matres atque viri defuncta que corpora vita magnanimum heroum, pueri innuptae que puellae inpositi que rogis iuvenes ante ora parentum: in illa turba fuerunt matres et mulieres, fuerunt viri qui conpleverant vita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443/p. 437/lin. 22 ("Seruius auctus") to vol. 2/lib. 10/comm. ad uers. 443/p. 437/lin. 2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49/lin. 25/lin. 1 to vol. 1/lib. 6/p. 549/lin. 25/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EQVVS hoc est aequo animo feret, si cecidero: quia dixerat Turnus 'cuperem ipse parens spectator adesset']].</text:p>
          </table:table-cell>
          <table:table-cell office:value-type="string" calcext:value-type="string">
            <text:p>nam dixit solus ego in Pallanta feror, soli mihi Pallas debetur, cuperem ipse parens spectator adess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450/p. 438/lin. 15 ("Seruius auctus") to vol. 2/lib. 10/comm. ad uers. 450/p. 438/lin. 1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54/lin. 27/lin. 1 to vol. 2/lib. 10/p. 354/lin. 27/lin. 1 (Schema:)</text:p>
          </table:table-cell>
          <table:table-cell office:value-type="float" office:value="59" calcext:value-type="float">
            <text:p>5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EQVVS hoc est aequo animo feret, si cecidero: quia dixerat Turnus 'cuperem ipse parens spectator adesset']].</text:p>
          </table:table-cell>
          <table:table-cell office:value-type="string" calcext:value-type="string">
            <text:p>ut ad socios, inquit, venit et vidit quid ageretur, scilicet quod in praesenti esset Pallas tempus oportunum nanctus, ut omnium conquiesceret pugna, solus, ait, ego in Pallanta feror, soli mihi Pallas debetur, cuperem ipse parens spectator adess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450/p. 438/lin. 15 ("Seruius auctus") to vol. 2/lib. 10/comm. ad uers. 450/p. 438/lin. 1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48/lin. 20/lin. 1 to vol. 2/lib. 10/p. 348/lin. 20/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BREVE TEMPVS VITAE quia quandoque finitur: ipse paulo post Rhaebe diu, res si qua diu mortalibus ulla est, viximus, item Cicero quid est enim hoc ipsum diu, in quo est aliquid extremum? OMNIBVS EST magna consolatio, quae ostendit non esse dolenda communia.</text:p>
          </table:table-cell>
          <table:table-cell office:value-type="string" calcext:value-type="string">
            <text:p>adloquitur maerentem, quasi mala domini etiam ipse sentiret, et talibus infit, et hunc talibus verbis adfatur: Rhaebe, diu, res si qua diu mortalibus ulla est, viximus: qui videbatur tristis sentiebatur posse dominum audire loquent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467/p. 440/lin. 6 to vol. 2/lib. 10/comm. ad uers. 468/p. 440/lin. 1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97/lin. 23/lin. 1 to vol. 2/lib. 10/p. 397/lin. 23/lin. 1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BREVE TEMPVS VITAE quia quandoque finitur: ipse paulo post Rhaebe diu, res si qua diu mortalibus ulla est, viximus, item Cicero quid est enim hoc ipsum diu, in quo est aliquid extremum? OMNIBVS EST magna consolatio, quae ostendit non esse dolenda communia.</text:p>
          </table:table-cell>
          <table:table-cell office:value-type="string" calcext:value-type="string">
            <text:p>potest et 'mox' ad vitae humanae brevitatem referri: nam ipse ait in decimo Rhaebe diu, res siqua diu mortalibus ulla est, vixim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467/p. 440/lin. 6 to vol. 2/lib. 10/comm. ad uers. 468/p. 440/lin. 10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24/p. 138/lin. 16/ to lib. 1/comm. ad vers. 24/p. 138/lin. 16/ (Schema:)</text:p>
          </table:table-cell>
          <table:table-cell office:value-type="float" office:value="39" calcext:value-type="float">
            <text:p>39</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dolor' autem propter [[illud]] 'haec te prima dies bello dedit, haec eadem aufert', 'decus' propter [[illud]] 'cum tamen ingentes Rutulorum linquis acervos'.</text:p>
          </table:table-cell>
          <table:table-cell office:value-type="string" calcext:value-type="string">
            <text:p>denique sequenti dictione ipse aperit poeta quid adferret dolorem, quid ostenderet decus: haec, inquit, te prima dies bello dedit, haec eadem aufert: pars ista pertinet ad dolor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507/p. 443/lin. 29 ("Seruius auctus") to vol. 2/lib. 10/comm. ad uers. 507/p. 443/lin. 2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57/lin. 18/lin. 1 to vol. 2/lib. 10/p. 357/lin. 18/lin. 1 (Schema:)</text:p>
          </table:table-cell>
          <table:table-cell office:value-type="float" office:value="47" calcext:value-type="float">
            <text:p>4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ALLAS EVANDER IN IPSIS OMNIA SVNT OCVLIS erat rectum: Pallas, Euander, mensae quas advena primas tunc adiit, dextrae que datae, in ipsis omnia sunt oculis.</text:p>
          </table:table-cell>
          <table:table-cell office:value-type="string" calcext:value-type="string">
            <text:p>mensae quas advena primas tunc adiit dextrae que datae, communicatio mensarum, quas primas ei exhibuit in Herculeis sacris, quas adiit primas, ad quas venit incognitus quibus que advena, cum veniret, exceptus es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515/p. 444/lin. 13 to vol. 2/lib. 10/comm. ad uers. 515/p. 444/lin. 1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59/lin. 8/lin. 1 to vol. 2/lib. 10/p. 359/lin. 8/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vinxerat et post terga manus, quos mitteret umbris inferias]].</text:p>
          </table:table-cell>
          <table:table-cell office:value-type="string" calcext:value-type="string">
            <text:p>vinxerat et post terga manus, quos mitteret umbris inferias caeso sparsuros sanguine flammas: misit et captivos atque, ut eorum condicio et fortuna evidentius appareret, vinciri praecepit ea ratione, ut rogi Pallantei flammas suo sanguine spargere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518/p. 444/lin. 20 ("Seruius auctus") to vol. 2/lib. 10/comm. ad uers. 518/p. 444/lin. 20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19/lin. 16/lin. 1 to vol. 2/lib. 11/p. 419/lin. 16/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AELO QVE ANIMVM FORTASSE FEREBAT forte [[se]] exaequaverat caelo, ut de Aenea Drances quibus caelo te laudibus aequem: [[aut 'ferebat' elevabat, quod solus esset maiore senectute victurus, debellatis omnibus, id est Aenea cum suis]].</text:p>
          </table:table-cell>
          <table:table-cell office:value-type="string" calcext:value-type="string">
            <text:p>in eo autem ad caelum ferebat animos, quod solus esset maiore senectute victur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548/p. 448/lin. 6 ("Seruius auctus") to vol. 2/lib. 10/comm. ad uers. 548/p. 448/lin. 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63/lin. 22/lin. 1 to vol. 2/lib. 10/p. 363/lin. 22/lin. 1 (Schema:)</text:p>
          </table:table-cell>
          <table:table-cell office:value-type="float" office:value="42" calcext:value-type="float">
            <text:p>4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LLE REDVCTA id est longa, ut interea videt Aeneas in valle reducta.</text:p>
          </table:table-cell>
          <table:table-cell office:value-type="string" calcext:value-type="string">
            <text:p>Interea videt Aeneas in valle reducta seclusum nemus et virgulta sonantia silvae Lethaeum que, domus placidas qui praenatat, amn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522/p. 448/lin. 19 to vol. 2/lib. 10/comm. ad uers. 522/p. 448/lin. 1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99/lin. 24/lin. 1 to vol. 1/lib. 6/p. 599/lin. 24/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usonidarum' vero venit ab eo quod est 'hic Ausonida huius Ausonidae'.</text:p>
          </table:table-cell>
          <table:table-cell office:value-type="string" calcext:value-type="string">
            <text:p>'Phoebe' autem venit ab eo quod est 'Phoeb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564/p. 449/lin. 14 to vol. 2/lib. 10/comm. ad uers. 564/p. 449/lin. 14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431/p. 210/lin. 24/ to lib. 1/comm. ad vers. 431/p. 210/lin. 24/ (Schema:)</text:p>
          </table:table-cell>
          <table:table-cell office:value-type="float" office:value="56" calcext:value-type="float">
            <text:p>56</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Ausonidarum' vero venit ab eo quod est 'hic Ausonida huius Ausonidae'.</text:p>
          </table:table-cell>
          <table:table-cell office:value-type="string" calcext:value-type="string">
            <text:p>[[et aliter: verbum 'infode' venit ab eo quod est 'fodio fodis fodit', unde Plautus in Rudente luto usus multo multam terram confod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564/p. 449/lin. 14 to vol. 2/lib. 10/comm. ad uers. 564/p. 449/lin. 14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348/p. 249/lin. 11 ("Seruius auctus")/ to lib. 2/comm. ad vers. 348/p. 249/lin. 11 ("Seruius auctus")/ (Schema:)</text:p>
          </table:table-cell>
          <table:table-cell office:value-type="float" office:value="46" calcext:value-type="float">
            <text:p>46</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Ausonidarum' vero venit ab eo quod est 'hic Ausonida huius Ausonidae'.</text:p>
          </table:table-cell>
          <table:table-cell office:value-type="string" calcext:value-type="string">
            <text:p>observabimus in declinatione conparationum adverbium hoc quod venit ab eo quod est facilis et difficil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564/p. 449/lin. 14 to vol. 2/lib. 10/comm. ad uers. 564/p. 449/lin. 14 (Schema:)</text:p>
          </table:table-cell>
          <table:table-cell office:value-type="string" calcext:value-type="string">
            <text:p>Anonymus Bobiensis</text:p>
          </table:table-cell>
          <table:table-cell office:value-type="string" calcext:value-type="string">
            <text:p>Excerpta Bobiensia (perperam 'Ex Charisii Arte grammatica excerpta' dicta) (LLA 611 - TLL EXC. Bob. gramm. I)</text:p>
          </table:table-cell>
          <table:table-cell office:value-type="string" calcext:value-type="string">
            <text:p>p. 556/lin. 32/ to p. 556/lin. 32/ (Schema:)</text:p>
          </table:table-cell>
          <table:table-cell office:value-type="float" office:value="44" calcext:value-type="float">
            <text:p>44</text:p>
          </table:table-cell>
          <table:table-cell office:value-type="float" office:value="0" calcext:value-type="float">
            <text:p>0</text:p>
          </table:table-cell>
          <table:table-cell office:value-type="string" calcext:value-type="string">
            <text:p>Anonymus Bobiensis</text:p>
          </table:table-cell>
          <table:table-cell/>
          <table:table-cell office:value-type="float" office:value="412" calcext:value-type="float">
            <text:p>412</text:p>
          </table:table-cell>
          <table:table-cell office:value-type="string" calcext:value-type="string">
            <text:p>412-PZBOBEBCH_</text:p>
          </table:table-cell>
        </table:table-row>
        <table:table-row table:style-name="ro1">
          <table:table-cell office:value-type="string" calcext:value-type="string">
            <text:p>NEC TE SENTENTIA FALLIT hoc per parenthesin dictum est.</text:p>
          </table:table-cell>
          <table:table-cell office:value-type="string" calcext:value-type="string">
            <text:p>FATEBOR ENIM hoc per parenthesin dictum es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608/p. 452/lin. 31 to vol. 2/lib. 10/comm. ad uers. 608/p. 452/lin. 31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1/vers. 31/p. 9/lin. 24/ to Comm. in Buc. 1/vers. 31/p. 9/lin. 24/ (Schema:)</text:p>
          </table:table-cell>
          <table:table-cell office:value-type="float" office:value="77" calcext:value-type="float">
            <text:p>77</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alii hoc genus elocutionis accipiunt, ut per ea quae per parenthesin posita sunt, reliquo sensui occurratur, non his quae primo posita sunt: hic enim ad illud quod insertum est 'non hoc mihi namque negares omnipotens' 'quin et pugnae subducere Turnum et Dauno possem incolumem servare parenti'.</text:p>
          </table:table-cell>
          <table:table-cell office:value-type="string" calcext:value-type="string">
            <text:p>si mihi, quae quondam fuerat quam que esse decebat, vis in amore foret, blanda obiurgatio, ait enim si sic me amares, ut soles, et nunc usque, ut fieri decuit, superioris temporis integer duraret adfectus, non hoc mihi namque negares, omnipotens: mihi cum dicit quam dilexisti antea, mihi uxori tuae, mihi, timenti iussa tu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615/p. 453/lin. 11 ("Seruius auctus") to vol. 2/lib. 10/comm. ad uers. 615/p. 453/lin. 1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71/lin. 16/lin. 1 to vol. 2/lib. 10/p. 371/lin. 16/lin. 1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lii hoc genus elocutionis accipiunt, ut per ea quae per parenthesin posita sunt, reliquo sensui occurratur, non his quae primo posita sunt: hic enim ad illud quod insertum est 'non hoc mihi namque negares omnipotens' 'quin et pugnae subducere Turnum et Dauno possem incolumem servare parenti'.</text:p>
          </table:table-cell>
          <table:table-cell office:value-type="string" calcext:value-type="string">
            <text:p>quin et pugnae subducere Turnum et Dauno possem incolumem servare parenti: ecce aperuit quod dicebat occult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615/p. 453/lin. 11 ("Seruius auctus") to vol. 2/lib. 10/comm. ad uers. 615/p. 453/lin. 1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71/lin. 26/lin. 1 to vol. 2/lib. 10/p. 371/lin. 26/lin. 1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lioquin dempta hac parenthesi, non congruit primum cum postremo, si ita dicas 'si mihi quae quondam fuerat quam que esse decebat, vis in amore (foret), quin et pugnae abducere Turnum et Dauno incolumem possem servare parenti': Plautus in Cistellaria is servus, sed abhinc annos factum est XVI.</text:p>
          </table:table-cell>
          <table:table-cell office:value-type="string" calcext:value-type="string">
            <text:p>si mihi, quae quondam fuerat quam que esse decebat, vis in amore foret, blanda obiurgatio, ait enim si sic me amares, ut soles, et nunc usque, ut fieri decuit, superioris temporis integer duraret adfectus, non hoc mihi namque negares, omnipotens: mihi cum dicit quam dilexisti antea, mihi uxori tuae, mihi, timenti iussa tu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615/p. 453/lin. 15 ("Seruius auctus") to vol. 2/lib. 10/comm. ad uers. 615/p. 453/lin. 1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71/lin. 16/lin. 1 to vol. 2/lib. 10/p. 371/lin. 16/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non agit ut pereat, sed magis favet eius saluti: [[nam statim subicitur, cur indigne fiat 'ille tamen nostra deducit origine nomen', ut in secundo iamdudum sumite poenas, hoc Ithacus velit et magno mercentur Atridae]].</text:p>
          </table:table-cell>
          <table:table-cell office:value-type="string" calcext:value-type="string">
            <text:p>idcirco ait sed quid ego haec autem nequicquam ingrata revolvo? quid ve moror, si omnis uno ordine habetis Achivos id que audire sat est? iam dudum sumite poenas: hoc Ithacus velit et magno mercentur Atrida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617/p. 453/lin. 21 ("Seruius auctus") to vol. 2/lib. 10/comm. ad uers. 617/p. 453/lin. 2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60/lin. 26/lin. 1 to vol. 1/lib. 2/p. 160/lin. 28/lin. 1 (Schema:)</text:p>
          </table:table-cell>
          <table:table-cell office:value-type="float" office:value="47" calcext:value-type="float">
            <text:p>4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ELLVS QVAESITA PER VNDAS sic alibi en agros et quam bello, Troiane, petisti Hesperiam metire iacens.</text:p>
          </table:table-cell>
          <table:table-cell office:value-type="string" calcext:value-type="string">
            <text:p>usque adeo commotum expressit, ut sequerentur et verba quae congrua erant facto: en agros et quam bello, Troiane, petisti Hesperiam metire iacens: haec praemia qui me ferro ausi temptare ferunt, sic moenia condu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650/p. 456/lin. 14 to vol. 2/lib. 10/comm. ad uers. 650/p. 456/lin. 1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594/lin. 25/lin. 1 to vol. 2/lib. 12/p. 594/lin. 25/lin. 1 (Schema:)</text:p>
          </table:table-cell>
          <table:table-cell office:value-type="float" office:value="47" calcext:value-type="float">
            <text:p>4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ut quia medium dicitur omne quod est inter finem et initium, ut interea medium Aeneas iam classe tenebat.</text:p>
          </table:table-cell>
          <table:table-cell office:value-type="string" calcext:value-type="string">
            <text:p>ergo subiungit interea medium Aeneas iam classe tenebat certus iter: interea, hoc est cum illa perageret fata sua, Aeneas aliquantum provectus es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674/p. 458/lin. 27 to vol. 2/lib. 10/comm. ad uers. 674/p. 458/lin. 2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23/lin. 4/lin. 1 to vol. 1/lib. 5/p. 423/lin. 4/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GEMITVM QVE CADENTVM ACCIPIO hinc apparet de Aenea dictum 'obvia multa virum demittit corpora morti'.</text:p>
          </table:table-cell>
          <table:table-cell office:value-type="string" calcext:value-type="string">
            <text:p>obvia multa virum demittit corpora morti: cum quaereret Turnum, quicumque illi obviam fuerunt morti sunt tradit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674/p. 459/lin. 2 to vol. 2/lib. 10/comm. ad uers. 674/p. 459/lin. 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77/lin. 7/lin. 1 to vol. 2/lib. 10/p. 377/lin. 7/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llud etiam frustra quaeritur, quemadmodum numini sacrilegus obtemperare potuerit, cum Mezentium non aperte Iuppiter moneat, sed ei iniciat tale desiderium: unde est di ne hunc ardorem mentibus addunt, Euryale? an sua cuique deus fit dira cupido? MONITIS ab eo quod est 'haec monita' hic venit dativus</text:p>
          </table:table-cell>
          <table:table-cell office:value-type="string" calcext:value-type="string">
            <text:p>Nisus ait: dii ne hunc ardorem mentibus addunt, Euryale, an sua cuique deus fit dura cupido? animorum, inquit, motus et cogitationes maximas deus aliquis movet an ipsa sibi mens hominis deus est? aut pugnam aut aliquid iamdudum invadere magnum mens agitat mihi nec placida contenta quiete est: iamdudum, ait, desiderio ducor maximo aut pugnam magnis nisibus adgredi aut aliquid gloriose perfice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689/p. 460/lin. 11 to vol. 2/lib. 10/comm. ad uers. 689/p. 460/lin. 1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12/lin. 5/lin. 1 to vol. 2/lib. 9/p. 212/lin. 8/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ARIN CREAT plus est, quam si diceret 'face praegnas incendit paret]].</text:p>
          </table:table-cell>
          <table:table-cell office:value-type="string" calcext:value-type="string">
            <text:p>RVPERVNT HORREA plus est quam si diceret 'impleverunt': [[hoc est ut non habeat ubi repon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705/p. 461/lin. 13 ("Seruius auctus") to vol. 2/lib. 10/comm. ad uers. 705/p. 461/lin. 13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49/p. 145/lin. 23 ("Seruius auctus")/ to lib. 1/comm. ad vers. 49/p. 145/lin. 23 ("Seruius auctus")/ (Schema:)</text:p>
          </table:table-cell>
          <table:table-cell office:value-type="float" office:value="53" calcext:value-type="float">
            <text:p>53</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PARIN CREAT plus est, quam si diceret 'face praegnas incendit paret]].</text:p>
          </table:table-cell>
          <table:table-cell office:value-type="string" calcext:value-type="string">
            <text:p>NOS PATRIAM FVGIMVS plus est, quam si diceret 'relinquimus': sic Horatius Teucer Salamina patrem que cum fuger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705/p. 461/lin. 13 ("Seruius auctus") to vol. 2/lib. 10/comm. ad uers. 705/p. 461/lin. 13 ("Seruius auctus")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1/vers. 4/p. 5/lin. 13/ to Comm. in Buc. 1/vers. 4/p. 5/lin. 13/ (Schema:)</text:p>
          </table:table-cell>
          <table:table-cell office:value-type="float" office:value="51" calcext:value-type="float">
            <text:p>51</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PARIN CREAT plus est, quam si diceret 'face praegnas incendit paret]].</text:p>
          </table:table-cell>
          <table:table-cell office:value-type="string" calcext:value-type="string">
            <text:p>sternitur et toto proiectus corpore terrae pectora nunc foedans pugnis nunc unguibus ora: sternitur plus est, quam si diceret cad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705/p. 461/lin. 13 ("Seruius auctus") to vol. 2/lib. 10/comm. ad uers. 705/p. 461/lin. 1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19/lin. 28/lin. 1 to vol. 2/lib. 11/p. 419/lin. 28/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ERGO scuto, ut et venit adversi in tergum Sulmonis.</text:p>
          </table:table-cell>
          <table:table-cell office:value-type="string" calcext:value-type="string">
            <text:p>hasta volans noctis diverberat umbras et venit adversi in tergum Sulmonis ibi que frangitur ac fisso transit praecordia ligno: expressum est hic beneficium deae et humanae fortitudinis rob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717/p. 462/lin. 22 to vol. 2/lib. 10/comm. ad uers. 717/p. 462/lin. 2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44/lin. 15/lin. 1 to vol. 2/lib. 9/p. 244/lin. 15/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VBRIDENS per iracundiam ridens loquitur: unde et illud per inrisionem dictum accipitur 'ast de me divum pater atque hominum rex viderit', id est viderit utrum Mezentio possit nocere ille quem vos deorum et hominum creditis esse rectorem.</text:p>
          </table:table-cell>
          <table:table-cell office:value-type="string" calcext:value-type="string">
            <text:p>idem Mezentius, quia laetabatur victoris voto, nunc, ait, morere, ast de me divum pater atque hominum rex viderit: interim, inquit, tu morere nec cures ulterius quid mihi Iuppiter infensus praepar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742/p. 464/lin. 11 to vol. 2/lib. 10/comm. ad uers. 742/p. 464/lin. 1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84/lin. 24/lin. 1 to vol. 2/lib. 10/p. 384/lin. 24/lin. 1 (Schema:)</text:p>
          </table:table-cell>
          <table:table-cell office:value-type="float" office:value="41" calcext:value-type="float">
            <text:p>4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VBRIDENS per iracundiam ridens loquitur: unde et illud per inrisionem dictum accipitur 'ast de me divum pater atque hominum rex viderit', id est viderit utrum Mezentio possit nocere ille quem vos deorum et hominum creditis esse rectorem.</text:p>
          </table:table-cell>
          <table:table-cell office:value-type="string" calcext:value-type="string">
            <text:p>iam pridem invisus divis et inutilis annos demoror, ex quo me divum pater atque hominum rex fulminis adflavit ventis et contigit igni: olim est, inquit, quod cupio mori prima existente fulminis causa qua debilis factus diis adversis frustra moror in luce, quod vel nunc faciendum est post Troiani imperii perditum flor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742/p. 464/lin. 11 to vol. 2/lib. 10/comm. ad uers. 742/p. 464/lin. 1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233/lin. 25/lin. 1 to vol. 1/lib. 2/p. 233/lin. 25/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IVS AENEAS TANTA DABIT INDOLE DIGNVM propter vitandam adrogantiam tertia persona usus est, [[ut et quisquam numen Iunonis adoret?]] 'indoles' autem est proprie imago quaedam virtutis futurae.</text:p>
          </table:table-cell>
          <table:table-cell office:value-type="string" calcext:value-type="string">
            <text:p>PRAETEREA postea, ut et quisquam numen Iunonis adoret praeterea? [[et aliter: 'praeterea' ultr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826/p. 470/lin. 1 ("Seruius auctus") to vol. 2/lib. 10/comm. ad uers. 826/p. 470/lin. 3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501/p. 357/lin. 7 ("Seruius auctus")/ to lib. 4/comm. ad vers. 501/p. 357/lin. 8 ("Seruius auctus")/ (Schema:)</text:p>
          </table:table-cell>
          <table:table-cell office:value-type="float" office:value="43" calcext:value-type="float">
            <text:p>43</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SI QVA EST EA CVRA REMITTO aut more illo dixit quo solet sepultura ad ipsa cadavera non pertinere licet umbris, sicut in sexto legimus, prosit ut si qua est ea gloria signant, item de Pallante vano maesti comitamur honore: aut certe, si qua est ea cura Mezentio, id est patri sacrilego, qui superos inferos que contemnit.</text:p>
          </table:table-cell>
          <table:table-cell office:value-type="string" calcext:value-type="string">
            <text:p>et nunc servat honos sedem tuus ossa que nomen Hesperia in magna, si qua est ea gloria, signat: in singulis verbis magnum dictionis est pondus, quod ipsum quale quantum que sit incipiemus expone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828/p. 470/lin. 7 to vol. 2/lib. 10/comm. ad uers. 828/p. 470/lin. 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4/lin. 17/lin. 1 to vol. 2/lib. 7/p. 4/lin. 17/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n de tota hac re dubitat?]] AENEAE MAGNI DEXTRA CADIS sic alibi nomen [[tamen]] haud leve patrum manibus hoc referes, telo cecidisse Camillae.</text:p>
          </table:table-cell>
          <table:table-cell office:value-type="string" calcext:value-type="string">
            <text:p>nomen tamen haut leve patrum manibus hoc referes, telo cecidisse Camillae: ipsa per iracundiam factum suum depressit dicendo magnum esse dedecus armis muliebribus viros occumbe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828/p. 470/lin. 12 ("Seruius auctus") to vol. 2/lib. 10/comm. ad uers. 830/p. 470/lin. 1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519/lin. 22/lin. 1 to vol. 2/lib. 11/p. 519/lin. 22/lin. 1 (Schema:)</text:p>
          </table:table-cell>
          <table:table-cell office:value-type="float" office:value="45" calcext:value-type="float">
            <text:p>4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ropexam' autem quis ante hunc?]] MVLTA pro 'multum', sicut et pede terram crebra ferit pro 'crebro'.</text:p>
          </table:table-cell>
          <table:table-cell office:value-type="string" calcext:value-type="string">
            <text:p>et est nomen pro adverbio, sicut et pede terram crebra ferit pro 'crebr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838/p. 471/lin. 8 ("Seruius auctus") to vol. 2/lib. 10/comm. ad uers. 839/p. 471/lin. 9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134/p. 231/lin. 32/ to lib. 2/comm. ad vers. 134/p. 231/lin. 32/ (Schema:)</text:p>
          </table:table-cell>
          <table:table-cell office:value-type="float" office:value="64" calcext:value-type="float">
            <text:p>64</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CORPORE INHAERET aut inhaeret Lauso suo corpore: aut certe hysterologia est, ut sit 'haeret in corpore': melius tamen est ut sit antiptosis pro 'corpori', ut haeret pede pes pro 'pedi'.</text:p>
          </table:table-cell>
          <table:table-cell office:value-type="string" calcext:value-type="string">
            <text:p>MAGNO COMMIXTVS CORPORE FETVS pro 'corpori', ut haeret pede pes, item alibi et magno se corpore miscet: licet possimus accipere, commixtus terrae magno suo corpore, id est aetheri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845/p. 471/lin. 18 to vol. 2/lib. 10/comm. ad uers. 845/p. 471/lin. 18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327/p. 247/lin. 4/ to lib. 2/comm. ad vers. 327/p. 247/lin. 4/ (Schema:)</text:p>
          </table:table-cell>
          <table:table-cell office:value-type="float" office:value="30" calcext:value-type="float">
            <text:p>30</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PER VVLNERA SERVOR aut re vera 'per vulnera', quia per totum eius corpus mucro transierat: aut invidiose 'vulnera' ait pro 'vulnus', sicut Terentius non perpeti meretricum contumelias, cum de Thaide loqueretur.</text:p>
          </table:table-cell>
          <table:table-cell office:value-type="string" calcext:value-type="string">
            <text:p>sane multi volunt 'nomina regum' pro 'nomen regis' positum, ut sit quemadmodum illud in Terentio non perpeti meretricum contumelias, cum de una loqueretur: nam flos iste Hyacinthi tantum, non et Aiacis nomen retin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848/p. 471/lin. 22 to vol. 2/lib. 10/comm. ad uers. 848/p. 471/lin. 22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3/vers. 106/p. 43/lin. 3/ to Comm. in Buc. 3/vers. 106/p. 43/lin. 3/ (Schema:)</text:p>
          </table:table-cell>
          <table:table-cell office:value-type="float" office:value="42" calcext:value-type="float">
            <text:p>42</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dixit enim 'arma, quibus laetatus, habe tua'.</text:p>
          </table:table-cell>
          <table:table-cell office:value-type="string" calcext:value-type="string">
            <text:p>arma, quibus laetatus, habe tu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862/p. 472/lin. 19 to vol. 2/lib. 10/comm. ad uers. 862/p. 472/lin. 1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93/lin. 30/lin. 1 to vol. 2/lib. 10/p. 393/lin. 30/lin. 1 (Schema:)</text:p>
          </table:table-cell>
          <table:table-cell office:value-type="float" office:value="81" calcext:value-type="float">
            <text:p>8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ixit enim 'arma, quibus laetatus, habe tua'.</text:p>
          </table:table-cell>
          <table:table-cell office:value-type="string" calcext:value-type="string">
            <text:p>quid tibi nunc, miserande puer, pro laudibus istis, quid pius Aeneas tanta dabit indole dignum? arma, quibus laetatus, habe tua te que parentum manibus et cineri, si qua est ea cura, remitt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862/p. 472/lin. 19 to vol. 2/lib. 10/comm. ad uers. 862/p. 472/lin. 1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93/lin. 17/lin. 1 to vol. 2/lib. 10/p. 393/lin. 19/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AVSIT CAELVM M(ENTEM QUE) R(ECEPIT) hoc est aerem: Lucretius in hoc caelo, qui dicitur aer.</text:p>
          </table:table-cell>
          <table:table-cell office:value-type="string" calcext:value-type="string">
            <text:p>VARIVM CAELI PRAEDISCERE MOREM id est aeris: Lucretius in hoc caelo qui dicitur ae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0/comm. ad uers. 899/p. 474/lin. 18 to vol. 2/lib. 10/comm. ad uers. 899/p. 474/lin. 18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51/p. 146/lin. 2/ to lib. 1/comm. ad vers. 51/p. 146/lin. 2/ (Schema:)</text:p>
          </table:table-cell>
          <table:table-cell office:value-type="float" office:value="69" calcext:value-type="float">
            <text:p>69</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sic dictum est reliquias Danaum atque inmitis Achilli, item forsitan et Priami fuerint quae fata requiras.</text:p>
          </table:table-cell>
          <table:table-cell office:value-type="string" calcext:value-type="string">
            <text:p>haec, inquit, finis Priami fatorum: supra enim dixerat forsitan et Priami fuerint quae fata requira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3/p. 477/lin. 5 to vol. 2/lib. 11/comm. ad uers. 3/p. 477/lin. 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225/lin. 11/lin. 1 to vol. 1/lib. 2/p. 225/lin. 11/lin. 1 (Schema:)</text:p>
          </table:table-cell>
          <table:table-cell office:value-type="float" office:value="52" calcext:value-type="float">
            <text:p>5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c dictum est reliquias Danaum atque inmitis Achilli, item forsitan et Priami fuerint quae fata requiras.</text:p>
          </table:table-cell>
          <table:table-cell office:value-type="string" calcext:value-type="string">
            <text:p>forsitan, inquit, et Priami fuerint quae fata requiras: dicendo et Priami ostendit omnis quorum supra meminit esse consumpto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3/p. 477/lin. 5 to vol. 2/lib. 11/comm. ad uers. 3/p. 477/lin. 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218/lin. 6/lin. 1 to vol. 1/lib. 2/p. 218/lin. 6/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c dictum est reliquias Danaum atque inmitis Achilli, item forsitan et Priami fuerint quae fata requiras.</text:p>
          </table:table-cell>
          <table:table-cell office:value-type="string" calcext:value-type="string">
            <text:p>Forsitan et Priami fuerint quae fata requiras: utitur referens magno conpendio, ut quod sciebat quaeri potuisse sponte ingerat quam expectet interrogation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3/p. 477/lin. 5 to vol. 2/lib. 11/comm. ad uers. 3/p. 477/lin. 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218/lin. 1/lin. 1 to vol. 1/lib. 2/p. 218/lin. 1/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NDVIT ARMA ut indutos que iubet truncos hostilibus armis]].</text:p>
          </table:table-cell>
          <table:table-cell office:value-type="string" calcext:value-type="string">
            <text:p>indutos que iubet truncos hostilibus armis ipsos ferre duces inimica que nomina figi: duces iubet tropaea portare cum nominibus occisor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6/p. 477/lin. 25 ("Seruius auctus") to vol. 2/lib. 11/comm. ad uers. 6/p. 477/lin. 2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19/lin. 21/lin. 1 to vol. 2/lib. 11/p. 419/lin. 21/lin. 1 (Schema:)</text:p>
          </table:table-cell>
          <table:table-cell office:value-type="float" office:value="43" calcext:value-type="float">
            <text:p>4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on ergo ab Aenea, sed ab his qui uni odiis que viro telis que frequentibus instant: quod ostendit Mezentius, cum sub Aeneae telis iaceret scio acerba meorum circumstare odia: neque enim hoc in illo momento periculi meminisset, nisi eos cerneret inminere]].</text:p>
          </table:table-cell>
          <table:table-cell office:value-type="string" calcext:value-type="string">
            <text:p>concurrunt Tyrrhenae acies atque omnibus uni, uni odiis que viro telis que frequentibus instant: omnibus, inquit, odiis ac frequentibus telis uni viro omnes instaba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9/p. 478/lin. 16 ("Seruius auctus") to vol. 2/lib. 11/comm. ad uers. 9/p. 478/lin. 1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80/lin. 7/lin. 1 to vol. 2/lib. 10/p. 380/lin. 7/lin. 1 (Schema:)</text:p>
          </table:table-cell>
          <table:table-cell office:value-type="float" office:value="47" calcext:value-type="float">
            <text:p>4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on ergo ab Aenea, sed ab his qui uni odiis que viro telis que frequentibus instant: quod ostendit Mezentius, cum sub Aeneae telis iaceret scio acerba meorum circumstare odia: neque enim hoc in illo momento periculi meminisset, nisi eos cerneret inminere]].</text:p>
          </table:table-cell>
          <table:table-cell office:value-type="string" calcext:value-type="string">
            <text:p>denique, cum peteret sepulturam, addidit scio acerba meorum circumstare odia: ecce ostendit quid timer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9/p. 478/lin. 16 ("Seruius auctus") to vol. 2/lib. 11/comm. ad uers. 9/p. 478/lin. 1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403/lin. 27/lin. 1 to vol. 2/lib. 10/p. 403/lin. 27/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DE REGE SVPERBO PRIMITIAE aut hoc dicit: primitiae istae quas fecimus, non de plebe sunt, sed de rege superbissimo, [[id est Mezentio:]] aut certe regem superbum Turnum accipiamus nam de ipso legimus at Rutulum abscessu iuvenis tum iussa superba miratur ut sit sensus: haec spolia et hanc primam belli partem superbo Turno sustulimus.</text:p>
          </table:table-cell>
          <table:table-cell office:value-type="string" calcext:value-type="string">
            <text:p>at Rutulum abscessu iuvenis tum iussa superba miratur: auctoritatem iubentis ac superbiam miratus est Pallas, quam probavit in abscessu Rutulor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15/p. 479/lin. 5 ("Seruius auctus") to vol. 2/lib. 11/comm. ad uers. 15/p. 479/lin. 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49/lin. 19/lin. 1 to vol. 2/lib. 10/p. 349/lin. 19/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VI SOLVS HONOS ACHERONTE SVB IMO EST [[hoc ideo intulit, quia in sexto de insepultis dixit]] centum errant annos volitant que haec litora circum: [[Palinurus Aeneae portus que require Velinos sedibus ut saltem placidis in morte quiescam]].</text:p>
          </table:table-cell>
          <table:table-cell office:value-type="string" calcext:value-type="string">
            <text:p>ecce tertium ex praesenti occasione adplicat et hoc suggerit dubitanter, ne forte permittatur: aut tu, si qua via est, si qua tibi diva creatrix ostendit (neque enim credo sine numine divum flumina tanta paras Stygiam que innare paludem), da dextram misero et te cum me tolle per undas, sedibus ut saltem placidis in morte quiesca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23/p. 480/lin. 15 ("Seruius auctus") to vol. 2/lib. 11/comm. ad uers. 23/p. 480/lin. 1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56/lin. 14/lin. 1 to vol. 1/lib. 6/p. 556/lin. 14/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LVMNO alumnus est qui graece τροφιμος dicitur: quod nomen quia Latinum non est, ut ab eo quod est nutritor, inveniamus eum qui nutritus est, transiit ad nomen aliud et alumnum dixit.</text:p>
          </table:table-cell>
          <table:table-cell office:value-type="string" calcext:value-type="string">
            <text:p>haec forma semper tertiae correptae est in omnibus verbis, a quibuscumque veniat, adeo ut, etsi a verbo primae coniugationis derivetur, ad correptam tamen tertiam transeat, &lt;ut&gt; ab eo quod est hio hias hiasco et per conlisionem seu contractionem hisc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33/p. 481/lin. 17 to vol. 2/lib. 11/comm. ad uers. 33/p. 481/lin. 17 (Schema:)</text:p>
          </table:table-cell>
          <table:table-cell office:value-type="string" calcext:value-type="string">
            <text:p>Anonymus Bobiensis</text:p>
          </table:table-cell>
          <table:table-cell office:value-type="string" calcext:value-type="string">
            <text:p>De uerbo (olim: Macrobii excerpta Bobiensia, pars III: de uerbo) (LLA 636 - TLL MACR. exc. gramm.)</text:p>
          </table:table-cell>
          <table:table-cell office:value-type="string" calcext:value-type="string">
            <text:p>p. 650/lin. 17/ to p. 650/lin. 17/ (Schema:)</text:p>
          </table:table-cell>
          <table:table-cell office:value-type="float" office:value="35" calcext:value-type="float">
            <text:p>35</text:p>
          </table:table-cell>
          <table:table-cell office:value-type="float" office:value="0" calcext:value-type="float">
            <text:p>0</text:p>
          </table:table-cell>
          <table:table-cell office:value-type="string" calcext:value-type="string">
            <text:p>Anonymus Bobiensis</text:p>
          </table:table-cell>
          <table:table-cell/>
          <table:table-cell office:value-type="float" office:value="412" calcext:value-type="float">
            <text:p>412</text:p>
          </table:table-cell>
          <table:table-cell office:value-type="string" calcext:value-type="string">
            <text:p>412-PZBOBVEMA_</text:p>
          </table:table-cell>
        </table:table-row>
        <table:table-row table:style-name="ro1">
          <table:table-cell office:value-type="string" calcext:value-type="string">
            <text:p>ILIADES CRINEM DE MORE SOLVTAE has Aeneae ancillulas intellegimus: nam omnes matres, hoc est mulieres nobiles, in Sicilia remansisse dixit, excepta Euryali matre, de qua legimus quae te sola puer multis e matribus ausa persequitur? [['crinem' autem 'solutae', ut palmis percussa lacertos]].</text:p>
          </table:table-cell>
          <table:table-cell office:value-type="string" calcext:value-type="string">
            <text:p>neu matri miserae tanti sim causa doloris, quae te sola, puer, multis e matribus ausa persequitur magni nec moenia curat Acestae: sed quoniam hoc tempore et in tali causa minus spei ac plus timoris est, disceptationem meam utriusque commodum continentem paucis advert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35/p. 481/lin. 21 to vol. 2/lib. 11/comm. ad uers. 35/p. 481/lin. 2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15/lin. 18/lin. 1 to vol. 2/lib. 9/p. 215/lin. 18/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supra ait 'lacrimis ita fatur obortis', sicut in quinto posuit et fidam sic fatur ad aurem et paulo post intulit dic ait.</text:p>
          </table:table-cell>
          <table:table-cell office:value-type="string" calcext:value-type="string">
            <text:p>et fidam sic fatur ad aurem: facile enim ei consiliorum suorum secreta fundebat cui securus spem fili commiser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42/p. 482/lin. 6 to vol. 2/lib. 11/comm. ad uers. 42/p. 482/lin. 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87/lin. 3/lin. 1 to vol. 1/lib. 5/p. 487/lin. 3/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flere' enim est cum voce lacrimare: unde habemus in sexto continuo auditae voces, vagitus et ingens infantum que animae flentes in limine primo.</text:p>
          </table:table-cell>
          <table:table-cell office:value-type="string" calcext:value-type="string">
            <text:p>Continuo auditae voces vagitus et ingens infantum que animae flentes in limine primo: ubi celeri gressu, non inpediente Cerbero ripa transmissa est, mox ad auris Aeneae sonus lamentabilis venit et vagitus ingens et fletus infanti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59/p. 483/lin. 30 to vol. 2/lib. 11/comm. ad uers. 59/p. 483/lin. 3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63/lin. 4/lin. 1 to vol. 1/lib. 6/p. 563/lin. 4/lin. 1 (Schema:)</text:p>
          </table:table-cell>
          <table:table-cell office:value-type="float" office:value="45" calcext:value-type="float">
            <text:p>4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amen eis sic utimur ut 'quernum vimen', item 'colurnum veru', ut pinguia que in veribus torrebimus exta colurnis, 'ficulnum lignum', ut Horatius olim truncus eram ficulnus, inutile lignum, item 'aprugnum callum'.</text:p>
          </table:table-cell>
          <table:table-cell office:value-type="string" calcext:value-type="string">
            <text:p>[[et aliter: corylos antipharmacon esse aiunt, quod infra manifestum facit dicendo in veribus torrebimus exta colurnis, scilicet ut hostia nocens eo virgulto coquatur, quod vitibus noc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65/p. 484/lin. 13 to vol. 2/lib. 11/comm. ad uers. 65/p. 484/lin. 13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299/p. 244/lin. 23 ("Seruius auctus")/ to lib. 2/comm. ad vers. 299/p. 244/lin. 23 ("Seruius auctus")/ (Schema:)</text:p>
          </table:table-cell>
          <table:table-cell office:value-type="float" office:value="36" calcext:value-type="float">
            <text:p>36</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alii 'equos et tela, quibus spoliaverat hostem' ad Pallantem volunt tantum pertinere, quia in antiquis disciplinis relatum est, quae quisque virtute ornamenta consecutus esset, ut ea mortuum eum condecorarent: Sallustius exuant armis equis que]].</text:p>
          </table:table-cell>
          <table:table-cell office:value-type="string" calcext:value-type="string">
            <text:p>addit equos et tela quibus spoliaverat hostem: est hic quaedam in intellectu colligendo confusi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80/p. 486/lin. 8 ("Seruius auctus") to vol. 2/lib. 11/comm. ad uers. 80/p. 486/lin. 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19/lin. 8/lin. 1 to vol. 2/lib. 11/p. 419/lin. 8/lin. 1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lii 'equos et tela, quibus spoliaverat hostem' ad Pallantem volunt tantum pertinere, quia in antiquis disciplinis relatum est, quae quisque virtute ornamenta consecutus esset, ut ea mortuum eum condecorarent: Sallustius exuant armis equis que]].</text:p>
          </table:table-cell>
          <table:table-cell office:value-type="string" calcext:value-type="string">
            <text:p>multa que praeterea Laurentis praemia pugnae aggerat et longo praedam iubet ordine duci, addit equos et tela, quibus spoliaverat hostem: ubi munus Aeneae et tanti pretii fuit specialitatem tenuit, ubi vero ad ea ventum est quae fusis Italis rapta sunt interposuit generalitat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80/p. 486/lin. 8 ("Seruius auctus") to vol. 2/lib. 11/comm. ad uers. 80/p. 486/lin. 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18/lin. 29/lin. 1 to vol. 2/lib. 11/p. 418/lin. 29/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melius tamen est, iubet truncos ferre ipsos duces, id est ducum spolia, ut tropaea duces ipsos dixerit: sic supra manibus que meis Mezentius hic est [[de tropaeo.</text:p>
          </table:table-cell>
          <table:table-cell office:value-type="string" calcext:value-type="string">
            <text:p>haec sunt spolia et de rege superbo primitiae manibus que meis Mezentius hic est: occiso, inquit, Mezentio maxima pars belli confecta est, reliqua non sunt metuend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84/p. 486/lin. 18 ("Seruius auctus") to vol. 2/lib. 11/comm. ad uers. 84/p. 486/lin. 18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07/lin. 23/lin. 1 to vol. 2/lib. 11/p. 407/lin. 23/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hoc est quod ait supra et toto lectos ex agmine mittit mille viros.</text:p>
          </table:table-cell>
          <table:table-cell office:value-type="string" calcext:value-type="string">
            <text:p>et hoc est, quod ait supra votis respondet avari agricola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92/p. 487/lin. 23 to vol. 2/lib. 11/comm. ad uers. 92/p. 487/lin. 23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99/p. 155/lin. 17/ to lib. 1/comm. ad vers. 99/p. 155/lin. 17/ (Schema:)</text:p>
          </table:table-cell>
          <table:table-cell office:value-type="float" office:value="54" calcext:value-type="float">
            <text:p>54</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et hoc est quod ait supra et toto lectos ex agmine mittit mille viros.</text:p>
          </table:table-cell>
          <table:table-cell office:value-type="string" calcext:value-type="string">
            <text:p>ALTERNIS IGITVR C(ONTENDERE) V(ERSIBUS) hoc est quod ait supra et respondere parat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92/p. 487/lin. 23 to vol. 2/lib. 11/comm. ad uers. 92/p. 487/lin. 23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7/vers. 18/p. 84/lin. 19/ to Comm. in Buc. 7/vers. 18/p. 84/lin. 19/ (Schema:)</text:p>
          </table:table-cell>
          <table:table-cell office:value-type="float" office:value="44" calcext:value-type="float">
            <text:p>44</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et hoc est quod ait supra et toto lectos ex agmine mittit mille viros.</text:p>
          </table:table-cell>
          <table:table-cell office:value-type="string" calcext:value-type="string">
            <text:p>Haec ubi deflevit, tolli miserabile corpus imperat et toto lectos ex agmine mittit mille viros: cum talia dixisset et tanta, tolli iam praecepit funus et in eius pompam viros mille ex omnibus lectos iubet exi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92/p. 487/lin. 23 to vol. 2/lib. 11/comm. ad uers. 92/p. 487/lin. 2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16/lin. 5/lin. 1 to vol. 2/lib. 11/p. 416/lin. 5/lin. 1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velari' autem ornari et illo loco significat victori velatum auro vittis que iuvencum, cum vittis non aut velentur aut coronentur victimae, sed ornentur: [[aut certe 'velati' ab omni iniuria tecti iure gentium]].</text:p>
          </table:table-cell>
          <table:table-cell office:value-type="string" calcext:value-type="string">
            <text:p>victori velatum auro vittis que iuvencum, ensem atque insignem galeam solacia victo: ut praemium esset victoris, quoniam in eo fuit utilitas, victi autem solacium, quoniam in speciebus non magni pretii non magnum esse commodum potu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101/p. 489/lin. 6 ("Seruius auctus") to vol. 2/lib. 11/comm. ad uers. 101/p. 489/lin. 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65/lin. 10/lin. 1 to vol. 1/lib. 5/p. 465/lin. 10/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FATALES MOLES quia audierat [[nec veni,]] nisi fata locum sedem que dedissent.</text:p>
          </table:table-cell>
          <table:table-cell office:value-type="string" calcext:value-type="string">
            <text:p>nec veni, nisi fata locum sedem que dedissent: haec dicendo ostendit caesos poenas dedisse admissi sacrilegi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130/p. 491/lin. 24 ("Seruius auctus") to vol. 2/lib. 11/comm. ad uers. 130/p. 491/lin. 2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23/lin. 31/lin. 1 to vol. 2/lib. 11/p. 423/lin. 31/lin. 1 (Schema:)</text:p>
          </table:table-cell>
          <table:table-cell office:value-type="float" office:value="49" calcext:value-type="float">
            <text:p>4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FATALES MOLES quia audierat [[nec veni,]] nisi fata locum sedem que dedissent.</text:p>
          </table:table-cell>
          <table:table-cell office:value-type="string" calcext:value-type="string">
            <text:p>nec veni, nisi fata locum sedem que dedissent: non invasi alienum imperium nec sponte in haec loca, sed fatis urgentibus veni: eadem mihi et locum et sedem istarum deputavere terrar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130/p. 491/lin. 24 ("Seruius auctus") to vol. 2/lib. 11/comm. ad uers. 130/p. 491/lin. 2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24/lin. 5/lin. 1 to vol. 2/lib. 11/p. 424/lin. 5/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uno enim eodem que die et fortiter fecit et periit, ut haec te prima dies bello dedit, haec eadem aufert.</text:p>
          </table:table-cell>
          <table:table-cell office:value-type="string" calcext:value-type="string">
            <text:p>denique sequenti dictione ipse aperit poeta quid adferret dolorem, quid ostenderet decus: haec, inquit, te prima dies bello dedit, haec eadem aufert: pars ista pertinet ad dolor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141/p. 492/lin. 22 to vol. 2/lib. 11/comm. ad uers. 141/p. 492/lin. 2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57/lin. 18/lin. 1 to vol. 2/lib. 10/p. 357/lin. 18/lin. 1 (Schema:)</text:p>
          </table:table-cell>
          <table:table-cell office:value-type="float" office:value="51" calcext:value-type="float">
            <text:p>5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ruere' autem, id est magna velocitate ferri, ut excitum ruit ad portus et ruunt que effusi carcere currus.</text:p>
          </table:table-cell>
          <table:table-cell office:value-type="string" calcext:value-type="string">
            <text:p>nam inanimalia quando terrentur? aut quomodo scivit Italiam tremuisse, ad quam nondum venerat? at genus e silvis Cyclopum et montibus altis excitum ruit ad portus et litora conplent: quanta multitudo fuit, ut litora Cyclopes conplevisse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142/p. 493/lin. 5 ("Seruius auctus") to vol. 2/lib. 11/comm. ad uers. 142/p. 493/lin. 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49/lin. 6/lin. 1 to vol. 1/lib. 3/p. 349/lin. 8/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V QVOQVE NVNC STARES INMANIS TRVNCVS IN ARMIS [[id est in trunco armatus,]] sicut isti duces, de quibus haec sunt tropaea: nam supra ait indutos que iubet truncos hostilibus armis ipsos ferre duces.</text:p>
          </table:table-cell>
          <table:table-cell office:value-type="string" calcext:value-type="string">
            <text:p>indutos que iubet truncos hostilibus armis ipsos ferre duces inimica que nomina figi: duces iubet tropaea portare cum nominibus occisor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173/p. 496/lin. 26 ("Seruius auctus") to vol. 2/lib. 11/comm. ad uers. 173/p. 496/lin. 2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19/lin. 21/lin. 1 to vol. 2/lib. 11/p. 419/lin. 21/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MERITIS SVSTENTAT FAMA TROPAEIS [[vel]] quia multos occiderat, ut etiam ipse dicturus est: [[vel secundum illud sunt oppida multa capta manu]].</text:p>
          </table:table-cell>
          <table:table-cell office:value-type="string" calcext:value-type="string">
            <text:p>sunt tibi regna patris Dauni, sunt oppida multa capta manu nec non aurum que animus que Latino es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224/p. 501/lin. 14 ("Seruius auctus") to vol. 2/lib. 11/comm. ad uers. 224/p. 501/lin. 1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550/lin. 10/lin. 1 to vol. 2/lib. 12/p. 550/lin. 10/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merito ergo ad domum regis, quasi ad locum [[gentibus]] publicum, convocatur senatus: nam ait in septimo tali intus templo divum patria que Latinus sede sedens.</text:p>
          </table:table-cell>
          <table:table-cell office:value-type="string" calcext:value-type="string">
            <text:p>tali intus templo divum patria que Latinus sede sedens Teucros ad sese intra tecta vocari imperat: intra tecta dixit, quae descripta non su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235/p. 502/lin. 19 ("Seruius auctus") to vol. 2/lib. 11/comm. ad uers. 235/p. 502/lin. 1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29/lin. 25/lin. 1 to vol. 2/lib. 7/p. 29/lin. 25/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nde laudem Aeneae ita addidit, ut suam laudem servaret: ibi enim ubi se excusat, non hoc ait, quia fortis est non adero, sed illud 'quicumque Iliacos ferro violavimus agros', quasi hoc fatum fuerit omnium</text:p>
          </table:table-cell>
          <table:table-cell office:value-type="string" calcext:value-type="string">
            <text:p>huius loci ordinatur sensus sic: quicumque Iliacos ferro violavimus agros infanda per orbem supplicia et scelerum poenas expendimus omnes: omnes ad homines pertinet, non ad poenas, ut sit omnes nos scelerum poenas expendim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243/p. 504/lin. 12 ("Seruius auctus") to vol. 2/lib. 11/comm. ad uers. 243/p. 504/lin. 1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48/lin. 25/lin. 1 to vol. 2/lib. 11/p. 448/lin. 25/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ic ubi suadet pacem, aperte dicit, pares mihi non estis, et ait 'experto credite, quantus in clipeum adsurgat, quo turbine torqueat hastam', id est ego fatum timeo, vos virtutem timere debetis.</text:p>
          </table:table-cell>
          <table:table-cell office:value-type="string" calcext:value-type="string">
            <text:p>experto credite quantus in clipeum adsurgat, quo turbine torqueat hastam: sunt qui sic istum locum exponant, quasi Diomedes se dicat expertum cuius esset ille virtutis sibi que credendum qui dixisset stetimus tela aspera contra contulimus que man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243/p. 504/lin. 12 ("Seruius auctus") to vol. 2/lib. 11/comm. ad uers. 243/p. 504/lin. 1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53/lin. 3/lin. 1 to vol. 2/lib. 11/p. 453/lin. 3/lin. 1 (Schema:)</text:p>
          </table:table-cell>
          <table:table-cell office:value-type="float" office:value="47" calcext:value-type="float">
            <text:p>4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legimus aurea quae perhibent, illo sub rege fuere saecula, sic placida populos in pace regebat.</text:p>
          </table:table-cell>
          <table:table-cell office:value-type="string" calcext:value-type="string">
            <text:p>aurea quae perhibent illo sub rege fuere saecula: saecula, inquit, quae aureo nomine appellari consueverunt, fuerunt ipso regnant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252/p. 507/lin. 7 to vol. 2/lib. 11/comm. ad uers. 252/p. 507/lin. 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60/lin. 19/lin. 1 to vol. 2/lib. 8/p. 160/lin. 19/lin. 1 (Schema:)</text:p>
          </table:table-cell>
          <table:table-cell office:value-type="float" office:value="58" calcext:value-type="float">
            <text:p>5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VOS SIMOIS PREMAT ILLE VIROS id est toto orbe celebris: [[et 'premat' quasi hostes:]] alibi ubi tot Simois correpta sub undis scuta virum galeas que et fortia corpora volvit.</text:p>
          </table:table-cell>
          <table:table-cell office:value-type="string" calcext:value-type="string">
            <text:p>atque ut hoc confirmaret, ait o Danaum fortissime gentis, inde rursum ad aliud raptus est dicens Tydide, me ne Iliacis occumbere campis non potuisse tua que animam hanc effundere dextra, saevus ubi Aeacidae telo iacet Hector, ubi ingens Sarpedon, ubi tot Simois &lt;correpta sub undis scuta virum galeas que et fortia&gt; corpora volv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257/p. 507/lin. 27 ("Seruius auctus") to vol. 2/lib. 11/comm. ad uers. 257/p. 507/lin. 2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33/lin. 6/lin. 4 to vol. 1/lib. 1/p. 33/lin. 6/lin. 4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yrrho autem quid contigerit manifestum est: nam, ut in tertio legimus, cum vellet ducere Hermionen, Oresti ante desponsatam, ab eo est inter aras Apollinis interemptus: unde est scelerum furiis agitatus Orestes excipit incautum patrias que obtruncat ad aras.</text:p>
          </table:table-cell>
          <table:table-cell office:value-type="string" calcext:value-type="string">
            <text:p>ast illum, inquit, creptae magno inflammatus amore coniugis et scelerum furiis agitatus Orestes excipit incautum patrias que obtruncat ad aras: Orestes iniuriam dolens ereptae sibi uxoris, magno amore eius exagitatus ultus est se et ad aras patrias incautum mactavit adulter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264/p. 510/lin. 12 to vol. 2/lib. 11/comm. ad uers. 264/p. 510/lin. 1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12/lin. 27/lin. 1 to vol. 1/lib. 3/p. 312/lin. 27/lin. 1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melius tamen est ut 'devicta Asia' legamus, secundum quod 'subsedit' erit remansit, ut extremus galea que ima subsedit Acestes, ut sit sensus: Asia propter adulterium pertulit bella, quae remanente adultero finita esse nihil profuit, ut cum indignatione sit dictum, dum primum vindicatur adulterium, aliud rursus emersit.</text:p>
          </table:table-cell>
          <table:table-cell office:value-type="string" calcext:value-type="string">
            <text:p>extremus galea que ima subsedit Acestes ausus et ipse manu iuvenum temptare laborem: non Acestes, sed Acestis nomen subsedit in galea, quem duci necesse non fuerat, quia in uno et solo esse non potuit sortis incert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268/p. 511/lin. 18 to vol. 2/lib. 11/comm. ad uers. 268/p. 511/lin. 1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80/lin. 29/lin. 1 to vol. 1/lib. 5/p. 480/lin. 29/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finita est auxiliorum negatio: unde et paulo post Venulus ita dividit dicens 'et responsa simul quae sint, rex optime, regis audisti et quae sit magno sententia bello', scilicet audisti et quemadmodum negarit auxilia, et quod nobis dederit de pace consilium.</text:p>
          </table:table-cell>
          <table:table-cell office:value-type="string" calcext:value-type="string">
            <text:p>et responsa simul quae sint, rex optime, regis audisti et quae sit magno sententia bello: simul necessarie posu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281/p. 514/lin. 1 to vol. 2/lib. 11/comm. ad uers. 281/p. 514/lin. 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55/lin. 2/lin. 1 to vol. 2/lib. 11/p. 455/lin. 2/lin. 1 (Schema:)</text:p>
          </table:table-cell>
          <table:table-cell office:value-type="float" office:value="55" calcext:value-type="float">
            <text:p>5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FREMVNT RIPAE antiqui aquae sonitus 'fremitus' dicebant: Ennius ratibus que fremebat imber Neptuni]].</text:p>
          </table:table-cell>
          <table:table-cell office:value-type="string" calcext:value-type="string">
            <text:p>nonnulli vero ob hoc 'cui prima frementem fudit aquam' legunt, quod veteres murmura aquae fremitum dicebant: Ennius ager oppletus imbrium fremitu et denuo ratibus que fremebat imber Neptuni, Vergilius in X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299/p. 515/lin. 4 ("Seruius auctus") to vol. 2/lib. 11/comm. ad uers. 299/p. 515/lin. 4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12/p. 134/lin. 15 ("Seruius auctus")/ to lib. 1/comm. ad vers. 12/p. 134/lin. 15 ("Seruius auctus")/ (Schema:)</text:p>
          </table:table-cell>
          <table:table-cell office:value-type="float" office:value="48" calcext:value-type="float">
            <text:p>48</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et enarrat cur 'inportunum', dicens 'cum gente deorum invictis que viris' gerimus'.</text:p>
          </table:table-cell>
          <table:table-cell office:value-type="string" calcext:value-type="string">
            <text:p>quid proderit clausis inane quod gerimus? in quam nitimur partem qui pugnare non possumus nec audemus et quorum adflicta penitus subversa que fortuna est? bellum inportunum, cives, cum gente deorum invictis que viris gerimus, quos nulla fatigant proelia nec victi possunt absistere ferro: congessit omnia quae dissuasioni congrueba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305/p. 515/lin. 26 ("Seruius auctus") to vol. 2/lib. 11/comm. ad uers. 305/p. 515/lin. 2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58/lin. 12/lin. 1 to vol. 2/lib. 11/p. 458/lin. 15/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RAS Turni, an omnium qui bellum detestabantur?]] REM NVLLI OBSCVRAM callide et oratorie agit et in omnibus adulatorie respondet dictis Latini: supra enim ille dixerat ante oculos inter que manus sunt omnia vestras.</text:p>
          </table:table-cell>
          <table:table-cell office:value-type="string" calcext:value-type="string">
            <text:p>quia dici potuit si auxilia denegata sunt, aderimus nobis nostra virtute, ideo dixit spes sibi quisque, sed et hoc ademit eis subdendo sed haec quam angusta videtis, cetera qua rerum iaceant perculsa ruina ante oculos inter que manus sunt omnia vestras: et si, inquit, posset provenire ut sua quemque virtus defenderet a periculis belli, iam non potes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342/p. 521/lin. 3 ("Seruius auctus") to vol. 2/lib. 11/comm. ad uers. 343/p. 521/lin. 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59/lin. 10/lin. 1 to vol. 2/lib. 11/p. 459/lin. 10/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lias 'dubitant', ut mussat rex ipse Latinus quos generos vocet</text:p>
          </table:table-cell>
          <table:table-cell office:value-type="string" calcext:value-type="string">
            <text:p>non possunt mussare boni, qui factam labore enixi militiam peperere, interdum et pro dubitare, ut mussat rex ipse Latinus, quos generos voc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345/p. 521/lin. 26 ("Seruius auctus") to vol. 2/lib. 11/comm. ad uers. 345/p. 521/lin. 26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188/p. 334/lin. 21 ("Seruius auctus")/ to lib. 4/comm. ad vers. 188/p. 334/lin. 21 ("Seruius auctus")/ (Schema:)</text:p>
          </table:table-cell>
          <table:table-cell office:value-type="float" office:value="56" calcext:value-type="float">
            <text:p>56</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deinde diximus Drancem librare se ad orationem Latini: unde nunc dicit 'et caelum territat armis', quia audierat 'bellum inportunum, cives, cum gente deorum', [[id est contra eos pugnat, qui favore (deorum) nituntur.</text:p>
          </table:table-cell>
          <table:table-cell office:value-type="string" calcext:value-type="string">
            <text:p>quid proderit clausis inane quod gerimus? in quam nitimur partem qui pugnare non possumus nec audemus et quorum adflicta penitus subversa que fortuna est? bellum inportunum, cives, cum gente deorum invictis que viris gerimus, quos nulla fatigant proelia nec victi possunt absistere ferro: congessit omnia quae dissuasioni congrueba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351/p. 522/lin. 22 ("Seruius auctus") to vol. 2/lib. 11/comm. ad uers. 351/p. 522/lin. 2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58/lin. 12/lin. 1 to vol. 2/lib. 11/p. 458/lin. 15/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MVS IN ADVERSOS contra illud illum aspice contra, qui vocat]].</text:p>
          </table:table-cell>
          <table:table-cell office:value-type="string" calcext:value-type="string">
            <text:p>solum Aeneas vocat: verba repetit Drancis, quia supra dixit illum aspice contra qui voc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389/p. 526/lin. 23 ("Seruius auctus") to vol. 2/lib. 11/comm. ad uers. 389/p. 526/lin. 2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82/lin. 16/lin. 1 to vol. 2/lib. 11/p. 482/lin. 16/lin. 1 (Schema:)</text:p>
          </table:table-cell>
          <table:table-cell office:value-type="float" office:value="48" calcext:value-type="float">
            <text:p>4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roinde omnia magno ne cessa turbare metu': cetera per parenthesin dicta sunt, [[hoc est 'capiti cane talia demens Dardanio' et cetera]].</text:p>
          </table:table-cell>
          <table:table-cell office:value-type="string" calcext:value-type="string">
            <text:p>proinde omnia magno ne cessa turbare metu atque extollere viris gentis bis victae: proinde, quia haec canis, ne cessa turbare terroribus omnia et laudare eos qui vinci consueru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400/p. 527/lin. 21 ("Seruius auctus") to vol. 2/lib. 11/comm. ad uers. 400/p. 527/lin. 2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76/lin. 9/lin. 1 to vol. 2/lib. 11/p. 476/lin. 9/lin. 1 (Schema:)</text:p>
          </table:table-cell>
          <table:table-cell office:value-type="float" office:value="52" calcext:value-type="float">
            <text:p>5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CERBAT nomen sine verbi origine: non enim facit 'acerbo']].</text:p>
          </table:table-cell>
          <table:table-cell office:value-type="string" calcext:value-type="string">
            <text:p>IGNOSCENDA QVIDEM S(CIRENT) S(I) I(GNOSCERE) M(ANES) participium sine verbi origine: non enim facit 'ignoscor', sicut nec 'triumphor', 'regno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407/p. 528/lin. 14 ("Seruius auctus") to vol. 2/lib. 11/comm. ad uers. 407/p. 528/lin. 14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488/p. 356/lin. 16/ to lib. 4/comm. ad vers. 488/p. 356/lin. 16/ (Schema:)</text:p>
          </table:table-cell>
          <table:table-cell office:value-type="float" office:value="49" calcext:value-type="float">
            <text:p>49</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et videtur voluisse dicere: si solitae quicquam virtutis adesset, numquam ad hoc cogeremur</text:p>
          </table:table-cell>
          <table:table-cell office:value-type="string" calcext:value-type="string">
            <text:p>quamquam o si solitae quicquam virtutis adess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415/p. 529/lin. 13 ("Seruius auctus") to vol. 2/lib. 11/comm. ad uers. 415/p. 529/lin. 1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78/lin. 24/lin. 1 to vol. 2/lib. 11/p. 478/lin. 24/lin. 1 (Schema:)</text:p>
          </table:table-cell>
          <table:table-cell office:value-type="float" office:value="55" calcext:value-type="float">
            <text:p>5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LVSIT decepit, ut quid natum totiens, crudelis tu quoque, falsis ludis imaginibus? ET IN SOLIDO RVRSVS FORTVNA LOCAVIT subaudis 'multos'.</text:p>
          </table:table-cell>
          <table:table-cell office:value-type="string" calcext:value-type="string">
            <text:p>sed ille, quando repentino interstitio eam gradiendo vel currendo sequi non potuit, secutus est voce: quid natum totiens, crudelis tu quoque, falsis ludis imaginibus? cur dextrae iungere dextram non datur ac veras audire et reddere voces? incusatio est non contumeliosa aut de amaritudine veniens, sed de religione et adfectu.</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427/p. 531/lin. 12 to vol. 2/lib. 11/comm. ad uers. 427/p. 531/lin. 1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87/lin. 22/lin. 4 to vol. 1/lib. 1/p. 87/lin. 26/lin. 4 (Schema:)</text:p>
          </table:table-cell>
          <table:table-cell office:value-type="float" office:value="41" calcext:value-type="float">
            <text:p>4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T MESSAPVS ERIT FELIX QVE TOLVMNIVS bene duo iunxit quae quaeruntur in bello, fortitudinem et felicitatem: nam de Messapo iam legimus quem neque fas igni cuiquam, nec sternere ferro.</text:p>
          </table:table-cell>
          <table:table-cell office:value-type="string" calcext:value-type="string">
            <text:p>quem neque fas igni cuiquam nec sternere ferro: hunc, quod esset ex eodem genitus, nullus poterat igni vel ferro consume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429/p. 531/lin. 22 to vol. 2/lib. 11/comm. ad uers. 429/p. 531/lin. 2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101/lin. 3/lin. 1 to vol. 2/lib. 7/p. 101/lin. 3/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OGITE CONCILIVM Drancis vitium omnibus exprobrat, quod belli tempore in curiam conveniant, ut larga quidem semper Drance tibi copia fandi tum cum bella manus poscunt]].</text:p>
          </table:table-cell>
          <table:table-cell office:value-type="string" calcext:value-type="string">
            <text:p>larga quidem semper, Drance, tibi copia fandi tunc cum bella manus poscunt patribus que vocatis primus ades: praepostera est, inquit, Drance, eloquentia tu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460/p. 534/lin. 24 ("Seruius auctus") to vol. 2/lib. 11/comm. ad uers. 460/p. 534/lin. 2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73/lin. 5/lin. 1 to vol. 2/lib. 11/p. 473/lin. 5/lin. 1 (Schema:)</text:p>
          </table:table-cell>
          <table:table-cell office:value-type="float" office:value="43" calcext:value-type="float">
            <text:p>4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EDENTES pigri, ut inmunis que sedens aliena ad pabula fucus: [[vel 'sedentes' invidiose, ut sedeant spectent que Latini]].</text:p>
          </table:table-cell>
          <table:table-cell office:value-type="string" calcext:value-type="string">
            <text:p>quod ait sedet, officium perpetuum sedendi significat, hoc verbo et in georgicis usus est dicens inmunis que sedens aliena ad pabula fucus, ut ostenderet continuationem facti et illum sine intermissione aliqua alienis laboribus consumendis semper intent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460/p. 534/lin. 27 ("Seruius auctus") to vol. 2/lib. 11/comm. ad uers. 460/p. 534/lin. 2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84/lin. 8/lin. 1 to vol. 1/lib. 6/p. 584/lin. 8/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RMARI EDICE figura est, dic ut armentur: [[verbum verbo iunxit, ut tu das epulis accumbere divum]].</text:p>
          </table:table-cell>
          <table:table-cell office:value-type="string" calcext:value-type="string">
            <text:p>hinc est, quod Iunoni agit in primo Aeolus gratias, quod per eius beneficia divinos honores meruit, ut tu das epulis accumbere div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463/p. 535/lin. 1 ("Seruius auctus") to vol. 2/lib. 11/comm. ad uers. 463/p. 535/lin. 1 ("Seruius auctus")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4/vers. 62/p. 53/lin. 10/ to Comm. in Buc. 4/vers. 62/p. 53/lin. 10/ (Schema:)</text:p>
          </table:table-cell>
          <table:table-cell office:value-type="float" office:value="44" calcext:value-type="float">
            <text:p>44</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ARMARI EDICE figura est, dic ut armentur: [[verbum verbo iunxit, ut tu das epulis accumbere divum]].</text:p>
          </table:table-cell>
          <table:table-cell office:value-type="string" calcext:value-type="string">
            <text:p>addidit tu sceptra Iovem que concilias: ipsum, inquit, Iovem ut propitium habeam tu facis et, ut memorem se omnium beneficiorum Iunonis ostenderet, addidit tu das epulis accumbere divum &lt;nimborum que facis tempestatum que potentem&g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463/p. 535/lin. 1 ("Seruius auctus") to vol. 2/lib. 11/comm. ad uers. 463/p. 535/lin. 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30/lin. 19/lin. 4 to vol. 1/lib. 1/p. 30/lin. 19/lin. 4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roelium autem tubae indicant, ut at tuba terribilem sonitum procul aere canoro increpuit.</text:p>
          </table:table-cell>
          <table:table-cell office:value-type="string" calcext:value-type="string">
            <text:p>dactylico tali facile est hoc noscere versu,at tuba terribilem sonitum procul aere recurv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474/p. 536/lin. 15 to vol. 2/lib. 11/comm. ad uers. 474/p. 536/lin. 15 (Schema:)</text:p>
          </table:table-cell>
          <table:table-cell office:value-type="string" calcext:value-type="string">
            <text:p>Terentianus Maurus</text:p>
          </table:table-cell>
          <table:table-cell office:value-type="string" calcext:value-type="string">
            <text:p>De metris (LLA 493.4 - TLL TER. MAVR. vers. 1300 - TER. MAVR. vers. 2981)</text:p>
          </table:table-cell>
          <table:table-cell office:value-type="string" calcext:value-type="string">
            <text:p>p. 380/vers. 1854/ to p. 380/vers. 1854/ (Schema:)</text:p>
          </table:table-cell>
          <table:table-cell office:value-type="float" office:value="57" calcext:value-type="float">
            <text:p>57</text:p>
          </table:table-cell>
          <table:table-cell office:value-type="float" office:value="200" calcext:value-type="float">
            <text:p>200</text:p>
          </table:table-cell>
          <table:table-cell office:value-type="string" calcext:value-type="string">
            <text:p>Terentianus Maurus</text:p>
          </table:table-cell>
          <table:table-cell/>
          <table:table-cell office:value-type="float" office:value="404" calcext:value-type="float">
            <text:p>404</text:p>
          </table:table-cell>
          <table:table-cell office:value-type="string" calcext:value-type="string">
            <text:p>404-PTEMAMETR_</text:p>
          </table:table-cell>
        </table:table-row>
        <table:table-row table:style-name="ro1">
          <table:table-cell office:value-type="string" calcext:value-type="string">
            <text:p>proelium autem tubae indicant, ut at tuba terribilem sonitum procul aere canoro increpuit.</text:p>
          </table:table-cell>
          <table:table-cell office:value-type="string" calcext:value-type="string">
            <text:p>At tuba terribilem sonitum procul aere canoro increpuit, sequitur clamor caelum que remugit: Rutuli, qui ad hoc venerant, ut dimicarent, accensi quoque ex facto dederunt belli signum per tubam tanto nisu, ut ferali cantu oppleta fuissent universa et remugiret cael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474/p. 536/lin. 15 to vol. 2/lib. 11/comm. ad uers. 474/p. 536/lin. 1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55/lin. 9/lin. 1 to vol. 2/lib. 9/p. 255/lin. 9/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VBVEHITVR proprie: matronae enim pilentis vehebantur ad templa pergentes, ut pilentis matres in mollibus.</text:p>
          </table:table-cell>
          <table:table-cell office:value-type="string" calcext:value-type="string">
            <text:p>TIBI QVE OSCILLA EX ALTA S(VSPENDVNT) M(OLLIA) P(INV) 'mollia' pensilia, ut pilentis matres in mollibu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478/p. 537/lin. 6 to vol. 2/lib. 11/comm. ad uers. 478/p. 537/lin. 6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389/p. 253/lin. 15/ to lib. 2/comm. ad vers. 389/p. 253/lin. 15/ (Schema:)</text:p>
          </table:table-cell>
          <table:table-cell office:value-type="float" office:value="46" calcext:value-type="float">
            <text:p>46</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POTITVS venit ab eo quod est 'potior potiris': nam subnixus rapto potitur, [[venit]] ab eo quod est 'potior poteris': nam, ut etiam supra diximus, verbum hoc modo tertiae, modo quartae invenitur esse coniugationis.</text:p>
          </table:table-cell>
          <table:table-cell office:value-type="string" calcext:value-type="string">
            <text:p>HOS NATVRA MODOS PRIMVM DEDIT bene 'primum': nam ut etiam supra diximus, favor naturae fuit etiam ad alios inveniendo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493/p. 539/lin. 3 ("Seruius auctus") to vol. 2/lib. 11/comm. ad uers. 493/p. 539/lin. 3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20/p. 219/lin. 26/ to lib. 2/comm. ad vers. 20/p. 219/lin. 26/ (Schema:)</text:p>
          </table:table-cell>
          <table:table-cell office:value-type="float" office:value="37" calcext:value-type="float">
            <text:p>37</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partire' autem ideo, quia illa dixerat 'sola que Tyrrhenos equites ire obvia contra'.</text:p>
          </table:table-cell>
          <table:table-cell office:value-type="string" calcext:value-type="string">
            <text:p>ait enim &lt;sola que Tyrrhenos equites ire obvia contra&gt; me sine prima manu temptare pericula belli: permitte ut ego primas belli partis excipia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509/p. 540/lin. 19 to vol. 2/lib. 11/comm. ad uers. 509/p. 540/lin. 1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90/lin. 24/lin. 1 to vol. 2/lib. 11/p. 490/lin. 24/lin. 1 (Schema:)</text:p>
          </table:table-cell>
          <table:table-cell office:value-type="float" office:value="43" calcext:value-type="float">
            <text:p>4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 autem dicamus 'opem', auxilium intellegimus: Terentius Iuno Lucina fer opem</text:p>
          </table:table-cell>
          <table:table-cell office:value-type="string" calcext:value-type="string">
            <text:p>[[et aliter: Lucina dicta Iuno eo quod lucem nascentibus praestare dicatur: sic Terentius Iuno Lucina fer opem, serva me obsecr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532/p. 542/lin. 10 to vol. 2/lib. 11/comm. ad uers. 532/p. 542/lin. 10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3/comm. ad vers. 60/p. 281/lin. 7 ("Seruius auctus")/ to lib. 3/comm. ad vers. 60/p. 281/lin. 7 ("Seruius auctus")/ (Schema:)</text:p>
          </table:table-cell>
          <table:table-cell office:value-type="float" office:value="42" calcext:value-type="float">
            <text:p>42</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infelix' autem 'Camilla']] non eo tempore quo evasit, sed nunc infelix: plerumque enim epitheta praesentis temporis sunt, licet in peractis negotiis, ut in secundo infelix qua se, dum regna manebant, saepius Andromache ferre incomitata solebat.</text:p>
          </table:table-cell>
          <table:table-cell office:value-type="string" calcext:value-type="string">
            <text:p>limen erat caecae que fores et pervius usus tectorum inter se Priami postes que relicti a tergo, infelix qua se, dum regna manebant, saepius Andromache ferre incomitata solebat ad soceros et avo puerum Astyanacta trahebat: praebuit mihi adeundi facultatem locus, cuius cognitionem habere potui utpote Priami et civis et gener, idem ex hac causa incognitus hostibus, quod a tergo domus relictas fores habuiss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563/p. 545/lin. 20 ("Seruius auctus") to vol. 2/lib. 11/comm. ad uers. 563/p. 545/lin. 20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211/lin. 9/lin. 1 to vol. 1/lib. 2/p. 211/lin. 9/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inc est multae illam frustra Tyrrhena per oppida matres optavere nurum: quod non procederet, nisi inter eos essent iura conubii.</text:p>
          </table:table-cell>
          <table:table-cell office:value-type="string" calcext:value-type="string">
            <text:p>multae illam frustra Tyrrhena per oppida matres optavere nurum: iam felici rumore percrebuerat, ut multas illam matres nurum frustra constaret optass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567/p. 546/lin. 8 to vol. 2/lib. 11/comm. ad uers. 567/p. 546/lin. 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505/lin. 7/lin. 1 to vol. 2/lib. 11/p. 505/lin. 7/lin. 1 (Schema:)</text:p>
          </table:table-cell>
          <table:table-cell office:value-type="float" office:value="64" calcext:value-type="float">
            <text:p>6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ic ergo totius rei et praecipue sacrationis aliud agens poeta mentionem inseruit, dicens 'hac quicumque sacrum violarit vulnere corpus, Tros Italus ve, mihi pariter det sanguine poenas'.</text:p>
          </table:table-cell>
          <table:table-cell office:value-type="string" calcext:value-type="string">
            <text:p>namque dixit hac quicumque sacrum violarit vulnere corpus, Tros Italus que, mihi pariter det sanguine poena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591/p. 548/lin. 26 ("Seruius auctus") to vol. 2/lib. 11/comm. ad uers. 591/p. 548/lin. 2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507/lin. 17/lin. 1 to vol. 2/lib. 11/p. 507/lin. 17/lin. 1 (Schema:)</text:p>
          </table:table-cell>
          <table:table-cell office:value-type="float" office:value="69" calcext:value-type="float">
            <text:p>6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ic ergo totius rei et praecipue sacrationis aliud agens poeta mentionem inseruit, dicens 'hac quicumque sacrum violarit vulnere corpus, Tros Italus ve, mihi pariter det sanguine poenas'.</text:p>
          </table:table-cell>
          <table:table-cell office:value-type="string" calcext:value-type="string">
            <text:p>haec cape et ultricem pharetra deprome sagittam, quandoquidem fatis urgetur iniquis: hac quicumque sacrum violarit vulnere corpus, Tros Italus que, mihi pariter det sanguine poena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591/p. 548/lin. 26 ("Seruius auctus") to vol. 2/lib. 11/comm. ad uers. 591/p. 548/lin. 2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506/lin. 25/lin. 1 to vol. 2/lib. 11/p. 506/lin. 25/lin. 1 (Schema:)</text:p>
          </table:table-cell>
          <table:table-cell office:value-type="float" office:value="67" calcext:value-type="float">
            <text:p>6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ic ergo totius rei et praecipue sacrationis aliud agens poeta mentionem inseruit, dicens 'hac quicumque sacrum violarit vulnere corpus, Tros Italus ve, mihi pariter det sanguine poenas'.</text:p>
          </table:table-cell>
          <table:table-cell office:value-type="string" calcext:value-type="string">
            <text:p>haec cape et ultricem pharetra deprome sagittam: hac quicumque sacrum violarit vulnere corpus, Tros Italus que, mihi pariter det sanguine poenas&gt;: quia potuit dici cur non subvenis periclitanti aut eam non subtrahis bello? ad hoc respondentis partibus functa extremis, inquit, fatis urgetur, nullo potest auxilio sublevari, quia necesse est fieri quod fatorum ratione debe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591/p. 548/lin. 26 ("Seruius auctus") to vol. 2/lib. 11/comm. ad uers. 591/p. 548/lin. 2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506/lin. 11/lin. 1 to vol. 2/lib. 11/p. 506/lin. 18/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quam rem hic dicunt praestruxisse Vergilium: et re vera sic ubique loquitur, ut incertum sit Arruns de cuius partibus fuerit: unde est et illud da, pater, hoc nostris aboleri dedecus armis.</text:p>
          </table:table-cell>
          <table:table-cell office:value-type="string" calcext:value-type="string">
            <text:p>post laudem, quam desideriis praeferri convenerat, post commendationem sui petitionis adicit summam: da, pater, hoc nostris aboleri dedecus armis, omnipotens: grande, inquit, praestabis beneficium, si nostrorum armorum dedecus aboleatur et pere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592/p. 549/lin. 5 to vol. 2/lib. 11/comm. ad uers. 592/p. 549/lin. 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530/lin. 24/lin. 1 to vol. 2/lib. 11/p. 530/lin. 24/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MISERANDAE CORPVS haec in oeconomia praeiudicia nominantur, quotiens negotii futuri exitus tollitur: vult enim nos de Camillae cadavere nihil ulterius expectare: sicut fecit in primo tu faciem illius noctem non amplius unam falle dolo, quod praemissum sustulit commemorationem, quando vel Cupido discesserit vel Ascanius sit reversus.</text:p>
          </table:table-cell>
          <table:table-cell office:value-type="string" calcext:value-type="string">
            <text:p>designat igitur tempus quod amoribus oportunum est, designat etiam locum: tu, inquit, faciem illius noctem non amplius unam falle dolo et notos pueri puer indue vultus, ut, cum te gremio accipiet laetissima Dido regalis inter mensas laticem que Lyaeum, &lt;cum dabit amplexus atque oscula dulcia figet, occultum inspires ignem fallas que veneno&g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593/p. 549/lin. 9 to vol. 2/lib. 11/comm. ad uers. 593/p. 549/lin. 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35/lin. 13/lin. 4 to vol. 1/lib. 1/p. 135/lin. 13/lin. 4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xtremam' autem ad illud pertinet quod ait supra penitus que datis referuntur habenis.</text:p>
          </table:table-cell>
          <table:table-cell office:value-type="string" calcext:value-type="string">
            <text:p>hi fugiunt, hoc est Troiani, penitus que datis referuntur habenis: debuerant enim celerius remeare in campum, ne locorum condicione aut aliquibus insidiis caperentur, vel maxime recursu insperato decept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626/p. 551/lin. 24 to vol. 2/lib. 11/comm. ad uers. 626/p. 551/lin. 2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511/lin. 10/lin. 1 to vol. 2/lib. 11/p. 511/lin. 10/lin. 1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ASTAM INTORSIT EQVO figurate: nam 'intorqueo in equum' dicimus, ut in latus in que feri curvam conpagibus alvum contorsit.</text:p>
          </table:table-cell>
          <table:table-cell office:value-type="string" calcext:value-type="string">
            <text:p>atque ut auctor esset temptandi equi et non tantum verbis verum etiam facto ad audendum ceteros provocaret, sic fatus validis ingentem viribus hastam in latus in que feri curvam compagibus alvum contorsit, stetit illa tremens utero que recusso insonuere cavae gemitum que dedere caverna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637/p. 552/lin. 10 to vol. 2/lib. 11/comm. ad uers. 637/p. 552/lin. 10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53/lin. 30/lin. 1 to vol. 1/lib. 2/p. 153/lin. 30/lin. 1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Camilla Volsca fuerat: sic in primo dederat que comam diffundere ventis, venatrix, id est quasi venatrix.</text:p>
          </table:table-cell>
          <table:table-cell office:value-type="string" calcext:value-type="string">
            <text:p>namque umeris de more habilem suspenderat arcum venatrix dederat que comam diffundere ventis, nuda genu nodo que sinus collecta fluent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648/p. 552/lin. 24 to vol. 2/lib. 11/comm. ad uers. 648/p. 552/lin. 2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68/lin. 16/lin. 4 to vol. 1/lib. 1/p. 68/lin. 16/lin. 4 (Schema:)</text:p>
          </table:table-cell>
          <table:table-cell office:value-type="float" office:value="59" calcext:value-type="float">
            <text:p>5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ossumus tamen hic et mendacem verius accipere, quia ait dum fallere fata sinebant et nec fraus te incolumem fallaci perferet Auno: Nigidius de terris nam et Ligures, qui Appenninum tenuerunt, latrones, insidiosi, fallaces, mendaces, Cato originum cum de Liguribus loqueretur sed ipsi, unde oriundi sunt, exacta memoria inliterati mendaces que sunt et vera minus meminere.</text:p>
          </table:table-cell>
          <table:table-cell office:value-type="string" calcext:value-type="string">
            <text:p>vane Ligus frustra que animis elate superbis, nequicquam patrias temptasti lubricus artis nec fraus te incolumem fallaci perferet Auno: solent, inquit, Ligures esse fallace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715/p. 559/lin. 2 ("Seruius auctus") to vol. 2/lib. 11/comm. ad uers. 715/p. 559/lin. 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522/lin. 12/lin. 1 to vol. 2/lib. 11/p. 522/lin. 12/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RANSIT EQVVM CVRSV nunc hoc incredibile esse videretur, nisi praemisisset in septimo illa vel intactae segetis per summa volaret gramina nec teneras cursu laesisset aristas.</text:p>
          </table:table-cell>
          <table:table-cell office:value-type="string" calcext:value-type="string">
            <text:p>illa vel intactae segetis per summa volaret gramina nec teneras cursu laesisset aristas vel mare per medium fluctu suspensa tumenti ferret iter celeris nec tingeret aequore plantas: illa, si super segetes et super fluctus medio maris cursum vellet exercere, tanta levitate mobilis corporis ferebatur, ut nec aristas laederet nec plantis tangeret mare, ut non iam currere, sed volare videretu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719/p. 559/lin. 16 to vol. 2/lib. 11/comm. ad uers. 719/p. 559/lin. 1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108/lin. 15/lin. 1 to vol. 2/lib. 7/p. 108/lin. 15/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ON SPONTE FLVENS non ut supra portis que ab equo regina sub ipsis desiluit, quam tota cohors imitata relictis ad terram defluxit equis.</text:p>
          </table:table-cell>
          <table:table-cell office:value-type="string" calcext:value-type="string">
            <text:p>quam tota cohors imitata relictis ad terram defluxit equis: defluxit, hoc est ex alto ad plana perven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828/p. 566/lin. 23 to vol. 2/lib. 11/comm. ad uers. 828/p. 566/lin. 2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90/lin. 5/lin. 1 to vol. 2/lib. 11/p. 490/lin. 5/lin. 1 (Schema:)</text:p>
          </table:table-cell>
          <table:table-cell office:value-type="float" office:value="48" calcext:value-type="float">
            <text:p>4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ON SPONTE FLVENS non ut supra portis que ab equo regina sub ipsis desiluit, quam tota cohors imitata relictis ad terram defluxit equis.</text:p>
          </table:table-cell>
          <table:table-cell office:value-type="string" calcext:value-type="string">
            <text:p>obvia cui Volscorum acie comitante Camilla occurrit portis que ab equo regina sub ipsis desiluit: desilire celeritatis habet et fortitudinis significationem, descendere vero tarditat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828/p. 566/lin. 23 to vol. 2/lib. 11/comm. ad uers. 828/p. 566/lin. 2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89/lin. 29/lin. 1 to vol. 2/lib. 11/p. 489/lin. 29/lin. 1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IGNA CAMILLAE PRAEMIA [[pro poena:]] sic in secundo persolvant grates dignas et praemia reddant debita, item alibi et haec tibi porto dona prius.</text:p>
          </table:table-cell>
          <table:table-cell office:value-type="string" calcext:value-type="string">
            <text:p>&lt;at tibi pro scelere, exclamat, pro talibus ausis&gt; dii, inquit, siqua est caelo pietas quae talia curet, persolvant grates dignas et praemia reddant debita: dii tibi, hoc est praesentes, ad quorum se suffragium defensionem que contulerat, et si est in caelo aliqua pietas numinum quae nefarie commissa reciprocis ultionibus vindicent, persolvant meritis tuis detestabilibus congru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1/comm. ad uers. 856/p. 568/lin. 22 ("Seruius auctus") to vol. 2/lib. 11/comm. ad uers. 856/p. 568/lin. 2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221/lin. 13/lin. 1 to vol. 1/lib. 2/p. 221/lin. 13/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VLLA MORA IN TVRNO plus est 'in Turno', quam si 'in me' dixisset, ut et quisquam numen Iunonis adoret praeterea.</text:p>
          </table:table-cell>
          <table:table-cell office:value-type="string" calcext:value-type="string">
            <text:p>PRAETEREA postea, ut et quisquam numen Iunonis adoret praeterea? [[et aliter: 'praeterea' ultr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11/p. 576/lin. 24 ("Seruius auctus") to vol. 2/lib. 12/comm. ad uers. 11/p. 576/lin. 24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501/p. 357/lin. 7 ("Seruius auctus")/ to lib. 4/comm. ad vers. 501/p. 357/lin. 8 ("Seruius auctus")/ (Schema:)</text:p>
          </table:table-cell>
          <table:table-cell office:value-type="float" office:value="51" calcext:value-type="float">
            <text:p>51</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DESERTOREM ASIAE ut exulibus ne datur ducenda Lavinia Teucris? unde est praemissa illa excusatio et in tota secundi oeconomia, et in quarto, ubi dicit me si fata meis paterentur ducere vitam auspiciis et sponte mea componere curas, urbem Troianam primum dulces que meorum reliquias colerem.</text:p>
          </table:table-cell>
          <table:table-cell office:value-type="string" calcext:value-type="string">
            <text:p>quale enim matrimonium est ubi nullus testis interfuit, nulla ex more sollemnitas, nulla pactio, faces nullae, nulla ipsius foederis consecratio? me si fata meis paterentur ducere vitam auspiciis et sponte mea conponere curas, urbem Troianam primum dulcis que meorum reliquias colerem, Priami tecta alta manerent et recidiva manu posuissem Pergama victis: hoc quod facio, inquit, quod navigare dispono, non est voluntatis meae nec mihi liberum est vivere ubi veli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15/p. 577/lin. 11 to vol. 2/lib. 12/comm. ad uers. 15/p. 577/lin. 1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03/lin. 21/lin. 1 to vol. 1/lib. 4/p. 403/lin. 24/lin. 1 (Schema:)</text:p>
          </table:table-cell>
          <table:table-cell office:value-type="float" office:value="46" calcext:value-type="float">
            <text:p>4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ESERTOREM ASIAE ut exulibus ne datur ducenda Lavinia Teucris? unde est praemissa illa excusatio et in tota secundi oeconomia, et in quarto, ubi dicit me si fata meis paterentur ducere vitam auspiciis et sponte mea componere curas, urbem Troianam primum dulces que meorum reliquias colerem.</text:p>
          </table:table-cell>
          <table:table-cell office:value-type="string" calcext:value-type="string">
            <text:p>Exulibus ne datur ducenda Lavinia Teucris, o genitor, nec te miseret natae que tui que nec matris miseret, quam primo aquilone relinquet perfidus alta petens abducta virgine praedo? at non sic Phrygius penetrat Lacedaemona pastor Ledaeam que Helenam Troianas vexit ad urb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15/p. 577/lin. 11 to vol. 2/lib. 12/comm. ad uers. 15/p. 577/lin. 1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57/lin. 29/lin. 1 to vol. 2/lib. 7/p. 57/lin. 32/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NGENTI ADNIXA COLVMNAE hastae per columnam exprimitur magnitudo, sicut in septimo equorum, ut stabant ter centum nitidi in praesepibus altis.</text:p>
          </table:table-cell>
          <table:table-cell office:value-type="string" calcext:value-type="string">
            <text:p>stabant ter centum nitidi in praesepibus altis: ex trecentis equis meliores deligi iuss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92/p. 584/lin. 12 to vol. 2/lib. 12/comm. ad uers. 92/p. 584/lin. 1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45/lin. 11/lin. 1 to vol. 2/lib. 7/p. 45/lin. 11/lin. 1 (Schema:)</text:p>
          </table:table-cell>
          <table:table-cell office:value-type="float" office:value="41" calcext:value-type="float">
            <text:p>4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laceratam autem propter illud et bis sex thoraca petitum perfossum que locis.</text:p>
          </table:table-cell>
          <table:table-cell office:value-type="string" calcext:value-type="string">
            <text:p>et bis sex thoraca petitum perfossum que locis: quanta vis fuit istius qui duodecim plagis occidi non potu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98/p. 585/lin. 9 to vol. 2/lib. 12/comm. ad uers. 98/p. 585/lin. 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07/lin. 3/lin. 1 to vol. 2/lib. 11/p. 407/lin. 3/lin. 1 (Schema:)</text:p>
          </table:table-cell>
          <table:table-cell office:value-type="float" office:value="49" calcext:value-type="float">
            <text:p>4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OMPONI FOEDERE BELLVM finiri, ut ante diem clauso componet vesper Olympo: [[aut 'componi bellum' ad pactionem singularis certaminis bellum deduci.</text:p>
          </table:table-cell>
          <table:table-cell office:value-type="string" calcext:value-type="string">
            <text:p>COMPONERE finire, ut ante diem clauso componet Vesper Olympo, id est fini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109/p. 586/lin. 6 ("Seruius auctus") to vol. 2/lib. 12/comm. ad uers. 109/p. 586/lin. 6 ("Seruius auctus") (Schem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3/vers. 108/p. 43/lin. 17/ to Comm. in Buc. 3/vers. 108/p. 43/lin. 17/ (Schema:)</text:p>
          </table:table-cell>
          <table:table-cell office:value-type="float" office:value="59" calcext:value-type="float">
            <text:p>59</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BU_</text:p>
          </table:table-cell>
        </table:table-row>
        <table:table-row table:style-name="ro1">
          <table:table-cell office:value-type="string" calcext:value-type="string">
            <text:p>et hoc loco Fauni lucum evertere Troiani: unde est [[paulo post]] sed stirpem Teucri nullo discrimine sacrum sustulerant, puro ut possent concurrere campo.</text:p>
          </table:table-cell>
          <table:table-cell office:value-type="string" calcext:value-type="string">
            <text:p>sed stirpem Teucri nullo discrimine sacrum sustulerant, puro ut possent concurrere campo: Teucri, inquit, nihil dantes religionis illi ligno abscidendo curaverunt ne esset pugnaturis inpediment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117/p. 587/lin. 5 ("Seruius auctus") to vol. 2/lib. 12/comm. ad uers. 117/p. 587/lin. 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628/lin. 32/lin. 1 to vol. 2/lib. 12/p. 628/lin. 32/lin. 1 (Schema:)</text:p>
          </table:table-cell>
          <table:table-cell office:value-type="float" office:value="51" calcext:value-type="float">
            <text:p>5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LEGIO AVSONIDVM pro 'Ausonidarum', quod venit ab eo quod est 'hic Ausonida', sicut 'hic auriga'</text:p>
          </table:table-cell>
          <table:table-cell office:value-type="string" calcext:value-type="string">
            <text:p>observabimus in declinatione conparationum adverbium hoc quod venit ab eo quod est facilis et difficil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121/p. 589/lin. 11 to vol. 2/lib. 12/comm. ad uers. 121/p. 589/lin. 11 (Schema:)</text:p>
          </table:table-cell>
          <table:table-cell office:value-type="string" calcext:value-type="string">
            <text:p>Anonymus Bobiensis</text:p>
          </table:table-cell>
          <table:table-cell office:value-type="string" calcext:value-type="string">
            <text:p>Excerpta Bobiensia (perperam 'Ex Charisii Arte grammatica excerpta' dicta) (LLA 611 - TLL EXC. Bob. gramm. I)</text:p>
          </table:table-cell>
          <table:table-cell office:value-type="string" calcext:value-type="string">
            <text:p>p. 556/lin. 32/ to p. 556/lin. 32/ (Schema:)</text:p>
          </table:table-cell>
          <table:table-cell office:value-type="float" office:value="39" calcext:value-type="float">
            <text:p>39</text:p>
          </table:table-cell>
          <table:table-cell office:value-type="float" office:value="0" calcext:value-type="float">
            <text:p>0</text:p>
          </table:table-cell>
          <table:table-cell office:value-type="string" calcext:value-type="string">
            <text:p>Anonymus Bobiensis</text:p>
          </table:table-cell>
          <table:table-cell/>
          <table:table-cell office:value-type="float" office:value="412" calcext:value-type="float">
            <text:p>412</text:p>
          </table:table-cell>
          <table:table-cell office:value-type="string" calcext:value-type="string">
            <text:p>412-PZBOBEBCH_</text:p>
          </table:table-cell>
        </table:table-row>
        <table:table-row table:style-name="ro1">
          <table:table-cell office:value-type="string" calcext:value-type="string">
            <text:p>NYMPHA DECVS FLVVIORVM sic supra nymphae, [[Laurentes nymphae,]] genus amnibus unde est.</text:p>
          </table:table-cell>
          <table:table-cell office:value-type="string" calcext:value-type="string">
            <text:p>nymphae, Laurentes nymphae, genus amnibus unde est: hic versus diversas potest pronuntiationes admitter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142/p. 592/lin. 1 ("Seruius auctus") to vol. 2/lib. 12/comm. ad uers. 142/p. 592/lin. 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24/lin. 1/lin. 1 to vol. 2/lib. 8/p. 124/lin. 1/lin. 1 (Schema:)</text:p>
          </table:table-cell>
          <table:table-cell office:value-type="float" office:value="53" calcext:value-type="float">
            <text:p>5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VM LACRIMAS OCVLIS IVTVRNA PROFVDIT totum iungendum 'cum lacrimas oculis Iuturna profudit ter que quater que manu pectus percussit', ne videatur diverso tempore et lacrimare et pectus percutere, cum utrumque simul fiat]].</text:p>
          </table:table-cell>
          <table:table-cell office:value-type="string" calcext:value-type="string">
            <text:p>vix ea, cum lacrimas oculis Iuturna profudit ter que quater que manu pectus percussit honestum: pulchra ratio dictionis ut ante Iuturnam diceret lacrimas effudisse et contudisse pectus et crinis dissipasse quam Iuno conpler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154/p. 593/lin. 14 ("Seruius auctus") to vol. 2/lib. 12/comm. ad uers. 154/p. 593/lin. 1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572/lin. 15/lin. 1 to vol. 2/lib. 12/p. 572/lin. 15/lin. 1 (Schema:)</text:p>
          </table:table-cell>
          <table:table-cell office:value-type="float" office:value="55" calcext:value-type="float">
            <text:p>5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NTEREA REGES longum hyperbaton, [[id est pendens sensus qui postea redditur:]] nam ordo est 'interea reges procedunt castris', cetera enim per parenthesin dicta sunt: nec est eclipsis, [[[id est conceptio]]], cum sermo in omnibus congruat.</text:p>
          </table:table-cell>
          <table:table-cell office:value-type="string" calcext:value-type="string">
            <text:p>QVICQVID ERIS ordo est 'quicquid eris, da facilem cursum': cetera enim per parenthesin dicta su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161/p. 594/lin. 13 ("Seruius auctus") to vol. 2/lib. 12/comm. ad uers. 161/p. 594/lin. 13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36/p. 141/lin. 26/ to lib. 1/comm. ad vers. 36/p. 141/lin. 26/ (Schema:)</text:p>
          </table:table-cell>
          <table:table-cell office:value-type="float" office:value="36" calcext:value-type="float">
            <text:p>36</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PRO CVNCTIS TALIBVS qualis etiam Turnus est: et adtendit sensum superiorem, ubi ait Turnus [[oblique]] et solus ferro crimen commune refellam.</text:p>
          </table:table-cell>
          <table:table-cell office:value-type="string" calcext:value-type="string">
            <text:p>a facto, quod desertor regionis suae et proditor deserendo), sedeant autem spectent que Latini, et solus ferro crimen commune refellam aut habeat victo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229/p. 600/lin. 25 ("Seruius auctus") to vol. 2/lib. 12/comm. ad uers. 229/p. 600/lin. 2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548/lin. 8/lin. 1 to vol. 2/lib. 12/p. 548/lin. 8/lin. 1 (Schema:)</text:p>
          </table:table-cell>
          <table:table-cell office:value-type="float" office:value="41" calcext:value-type="float">
            <text:p>4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RO CVNCTIS TALIBVS qualis etiam Turnus est: et adtendit sensum superiorem, ubi ait Turnus [[oblique]] et solus ferro crimen commune refellam.</text:p>
          </table:table-cell>
          <table:table-cell office:value-type="string" calcext:value-type="string">
            <text:p>aut hac Dardanium dextra sub Tartara mittam, desertorem Asiae, (sedeant spectent que Latini) et solus ferro crimen commune refellam aut habeat victos, cedat Lavinia coniunx: quod contrarium votis suis necessitate protulit et constrictus, non voluntate suscepit id se nolle simul oblique confessus es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229/p. 600/lin. 25 ("Seruius auctus") to vol. 2/lib. 12/comm. ad uers. 229/p. 600/lin. 2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548/lin. 2/lin. 1 to vol. 2/lib. 12/p. 548/lin. 2/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MVL HOC SIMVL antique, ut ille simul fugiens Rutulos simul increpat omnes et simul Aenean in regia ducit tecta, simul divum templis indicit honorem]].</text:p>
          </table:table-cell>
          <table:table-cell office:value-type="string" calcext:value-type="string">
            <text:p>ille simul fugiens Rutulos simul increpat omnis nomine quemque vocans notum que efflagitat ens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268/p. 603/lin. 1 ("Seruius auctus") to vol. 2/lib. 12/comm. ad uers. 268/p. 603/lin. 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627/lin. 21/lin. 1 to vol. 2/lib. 12/p. 627/lin. 21/lin. 1 (Schema:)</text:p>
          </table:table-cell>
          <table:table-cell office:value-type="float" office:value="49" calcext:value-type="float">
            <text:p>4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MVL HOC SIMVL antique, ut ille simul fugiens Rutulos simul increpat omnes et simul Aenean in regia ducit tecta, simul divum templis indicit honorem]].</text:p>
          </table:table-cell>
          <table:table-cell office:value-type="string" calcext:value-type="string">
            <text:p>sic memorat, simul Aenean in regia ducit tecta, simul divum templis indicit honorem: ut ostenderet plenam benignitatem animi, et Aenean duxit ad domum et ob eius adventum honorem templis indixit, ut esset publica gratulatio et ad societatem foederis illius etiam deorum favor acceder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268/p. 603/lin. 1 ("Seruius auctus") to vol. 2/lib. 12/comm. ad uers. 268/p. 603/lin. 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22/lin. 26/lin. 4 to vol. 1/lib. 1/p. 122/lin. 26/lin. 4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ENEAE VVLNERE hic proprie: est enim huic contrarium et nostro sequitur de vulnere sanguis.</text:p>
          </table:table-cell>
          <table:table-cell office:value-type="string" calcext:value-type="string">
            <text:p>incipit alterius lateris inferre tractatum: et nos tela, pater, ferrum que haut debile dextra spargimus, et nostro sequitur de vulnere sanguis: non solius hostis, inquit, acutum est ferrum nec solus ille novit ferire congress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323/p. 606/lin. 19 ("Seruius auctus") to vol. 2/lib. 12/comm. ad uers. 323/p. 606/lin. 1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558/lin. 1/lin. 1 to vol. 2/lib. 12/p. 558/lin. 1/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EGAEO mari scilicet, sicut sequentia indicant 'sequitur que ad litora fluctus': nam male ait Donatus montem esse, unde flat Boreas, cum certum sit eum de Hyperboreis montibus flare.</text:p>
          </table:table-cell>
          <table:table-cell office:value-type="string" calcext:value-type="string">
            <text:p>ac velut Edonii boreae cum spiritus alto insonat Aegaeo sequitur que ad litora fluctus qua venti incubuere, fugam dant nubila caelo: sic Turno quacumque viam secat agmina cedunt conversae que ruunt acies, fert impetus ipsum et cristam adverso curru quatit aura volantem: parabola inducta est ostendens Turni discursus et gest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366/p. 609/lin. 27 to vol. 2/lib. 12/comm. ad uers. 366/p. 609/lin. 2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595/lin. 14/lin. 1 to vol. 2/lib. 12/p. 595/lin. 14/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EGVSTAT VVLNERE CORPVS id est leviter tangit, [[id est stringit, propter exiguitatem sanguinis:]] unde econtra de alto vulnere ait virgineum que alte bibit acta cruorem.</text:p>
          </table:table-cell>
          <table:table-cell office:value-type="string" calcext:value-type="string">
            <text:p>hasta sub exertam donec perlata papillam haesit virgineum que alte bibit acta cruorem: tamdiu nec vidit hastam nec sensit, donec eam sub papilla percuteret et totum eius biberet sanguine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376/p. 610/lin. 15 ("Seruius auctus") to vol. 2/lib. 12/comm. ad uers. 376/p. 610/lin. 15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531/lin. 28/lin. 1 to vol. 2/lib. 11/p. 531/lin. 28/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ipse ait]] multa manu medica Phoebi que potentibus herbis.</text:p>
          </table:table-cell>
          <table:table-cell office:value-type="string" calcext:value-type="string">
            <text:p>ille, id est Iapyx, retorto Paeonium in morem senior succinctus amictu multa manu medica Phoebi que potentibus herbis nequicquam trepidat, nequicquam spicula dextra sollicitat prensat que tenaci forcipe ferru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396/p. 611/lin. 17 ("Seruius auctus") to vol. 2/lib. 12/comm. ad uers. 396/p. 611/lin. 1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600/lin. 9/lin. 1 to vol. 2/lib. 12/p. 600/lin. 9/lin. 1 (Schema:)</text:p>
          </table:table-cell>
          <table:table-cell office:value-type="float" office:value="43" calcext:value-type="float">
            <text:p>4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MISCETVR modo 'confunditur': alibi 'perturbatur', ut miscet agens telis nemora inter frondea turbam.</text:p>
          </table:table-cell>
          <table:table-cell office:value-type="string" calcext:value-type="string">
            <text:p>constitit hic arcum que manu celeris que sagittas corripuit, fidus quae tela gerebat Achates, ductores que ipsos primum capita alta ferentis cornibus arboreis sternit, tum vulgus et omnem miscet agens telis &lt;nemora inter frondea turbam.</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445/p. 615/lin. 5 to vol. 2/lib. 12/comm. ad uers. 445/p. 615/lin. 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42/lin. 6/lin. 4 to vol. 1/lib. 1/p. 42/lin. 6/lin. 4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RVET eruet, evertet: [[Terentius ceteros agerem ruerem: nam]] aliter dictum est ruit alto a culmine Troia.</text:p>
          </table:table-cell>
          <table:table-cell office:value-type="string" calcext:value-type="string">
            <text:p>RVIT autem evertit, dissipat: nam modo agentis est, ut una eurus que notus que ruunt: nam aliter dictum est ruit alto a culmine Troia.</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453/p. 616/lin. 5 ("Seruius auctus") to vol. 2/lib. 12/comm. ad uers. 453/p. 616/lin. 5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105/p. 158/lin. 20/ to lib. 1/comm. ad vers. 105/p. 158/lin. 20/ (Schema:)</text:p>
          </table:table-cell>
          <table:table-cell office:value-type="float" office:value="53" calcext:value-type="float">
            <text:p>53</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TOLLITVR IN CAELVM CLAMOR occiso eo, qui auctor disrumpendi foederis fuerat, exortus est clamor, et statim secuta fuga Rutulorum, ut 'versi que vicissim pulverulenta fuga Rutuli dant terga per agros'.</text:p>
          </table:table-cell>
          <table:table-cell office:value-type="string" calcext:value-type="string">
            <text:p>tollitur in caelum clamor: quis enim non excitaretur in vocem, augurem ipsum nec vitare potuisse poenam nec praevidere supplicia? versi que vicissim pulverulenta fuga Rutuli dant terga per agros: non congesti adfuerant, sed sparsi fugiebant, quae res indicabat oppressos magna virtute.</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462/p. 616/lin. 16 to vol. 2/lib. 12/comm. ad uers. 462/p. 616/lin. 1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607/lin. 30/lin. 1 to vol. 2/lib. 12/p. 608/lin. 2/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bene VICISSIM, quia Troianos in fugam versos fuisse, exinde apparet, quod supra dixit subeunt equites et spicula castris densa cadunt mediis]].</text:p>
          </table:table-cell>
          <table:table-cell office:value-type="string" calcext:value-type="string">
            <text:p>subeunt equites et spicula castris densa cadunt mediis, it tristis ad aethera clamor bellantum iuvenum et duro sub Marte cadentum: equites iam aderant tantum proximi, ut spicula quae mittebant in media castra descenderen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462/p. 616/lin. 19 ("Seruius auctus") to vol. 2/lib. 12/comm. ad uers. 462/p. 616/lin. 1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600/lin. 28/lin. 1 to vol. 2/lib. 12/p. 600/lin. 28/lin. 1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unc autem Menoeten oriundo Arcada fuisse intellegimus, sed habitasse circa Argos: nam Lerna palus est Argivorum, in qua eum dicit solitum fuisse piscari: nam hoc significat 'piscosae cui circum flumina Lernae ars fuerat'.</text:p>
          </table:table-cell>
          <table:table-cell office:value-type="string" calcext:value-type="string">
            <text:p>ipsa enim fecerat ut pugnare nesciret: Arcada, piscosae cui circum flumina Lernae ars fuerat pauper que domus nec nota potentum munera conducta que pater tellure sereb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517/p. 620/lin. 12 to vol. 2/lib. 12/comm. ad uers. 517/p. 620/lin. 1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613/lin. 7/lin. 1 to vol. 2/lib. 12/p. 613/lin. 7/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ANT SONITVM SPVMOSI AMNES bellum semper incendio et fluminibus comparat: sic in secundo in segetem veluti cum flamma furentibus austris incidit aut rapidus montano flumine torrens.</text:p>
          </table:table-cell>
          <table:table-cell office:value-type="string" calcext:value-type="string">
            <text:p>idcirco ait in segetem veluti cum flamma furentibus austris incidit aut rapidus montano flumine torrens sternit agros, sternit sata laeta boum que labores praecipites que trahit silvas, stupet inscius alto accipiens sonitum saxi de vertice pastor.</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524/p. 621/lin. 7 to vol. 2/lib. 12/comm. ad uers. 524/p. 621/lin. 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89/lin. 11/lin. 1 to vol. 1/lib. 2/p. 189/lin. 11/lin. 1 (Schema:)</text:p>
          </table:table-cell>
          <table:table-cell office:value-type="float" office:value="46" calcext:value-type="float">
            <text:p>4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LATE TERRAM CONSTERNERE aliud ex alio ostenditur: nam per hoc corporis exprimitur magnitudo, ut stabant ter centum nitidi in praesepibus altis.</text:p>
          </table:table-cell>
          <table:table-cell office:value-type="string" calcext:value-type="string">
            <text:p>stabant ter centum nitidi in praesepibus altis: ex trecentis equis meliores deligi iuss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543/p. 622/lin. 17 to vol. 2/lib. 12/comm. ad uers. 543/p. 622/lin. 1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45/lin. 11/lin. 1 to vol. 2/lib. 7/p. 45/lin. 11/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EC SCVTA AVT SPICVLA DENSI DEPONVNT ex eo quod non est factum, quid fieri soleat indicavit, ut supra defigunt telluri hastas et scuta reclinant.</text:p>
          </table:table-cell>
          <table:table-cell office:value-type="string" calcext:value-type="string">
            <text:p>ut que dato signo spatia in sua quisque recessit, ubi separati sunt et in sua spatia recesserunt, defigunt telluri hastas et scuta reclinant: hoc enim facere debuerant qui non ad pugnandum venerant, sed pugnantis spectatur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563/p. 623/lin. 25 to vol. 2/lib. 12/comm. ad uers. 563/p. 623/lin. 2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567/lin. 10/lin. 1 to vol. 2/lib. 12/p. 567/lin. 10/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bis autem foedera facta sunt, semel per Ilioneum, [[quando Latinus ait ipse modo Aeneas, nostri si tanta cupido est, si iungi hospitio properat socius que vocari, adveniat, et sublimes in equis redeunt pacem que reportant,]] et [[iterum]] paulo ante propter singulare certamen.</text:p>
          </table:table-cell>
          <table:table-cell office:value-type="string" calcext:value-type="string">
            <text:p>talibus Aeneadae donis dictis que Latini sublimes in equis redeunt pacem que reportant: magnum fuit securitatis signum, quod equites remeaverant qui pedites fuerant miss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581/p. 624/lin. 29 ("Seruius auctus") to vol. 2/lib. 12/comm. ad uers. 581/p. 624/lin. 2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46/lin. 19/lin. 1 to vol. 2/lib. 7/p. 46/lin. 19/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VPERAT vivit, ut superat ne et vescitur aura? NE NOSTRVM DEDECVS VFENS ASPICERET [[sic est hoc,]] ac si diceret, fortasse viveret, nisi ideo voluisset occumbere, ne nos victos videret.</text:p>
          </table:table-cell>
          <table:table-cell office:value-type="string" calcext:value-type="string">
            <text:p>quid puer Ascanius? superat ne et vescitur aura? quem tibi iam Troia: religiose quaesiit de salute pueri qui eius esset adfin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639/p. 629/lin. 10 to vol. 2/lib. 12/comm. ad uers. 641/p. 629/lin. 1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13/lin. 23/lin. 1 to vol. 1/lib. 3/p. 313/lin. 24/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lle mihi ante alios fortuna tus que laborum egregius que animi, qui, ne quid tale videret, procubuit moriens.</text:p>
          </table:table-cell>
          <table:table-cell office:value-type="string" calcext:value-type="string">
            <text:p>ille mihi ante alios fortunatus que laborum egregius que animi qui, ne quid tale videret, procubuit moriens et humum semel ore momordit: multi totum iungunt, et quod generaliter optavit et quod coepit signare per species: quod fieri dictionis natura non patitur, proinde separandum est quod ait quamquam o si solitae quicquam virtutis adesse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641/p. 629/lin. 13 ("Seruius auctus") to vol. 2/lib. 12/comm. ad uers. 641/p. 629/lin. 1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78/lin. 24/lin. 1 to vol. 2/lib. 11/p. 478/lin. 24/lin. 1 (Schema:)</text:p>
          </table:table-cell>
          <table:table-cell office:value-type="float" office:value="48" calcext:value-type="float">
            <text:p>4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VT QVAE SESE AD FOEDERA FLECTAT aut nuptiarum foedera, ut nec coniugis umquam praetendi taedas, aut haec in foedera veni: aut propter violatum foedus, ut ideo dixerit 'quae sese flectat ad foedera', quasi nec hoc remedium supersit, cum illa iam bello corrupta sint]].</text:p>
          </table:table-cell>
          <table:table-cell office:value-type="string" calcext:value-type="string">
            <text:p>neque ego hanc abscondere furto speravi, ne finge, fugam nec coniugis umquam praetendi taedas aut haec in foedera veni: non, ait, fugam, sed navigationem paravi ad debita et destinata contendens nec ut tu matrimonii me legibus vinxi.</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658/p. 631/lin. 2 ("Seruius auctus") to vol. 2/lib. 12/comm. ad uers. 658/p. 631/lin. 2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03/lin. 12/lin. 1 to vol. 1/lib. 4/p. 403/lin. 12/lin. 1 (Schema:)</text:p>
          </table:table-cell>
          <table:table-cell office:value-type="float" office:value="45" calcext:value-type="float">
            <text:p>4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ane 'patrio' modo 'paterno' significat: nam Dauni fuerat gladius, ut ensem quem Dauno ignipotens deus ipse parenti fecerat.alias 'patrium' a patria est derivativum.</text:p>
          </table:table-cell>
          <table:table-cell office:value-type="string" calcext:value-type="string">
            <text:p>ensem, quem Dauno ignipotens deus ipse parenti fecerat et Stygia candentem tinxerat unda: laudavit equos ex occasione illius quae dederat Pilumno, laudat et gladium, quia illum Vulcanus suis manibus eidem fecerat Pilumno.</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736/p. 637/lin. 11 to vol. 2/lib. 12/comm. ad uers. 736/p. 637/lin. 1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562/lin. 26/lin. 1 to vol. 2/lib. 12/p. 562/lin. 26/lin. 1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BELLO FECERE PROFANOS 'profanum' proprie dicitur quod ex religiosa re in hominum usum convertitur, ut hic plenissime ostenditur: dicens enim Turnus 'colui vestros si semper honores, quos contra Aeneadae bello fecere profanos' (ostendit) et sibi religiosam fuisse arborem, et a Troianis in usum communem fuisse praesumptam: nam ex sua persona poeta ait 'forte sacer Fauno foliis oleaster amaris hic steterat nautis olim' et subiunxit 'sed stirpem Teucri nullo discrimine sacrum s(ustulerant)' at postea dicendo 'bello fecere profanos' docuit 'profanum' esse quod a religione in usum hominum transiit.</text:p>
          </table:table-cell>
          <table:table-cell office:value-type="string" calcext:value-type="string">
            <text:p>Faune, precor, miserere, inquit, tu que optima ferrum, Terra, tene, colui vestros si semper honores, quos contra Aeneadae bello fecere profanos: iusta vox pro persona loquenti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779/p. 640/lin. 7 ("Seruius auctus") to vol. 2/lib. 12/comm. ad uers. 779/p. 640/lin. 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629/lin. 24/lin. 1 to vol. 2/lib. 12/p. 629/lin. 24/lin. 1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lii patrios deos indigetes dici debere tradunt, alii ab invocatione indigetes dictos volunt, quod 'indigeto' est precor et invoco:]] vel certe indigetes sunt dii ex hominibus facti, et dicti indigetes quasi in diis agentes.</text:p>
          </table:table-cell>
          <table:table-cell office:value-type="string" calcext:value-type="string">
            <text:p>INDIGETES indigetes proprie sunt dii ex hominibus facti, quasi in diis agentes, abusive omnes generaliter, quasi nullius rei egentes.</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794/p. 641/lin. 12 ("Seruius auctus") to vol. 2/lib. 12/comm. ad uers. 794/p. 641/lin. 12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498/p. 214/lin. 21/ to lib. 1/comm. ad vers. 498/p. 214/lin. 21/ (Schema:)</text:p>
          </table:table-cell>
          <table:table-cell office:value-type="float" office:value="37" calcext:value-type="float">
            <text:p>37</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et bene 'potuisti', quia ipsa dixerat atque ipsos potuit submergere ponto et iterum Mars perdere gentem inmanem Lapithum valuit]].</text:p>
          </table:table-cell>
          <table:table-cell office:value-type="string" calcext:value-type="string">
            <text:p>ILLE FVRENTES CENTAVROS L(ETO) D(OMVIT) atqui in Aeneide ait Mars perdere gentem inmanem Lapithum valu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804/p. 642/lin. 6 ("Seruius auctus") to vol. 2/lib. 12/comm. ad uers. 804/p. 642/lin. 6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455/p. 261/lin. 5/ to lib. 2/comm. ad vers. 455/p. 261/lin. 5/ (Schema:)</text:p>
          </table:table-cell>
          <table:table-cell office:value-type="float" office:value="49" calcext:value-type="float">
            <text:p>49</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nam et Latinus inde originem ducit, ut Fauno Picus pater, is que parentem te, Saturne, refert, tu sanguinis ultimus auctor.</text:p>
          </table:table-cell>
          <table:table-cell office:value-type="string" calcext:value-type="string">
            <text:p>status igitur regni qualis esse potuerat cui adsistebat invalidus per aetatem? hunc Fauno et nympha genitum Laurente Marica accipimus, Fauno Picus pater is que parentem te, Saturne, refert, tu sanguinis ultimus auctor: persuaserunt sibi nonnulli ac prope omnes, ut, quia inter Latini maiores Saturnus fuerat primus et ab ipso per Picum et Faunum Latini origo profluxerat, ultimum non novissimum esse &lt;dicant&gt;, sed primum volunt que hoc velut exemplo ultimum virum dicere quem putaverint aliquando laudandum, cum non ita s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820/p. 643/lin. 22 to vol. 2/lib. 12/comm. ad uers. 820/p. 643/lin. 2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12/lin. 7/lin. 1 to vol. 2/lib. 7/p. 12/lin. 9/lin. 1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MANV RAPTVM TREPIDA aut festina: aut re vera 'trepida', quia sequitur 'sed neque currentem se nec cognoscit euntem'.</text:p>
          </table:table-cell>
          <table:table-cell office:value-type="string" calcext:value-type="string">
            <text:p>sed neque currentem se nec cognoscit euntem tollentem que manu saxum ve inmane moventem: Turnus quidem omnia ex more fortiter facieb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901/p. 648/lin. 1 to vol. 2/lib. 12/comm. ad uers. 901/p. 648/lin. 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636/lin. 11/lin. 1 to vol. 2/lib. 12/p. 636/lin. 11/lin. 1 (Schema:)</text:p>
          </table:table-cell>
          <table:table-cell office:value-type="float" office:value="34" calcext:value-type="float">
            <text:p>3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TORQVEBAT bene inperfecto usus est tempore, quia non est perfectum quod voluit, ut nec spatium evasit totum neque pertulit ictum.</text:p>
          </table:table-cell>
          <table:table-cell office:value-type="string" calcext:value-type="string">
            <text:p>tum lapis ille viri vacuum per inane volutus nec spatium evasit totum neque pertulit ictum: quemadmodum in Turno omnia hebuissent etiam ictus ipse monstrab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901/p. 648/lin. 3 to vol. 2/lib. 12/comm. ad uers. 901/p. 648/lin. 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636/lin. 22/lin. 1 to vol. 2/lib. 12/p. 636/lin. 22/lin. 1 (Schema:)</text:p>
          </table:table-cell>
          <table:table-cell office:value-type="float" office:value="47" calcext:value-type="float">
            <text:p>4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AVSIT vidit, ut hauriat hunc oculis ignem crudelis ab alto Dardanus.</text:p>
          </table:table-cell>
          <table:table-cell office:value-type="string" calcext:value-type="string">
            <text:p>in nomine fiunt, si proprium pro appellativo ponatur, ut hauriat hunc oculis ignem crudelis ab altoDardanus:Dardanus ait, cum Dardanius dicere debueri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946/p. 649/lin. 22 to vol. 2/lib. 12/comm. ad uers. 946/p. 649/lin. 22 (Schema:)</text:p>
          </table:table-cell>
          <table:table-cell office:value-type="string" calcext:value-type="string">
            <text:p>Seruius grammaticus (Maurus Seruius Honoratus)</text:p>
          </table:table-cell>
          <table:table-cell office:value-type="string" calcext:value-type="string">
            <text:p>Commentarius in artem Donati (LLA 612 - TLL SERV. gramm. IV 405 - SERV. gramm. IV 448)</text:p>
          </table:table-cell>
          <table:table-cell office:value-type="string" calcext:value-type="string">
            <text:p>p. 446/lin. 31/ to p. 446/lin. 31/ (Schema:)</text:p>
          </table:table-cell>
          <table:table-cell office:value-type="float" office:value="52" calcext:value-type="float">
            <text:p>52</text:p>
          </table:table-cell>
          <table:table-cell office:value-type="float" office:value="0" calcext:value-type="float">
            <text:p>0</text:p>
          </table:table-cell>
          <table:table-cell office:value-type="string" calcext:value-type="string">
            <text:p>Seruius grammaticus (Maurus Seruius Honoratus)</text:p>
          </table:table-cell>
          <table:table-cell/>
          <table:table-cell office:value-type="float" office:value="401" calcext:value-type="float">
            <text:p>401</text:p>
          </table:table-cell>
          <table:table-cell office:value-type="string" calcext:value-type="string">
            <text:p>401-PSERVCAMI_</text:p>
          </table:table-cell>
        </table:table-row>
        <table:table-row table:style-name="ro1">
          <table:table-cell office:value-type="string" calcext:value-type="string">
            <text:p>HAVSIT vidit, ut hauriat hunc oculis ignem crudelis ab alto Dardanus.</text:p>
          </table:table-cell>
          <table:table-cell office:value-type="string" calcext:value-type="string">
            <text:p>hauriat hunc oculis ignem crudelis ab alto Dardanus: pars, inquit, ultionis est, si recedens hostis meus rogi mei flammas aspici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946/p. 649/lin. 22 to vol. 2/lib. 12/comm. ad uers. 946/p. 649/lin. 2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16/lin. 1/lin. 1 to vol. 1/lib. 4/p. 416/lin. 1/lin. 1 (Schema:)</text:p>
          </table:table-cell>
          <table:table-cell office:value-type="float" office:value="52" calcext:value-type="float">
            <text:p>5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AVSIT vidit, ut hauriat hunc oculis ignem crudelis ab alto Dardanus.</text:p>
          </table:table-cell>
          <table:table-cell office:value-type="string" calcext:value-type="string">
            <text:p>spero enim te pro meritis tuis inter scopulos hausurum innumeras poenas, id est visurum, ut alio loco hauriat hunc oculis ignem crudelis ab alto Dardanus, hoc est videat.</text:p>
          </table:table-cell>
          <table:table-cell office:value-type="string" calcext:value-type="string">
            <text:p>Seruius grammaticus (Maurus Seruius Honoratus) ['Seruius auctus']</text:p>
          </table:table-cell>
          <table:table-cell office:value-type="string" calcext:value-type="string">
            <text:p>Commentarius in Uergilii Aeneidos libros ['Seruius auctus'] (LLA 612 - TLL SERV. Aen. SERV. auct. Aen.)</text:p>
          </table:table-cell>
          <table:table-cell office:value-type="string" calcext:value-type="string">
            <text:p>vol. 2/lib. 12/comm. ad uers. 946/p. 649/lin. 22 to vol. 2/lib. 12/comm. ad uers. 946/p. 649/lin. 22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09/lin. 12/lin. 1 to vol. 1/lib. 4/p. 409/lin. 12/lin. 1 (Schema:)</text:p>
          </table:table-cell>
          <table:table-cell office:value-type="float" office:value="50" calcext:value-type="float">
            <text:p>5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lle enim in paucis versibus ab ista ratione deviavit, hic eam in paucis secutus est: Terentianus cum de hoc metro diceret plurimus hoc pollet Siculae telluris alumnus, noster rarus eo pastor Maro.</text:p>
          </table:table-cell>
          <table:table-cell office:value-type="string" calcext:value-type="string">
            <text:p>plurimus hoc pollet Siculae telluris alumnus:ne graecum immittam versum, mutabo latinum,dulce tibi pinus summurmurat, en tibi, pastor,proxima fonticulis</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Prooem./p. 2/lin. 10/ to Prooem./p. 2/lin. 10/ (Schema:)</text:p>
          </table:table-cell>
          <table:table-cell office:value-type="string" calcext:value-type="string">
            <text:p>Terentianus Maurus</text:p>
          </table:table-cell>
          <table:table-cell office:value-type="string" calcext:value-type="string">
            <text:p>De metris (LLA 493.4 - TLL TER. MAVR. vers. 1300 - TER. MAVR. vers. 2981)</text:p>
          </table:table-cell>
          <table:table-cell office:value-type="string" calcext:value-type="string">
            <text:p>p. 389/vers. 2127/ to p. 389/vers. 2127/ (Schema:)</text:p>
          </table:table-cell>
          <table:table-cell office:value-type="float" office:value="35" calcext:value-type="float">
            <text:p>35</text:p>
          </table:table-cell>
          <table:table-cell office:value-type="float" office:value="200" calcext:value-type="float">
            <text:p>200</text:p>
          </table:table-cell>
          <table:table-cell office:value-type="string" calcext:value-type="string">
            <text:p>Terentianus Maurus</text:p>
          </table:table-cell>
          <table:table-cell/>
          <table:table-cell office:value-type="float" office:value="404" calcext:value-type="float">
            <text:p>404</text:p>
          </table:table-cell>
          <table:table-cell office:value-type="string" calcext:value-type="string">
            <text:p>404-PTEMAMETR_</text:p>
          </table:table-cell>
        </table:table-row>
        <table:table-row table:style-name="ro1">
          <table:table-cell office:value-type="string" calcext:value-type="string">
            <text:p>plerique duas certas volunt ipsius testimonio, ultimam, ut extremum hunc, &lt;et primam, ut&gt; in georgicis Tityre, te patulae cecini sub tegmine fagi</text:p>
          </table:table-cell>
          <table:table-cell office:value-type="string" calcext:value-type="string">
            <text:p>'Tityre te patulae cecini sub t(egmine) f(agi)' primum librum praeter hunc significat]].</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Prooem./p. 3/lin. 16/ to Prooem./p. 3/lin. 16/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564/p. 360/lin. 16 ("Seruius auctus")/ to lib. 4/comm. ad vers. 564/p. 360/lin. 16 ("Seruius auctus")/ (Schema:)</text:p>
          </table:table-cell>
          <table:table-cell office:value-type="float" office:value="35" calcext:value-type="float">
            <text:p>35</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alii enim imperatores post mortem in umerum referuntur deorum, Augustus templa vivus emeruit: Horatius praesenti tibi maturos largimur honores iurandas que tuum per nomen ponimus aras.</text:p>
          </table:table-cell>
          <table:table-cell office:value-type="string" calcext:value-type="string">
            <text:p>nec totum tamen dandum est adulationi, sed et veritati: nam cum omnes imperatores post mortem sint inter deos relati, Augustus vivus divinos honores emeruit, quod etiam Horatius testatur, dicens praesenti tibi maturos largimur honores iurandas que tuum per numen ponimus aras.</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1/vers. 7/p. 5/lin. 24/ to Comm. in Buc. 1/vers. 7/p. 5/lin. 24/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24/p. 138/lin. 7/ to lib. 1/comm. ad vers. 24/p. 138/lin. 7/ (Schema:)</text:p>
          </table:table-cell>
          <table:table-cell office:value-type="float" office:value="68" calcext:value-type="float">
            <text:p>68</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sane hunc versum male distinguens Vergiliomastix vituperat 'lac mihi non aestate novum, non frigore: defit', id est semper mihi deest.</text:p>
          </table:table-cell>
          <table:table-cell office:value-type="string" calcext:value-type="string">
            <text:p>BIS GRAVIDAE P(ECVDES) verum est: inde enim in bucolicis est lac mihi non aestate novum, non frigore defit.</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2/vers. 23/p. 21/lin. 23/ to Comm. in Buc. 2/vers. 23/p. 21/lin. 23/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150/p. 234/lin. 3/ to lib. 2/comm. ad vers. 150/p. 234/lin. 3/ (Schema:)</text:p>
          </table:table-cell>
          <table:table-cell office:value-type="float" office:value="51" calcext:value-type="float">
            <text:p>51</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convectare iuvat praedas et vivere rapto.</text:p>
          </table:table-cell>
          <table:table-cell office:value-type="string" calcext:value-type="string">
            <text:p>armati terram exercent semper que recentis convectare iuvat praedas et vivere rapto: Ufens quoque partibus Turni consenserat fama insignis, armis autem semper felicibus hoc est invictis.</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3/vers. 7/p. 31/lin. 7/ to Comm. in Buc. 3/vers. 7/p. 31/lin. 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104/lin. 14/lin. 1 to vol. 2/lib. 7/p. 104/lin. 14/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OVIS OMNIA PLENA Lucanus Iuppiter est quodcumque vides, quodcumque moveris, ipse alibi spiritus intus alit, totam que infusa per artus mens agitat molem: ipse enim est spiritus, sine quo nihil movetur aut regitur.</text:p>
          </table:table-cell>
          <table:table-cell office:value-type="string" calcext:value-type="string">
            <text:p>principio caelum ac terras campos que liquentis lucentem que globum Lunae Titania que astra spiritus intus alit totam que infusa per artus mens agitat molem et magno se corpore miscet: quattuor quidem elementa esse adseruntur, caeli, terrae, maris et inferorum, sed quia apud inferos fuit qui loquebatur et agebatur de ratione superorum, idcirco trium tractatum prosequitur, caeli, terrae et maris, addidit duo alia, sed quae in parte sunt caeli, solem scilicet et lunam.</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3/vers. 60/p. 37/lin. 18/ to Comm. in Buc. 3/vers. 60/p. 37/lin. 1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602/lin. 12/lin. 1 to vol. 1/lib. 6/p. 602/lin. 12/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OVIS OMNIA PLENA Lucanus Iuppiter est quodcumque vides, quodcumque moveris, ipse alibi spiritus intus alit, totam que infusa per artus mens agitat molem: ipse enim est spiritus, sine quo nihil movetur aut regitur.</text:p>
          </table:table-cell>
          <table:table-cell office:value-type="string" calcext:value-type="string">
            <text:p>DEVM NAMQVE IRE PER OMNES T(ERRAS QVE) T(RACTVS QVE) M(ARIS) ipse in sexto caelum ac terras cetera spiritus intus alit, Lucanus Iuppiter est quodcumque vides, quodcumque moveris.</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3/vers. 60/p. 37/lin. 18/ to Comm. in Buc. 3/vers. 60/p. 37/lin. 18/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221/p. 337/lin. 15/ to lib. 4/comm. ad vers. 221/p. 337/lin. 15/ (Schema:)</text:p>
          </table:table-cell>
          <table:table-cell office:value-type="float" office:value="34" calcext:value-type="float">
            <text:p>34</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dicere' sane pro 'canere', ut Dianam tenerae dicite virgines: ponitur et pro 'nominare', ut Italiam dixisse ducis de nomine gentem]].</text:p>
          </table:table-cell>
          <table:table-cell office:value-type="string" calcext:value-type="string">
            <text:p>Oenotri coluere viri, nunc fama minores Italiam dixisse ducis de nomine gentem.</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5/vers. 2/p. 54/lin. 3 ("Seruius auctus")/ to Comm. in Buc. 5/vers. 2/p. 54/lin. 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88/lin. 12/lin. 1 to vol. 1/lib. 3/p. 288/lin. 12/lin. 1 (Schema:)</text:p>
          </table:table-cell>
          <table:table-cell office:value-type="float" office:value="54" calcext:value-type="float">
            <text:p>5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icere' sane pro 'canere', ut Dianam tenerae dicite virgines: ponitur et pro 'nominare', ut Italiam dixisse ducis de nomine gentem]].</text:p>
          </table:table-cell>
          <table:table-cell office:value-type="string" calcext:value-type="string">
            <text:p>multis igitur ostendit suam suorum que innocentiam, quae omnia fortiore argumento cumulavit dicendo est locus, Hesperiam Grai cognomine dicunt, terra antiqua, potens armis atque ubere glaebae, Oenotri coluere viri: nunc fama minores Italiam dixisse ducis de nomine gentem.</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5/vers. 2/p. 54/lin. 3 ("Seruius auctus")/ to Comm. in Buc. 5/vers. 2/p. 54/lin. 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07/lin. 6/lin. 4 to vol. 1/lib. 1/p. 107/lin. 6/lin. 4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PARGITE [[HVMVM FOLIIS id est]] implete, ut spargitur et tellus lacrimis, [[sparguntur et arma]].</text:p>
          </table:table-cell>
          <table:table-cell office:value-type="string" calcext:value-type="string">
            <text:p>spargitur et tellus lacrimis, sparguntur et arma: hoc faciebat doloris inmanitas</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5/vers. 40/p. 59/lin. 1 ("Seruius auctus")/ to Comm. in Buc. 5/vers. 40/p. 59/lin. 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35/lin. 1/lin. 1 to vol. 2/lib. 11/p. 435/lin. 1/lin. 1 (Schema:)</text:p>
          </table:table-cell>
          <table:table-cell office:value-type="float" office:value="54" calcext:value-type="float">
            <text:p>5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NDVCITE FONTIBVS VMBRAS facite nemora circa fontes: et hoc ideo, quia, ut diximus, heroum animae habitant vel in fontibus vel in nemoribus, ut lucis habitamus opacis riparum que toros et prata recentia rivis incolimus.</text:p>
          </table:table-cell>
          <table:table-cell office:value-type="string" calcext:value-type="string">
            <text:p>atque huic responsum paucis ita reddidit heros: nulli certa domus: ad illam inquisitionem hoc pertinet qua dictum est quae regio Anchisen habet? lucis, inquit, habitamus opacis riparum que toros et prata recentia rivis incolimus: et hoc ad responsum pertinet quaesitae regionis, potes, inquit, partem nosse quam colimus</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5/vers. 40/p. 59/lin. 3/ to Comm. in Buc. 5/vers. 40/p. 59/lin. 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595/lin. 11/lin. 1 to vol. 1/lib. 6/p. 595/lin. 14/lin. 1 (Schema:)</text:p>
          </table:table-cell>
          <table:table-cell office:value-type="float" office:value="41" calcext:value-type="float">
            <text:p>4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ignificat etiam benignos et bonos, sicut contra malos nigros dicimus: Horatius hic niger est, hunc tu Romane caveto.</text:p>
          </table:table-cell>
          <table:table-cell office:value-type="string" calcext:value-type="string">
            <text:p>TVRBINE NIGRO tempestate noxia: Horatius hic niger est, hunc tu Romane caveto.</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5/vers. 56/p. 60/lin. 14/ to Comm. in Buc. 5/vers. 56/p. 60/lin. 14/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320/p. 200/lin. 1/ to lib. 1/comm. ad vers. 320/p. 200/lin. 1/ (Schema:)</text:p>
          </table:table-cell>
          <table:table-cell office:value-type="float" office:value="55" calcext:value-type="float">
            <text:p>55</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alii novum mustum intellegunt, vel merum, quale numquam habuerit, ut Pollio et ipse facit nova carmina]].</text:p>
          </table:table-cell>
          <table:table-cell office:value-type="string" calcext:value-type="string">
            <text:p>novum dicitur et magnum, ut Pollio et ipse facit nova carmin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5/vers. 71/p. 63/lin. 3 ("Seruius auctus")/ to Comm. in Buc. 5/vers. 71/p. 63/lin. 3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43/p. 142/lin. 29 ("Seruius auctus")/ to lib. 1/comm. ad vers. 43/p. 142/lin. 29 ("Seruius auctus")/ (Schema:)</text:p>
          </table:table-cell>
          <table:table-cell office:value-type="float" office:value="66" calcext:value-type="float">
            <text:p>66</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alii novum mustum intellegunt, vel merum, quale numquam habuerit, ut Pollio et ipse facit nova carmina]].</text:p>
          </table:table-cell>
          <table:table-cell office:value-type="string" calcext:value-type="string">
            <text:p>NOVA FORMIDINE magna ut Pollio et ipse facit nova carmin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5/vers. 71/p. 63/lin. 3 ("Seruius auctus")/ to Comm. in Buc. 5/vers. 71/p. 63/lin. 3 ("Seruius auctus")/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356/p. 347/lin. 11/ to lib. 4/comm. ad vers. 356/p. 347/lin. 11/ (Schema:)</text:p>
          </table:table-cell>
          <table:table-cell office:value-type="float" office:value="53" calcext:value-type="float">
            <text:p>53</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IPSIS EX ex ipsis, ut transtra per et remos, id est per transtra.</text:p>
          </table:table-cell>
          <table:table-cell office:value-type="string" calcext:value-type="string">
            <text:p>quoniam supra dixit furit inmissis Vulcanus habenis transtra per et remos, idcirco hic dixit transtra novant, navigiis aptant remos.</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6/vers. 19/p. 67/lin. 26/ to Comm. in Buc. 6/vers. 19/p. 67/lin. 2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512/lin. 14/lin. 1 to vol. 1/lib. 5/p. 512/lin. 14/lin. 1 (Schema:)</text:p>
          </table:table-cell>
          <table:table-cell office:value-type="float" office:value="48" calcext:value-type="float">
            <text:p>4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FVLTVS HYACINTHO apud veteres unusquisque eo, super quod iacebat, 'fultus' dicebatur: Lucilius in tertio et pulvino fultus, Vergilius atque harum effultus tergo stratis que iacebat velleribus]].</text:p>
          </table:table-cell>
          <table:table-cell office:value-type="string" calcext:value-type="string">
            <text:p>hic et tum pater ipse petens responsa Latinus centum lanigeras mactabat rite bidentis atque harum effultus tergo stratis que iacebat velleribus: hic et tum inquit, hoc est hoc loco atque ipso tempore quo tot monstra extiterant in causa filiae.</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6/vers. 53/p. 75/lin. 10 ("Seruius auctus")/ to Comm. in Buc. 6/vers. 53/p. 75/lin. 10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17/lin. 27/lin. 1 to vol. 2/lib. 7/p. 17/lin. 27/lin. 1 (Schema:)</text:p>
          </table:table-cell>
          <table:table-cell office:value-type="float" office:value="35" calcext:value-type="float">
            <text:p>3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sane deest 'consecrat', ut Aeneas haec de Danais victoribus arma.</text:p>
          </table:table-cell>
          <table:table-cell office:value-type="string" calcext:value-type="string">
            <text:p>in tertio libro transeuntem ipsum per Graias urbis descripsit clipeum fixisse id est scutum et scripsisse Aeneas haec de Danais victoribus arma, in quo una fuit gloria detraxisse hosti Graeco, altera in urbe Graeca fixisse.</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7/vers. 29/p. 86/lin. 17 ("Seruius auctus")/ to Comm. in Buc. 7/vers. 29/p. 86/lin. 1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64/lin. 16/lin. 1 to vol. 1/lib. 5/p. 464/lin. 16/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NVIDIT COLLIBVS VMBRAS ut te ne, inquit, miserande puer, cum laeta veniret, invidit Fortuna mihi? nam 'invideo tibi illam rem' dicimus, [[ut invidet imperium]].</text:p>
          </table:table-cell>
          <table:table-cell office:value-type="string" calcext:value-type="string">
            <text:p>tene, inquit, miserande puer, cum laeta veniret, invidit fortuna mihi, ne regna videres nostra neque ad sedes victor veherere paternas? quod dixit te, vim praemissi pronominis ipse rursus exposuit, te, inquit, miserabilem puerum, te, qui vivere debuisti, ut nostra regna conspiceres (pleno adfectu dixit nostra, quasi communia esset habiturus cum eo, si illum incolumem fata servassent), te, quem convenerat sospitem patri et victorem paternis sedibus reddi.</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7/vers. 58/p. 90/lin. 23 ("Seruius auctus")/ to Comm. in Buc. 7/vers. 58/p. 90/lin. 2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1/p. 412/lin. 22/lin. 1 to vol. 2/lib. 11/p. 412/lin. 25/lin. 1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dammas masculino genere posuit: sic alibi timidi dammae cervi que fugaces: Horatius feminino ait et superiecto pavidae natarunt aequore dammae.</text:p>
          </table:table-cell>
          <table:table-cell office:value-type="string" calcext:value-type="string">
            <text:p>TIMIDI DAMMAE mutavit genus, ut vitaret homoeoteleuton: Horatius et superiecto pavidae natarunt aequore dammae.</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8/vers. 28/p. 96/lin. 13/ to Comm. in Buc. 8/vers. 28/p. 96/lin. 13/ (Schem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3/comm. ad vers. 539/p. 318/lin. 14/ to lib. 3/comm. ad vers. 539/p. 318/lin. 14/ (Schema:)</text:p>
          </table:table-cell>
          <table:table-cell office:value-type="float" office:value="56" calcext:value-type="float">
            <text:p>56</text:p>
          </table:table-cell>
          <table:table-cell office:value-type="float" office:value="400" calcext:value-type="float">
            <text:p>400</text:p>
          </table:table-cell>
          <table:table-cell office:value-type="string" calcext:value-type="string">
            <text:p>Seruius grammaticus (Maurus Seruius Honoratus) ['Seruius auctus']</text:p>
          </table:table-cell>
          <table:table-cell/>
          <table:table-cell office:value-type="float" office:value="398" calcext:value-type="float">
            <text:p>398</text:p>
          </table:table-cell>
          <table:table-cell office:value-type="string" calcext:value-type="string">
            <text:p>398-PSERACOGE_</text:p>
          </table:table-cell>
        </table:table-row>
        <table:table-row table:style-name="ro1">
          <table:table-cell office:value-type="string" calcext:value-type="string">
            <text:p>de hoc monte]] stellae videntur occidere, sicut de Ida nasci, ut iam que iugis summae surgebat lucifer Idae.</text:p>
          </table:table-cell>
          <table:table-cell office:value-type="string" calcext:value-type="string">
            <text:p>iam que iugis summae surgebat Lucifer Idae ducebat que diem: nova descriptione usus est diei nascentis</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8/vers. 30/p. 98/lin. 3 ("Seruius auctus")/ to Comm. in Buc. 8/vers. 30/p. 98/lin. 3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258/lin. 7/lin. 1 to vol. 1/lib. 2/p. 258/lin. 7/lin. 1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VARIO VIDEOR Varius poeta fuit: de hoc Horatius Varius ducit molle atque facetum, item scriberis Vario fortis et hostium victor: nam Varus dux fuit, cui supra blanditur, [[qui nulla carmina scripsit.</text:p>
          </table:table-cell>
          <table:table-cell office:value-type="string" calcext:value-type="string">
            <text:p>usus que est genere hoc carminibus novem,quae sunt talia, quale est modo quod dabo,'scriberis Vario fortis et hostiumvictor Maeonii carminis alite,quam rem cumque ferox navibus aut equismiles te duce gesserit'.</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9/vers. 35/p. 114/lin. 1 ("Seruius auctus")/ to Comm. in Buc. 9/vers. 35/p. 114/lin. 1 ("Seruius auctus")/ (Schema:)</text:p>
          </table:table-cell>
          <table:table-cell office:value-type="string" calcext:value-type="string">
            <text:p>Terentianus Maurus</text:p>
          </table:table-cell>
          <table:table-cell office:value-type="string" calcext:value-type="string">
            <text:p>De metris (LLA 493.4 - TLL TER. MAVR. vers. 1300 - TER. MAVR. vers. 2981)</text:p>
          </table:table-cell>
          <table:table-cell office:value-type="string" calcext:value-type="string">
            <text:p>p. 405/vers. 2696/ to p. 405/vers. 2696/ (Schema:)</text:p>
          </table:table-cell>
          <table:table-cell office:value-type="float" office:value="44" calcext:value-type="float">
            <text:p>44</text:p>
          </table:table-cell>
          <table:table-cell office:value-type="float" office:value="200" calcext:value-type="float">
            <text:p>200</text:p>
          </table:table-cell>
          <table:table-cell office:value-type="string" calcext:value-type="string">
            <text:p>Terentianus Maurus</text:p>
          </table:table-cell>
          <table:table-cell/>
          <table:table-cell office:value-type="float" office:value="404" calcext:value-type="float">
            <text:p>404</text:p>
          </table:table-cell>
          <table:table-cell office:value-type="string" calcext:value-type="string">
            <text:p>404-PTEMAMETR_</text:p>
          </table:table-cell>
        </table:table-row>
        <table:table-row table:style-name="ro1">
          <table:table-cell office:value-type="string" calcext:value-type="string">
            <text:p>LONGOS SOLES C(ONDERE) [[id est]] aestivos dies finire, ut tris adeo incertos caeca caligine soles.</text:p>
          </table:table-cell>
          <table:table-cell office:value-type="string" calcext:value-type="string">
            <text:p>fecit enim quaestionem quandam non attente legentibus dicendo ipse diem noctem que negat discernere caelo, involvere diem nimbi et nox umida caelum abstulit et ipse dixit tris adeo incertos caeca caligine soles erramus pelago, totidem sine sidere noctes, ipse rursum posuit quarto terra die primum se attollere tandem visa.</text:p>
          </table:table-cell>
          <table:table-cell office:value-type="string" calcext:value-type="string">
            <text:p>Seruius grammaticus (Maurus Seruius Honoratus) ['Seruius auctus']</text:p>
          </table:table-cell>
          <table:table-cell office:value-type="string" calcext:value-type="string">
            <text:p>Commentarius in Uergilii Bucolicon librum ['Seruius auctus'] (LLA 612 - TLL SERV. ecl. SERV. auct. ecl.)</text:p>
          </table:table-cell>
          <table:table-cell office:value-type="string" calcext:value-type="string">
            <text:p>Comm. in Buc. 9/vers. 52/p. 116/lin. 16 ("Seruius auctus")/ to Comm. in Buc. 9/vers. 52/p. 116/lin. 1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294/lin. 23/lin. 1 to vol. 1/lib. 3/p. 294/lin. 23/lin. 1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alibi sed picis in morem ad digitos lentescit habendo.</text:p>
          </table:table-cell>
          <table:table-cell office:value-type="string" calcext:value-type="string">
            <text:p>contra saepe trahitur ex verbo activo et significat passionem, quamvis activa declinatione flectatur, ut lentesco, sed picis in morem ad digitos lentescit habendo.</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3/p. 130/lin. 11 ("Seruius auctus")/ to lib. 1/comm. ad vers. 3/p. 130/lin. 11 ("Seruius auctus")/ (Schema:)</text:p>
          </table:table-cell>
          <table:table-cell office:value-type="string" calcext:value-type="string">
            <text:p>Anonymus Bobiensis</text:p>
          </table:table-cell>
          <table:table-cell office:value-type="string" calcext:value-type="string">
            <text:p>De uerbo (olim: Macrobii excerpta Bobiensia, pars III: de uerbo) (LLA 636 - TLL MACR. exc. gramm.)</text:p>
          </table:table-cell>
          <table:table-cell office:value-type="string" calcext:value-type="string">
            <text:p>p. 650/lin. 23/ to p. 650/lin. 23/ (Schema:)</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Anonymus Bobiensis</text:p>
          </table:table-cell>
          <table:table-cell/>
          <table:table-cell office:value-type="float" office:value="412" calcext:value-type="float">
            <text:p>412</text:p>
          </table:table-cell>
          <table:table-cell office:value-type="string" calcext:value-type="string">
            <text:p>412-PZBOBVEMA_</text:p>
          </table:table-cell>
        </table:table-row>
        <table:table-row table:style-name="ro1">
          <table:table-cell office:value-type="string" calcext:value-type="string">
            <text:p>[[et alibi sed picis in morem ad digitos lentescit habendo.</text:p>
          </table:table-cell>
          <table:table-cell office:value-type="string" calcext:value-type="string">
            <text:p>inde est 'urit que videndo femina' et 'picis in morem ad digitos lentescit habendo' et 'verberando necati', quia et videor et habeor et verberor non deponentia, sed passiva sunt.</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3/p. 130/lin. 11 ("Seruius auctus")/ to lib. 1/comm. ad vers. 3/p. 130/lin. 11 ("Seruius auctus")/ (Schema:)</text:p>
          </table:table-cell>
          <table:table-cell office:value-type="string" calcext:value-type="string">
            <text:p>Anonymus Bobiensis</text:p>
          </table:table-cell>
          <table:table-cell office:value-type="string" calcext:value-type="string">
            <text:p>De uerbo (olim: Macrobii excerpta Bobiensia, pars III: de uerbo) (LLA 636 - TLL MACR. exc. gramm.)</text:p>
          </table:table-cell>
          <table:table-cell office:value-type="string" calcext:value-type="string">
            <text:p>p. 649/lin. 11/ to p. 649/lin. 11/ (Schema:)</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Anonymus Bobiensis</text:p>
          </table:table-cell>
          <table:table-cell/>
          <table:table-cell office:value-type="float" office:value="412" calcext:value-type="float">
            <text:p>412</text:p>
          </table:table-cell>
          <table:table-cell office:value-type="string" calcext:value-type="string">
            <text:p>412-PZBOBVEMA_</text:p>
          </table:table-cell>
        </table:table-row>
        <table:table-row table:style-name="ro1">
          <table:table-cell office:value-type="string" calcext:value-type="string">
            <text:p>potest et 'mox' ad vitae humanae brevitatem referri: nam ipse ait in decimo Rhaebe diu, res siqua diu mortalibus ulla est, viximus.</text:p>
          </table:table-cell>
          <table:table-cell office:value-type="string" calcext:value-type="string">
            <text:p>adloquitur maerentem, quasi mala domini etiam ipse sentiret, et talibus infit, et hunc talibus verbis adfatur: Rhaebe, diu, res si qua diu mortalibus ulla est, viximus: qui videbatur tristis sentiebatur posse dominum audire loquentem.</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24/p. 138/lin. 16/ to lib. 1/comm. ad vers. 24/p. 138/lin. 1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97/lin. 23/lin. 1 to vol. 2/lib. 10/p. 397/lin. 23/lin. 1 (Schema:)</text:p>
          </table:table-cell>
          <table:table-cell office:value-type="float" office:value="43" calcext:value-type="float">
            <text:p>4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legimus Brontes que Steropes que et nudus membra Pyracmon.</text:p>
          </table:table-cell>
          <table:table-cell office:value-type="string" calcext:value-type="string">
            <text:p>ferrum exercebant vasto Cyclopes in antro, Brontes que Steropes que et nudus membra Pyragmon: cum venisset ad speluncam, invenit Cyclopes in aliis operibus occupatos, quae res futuris rebus addidit gratiam</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58/p. 147/lin. 21/ to lib. 1/comm. ad vers. 58/p. 147/lin. 2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78/lin. 3/lin. 1 to vol. 2/lib. 8/p. 178/lin. 3/lin. 1 (Schema:)</text:p>
          </table:table-cell>
          <table:table-cell office:value-type="float" office:value="40" calcext:value-type="float">
            <text:p>4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hoc est, quod ait supra votis respondet avari agricolae.</text:p>
          </table:table-cell>
          <table:table-cell office:value-type="string" calcext:value-type="string">
            <text:p>remanserat igitur consilii ratio, utrum sciente an inscia Didone discedi deberet aut posset.</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99/p. 155/lin. 17/ to lib. 1/comm. ad vers. 99/p. 155/lin. 1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91/lin. 20/lin. 1 to vol. 1/lib. 4/p. 391/lin. 20/lin. 1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hinc est et illud curru que abscisa duorum suspendit capita.</text:p>
          </table:table-cell>
          <table:table-cell office:value-type="string" calcext:value-type="string">
            <text:p>Turnus equo deiectum Amycum fratrem que Dioren congressus pedes hunc venientem cuspide longa, hunc mucrone ferit curru que abscisa duorum suspendit capita et rorantia sanguine portat: multa hic semel dicta sunt, sed non semel accipiend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208/p. 180/lin. 6/ to lib. 1/comm. ad vers. 208/p. 180/lin. 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612/lin. 5/lin. 1 to vol. 2/lib. 12/p. 612/lin. 5/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dversus, de quo legimus ille sitim morbos que ferens mortalibus aegris nascitur, ut 'adverso' sit pestifero et contrario mortalibus.</text:p>
          </table:table-cell>
          <table:table-cell office:value-type="string" calcext:value-type="string">
            <text:p>non secus ac liquida si quando nocte cometae sanguinei lugubre rubent aut Sirius ardor, ille sitim morbos que ferens mortalibus aegris nascitur et laevo contristat lumine caelum: quia scutum et alia quae Aeneas liberalitate Vulcani meruerat in multorum exitium fuerant facta, conparantur his sidera, cometes et Sirius, quae, cum oriuntur, morbos ferunt hominibus et interitum plurimorum.</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218/p. 182/lin. 13/ to lib. 1/comm. ad vers. 218/p. 182/lin. 1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0/p. 328/lin. 25/lin. 1 to vol. 2/lib. 10/p. 328/lin. 25/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ER DVODENA multi pro 'duodecim' accipiunt, ut bina manu lato crispans hastilia ferro et septena que tela: alii, quia quotannis per eadem meat</text:p>
          </table:table-cell>
          <table:table-cell office:value-type="string" calcext:value-type="string">
            <text:p>bina dabo argento perfecta atque aspera signis pocula, devicta genitor quae cepit Arisba: bina dixit non quattuor, sed duo, ut bina manu lato crispans hastilia ferro, ut singuli singula pocula haberent.</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232/p. 185/lin. 24 ("Seruius auctus")/ to lib. 1/comm. ad vers. 232/p. 185/lin. 2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9/p. 222/lin. 26/lin. 1 to vol. 2/lib. 9/p. 222/lin. 26/lin. 1 (Schema:)</text:p>
          </table:table-cell>
          <table:table-cell office:value-type="float" office:value="37" calcext:value-type="float">
            <text:p>3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PER DVODENA multi pro 'duodecim' accipiunt, ut bina manu lato crispans hastilia ferro et septena que tela: alii, quia quotannis per eadem meat</text:p>
          </table:table-cell>
          <table:table-cell office:value-type="string" calcext:value-type="string">
            <text:p>classem in convexo nemorum sub rupe cavata arboribus clausam circum atque horrentibus umbris occulit, ipse uno graditur comitatus Achate, bina manu lato crispans hastilia ferro.</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232/p. 185/lin. 24 ("Seruius auctus")/ to lib. 1/comm. ad vers. 232/p. 185/lin. 24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67/lin. 18/lin. 4 to vol. 1/lib. 1/p. 67/lin. 18/lin. 4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ORVSCA FVLMINA coruscantia, ut sibila lambebant linguis vibrantibus ora.</text:p>
          </table:table-cell>
          <table:table-cell office:value-type="string" calcext:value-type="string">
            <text:p>fit sonitus spumante salo, iam que arva tenebant ardentis que oculos suffecti sanguine et igni sibila lambebant linguis vibrantibus or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1/comm. ad vers. 328/p. 200/lin. 19/ to lib. 1/comm. ad vers. 328/p. 200/lin. 1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76/lin. 31/lin. 1 to vol. 1/lib. 2/p. 176/lin. 31/lin. 1 (Schema:)</text:p>
          </table:table-cell>
          <table:table-cell office:value-type="float" office:value="52" calcext:value-type="float">
            <text:p>5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LAPIDOSA CORNA dura: alibi lapidosa que corna dant rami.</text:p>
          </table:table-cell>
          <table:table-cell office:value-type="string" calcext:value-type="string">
            <text:p>item tribus mensibus unde victum habuisset indicavit, quia et hoc potuit quaeri, victum, inquit, infelicem, baccas lapidosa que corna dant rami, et vulsis pascunt radicibus herbae.</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34/p. 220/lin. 26/ to lib. 2/comm. ad vers. 34/p. 220/lin. 2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46/lin. 25/lin. 1 to vol. 1/lib. 3/p. 346/lin. 25/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lii autem ad superiora referunt, ut 'quibus' non ad vina referamus, sed ad vites, ut sit 'quibus vitibus cedit Tmolius et Phanaeus, montes vitibus consiti': et est figura, qualis illa in Aeneide me puer Ascanius capitis que iniuria cari, quem regno Hesperiae fraudo, scilicet Ascanium, non quem caput.</text:p>
          </table:table-cell>
          <table:table-cell office:value-type="string" calcext:value-type="string">
            <text:p>me puer Ascanius capitis que iniuria cari, quem regno Hesperiae fraudo et fatalibus arvis: mihi atque animo meo occurrit spes fili mei, cui deberi imperium Italiae scio, ut ne abdam illas sortes et veneranda responsa.</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98/p. 228/lin. 9/ to lib. 2/comm. ad vers. 98/p. 228/lin. 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405/lin. 4/lin. 1 to vol. 1/lib. 4/p. 405/lin. 4/lin. 1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BALSAMA QVE 'que' vacat, ut dixit que et proelia voce diremit.</text:p>
          </table:table-cell>
          <table:table-cell office:value-type="string" calcext:value-type="string">
            <text:p>dixit que et proelia voce diremit: quantum potuit iubentis auctoritas, sola diremptum est voce quod magno incendio irascentis et furore flammaverat!</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119/p. 230/lin. 4/ to lib. 2/comm. ad vers. 119/p. 230/lin. 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5/p. 477/lin. 2/lin. 1 to vol. 1/lib. 5/p. 477/lin. 2/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aliter: 'malo' pro labore, sicut e contrario laborem pro malo solet ponere, ut ibi ille dies primus leti primus que malorum causa fuit.</text:p>
          </table:table-cell>
          <table:table-cell office:value-type="string" calcext:value-type="string">
            <text:p>ille dies primus leti primus que malorum causa fuit.</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168/p. 236/lin. 7 ("Seruius auctus")/ to lib. 2/comm. ad vers. 168/p. 236/lin. 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75/lin. 5/lin. 1 to vol. 1/lib. 4/p. 375/lin. 5/lin. 1 (Schema:)</text:p>
          </table:table-cell>
          <table:table-cell office:value-type="float" office:value="54" calcext:value-type="float">
            <text:p>5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aliter: 'malo' pro labore, sicut e contrario laborem pro malo solet ponere, ut ibi ille dies primus leti primus que malorum causa fuit.</text:p>
          </table:table-cell>
          <table:table-cell office:value-type="string" calcext:value-type="string">
            <text:p>ille dies primus leti primus que malorum causa fuit.</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168/p. 236/lin. 7 ("Seruius auctus")/ to lib. 2/comm. ad vers. 168/p. 236/lin. 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75/lin. 23/lin. 1 to vol. 1/lib. 4/p. 375/lin. 23/lin. 1 (Schema:)</text:p>
          </table:table-cell>
          <table:table-cell office:value-type="float" office:value="54" calcext:value-type="float">
            <text:p>5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APIES eliges, ut aut capere aut captas iam despectare videntur.</text:p>
          </table:table-cell>
          <table:table-cell office:value-type="string" calcext:value-type="string">
            <text:p>aetheria quos lapsa plaga Iovis ales aperto turbabat caelo, nunc terras ordine longo aut capere aut captas iam despectare videntur.</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230/p. 240/lin. 26/ to lib. 2/comm. ad vers. 230/p. 240/lin. 26/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86/lin. 21/lin. 4 to vol. 1/lib. 1/p. 86/lin. 21/lin. 4 (Schema:)</text:p>
          </table:table-cell>
          <table:table-cell office:value-type="float" office:value="56" calcext:value-type="float">
            <text:p>5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CAPIES eliges, ut aut capere aut captas iam despectare videntur.</text:p>
          </table:table-cell>
          <table:table-cell office:value-type="string" calcext:value-type="string">
            <text:p>sed quia distinctio verbadissociat nectit ve aliter nec partibus aequisdistingui patitur pedes, effugit sonus aurem,'fronde super viridi sunt nobis mitia poma,castaneae molles et pressi copia lactis':'turbabat caelo, nunc terras ordine longoaut capere aut captas iam despectare videntur'.</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230/p. 240/lin. 26/ to lib. 2/comm. ad vers. 230/p. 240/lin. 26/ (Schema:)</text:p>
          </table:table-cell>
          <table:table-cell office:value-type="string" calcext:value-type="string">
            <text:p>Terentianus Maurus</text:p>
          </table:table-cell>
          <table:table-cell office:value-type="string" calcext:value-type="string">
            <text:p>De metris (LLA 493.4 - TLL TER. MAVR. vers. 1300 - TER. MAVR. vers. 2981)</text:p>
          </table:table-cell>
          <table:table-cell office:value-type="string" calcext:value-type="string">
            <text:p>p. 407/vers. 2769/ to p. 407/vers. 2769/ (Schema:)</text:p>
          </table:table-cell>
          <table:table-cell office:value-type="float" office:value="33" calcext:value-type="float">
            <text:p>33</text:p>
          </table:table-cell>
          <table:table-cell office:value-type="float" office:value="200" calcext:value-type="float">
            <text:p>200</text:p>
          </table:table-cell>
          <table:table-cell office:value-type="string" calcext:value-type="string">
            <text:p>Terentianus Maurus</text:p>
          </table:table-cell>
          <table:table-cell/>
          <table:table-cell office:value-type="float" office:value="404" calcext:value-type="float">
            <text:p>404</text:p>
          </table:table-cell>
          <table:table-cell office:value-type="string" calcext:value-type="string">
            <text:p>404-PTEMAMETR_</text:p>
          </table:table-cell>
        </table:table-row>
        <table:table-row table:style-name="ro1">
          <table:table-cell office:value-type="string" calcext:value-type="string">
            <text:p>SVA NOMINA propriam generositatem, ut et nos aliquod nomen que decus que gessimus.</text:p>
          </table:table-cell>
          <table:table-cell office:value-type="string" calcext:value-type="string">
            <text:p>dum stabat regno incolumis regum que vigebat conciliis, &lt;et nos aliquod nomen que decus que gessimus&gt;.</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240/p. 241/lin. 7/ to lib. 2/comm. ad vers. 240/p. 241/lin. 7/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2/p. 158/lin. 22/lin. 1 to vol. 1/lib. 2/p. 158/lin. 22/lin. 1 (Schema:)</text:p>
          </table:table-cell>
          <table:table-cell office:value-type="float" office:value="57" calcext:value-type="float">
            <text:p>5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IGESTA FERATVR ordinata, ut digerit in numerum atque antro seclusa relinquit.</text:p>
          </table:table-cell>
          <table:table-cell office:value-type="string" calcext:value-type="string">
            <text:p>quaecumque in foliis descripsit carmina virgo digerit in numerum atque antro seclusa relinquit.</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267/p. 242/lin. 25/ to lib. 2/comm. ad vers. 267/p. 242/lin. 2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24/lin. 28/lin. 1 to vol. 1/lib. 3/p. 324/lin. 28/lin. 1 (Schema:)</text:p>
          </table:table-cell>
          <table:table-cell office:value-type="float" office:value="67" calcext:value-type="float">
            <text:p>6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ruit nubem' fert: ipse alibi totum que a sedibus imis una Eurus que Notus que ruunt.</text:p>
          </table:table-cell>
          <table:table-cell office:value-type="string" calcext:value-type="string">
            <text:p>denique ait incubuere mari totum que a sedibus imis una Eurus que Notus que ruunt creber que procellis Africus.</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308/p. 245/lin. 17 ("Seruius auctus")/ to lib. 2/comm. ad vers. 308/p. 245/lin. 17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31/lin. 18/lin. 4 to vol. 1/lib. 1/p. 31/lin. 18/lin. 4 (Schema:)</text:p>
          </table:table-cell>
          <table:table-cell office:value-type="float" office:value="70" calcext:value-type="float">
            <text:p>7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MAGNO COMMIXTVS CORPORE FETVS pro 'corpori', ut haeret pede pes, item alibi et magno se corpore miscet: licet possimus accipere, commixtus terrae magno suo corpore, id est aetherio.</text:p>
          </table:table-cell>
          <table:table-cell office:value-type="string" calcext:value-type="string">
            <text:p>principio caelum ac terras campos que liquentis lucentem que globum Lunae Titania que astra spiritus intus alit totam que infusa per artus mens agitat molem et magno se corpore miscet: quattuor quidem elementa esse adseruntur, caeli, terrae, maris et inferorum, sed quia apud inferos fuit qui loquebatur et agebatur de ratione superorum, idcirco trium tractatum prosequitur, caeli, terrae et maris, addidit duo alia, sed quae in parte sunt caeli, solem scilicet et lunam.</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327/p. 247/lin. 4/ to lib. 2/comm. ad vers. 327/p. 247/lin. 4/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602/lin. 12/lin. 1 to vol. 1/lib. 6/p. 602/lin. 12/lin. 1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t aliter: verbum 'infode' venit ab eo quod est 'fodio fodis fodit', unde Plautus in Rudente luto usus multo multam terram confode.</text:p>
          </table:table-cell>
          <table:table-cell office:value-type="string" calcext:value-type="string">
            <text:p>observabimus in declinatione conparationum adverbium hoc quod venit ab eo quod est facilis et difficilis.</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348/p. 249/lin. 11 ("Seruius auctus")/ to lib. 2/comm. ad vers. 348/p. 249/lin. 11 ("Seruius auctus")/ (Schema:)</text:p>
          </table:table-cell>
          <table:table-cell office:value-type="string" calcext:value-type="string">
            <text:p>Anonymus Bobiensis</text:p>
          </table:table-cell>
          <table:table-cell office:value-type="string" calcext:value-type="string">
            <text:p>Excerpta Bobiensia (perperam 'Ex Charisii Arte grammatica excerpta' dicta) (LLA 611 - TLL EXC. Bob. gramm. I)</text:p>
          </table:table-cell>
          <table:table-cell office:value-type="string" calcext:value-type="string">
            <text:p>p. 556/lin. 32/ to p. 556/lin. 32/ (Schema:)</text:p>
          </table:table-cell>
          <table:table-cell office:value-type="float" office:value="38" calcext:value-type="float">
            <text:p>38</text:p>
          </table:table-cell>
          <table:table-cell office:value-type="float" office:value="0" calcext:value-type="float">
            <text:p>0</text:p>
          </table:table-cell>
          <table:table-cell office:value-type="string" calcext:value-type="string">
            <text:p>Anonymus Bobiensis</text:p>
          </table:table-cell>
          <table:table-cell/>
          <table:table-cell office:value-type="float" office:value="412" calcext:value-type="float">
            <text:p>412</text:p>
          </table:table-cell>
          <table:table-cell office:value-type="string" calcext:value-type="string">
            <text:p>412-PZBOBEBCH_</text:p>
          </table:table-cell>
        </table:table-row>
        <table:table-row table:style-name="ro1">
          <table:table-cell office:value-type="string" calcext:value-type="string">
            <text:p>omnis autem purgatio aut per aquam fit aut per ignem aut per aerem, sicut et in sexto ait aliae panduntur inanes suspensae ad ventos, aliis sub gurgite vasto infectum eluitur scelus aut exuritur igni: ut nunc per oscilla genus purgationis, quod est maximum, intellegamus</text:p>
          </table:table-cell>
          <table:table-cell office:value-type="string" calcext:value-type="string">
            <text:p>aliis sub gurgite vasto infectum eluitur scelus aut exuritur igni: dixit poenarum genera quibus animae mundantur.</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389/p. 254/lin. 11/ to lib. 2/comm. ad vers. 389/p. 254/lin. 1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603/lin. 30/lin. 1 to vol. 1/lib. 6/p. 603/lin. 30/lin. 1 (Schema:)</text:p>
          </table:table-cell>
          <table:table-cell office:value-type="float" office:value="42" calcext:value-type="float">
            <text:p>4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omnis autem purgatio aut per aquam fit aut per ignem aut per aerem, sicut et in sexto ait aliae panduntur inanes suspensae ad ventos, aliis sub gurgite vasto infectum eluitur scelus aut exuritur igni: ut nunc per oscilla genus purgationis, quod est maximum, intellegamus</text:p>
          </table:table-cell>
          <table:table-cell office:value-type="string" calcext:value-type="string">
            <text:p>aliae panduntur inanes suspensae ad ventos: nihil interest ventos inanis an animas dixerit, quia utrumque vel alterum rectum est</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389/p. 254/lin. 11/ to lib. 2/comm. ad vers. 389/p. 254/lin. 1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603/lin. 26/lin. 1 to vol. 1/lib. 6/p. 603/lin. 26/lin. 1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EST ETIAM ILLE LABOR C(VRANDIS) V(ITIBVS) A(LTER) iam paulatim tendit ad vitium vituperationem, dicens et infinitum esse earum laborem, ut cui numquam exhausti satis est, et incertum fructum, ut et iam maturis metuendus Iuppiter uvis, et ipsum etiam fructum perniciosum, ut Bacchus et ad culpam causas dedit.</text:p>
          </table:table-cell>
          <table:table-cell office:value-type="string" calcext:value-type="string">
            <text:p>adsit laetitiae Bacchus dator: vinum intellegimus dictum, sine quo laetitia esse in conviviis non potest, licet alio loco dixerit poeta ipse Bacchus et ad culpam causas dedit</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397/p. 255/lin. 11/ to lib. 2/comm. ad vers. 397/p. 255/lin. 1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41/lin. 24/lin. 4 to vol. 1/lib. 1/p. 141/lin. 24/lin. 4 (Schema:)</text:p>
          </table:table-cell>
          <table:table-cell office:value-type="float" office:value="38" calcext:value-type="float">
            <text:p>38</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a malis similiter duas, unam praesentis, ut dolorem, et unam futuri, ut metum: quas passiones esse animi non dubium est, unde etiam ipse ait in sexto hinc metuunt cupiunt que, dolent gaudent que, Sallustius etiam in Catilinae bello ait omnes homines, qui de rebus dubiis consultant, ab odio amicitia, ira atque misericordia vacuos esse decet.</text:p>
          </table:table-cell>
          <table:table-cell office:value-type="string" calcext:value-type="string">
            <text:p>hinc metuunt cupiunt que, dolent gaudent que neque auras dispiciunt, clausae tenebris et carcere caeco: usque adeo corpus inimicum est ei quem intra se habet, ut sit caeco carceri conparatum.</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2/comm. ad vers. 499/p. 267/lin. 8/ to lib. 2/comm. ad vers. 499/p. 267/lin. 8/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6/p. 603/lin. 4/lin. 1 to vol. 1/lib. 6/p. 603/lin. 4/lin. 1 (Schema:)</text:p>
          </table:table-cell>
          <table:table-cell office:value-type="float" office:value="31" calcext:value-type="float">
            <text:p>31</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IPHATEN Niphates et fluvius est et mons, ut et Cimini cum monte lacum.</text:p>
          </table:table-cell>
          <table:table-cell office:value-type="string" calcext:value-type="string">
            <text:p>hi Fescenninas acies aequos que Faliscos, hi Soractis habent arces Flavinia que arva et Cimini cum monte lacum lucos que Capenos: dixit loca ex quibus diversi convenerant.</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3/comm. ad vers. 30/p. 277/lin. 13/ to lib. 3/comm. ad vers. 30/p. 277/lin. 1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7/p. 101/lin. 11/lin. 1 to vol. 2/lib. 7/p. 101/lin. 11/lin. 1 (Schema:)</text:p>
          </table:table-cell>
          <table:table-cell office:value-type="float" office:value="36" calcext:value-type="float">
            <text:p>36</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nam ille sine dubio displicet, qui ex albo et gilvo constat, ut sit unum 'albis et gilvo': alioqui repugnant illi qui candore nives anteirent, cursibus auras et bigis it Turnus in albis]].</text:p>
          </table:table-cell>
          <table:table-cell office:value-type="string" calcext:value-type="string">
            <text:p>qui candore nives anteirent, cursibus auras: anteirent commune est positum</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3/comm. ad vers. 82/p. 283/lin. 6 ("Seruius auctus")/ to lib. 3/comm. ad vers. 82/p. 283/lin. 6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12/p. 562/lin. 8/lin. 1 to vol. 2/lib. 12/p. 562/lin. 8/lin. 1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DVPLEX SPINA aut re vera duplex, aut lata, ut duplicem gemmis auro que coronam, item et duplici aptantur dentalia dorso.</text:p>
          </table:table-cell>
          <table:table-cell office:value-type="string" calcext:value-type="string">
            <text:p>collo que monile bacatum et duplicem gemmis auro que coronam: haec quoque admiranda debent intellegi.</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3/comm. ad vers. 87/p. 283/lin. 13/ to lib. 3/comm. ad vers. 87/p. 283/lin. 13/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28/lin. 20/lin. 4 to vol. 1/lib. 1/p. 128/lin. 20/lin. 4 (Schema:)</text:p>
          </table:table-cell>
          <table:table-cell office:value-type="float" office:value="55" calcext:value-type="float">
            <text:p>55</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NCAVTVM VVLGVS quod sibi praecavere non possit, ut est apud Sallustium repente incautos agros invasit, id est quibus praecautum securum non est, ut est incautum patrias que obtruncat ad aras]].</text:p>
          </table:table-cell>
          <table:table-cell office:value-type="string" calcext:value-type="string">
            <text:p>ast illum, inquit, creptae magno inflammatus amore coniugis et scelerum furiis agitatus Orestes excipit incautum patrias que obtruncat ad aras: Orestes iniuriam dolens ereptae sibi uxoris, magno amore eius exagitatus ultus est se et ad aras patrias incautum mactavit adulterum.</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3/comm. ad vers. 469/p. 312/lin. 21 ("Seruius auctus")/ to lib. 3/comm. ad vers. 469/p. 312/lin. 21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12/lin. 27/lin. 1 to vol. 1/lib. 3/p. 312/lin. 27/lin. 1 (Schema:)</text:p>
          </table:table-cell>
          <table:table-cell office:value-type="float" office:value="30" calcext:value-type="float">
            <text:p>30</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N HONORE DEVM MEDIO in sacrificiis, ut haud equidem tali me dignor honore.</text:p>
          </table:table-cell>
          <table:table-cell office:value-type="string" calcext:value-type="string">
            <text:p>hoc locutionis genus et in primo libro posuit dicens haut equidem tali me dignor honore.</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3/comm. ad vers. 486/p. 314/lin. 19/ to lib. 3/comm. ad vers. 486/p. 314/lin. 19/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3/p. 327/lin. 13/lin. 1 to vol. 1/lib. 3/p. 327/lin. 13/lin. 1 (Schema:)</text:p>
          </table:table-cell>
          <table:table-cell office:value-type="float" office:value="57" calcext:value-type="float">
            <text:p>57</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N HONORE DEVM MEDIO in sacrificiis, ut haud equidem tali me dignor honore.</text:p>
          </table:table-cell>
          <table:table-cell office:value-type="string" calcext:value-type="string">
            <text:p>hoc enim maior est tua in me ornando liberalitas, quo minus meo merito hoc mihi tribuis quod ego nec agnosco nec postulo, nec equidem tali me dignor honore.</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3/comm. ad vers. 486/p. 314/lin. 19/ to lib. 3/comm. ad vers. 486/p. 314/lin. 19/ (Schema:)</text:p>
          </table:table-cell>
          <table:table-cell office:value-type="string" calcext:value-type="string">
            <text:p>Sepulveda (Iohannes Genesius Sepulveda)</text:p>
          </table:table-cell>
          <table:table-cell office:value-type="string" calcext:value-type="string">
            <text:p>Epistolarum libri septem: epistulae a Iohanne Genesio Sepulveda conscriptae</text:p>
          </table:table-cell>
          <table:table-cell office:value-type="string" calcext:value-type="string">
            <text:p>lib. 7/epist. 5/§ 10/p. 276/lin. 59 to lib. 7/epist. 5/§ 10/p. 276/lin. 59 (Schema:)</text:p>
          </table:table-cell>
          <table:table-cell office:value-type="float" office:value="43" calcext:value-type="float">
            <text:p>43</text:p>
          </table:table-cell>
          <table:table-cell office:value-type="float" office:value="0" calcext:value-type="float">
            <text:p>0</text:p>
          </table:table-cell>
          <table:table-cell office:value-type="string" calcext:value-type="string">
            <text:p>Sepulveda (Iohannes Genesius Sepulveda)</text:p>
          </table:table-cell>
          <table:table-cell/>
          <table:table-cell office:value-type="float" office:value="434" calcext:value-type="float">
            <text:p>434</text:p>
          </table:table-cell>
          <table:table-cell office:value-type="string" calcext:value-type="string">
            <text:p>434-RSEPUEPIS_</text:p>
          </table:table-cell>
        </table:table-row>
        <table:table-row table:style-name="ro1">
          <table:table-cell office:value-type="string" calcext:value-type="string">
            <text:p>alibi autem in malo ponit cum dicit saepe malum hoc nobis, si mens non laeva fuisset, de caelo tactas memini praedicere quercus.</text:p>
          </table:table-cell>
          <table:table-cell office:value-type="string" calcext:value-type="string">
            <text:p>'Ergo ne inimicorum calumnia periit labor irritus anni? imo annorum multorum?' 'Saepe malum hoc nobis, si mens non laeua fuisset'.</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7/p. 321/lin. 7 ("Seruius auctus")/ to lib. 4/comm. ad vers. 7/p. 321/lin. 7 ("Seruius auctus")/ (Schema:)</text:p>
          </table:table-cell>
          <table:table-cell office:value-type="string" calcext:value-type="string">
            <text:p>Sepulveda (Iohannes Genesius Sepulveda)</text:p>
          </table:table-cell>
          <table:table-cell office:value-type="string" calcext:value-type="string">
            <text:p>Epistolarum libri septem: epistulae a Iohanne Genesio Sepulveda conscriptae</text:p>
          </table:table-cell>
          <table:table-cell office:value-type="string" calcext:value-type="string">
            <text:p>lib. 6/epist. 11/§ 1/p. 232/lin. 2 to lib. 6/epist. 11/§ 1/p. 232/lin. 3 (Schema:)</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Sepulveda (Iohannes Genesius Sepulveda)</text:p>
          </table:table-cell>
          <table:table-cell/>
          <table:table-cell office:value-type="float" office:value="434" calcext:value-type="float">
            <text:p>434</text:p>
          </table:table-cell>
          <table:table-cell office:value-type="string" calcext:value-type="string">
            <text:p>434-RSEPUEPIS_</text:p>
          </table:table-cell>
        </table:table-row>
        <table:table-row table:style-name="ro1">
          <table:table-cell office:value-type="string" calcext:value-type="string">
            <text:p>et inertem hic pro otioso posuit, ut in bucolicis libertas quae sera tamen respexit inertem: quae vox ponitur pro ignavo, ut spumantem que dari pecora inter inertia votis optat aprum, et pro eo, qui sine arte sit, ut apud Lucilium in tertio decimo ut perhibetur iners, ars in quo non erit ulla]].</text:p>
          </table:table-cell>
          <table:table-cell office:value-type="string" calcext:value-type="string">
            <text:p>at puer Ascanius mediis in vallibus acri gaudet equo iam que hos cursu iam praeterit illos spumantem que dari pecora inter inertia votis optat aprum aut fulvum descendere monte leonem: Ascanius quoque pro aetate laudatur.</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25/p. 322/lin. 19 ("Seruius auctus")/ to lib. 4/comm. ad vers. 25/p. 322/lin. 1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4/p. 373/lin. 18/lin. 1 to vol. 1/lib. 4/p. 373/lin. 18/lin. 1 (Schema:)</text:p>
          </table:table-cell>
          <table:table-cell office:value-type="float" office:value="42" calcext:value-type="float">
            <text:p>4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nrigat enim qui mittit et cui mittit: alibi at Venus Ascanio placidam per membra quietem inrigat]].</text:p>
          </table:table-cell>
          <table:table-cell office:value-type="string" calcext:value-type="string">
            <text:p>denique hoc ipsum etiam alio loco tetigit poeta, cum de eadem Venere et de Ascanio loqueretur at Venus, inquit, Ascanio placidam per membra quietem inrigat et fotum gremio dea tollit in altos Idaliae lucos: gremium dixit stratum quod paraverat dormituro</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115/p. 328/lin. 19 ("Seruius auctus")/ to lib. 4/comm. ad vers. 115/p. 328/lin. 1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2/lib. 8/p. 174/lin. 30/lin. 1 to vol. 2/lib. 8/p. 174/lin. 30/lin. 1 (Schema:)</text:p>
          </table:table-cell>
          <table:table-cell office:value-type="float" office:value="39" calcext:value-type="float">
            <text:p>39</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nrigat enim qui mittit et cui mittit: alibi at Venus Ascanio placidam per membra quietem inrigat]].</text:p>
          </table:table-cell>
          <table:table-cell office:value-type="string" calcext:value-type="string">
            <text:p>at Venus Ascanio placidam per membra quietem inrigat et fotum gremio dea tollit in altos Idaliae lucos, ubi mollis amaracus illum floribus et dulci adspirans conplectitur umbra: tractatur natura hominis et aetatis</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115/p. 328/lin. 19 ("Seruius auctus")/ to lib. 4/comm. ad vers. 115/p. 328/lin. 19 ("Seruius auctus")/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36/lin. 9/lin. 4 to vol. 1/lib. 1/p. 136/lin. 9/lin. 4 (Schema:)</text:p>
          </table:table-cell>
          <table:table-cell office:value-type="float" office:value="33" calcext:value-type="float">
            <text:p>33</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legimus enim partibus aequabat iustis aut sorte trahebat.</text:p>
          </table:table-cell>
          <table:table-cell office:value-type="string" calcext:value-type="string">
            <text:p>ecce cum a publicis consultis etiam ad operum laborem veniebatur, ostendebat aequitatem suam et in consulendo prudentiam: operum, inquit, laborem partibus aequabat iustis aut sorte trahebat.</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165/p. 333/lin. 5/ to lib. 4/comm. ad vers. 165/p. 333/lin. 5/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01/lin. 10/lin. 4 to vol. 1/lib. 1/p. 101/lin. 10/lin. 4 (Schema:)</text:p>
          </table:table-cell>
          <table:table-cell office:value-type="float" office:value="44" calcext:value-type="float">
            <text:p>44</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row table:style-name="ro1">
          <table:table-cell office:value-type="string" calcext:value-type="string">
            <text:p>INVISVM FATIS GENVISTI si natus ex diis, invisus est fatis: sic in primo Aeneidis nos, tua progenies, caeli quibus adnuis arcem, item quis te, nate dea, per tanta pericula casus insequitur? VITAE MORTALIS HONOREM bene arare, bene pascere, apes etiam habere: nam in ingenti honore fuit rusticitas: alibi non ullus aratro dignus honos.</text:p>
          </table:table-cell>
          <table:table-cell office:value-type="string" calcext:value-type="string">
            <text:p>sic tamen etiam ipsa respondit: quis te, nate dea, per tanta pericula casus insequitur? quae vis inmanibus adplicat oris? dicendo in prima parte sermonis sui nate dea ostendit aliquam se generis eius habere notitiam et, hoc licet apud Aenean posset esse mirabile, addidit indigne illum pati ut ex dea genitus delatus sit per naufragia ad regiones saevas.</text:p>
          </table:table-cell>
          <table:table-cell office:value-type="string" calcext:value-type="string">
            <text:p>Seruius grammaticus (Maurus Seruius Honoratus) ['Seruius auctus']</text:p>
          </table:table-cell>
          <table:table-cell office:value-type="string" calcext:value-type="string">
            <text:p>Commentarius in Uergilii Georgicon libros ['Seruius auctus'] (LLA 612 - TLL SERV. georg. SERV. auct. georg.)</text:p>
          </table:table-cell>
          <table:table-cell office:value-type="string" calcext:value-type="string">
            <text:p>lib. 4/comm. ad vers. 324/p. 345/lin. 7/ to lib. 4/comm. ad vers. 326/p. 345/lin. 11/ (Schema:)</text:p>
          </table:table-cell>
          <table:table-cell office:value-type="string" calcext:value-type="string">
            <text:p>Donatus (Tiberius Claudius Donatus)</text:p>
          </table:table-cell>
          <table:table-cell office:value-type="string" calcext:value-type="string">
            <text:p>Interpretationes Virgilianae (LLA 614 - TLL CLAVD. DON.)</text:p>
          </table:table-cell>
          <table:table-cell office:value-type="string" calcext:value-type="string">
            <text:p>vol. 1/lib. 1/p. 121/lin. 10/lin. 4 to vol. 1/lib. 1/p. 121/lin. 12/lin. 4 (Schema:)</text:p>
          </table:table-cell>
          <table:table-cell office:value-type="float" office:value="32" calcext:value-type="float">
            <text:p>32</text:p>
          </table:table-cell>
          <table:table-cell office:value-type="string" calcext:value-type="string">
            <text:p>349.5</text:p>
          </table:table-cell>
          <table:table-cell office:value-type="string" calcext:value-type="string">
            <text:p>Donatus (Tiberius Claudius Donatus)</text:p>
          </table:table-cell>
          <table:table-cell/>
          <table:table-cell office:value-type="float" office:value="407" calcext:value-type="float">
            <text:p>407</text:p>
          </table:table-cell>
          <table:table-cell office:value-type="string" calcext:value-type="string">
            <text:p>407-PTIDOVERG_</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document-statistic meta:table-count="1" meta:cell-count="11376" meta:object-count="0"/>
    <meta:generator>LibreOffice/6.4.7.2$Linux_X86_64 LibreOffice_project/40$Build-2</meta:generator>
  </office:meta>
</office:document-meta>
</file>